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and Lyman direction Russian army shelled Kamyanka, Krasne Pershe, Fyholivka, Novo...</text:span>
</text:h>
      <text:p text:style-name="P4">
Authors: liveuamap (Language: en)</text:p>
      <text:p text:style-name="P4">
Time: 2023-03-29T-57:33:00</text:p>
      <text:p text:style-name="P4">
Location: Bakhmut (Latitude:48.80912 Longtitude:38.24633)</text:p>
      <text:p text:style-name="P4">
Videos: []</text:p>
      <text:p text:style-name="P4">
Images: []</text:p>
      <text:p text:style-name="P4">
Tags: ["Russia"]</text:p>
      <text:p text:style-name="P4">
ID: 22551753</text:p>
      <!--METADATA-->
      <text:p text:style-name="P4">
At Kupiansk and Lyman direction Russian army shelled Kamyanka, Krasne Pershe,Fyholivka, Novomlynsk, Kutkivka, Dvorichna, Zapadne, Vilshana, Kyslivka andBerestove of Kharkiv region; Novoselivske, Nevske, Kuzmyne, Dibrova andBilohorivka of Luhansk region, also Spirne of Donetsk region, - General Staffof Armed Forces of Ukraine says in the morning report</text:p>
      <text:p text:style-name="P4">
News Collection Link: <text:a xlink:type="simple" xlink:href="https://liveuamap.com/en/2023/29-march-at-kupiansk-and-lyman-direction-russian-army-shelled" text:style-name="Internet_20_link" text:visited-style-name="Visited_20_Internet_20_Link">
https://liveuamap.com/en/2023/29-march-at-kupiansk-and-lyman-direction-russian-army-shelled</text:a>
</text:p>
      <text:p text:style-name="P4">
Source: <text:a xlink:type="simple" xlink:href="https://t.me/lumsrc/4362" text:style-name="Internet_20_link" text:visited-style-name="Visited_20_Internet_20_Link">
https://t.me/lumsrc/4362</text:a>
</text:p>
      <!--NEWS-->
      <text:h text:style-name="P10" text:outline-level="1">
<text:span text:style-name="T4">
At Bakhmut direction Russian army shelled Vasukivka, Minkivka, Orikhovo-Vasylivka, Novomarkov...</text:span>
</text:h>
      <text:p text:style-name="P4">
Authors: liveuamap (Language: en)</text:p>
      <text:p text:style-name="P4">
Time: 2023-03-29T-59:33:00</text:p>
      <text:p text:style-name="P4">
Location: Donetsk Oblast (Latitude:48.39445 Longtitude:37.95828)</text:p>
      <text:p text:style-name="P4">
Videos: []</text:p>
      <text:p text:style-name="P4">
Images: []</text:p>
      <text:p text:style-name="P4">
Tags: ["Russia"]</text:p>
      <text:p text:style-name="P4">
ID: 22551752</text:p>
      <!--METADATA-->
      <text:p text:style-name="P4">
At Bakhmut direction Russian army shelled Vasukivka, Minkivka, Orikhovo-Vasylivka, Novomarkove, Khromove, Bakhmut, Ivanivske, Chasiv Yar, Kurdumivka,Ozaryanivka, Druzhba, Shumy and Mayorsk, - General Staff of Armed Forces ofUkraine says in the morning report</text:p>
      <text:p text:style-name="P4">
News Collection Link: <text:a xlink:type="simple" xlink:href="https://liveuamap.com/en/2023/29-march-at-bakhmut-direction-russian-army-shelled-vasukivka" text:style-name="Internet_20_link" text:visited-style-name="Visited_20_Internet_20_Link">
https://liveuamap.com/en/2023/29-march-at-bakhmut-direction-russian-army-shelled-vasukivka</text:a>
</text:p>
      <text:p text:style-name="P4">
Source: <text:a xlink:type="simple" xlink:href="https://t.me/lumsrc/4363" text:style-name="Internet_20_link" text:visited-style-name="Visited_20_Internet_20_Link">
https://t.me/lumsrc/4363</text:a>
</text:p>
      <!--NEWS-->
      <text:h text:style-name="P10" text:outline-level="1">
<text:span text:style-name="T4">
At Avdiyivka and Maryinka directions Russian army shelled Novokalynove, Krasnohorivka, Hostre...</text:span>
</text:h>
      <text:p text:style-name="P4">
Authors: liveuamap (Language: en)</text:p>
      <text:p text:style-name="P4">
Time: 2023-03-29T-61:33:00</text:p>
      <text:p text:style-name="P4">
Location: Donetsk (Latitude:47.85481 Longtitude:37.49323)</text:p>
      <text:p text:style-name="P4">
Videos: []</text:p>
      <text:p text:style-name="P4">
Images: []</text:p>
      <text:p text:style-name="P4">
Tags: ["Russia"]</text:p>
      <text:p text:style-name="P4">
ID: 22551751</text:p>
      <!--METADATA-->
      <text:p text:style-name="P4">
At Avdiyivka and Maryinka directions Russian army shelled Novokalynove,Krasnohorivka, Hostre, Heorhiyivka, Stepove, Lastochkyne, Avdiyivka, Tonenke,Pervomayske, Maryinka, Pobyeda, Paraskoviyivka and Novomykhaylivka of Donetskregion, - General Staff of Armed Forces of Ukraine says in the morning report</text:p>
      <text:p text:style-name="P4">
News Collection Link: <text:a xlink:type="simple" xlink:href="https://liveuamap.com/en/2023/29-march-at-avdiyivka-and-maryinka-directions-russian-army" text:style-name="Internet_20_link" text:visited-style-name="Visited_20_Internet_20_Link">
https://liveuamap.com/en/2023/29-march-at-avdiyivka-and-maryinka-directions-russian-army</text:a>
</text:p>
      <text:p text:style-name="P4">
Source: <text:a xlink:type="simple" xlink:href="https://t.me/lumsrc/4364" text:style-name="Internet_20_link" text:visited-style-name="Visited_20_Internet_20_Link">
https://t.me/lumsrc/4364</text:a>
</text:p>
      <!--NEWS-->
      <text:h text:style-name="P10" text:outline-level="1">
<text:span text:style-name="T4">
At Shaktarske direction Russian army shelled Vuhledar, Zolota Nyva, Velyka Novosilka and Vrem...</text:span>
</text:h>
      <text:p text:style-name="P4">
Authors: liveuamap (Language: en)</text:p>
      <text:p text:style-name="P4">
Time: 2023-03-29T-63:33:00</text:p>
      <text:p text:style-name="P4">
Location: Velyka Novosilka (Latitude:47.83275 Longtitude:36.81965)</text:p>
      <text:p text:style-name="P4">
Videos: []</text:p>
      <text:p text:style-name="P4">
Images: []</text:p>
      <text:p text:style-name="P4">
Tags: ["Russia"]</text:p>
      <text:p text:style-name="P4">
ID: 22551750</text:p>
      <!--METADATA-->
      <text:p text:style-name="P4">
At Shaktarske direction Russian army shelled Vuhledar, Zolota Nyva, VelykaNovosilka and Vremivka of Donetsk region, - General Staff of Armed Forces ofUkraine says in the morning report</text:p>
      <text:p text:style-name="P4">
News Collection Link: <text:a xlink:type="simple" xlink:href="https://liveuamap.com/en/2023/29-march-at-shaktarske-direction-russian-army-shelled-vuhledar" text:style-name="Internet_20_link" text:visited-style-name="Visited_20_Internet_20_Link">
https://liveuamap.com/en/2023/29-march-at-shaktarske-direction-russian-army-shelled-vuhledar</text:a>
</text:p>
      <text:p text:style-name="P4">
Source: <text:a xlink:type="simple" xlink:href="https://t.me/lumsrc/4365" text:style-name="Internet_20_link" text:visited-style-name="Visited_20_Internet_20_Link">
https://t.me/lumsrc/4365</text:a>
</text:p>
      <!--NEWS-->
      <text:h text:style-name="P10" text:outline-level="1">
<text:span text:style-name="T4">
At Zaporizhzhia and Kherson directions Russian army shelled Novosilka, Novopil of Donetsk reg...</text:span>
</text:h>
      <text:p text:style-name="P4">
Authors: liveuamap (Language: en)</text:p>
      <text:p text:style-name="P4">
Time: 2023-03-29T-65:33:00</text:p>
      <text:p text:style-name="P4">
Location: Kherson (Latitude:46.64065 Longtitude:32.62326)</text:p>
      <text:p text:style-name="P4">
Videos: []</text:p>
      <text:p text:style-name="P4">
Images: []</text:p>
      <text:p text:style-name="P4">
Tags: ["Russia"]</text:p>
      <text:p text:style-name="P4">
ID: 22551744</text:p>
      <!--METADATA-->
      <text:p text:style-name="P4">
At Zaporizhzhia and Kherson directions Russian army shelled Novosilka, Novopilof Donetsk region; Huliaipole, Bilohirya, Mala Tokmachka, Novodanylivka andNovoandriyivka of Zaporizhzhia region, Antonivka and Kherson city, - GeneralStaff of Armed Forces of Ukraine says in the morning report</text:p>
      <text:p text:style-name="P4">
News Collection Link: <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Source: <text:a xlink:type="simple" xlink:href="https://t.me/lumsrc/4366" text:style-name="Internet_20_link" text:visited-style-name="Visited_20_Internet_20_Link">
https://t.me/lumsrc/4366</text:a>
</text:p>
      <!--NEWS-->
      <text:h text:style-name="P10" text:outline-level="1">
<text:span text:style-name="T4">
Zaporizka Oblast(22:01). Red Alert: aerial threat. Sirens sounding. Take cover now!</text:span>
</text:h>
      <text:p text:style-name="P4">
Authors: liveuamap (Language: en)</text:p>
      <text:p text:style-name="P4">
Time: 2023-03-29T16:02:00</text:p>
      <text:p text:style-name="P4">
Location: Zaporizka Oblast (Latitude:47.612021 Longtitude:35.765261)</text:p>
      <text:p text:style-name="P4">
Videos: []</text:p>
      <text:p text:style-name="P4">
Images: []</text:p>
      <text:p text:style-name="P4">
Tags: ["Europe", "Central and Eastern Europe"]</text:p>
      <text:p text:style-name="P4">
ID: 22551889</text:p>
      <!--METADATA-->
      <text:p text:style-name="P4">
Zaporizka Oblast(22:01). Red Alert: aerial threat. Sirens sounding. Take covernow!</text:p>
      <text:p text:style-name="P4">
News Collection Link: <text:a xlink:type="simple" xlink:href="https://liveuamap.com/en/2023/29-march-zaporizka-oblast2201-red-alert-aeriag" text:style-name="Internet_20_link" text:visited-style-name="Visited_20_Internet_20_Link">
https://liveuamap.com/en/2023/29-march-zaporizka-oblast2201-red-alert-aeriag</text:a>
</text:p>
      <text:p text:style-name="P4">
Source: <text:a xlink:type="simple" xlink:href="https://t.me/suspilnezaporizhzhya/11708" text:style-name="Internet_20_link" text:visited-style-name="Visited_20_Internet_20_Link">
https://t.me/suspilnezaporizhzhya/11708</text:a>
</text:p>
      <!--NEWS-->
      <text:h text:style-name="P10" text:outline-level="1">
<text:span text:style-name="T4">
Donetsk Oblast(00:36). Red Alert: aerial threat. Sirens sounding. Take cover now!</text:span>
</text:h>
      <text:p text:style-name="P4">
Authors: liveuamap (Language: en)</text:p>
      <text:p text:style-name="P4">
Time: 2023-03-29T18:39:00</text:p>
      <text:p text:style-name="P4">
Location: Donetsk Oblast (Latitude:48.72744 Longtitude:37.5781)</text:p>
      <text:p text:style-name="P4">
Videos: []</text:p>
      <text:p text:style-name="P4">
Images: []</text:p>
      <text:p text:style-name="P4">
Tags: ["Europe", "Central and Eastern Europe"]</text:p>
      <text:p text:style-name="P4">
ID: 22551910</text:p>
      <!--METADATA-->
      <text:p text:style-name="P4">
Donetsk Oblast(00:36). Red Alert: aerial threat. Sirens sounding. Take covernow!</text:p>
      <text:p text:style-name="P4">
News Collection Link: <text:a xlink:type="simple" xlink:href="https://liveuamap.com/en/2023/29-march-donetsk-oblast0036-red-alert-aerial-g" text:style-name="Internet_20_link" text:visited-style-name="Visited_20_Internet_20_Link">
https://liveuamap.com/en/2023/29-march-donetsk-oblast0036-red-alert-aerial-g</text:a>
</text:p>
      <text:p text:style-name="P4">
Source: <text:a xlink:type="simple" xlink:href="https://t.me/air_alert_ua/42228" text:style-name="Internet_20_link" text:visited-style-name="Visited_20_Internet_20_Link">
https://t.me/air_alert_ua/42228</text:a>
</text:p>
      <!--NEWS-->
      <text:h text:style-name="P10" text:outline-level="1">
<text:span text:style-name="T4">
Kherson, Khersonska Oblast(04:42). Red Alert: aerial threat. Sirens sounding. Take cover now!</text:span>
</text:h>
      <text:p text:style-name="P4">
Authors: liveuamap (Language: en)</text:p>
      <text:p text:style-name="P4">
Time: 2023-03-29T22:43:00</text:p>
      <text:p text:style-name="P4">
Location: Kherson (Latitude:46.65638 Longtitude:32.61735)</text:p>
      <text:p text:style-name="P4">
Videos: []</text:p>
      <text:p text:style-name="P4">
Images: []</text:p>
      <text:p text:style-name="P4">
Tags: ["Europe", "Central and Eastern Europe"]</text:p>
      <text:p text:style-name="P4">
ID: 22551934</text:p>
      <!--METADATA-->
      <text:p text:style-name="P4">
Kherson, Khersonska Oblast(04:42). Red Alert: aerial threat. Sirens sounding.Take cover now!</text:p>
      <text:p text:style-name="P4">
News Collection Link: <text:a xlink:type="simple" xlink:href="https://liveuamap.com/en/2023/30-march-kherson-khersonska-oblast0442-red-alg" text:style-name="Internet_20_link" text:visited-style-name="Visited_20_Internet_20_Link">
https://liveuamap.com/en/2023/30-march-kherson-khersonska-oblast0442-red-alg</text:a>
</text:p>
      <text:p text:style-name="P4">
Source: <text:a xlink:type="simple" xlink:href="https://t.me/air_alert_ua/42230" text:style-name="Internet_20_link" text:visited-style-name="Visited_20_Internet_20_Link">
https://t.me/air_alert_ua/42230</text:a>
</text:p>
      <!--NEWS-->
      <text:h text:style-name="P10" text:outline-level="1">
<text:span text:style-name="T4">
Mykolaiv, Mykolayivska Oblast(04:58). Red Alert: aerial threat. Sirens sounding. Take cover now!</text:span>
</text:h>
      <text:p text:style-name="P4">
Authors: liveuamap (Language: en)</text:p>
      <text:p text:style-name="P4">
Time: 2023-03-29T23:02:00</text:p>
      <text:p text:style-name="P4">
Location: Mykolaiv (Latitude:46.94866 Longtitude:32.00639)</text:p>
      <text:p text:style-name="P4">
Videos: []</text:p>
      <text:p text:style-name="P4">
Images: []</text:p>
      <text:p text:style-name="P4">
Tags: ["Europe", "Central and Eastern Europe"]</text:p>
      <text:p text:style-name="P4">
ID: 22551939</text:p>
      <!--METADATA-->
      <text:p text:style-name="P4">
Mykolaiv, Mykolayivska Oblast(04:58). Red Alert: aerial threat. Sirenssounding. Take cover now!</text:p>
      <text:p text:style-name="P4">
News Collection Link: <text:a xlink:type="simple" xlink:href="https://liveuamap.com/en/2023/30-march-mykolaiv-mykolayivska-oblast0458-redg" text:style-name="Internet_20_link" text:visited-style-name="Visited_20_Internet_20_Link">
https://liveuamap.com/en/2023/30-march-mykolaiv-mykolayivska-oblast0458-redg</text:a>
</text:p>
      <text:p text:style-name="P4">
Source: <text:a xlink:type="simple" xlink:href="https://t.me/air_alert_ua/42231" text:style-name="Internet_20_link" text:visited-style-name="Visited_20_Internet_20_Link">
https://t.me/air_alert_ua/42231</text:a>
</text:p>
      <!--NEWS-->
      <text:h text:style-name="P10" text:outline-level="1">
<text:span text:style-name="T4">
У Європарламенті показали українську документальну стрічку «Своє»</text:span>
</text:h>
      <text:p text:style-name="P4">
Author: ['АРМІЯINFORM']</text:p>
      <text:p text:style-name="P4">
Time: 2023-03-29T28:00:00-04:00</text:p>
      <text:p text:style-name="P4">
Description: У приміщенні Європейського парламенту у Брюсселі відбувся показ документальної стріч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Tags: ['ЄВРОПАРЛАМЕНТ', 'КОРОЛІВСТВО БЕЛЬГІЯ', 'ФІЛЬМ СВОЄ']</text:p>
      <text:p text:style-name="P4">
Category: News</text:p>
      <!--METADATA-->
      <text:p text:style-name="P4">
<draw:frame draw:style-name="fr1" draw:name="Image2" text:anchor-type="as-char" svg:width="6.9236in" svg:height="3.956343in" draw:z-index="0">
<draw:image xlink:href="../Images/AРМІЯINFORM/2023-03-29T28-00-00-04-00/630_360_1680013331-573.jpg" xlink:type="simple" xlink:show="embed" xlink:actuate="onLoad" draw:mime-type="image/jpeg"/>
</draw:frame>
</text:p>
      <text:p text:style-name="P4">
У приміщенні Європейського парламенту у Брюсселі відбувся показ документальноїстрічки «Своє» українського режисера Мирослава Луцика про повномасштабнуросійську війну проти України.</text:p>
      <text:p text:style-name="P4">
Про це у Фейсбуці повідомило Посольство України в Королівстві Бельгія.</text:p>
      <text:p text:style-name="P4">
«Кінофільм не тільки розповідає про злочини росії в Україні та показуєнаслідки російської агресії в містах Київської області, але й розкриваєнезламність та стійкість українського народу», — йдеться в повідомленні.</text:p>
      <text:p text:style-name="P4">
<text:a xlink:type="simple" xlink:href="https://armyinform.com.ua/wp-content/uploads/2023/03/1680013349-551.jpg" text:style-name="Internet_20_link" text:visited-style-name="Visited_20_Internet_20_Link">
<draw:frame draw:style-name="fr1" draw:name="Image3" text:anchor-type="as-char" svg:width="6.9236in" svg:height="6.9236in" draw:z-index="0">
<draw:image xlink:href="../Images/AРМІЯINFORM/2023-03-29T28-00-00-04-00/1680013349-551-150x150.jpg" xlink:type="simple" xlink:show="embed" xlink:actuate="onLoad" draw:mime-type="image/jpeg"/>
</draw:frame>
</text:a>
</text:p>
      <text:p text:style-name="P4">
<text:a xlink:type="simple" xlink:href="https://armyinform.com.ua/wp-content/uploads/2023/03/1680013348-610.jpg" text:style-name="Internet_20_link" text:visited-style-name="Visited_20_Internet_20_Link">
<draw:frame draw:style-name="fr1" draw:name="Image4" text:anchor-type="as-char" svg:width="6.9236in" svg:height="6.9236in" draw:z-index="0">
<draw:image xlink:href="../Images/AРМІЯINFORM/2023-03-29T28-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5" text:anchor-type="as-char" svg:width="6.9236in" svg:height="6.9236in" draw:z-index="0">
<draw:image xlink:href="../Images/AРМІЯINFORM/2023-03-29T28-00-00-04-00/1680013349-463-150x150.jpg" xlink:type="simple" xlink:show="embed" xlink:actuate="onLoad" draw:mime-type="image/jpeg"/>
</draw:frame>
</text:a>
</text:p>
      <text:p text:style-name="P4">
Також зазначається, що після перегляду кінострічки гості заходу малиможливість ознайомитися з фотовиставкою Олександра Барона «Різна Україна», якабула зроблена в січні 2023 року. Фотороботи митця демонструють жахіття табіль, які принесла українському народові російська війна.</text:p>
      <text:p text:style-name="P4">
«Висловлюємо щиру вдячність за проведення заходу Посольству Болгарії вБельгії, українському режисеру <text:a xlink:type="simple" xlink:href="https://www.facebook.com/skytanya" text:style-name="Internet_20_link" text:visited-style-name="Visited_20_Internet_20_Link">
TetianaStaneva</text:a>
,всьому колективу <text:a xlink:type="simple" xlink:href="https://www.facebook.com/okofilmfest/" text:style-name="Internet_20_link" text:visited-style-name="Visited_20_Internet_20_Link">
ОКО — International Ethnographic FilmFestival</text:a>
,євродепутату Радану Канєву, а також Сільвії Атіповій та Івайлу Тошеву», —йдеться в повідомленні.</text:p>
      <text:p text:style-name="P4">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За відмову підписати контракт військових рф відправлятимуть на війну в Україну — перехоплення ГУР</text:span>
</text:h>
      <text:p text:style-name="P4">
Author: ['АРМІЯINFORM']</text:p>
      <text:p text:style-name="P4">
Time: 2023-03-29T29:00:00-04:00</text:p>
      <text:p text:style-name="P4">
Description: Двоє цивільних громадян рф (ймовірно з Бєлгорода) обговорюють спільного знайом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УР', 'ГУР МО УКРАЇНИ', 'ГУР ПЕРЕХОПЛЕННЯ']</text:p>
      <text:p text:style-name="P4">
Category: News</text:p>
      <!--METADATA-->
      <text:p text:style-name="P4">
<draw:frame draw:style-name="fr1" draw:name="Image6" text:anchor-type="as-char" svg:width="6.9236in" svg:height="3.894525in" draw:z-index="0">
<draw:image xlink:href="../Images/AРМІЯINFORM/2023-03-29T29-00-00-04-00/337531944_232614265847457_8544501692430122370_n.jpg" xlink:type="simple" xlink:show="embed" xlink:actuate="onLoad" draw:mime-type="image/jpeg"/>
</draw:frame>
</text:p>
      <text:p text:style-name="P4">
Двоє цивільних громадян рф (ймовірно з Бєлгорода) обговорюють спільногознайомого, якому довелося повторно підписати контракт через тиск зі стороникомандування військової частини, яке погрожувало обов’язковою мобілізацією уразі його відмови, з подальшим залученням до ведення збройної агресії протиУкраїни.</text:p>
      <text:p text:style-name="P4">
За кожен воєнний злочин, здійснений проти України, буде справедлива відплата.</text:p>
      <text:p text:style-name="P4">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Українські захисники показали, як вдосконалюють навички володіння стрілецькою зброєю</text:span>
</text:h>
      <text:p text:style-name="P4">
Author: ['АРМІЯINFORM']</text:p>
      <text:p text:style-name="P4">
Time: 2023-03-29T30:00:00-04:00</text:p>
      <text:p text:style-name="P4">
Description: Відео оприлюднило Командування Сухопутних військ ЗС України на своїй сторінці у Фейсбу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Tags: ['БОЙОВА ПІДГОТОВКА', 'КОМАНДУВАННЯ СУХОПУТНИХ ВІЙСЬК ЗСУ']</text:p>
      <text:p text:style-name="P4">
Category: News</text:p>
      <!--METADATA-->
      <text:p text:style-name="P4">
<draw:frame draw:style-name="fr1" draw:name="Image7" text:anchor-type="as-char" svg:width="6.9236in" svg:height="4.615733in" draw:z-index="0">
<draw:image xlink:href="../Images/AРМІЯINFORM/2023-03-29T30-00-00-04-00/337276432_551921413677621_5205544850314937982_n.jpg" xlink:type="simple" xlink:show="embed" xlink:actuate="onLoad" draw:mime-type="image/jpeg"/>
</draw:frame>
Ілюстративне фото</text:p>
      <text:p text:style-name="P4">
Відео<text:a xlink:type="simple" xlink:href="https://www.facebook.com/UALandForces/posts/pfbid0V42ap6JRSrPhrd4txMc1TMHRMgPCiAzEUv7tv3okasnmfEPmCHPH7if4ofZwEAYml" text:style-name="Internet_20_link" text:visited-style-name="Visited_20_Internet_20_Link">
оприлюднило</text:a>
Командування Сухопутних військ ЗС України на своїй сторінці у Фейсбуку.</text:p>
      <text:p text:style-name="P4">
«Стрілецька підготовка — базовий елемент навчання військовослужбовців», —йдеться в повідомленні.</text:p>
      <text:p text:style-name="P4">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Сили оборони України знищили схованку «вагнерівців» у Бахмуті</text:span>
</text:h>
      <text:p text:style-name="P4">
Author: ['АРМІЯINFORM']</text:p>
      <text:p text:style-name="P4">
Time: 2023-03-29T31:00:00-04:00</text:p>
      <text:p text:style-name="P4">
Description: Прикордонники Луганського загону пострілами з ручних гранатометів знищили будівлю, з я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text:p>
      <text:p text:style-name="P4">
Category: News</text:p>
      <!--METADATA-->
      <text:p text:style-name="P4">
Прикордонники Луганського загону пострілами з ручних гранатометів знищилибудівлю, з якої ворог вів прицільний вогонь, в одному з кварталів Бахмута,<text:a xlink:type="simple" xlink:href="https://www.facebook.com/watch/" text:style-name="Internet_20_link" text:visited-style-name="Visited_20_Internet_20_Link">
інформує</text:a>
 Центрстратегічних комунікацій та інформаційної безпеки.</text:p>
      <text:p text:style-name="P4">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Укрзалізниця запускає додаткові потяги до Великодня</text:span>
</text:h>
      <text:p text:style-name="P4">
Author: ['АРМІЯINFORM']</text:p>
      <text:p text:style-name="P4">
Time: 2023-03-29T32:00:00-04:00</text:p>
      <text:p text:style-name="P4">
Description: АТ «Укрзалізниця» запроваджує курсування із Києва низки додаткових поїздів до Великод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ukrzaliznyczya.jpg" text:style-name="Internet_20_link" text:visited-style-name="Visited_20_Internet_20_Link">
ukrzaliznyczya.jpg</text:a>
']</text:p>
      <text:p text:style-name="P4">
Tags: ['ПОЇЗДИ ДО ВЕЛИКОДНЯ', 'УКРЗАЛІЗНИЦЯ']</text:p>
      <text:p text:style-name="P4">
Category: News</text:p>
      <!--METADATA-->
      <text:p text:style-name="P4">
<draw:frame draw:style-name="fr1" draw:name="Image8" text:anchor-type="as-char" svg:width="6.9236in" svg:height="3.896998in" draw:z-index="0">
<draw:image xlink:href="../Images/AРМІЯINFORM/2023-03-29T32-00-00-04-00/ukrzaliznyczya.jpg" xlink:type="simple" xlink:show="embed" xlink:actuate="onLoad" draw:mime-type="image/jpeg"/>
</draw:frame>
</text:p>
      <text:p text:style-name="P4">
АТ «Укрзалізниця» запроваджує курсування із Києва низки додаткових поїздів доВеликодня. Про це <text:a xlink:type="simple" xlink:href="https://t.me/UkrzalInfo/4254" text:style-name="Internet_20_link" text:visited-style-name="Visited_20_Internet_20_Link">
повідомляє</text:a>
 пресслужба УЗ уТелеграмі.</text:p>
      <text:p text:style-name="P4">
«Плануємо додаткові поїзди до Великодня. Для зручних подорожей наших пасажирівзапроваджуємо курсування низки додаткових поїздів на вихідні з Києва», —йдеться в повідомленні.</text:p>
      <text:p text:style-name="P4">
Зазначається, що запроваджуються додаткові рейси на вихідні з столиці:</text:p>
      <text:p text:style-name="P4">
до Одеси та зворотно поїзд № 115/116 вирушить 2, 9, 15 та 17 квітня.Відправлення з Києва о 07:19, з Одеси о 10:23;</text:p>
      <text:p text:style-name="P4">
до Львова та зворотно поїзд № 191/192 здійснить рейси 1, 2, 9, 15 та 17квітня. Відправлення з Києва о 07:47, зі Львова об 11:40;</text:p>
      <text:p text:style-name="P4">
до Кривого Рогу та зворотно поїзд № 175/176 вирушить 2, 9 та 15 квітня.Відправлення з Києва о 06:18, з Кривого Рогу о 11:57;</text:p>
      <text:p text:style-name="P4">
до Дніпра та зворотно поїзд № 179/180 здійснить рейси 2, 9 та 15 квітня.Відправлення з Києва о 07:34, з Дніпра об 11:00;</text:p>
      <text:p text:style-name="P4">
до Ковеля та зворотно поїзд № 197/198 вирушить 15 та 17 квітня. Відправлення зКиєва о 06:27, з Ковеля об 11:45;</text:p>
      <text:p text:style-name="P4">
до Харкова та зворотно поїзд № 163/164 здійснить рейс 2 травня. Відправлення зКиєва о 08:01, з Харкова об 11:27.</text:p>
      <text:p text:style-name="P4">
Також поїзд № 167/168 сполучить Львів з Одесою та навпаки 1, 2, 9, 15, 17квітня. Відправлення зі Львова о 08:50, з Одеси о 10:14.</text:p>
      <text:p text:style-name="P4">
Повідомляється, що квитки вже доступні онлайн: у застосунку Укрзалізниці, учат-боті та на сайті, а також у касах вокзалів.</text:p>
      <text:p text:style-name="P4">
Нагадаємо, із 25 березня набрали чинності зміни до Правил перевезенняпасажирів, багажу, вантажобагажу та пошти залізничним транспортом України.Вони дозволяють АТ «Укрзалізниця» повернути пасажиру повну вартість квиткапісля відправлення потяга.</text:p>
      <text:p text:style-name="P4">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Опубліковано мапу таборів, куди окупанти депортують маленьких українців</text:span>
</text:h>
      <text:p text:style-name="P4">
Author: ['АРМІЯINFORM']</text:p>
      <text:p text:style-name="P4">
Time: 2023-03-29T33:00:00-04:00</text:p>
      <text:p text:style-name="P4">
Description: На основі даних з відкритих джерел створено мапу таборів, куди окупанти депорт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okupanty-zalyakuyut-lyudej.jpg" text:style-name="Internet_20_link" text:visited-style-name="Visited_20_Internet_20_Link">
okupanty-zalyakuyut-lyudej.jpg</text:a>
']</text:p>
      <text:p text:style-name="P4">
Tags: []</text:p>
      <text:p text:style-name="P4">
Category: News</text:p>
      <!--METADATA-->
      <text:p text:style-name="P4">
<draw:frame draw:style-name="fr1" draw:name="Image9" text:anchor-type="as-char" svg:width="6.9236in" svg:height="4.615733in" draw:z-index="0">
<draw:image xlink:href="../Images/AРМІЯINFORM/2023-03-29T33-00-00-04-00/okupanty-zalyakuyut-lyudej.jpg" xlink:type="simple" xlink:show="embed" xlink:actuate="onLoad" draw:mime-type="image/jpeg"/>
</draw:frame>
</text:p>
      <text:p text:style-name="P4">
На основі даних з відкритих джерел створено мапу таборів, куди окупантидепортують маленьких українців. Усього на ній — 45 дитячих таборів і 12мілітарних,<text:a xlink:type="simple" xlink:href="https://www.facebook.com/photo/" text:style-name="Internet_20_link" text:visited-style-name="Visited_20_Internet_20_Link">
повідомляє</text:a>
Центр стратегічних комунікацій та інформаційної безпеки.</text:p>
      <text:p text:style-name="P4">
До російських таборів потрапляють:</text:p>
      <ul>
        <li>
сироти (при чому батьків деяких з них вбили самі ж росіяни);  * діти з інтернатів, які мають родичів в Україні, але їх все одно примусово вивозять;  * діти батьків, які не пройшли фільтрацію та перебувають у російських катівнях.</li>
      </ul>
      <text:p text:style-name="P4">
Зафіксовано випадки, коли дітей вивозили до центрів мілітарної підготовки на«перевиховання» — саме так в Чечню потрапили підлітки з Донецької таЛуганської областей.</text:p>
      <text:p text:style-name="P4">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Наші захисники збили ворожі БПЛА «Орлан-10» та ZALA</text:span>
</text:h>
      <text:p text:style-name="P4">
Author: ['АРМІЯINFORM']</text:p>
      <text:p text:style-name="P4">
Time: 2023-03-29T34:00:00-04:00</text:p>
      <text:p text:style-name="P4">
Description: Авіація Сил оборони за минулу добу завдала 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8.jpg" text:style-name="Internet_20_link" text:visited-style-name="Visited_20_Internet_20_Link">
13-8.jpg</text:a>
']</text:p>
      <text:p text:style-name="P4">
Tags: ['STOPRUSSIA', 'ZALA', 'АГРЕСІЯ РФ', 'БПЛА', 'ВІЙНА', 'ВТОРГНЕННЯ РФ', 'ГШ ЗСУ', 'ОРЛАН-10', 'ХРОНІКА ОБОРОНИ']</text:p>
      <text:p text:style-name="P4">
Category: News</text:p>
      <!--METADATA-->
      <text:p text:style-name="P4">
<draw:frame draw:style-name="fr1" draw:name="Image10" text:anchor-type="as-char" svg:width="6.9236in" svg:height="3.894525in" draw:z-index="0">
<draw:image xlink:href="../Images/AРМІЯINFORM/2023-03-29T34-00-00-04-00/13-8.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5 ударів по районах зосередженняособового складу та військової техніки окупантів. Водночас наші захисникизбили ворожі БПЛА «Орлан-10» та ZALA,<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text:p>
      <text:p text:style-name="P4">
Підрозділи ракетних військ і артилерії уразили пункт управління, 6 районівзосередження живої сили, озброєння та військової техніки противника, зенітно-ракетний комплекс, а також склад боєприпасів.</text:p>
      <text:p text:style-name="P4">
Підтримуйте Збройні Сили! Вистоїмо і переможемо! Слава Україні!</text:p>
      <text:p text:style-name="P4">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Приклад Естонії, яка інвестує в безпеку Європи, надихає — Олексій Резніков</text:span>
</text:h>
      <text:p text:style-name="P4">
Author: ['АРМІЯINFORM']</text:p>
      <text:p text:style-name="P4">
Time: 2023-03-29T35:00:00-04:00</text:p>
      <text:p text:style-name="P4">
Description: Про це Міністр оборони України Олексій Резніков написав на своїй сторінці у Твітте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4-1.jpg" text:style-name="Internet_20_link" text:visited-style-name="Visited_20_Internet_20_Link">
reznikov-04-1.jpg</text:a>
']</text:p>
      <text:p text:style-name="P4">
Tags: ['STOPRUSSIA', 'ВІЙСЬКОВА ДОПОМОГА УКРАЇНІ', 'ВТОРГНЕННЯ РФ', 'ЕСТОНІЯ', 'МІНІСТР ОБОРОНИ УКРАЇНИ ОЛЕКСІЙ РЕЗНІКОВ', 'ОЛЕКСІЙ РЕЗНІКОВ', 'УКРАЇНА-ЕСТОНІЯ']</text:p>
      <text:p text:style-name="P4">
Category: News</text:p>
      <!--METADATA-->
      <text:p text:style-name="P4">
<draw:frame draw:style-name="fr1" draw:name="Image11" text:anchor-type="as-char" svg:width="6.9236in" svg:height="4.615733in" draw:z-index="0">
<draw:image xlink:href="../Images/AРМІЯINFORM/2023-03-29T35-00-00-04-00/reznikov-04-1.jpg" xlink:type="simple" xlink:show="embed" xlink:actuate="onLoad" draw:mime-type="image/jpeg"/>
</draw:frame>
Міністр оборони України Олексій Резніков</text:p>
      <text:p text:style-name="P4">
Про це Міністр оборони України Олексій Резніков<text:a xlink:type="simple" xlink:href="https://twitter.com/oleksiireznikov/status/1640799963687837696/photo/1" text:style-name="Internet_20_link" text:visited-style-name="Visited_20_Internet_20_Link">
написав</text:a>
на своїй сторінці у Твіттер.</text:p>
      <text:p text:style-name="P4">
«Приклад Естонії, яка інвестує в безпеку Європи, надихає. Військова допомогаЕстонії Україні вже перевищила 1% ВВП країни.</text:p>
      <text:p text:style-name="P4">
Все, що ми отримуємо від наших естонських друзів, від Джавелінів до гаубиць,допомагає українській армії захищати Україну та всю Європу», — написав ОлексійРезніков.</text:p>
      <text:p text:style-name="Quotations">

<text:p text:style-name="P4">
The Estonian example of investing in Europe's security is inspiring.&gt;
 Estonia's military assistance to Ukraine has already surpassed 1% of the&gt;
 country's GDP.  &gt;
  Everything we receive from our 🇪🇪 friends, from javelins to howitzers,&gt;
 helps the&gt;
 <text:a xlink:type="simple" xlink:href="https://twitter.com/hashtag/UAarmy" text:style-name="Internet_20_link" text:visited-style-name="Visited_20_Internet_20_Link">
#UAarmy</text:a>
&gt;
 defend Ukraine and all of Europe&gt;
 <text:a xlink:type="simple" xlink:href="https://t.co/6Y24MzQyxj" text:style-name="Internet_20_link" text:visited-style-name="Visited_20_Internet_20_Link">
pic.twitter.com/6Y24MzQyxj</text:a>
&gt;
&gt;
 — Oleksii Reznikov (@oleksiireznikov) <text:a xlink:type="simple" xlink:href="https://twitter.com/oleksiireznikov/status/1640799963687837696" text:style-name="Internet_20_link" text:visited-style-name="Visited_20_Internet_20_Link">
March 28,&gt;
 2023</text:a>
</text:p>

</text:p>
      <text:p text:style-name="P4">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Сили оборони України відбили 57 атак противника —  ГШ ЗСУ</text:span>
</text:h>
      <text:p text:style-name="P4">
Author: ['АРМІЯINFORM']</text:p>
      <text:p text:style-name="P4">
Time: 2023-03-29T36:00:00-04:00</text:p>
      <text:p text:style-name="P4">
Description: Cтаном на 06.00 29 березня 2023 року протягом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sau-pion.jpg" text:style-name="Internet_20_link" text:visited-style-name="Visited_20_Internet_20_Link">
artyleriya-sau-pion.jpg</text:a>
']</text:p>
      <text:p text:style-name="P4">
Tags: ['STOPRUSSIA', 'АГРЕСІЯ РФ', 'ВТОРГНЕННЯ РФ', 'ГШ ЗСУ', 'ХРОНІКА ОБОРОНИ']</text:p>
      <text:p text:style-name="P4">
Category: News</text:p>
      <!--METADATA-->
      <text:p text:style-name="P4">
<draw:frame draw:style-name="fr1" draw:name="Image12" text:anchor-type="as-char" svg:width="6.9236in" svg:height="3.894525in" draw:z-index="0">
<draw:image xlink:href="../Images/AРМІЯINFORM/2023-03-29T36-00-00-04-00/artyleriya-sau-pion.jpg" xlink:type="simple" xlink:show="embed" xlink:actuate="onLoad" draw:mime-type="image/jpeg"/>
</draw:frame>
 Ілюстративне фото <text:span text:style-name="T4">
🔥 Ситуація щодо російського вторгнення</text:span>
</text:p>
      <text:p text:style-name="P4">
Cтаном на 06.00 29 березня 2023 року протягом минулої доби противник завдав 18авіаційних та 3 ракетних ударів, здійснив 50 обстрілів із реактивних системзалпового вогню по позиціях наших військ та цивільній інфраструктурі населенихпунктів,<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Ймовірність завдавання ракетних та авіаційнихударів по всій території України залишається високою, адже ворог і надаліігнорує закони.</text:p>
      <text:p text:style-name="P4">
28 березня, внаслідок ракетного удару по інфраструктурі міста БогодухівХарківської області, постраждали цивільні люди, пошкоджені приватні будинки.</text:p>
      <text:p text:style-name="P4">
Противник зосереджує основні зусилля на веденні наступальних дій наЛиманському, Бахмутському, Авдіївському та Мар’їнському напрямках. В епіцентрібойових дій залишаються Білогорівка, Бахмут, Авдіївка, Мар’їнка та їх околиці.Завдяки професійним і злагодженим діям, протягом минулої доби підрозділами Силоборони України було відбито 57 атак противника на зазначених напрямках.</text:p>
      <text:p text:style-name="P4">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Ворог продовжує зберігати військову присутність у прикордонних районах Курської та Бєлгородської областей</text:span>
</text:h>
      <text:p text:style-name="P4">
Author: ['АРМІЯINFORM']</text:p>
      <text:p text:style-name="P4">
Time: 2023-03-29T37:00:00-04:00</text:p>
      <text:p text:style-name="P4">
Description: На території республіки білорусь тривають заходи бойової підготовки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23f40c95f0a4.jpeg" text:style-name="Internet_20_link" text:visited-style-name="Visited_20_Internet_20_Link">
623f40c95f0a4.jpeg</text:a>
']</text:p>
      <text:p text:style-name="P4">
Tags: ['STOPRUSSIA', 'АГРЕСІЯ РФ', 'ВТОРГНЕННЯ РФ', 'ГШ ЗСУ']</text:p>
      <text:p text:style-name="P4">
Category: News</text:p>
      <!--METADATA-->
      <text:p text:style-name="P4">
<draw:frame draw:style-name="fr1" draw:name="Image13" text:anchor-type="as-char" svg:width="6.9236in" svg:height="4.32725in" draw:z-index="0">
<draw:image xlink:href="../Images/AРМІЯINFORM/2023-03-29T37-00-00-04-00/623f40c95f0a4.jpeg" xlink:type="simple" xlink:show="embed" xlink:actuate="onLoad" draw:mime-type="image/jpeg"/>
</draw:frame>
Ілюстративне фото <text:span text:style-name="T4">
🔥 Ситуація щодо російського вторгнення</text:span>
</text:p>
      <text:p text:style-name="P4">
На території республіки білорусь тривають заходи бойової підготовкипідрозділів територіальних військ збройних сил російської федерації,<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Противник продовжує зберігати військовуприсутність у прикордонних районах Курської та Бєлгородської областей.Протягом минулої доби ворог здійснив обстріли в районах трьох населенихпунктів Сумської області, а також районів 12 населених пунктів на Харківщині.</text:p>
      <text:p text:style-name="P4">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Спостерігається тенденція, коли російські загарбники відмовляються виконувати накази командирів</text:span>
</text:h>
      <text:p text:style-name="P4">
Author: ['АРМІЯINFORM']</text:p>
      <text:p text:style-name="P4">
Time: 2023-03-29T38:00:00-04:00</text:p>
      <text:p text:style-name="P4">
Description: Останнім часом спостерігається тенденція, коли російські загарбники відмовля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okupanty-rf.jpg" text:style-name="Internet_20_link" text:visited-style-name="Visited_20_Internet_20_Link">
okupanty-rf.jpg</text:a>
']</text:p>
      <text:p text:style-name="P4">
Tags: ['STOPRUSSIA', 'АГРЕСІЯ РФ', 'ВТОРГНЕННЯ РФ', 'ГШ ЗСУ']</text:p>
      <text:p text:style-name="P4">
Category: News</text:p>
      <!--METADATA-->
      <text:p text:style-name="P4">
<draw:frame draw:style-name="fr1" draw:name="Image14" text:anchor-type="as-char" svg:width="6.9236in" svg:height="3.226836in" draw:z-index="0">
<draw:image xlink:href="../Images/AРМІЯINFORM/2023-03-29T38-00-00-04-00/okupanty-rf.jpg" xlink:type="simple" xlink:show="embed" xlink:actuate="onLoad" draw:mime-type="image/jpeg"/>
</draw:frame>
Ілюстративне фото</text:p>
      <text:p text:style-name="P4">
Останнім часом спостерігається тенденція, коли російські загарбникивідмовляються виконувати накази командирів,<text:a xlink:type="simple" xlink:href="https://www.facebook.com/GeneralStaff.ua/posts/pfbid02JYxk1Mc4f53PFCoGScTXVYyZ5NkysRZVYjg4oRfEeiaFemDdQ9zRmJ3uQd2YavY3l" text:style-name="Internet_20_link" text:visited-style-name="Visited_20_Internet_20_Link">
інформує</text:a>
Генеральний штаб ЗС України. Так, 23 березня цього року, за відмову виконуватибойове завдання, було обеззброєно та доставлено до Макіївки Донецької областіблизько 70 осіб із підрозділів добровольчих формувань «невський» та«ветерани». Подібний випадок стався і 25 березня, виконувати наказ відмовивсяособовий склад роти розвідки противника, що діє на Авдіївському напрямку.</text:p>
      <text:p text:style-name="P4">
Противник продовжує цинічно використовувати медичні заклади тимчасовоокупованих територій у власних цілях. Так, місцеву лікарню БіловодськаЛуганської області облаштовано під військовий шпиталь на 200 ліжкомісць.Наразі в медичному закладі лікують окупантів, які мають легкі поранення.Водночас усіх цивільних людей «виписано».</text:p>
      <text:p text:style-name="P4">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Ворог акумулює медійні зусилля довкола теми боїв за Бахмут. Як цьому протидіяти — роз’яснення Ганни Маляр</text:span>
</text:h>
      <text:p text:style-name="P4">
Author: ['АРМІЯINFORM']</text:p>
      <text:p text:style-name="P4">
Time: 2023-03-29T39:00:00-04:00</text:p>
      <text:p text:style-name="P4">
Description: Ворог продовжує концентрувати найбільші свої наступальні  спроможності на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756-e1680080755799.jpg" text:style-name="Internet_20_link" text:visited-style-name="Visited_20_Internet_20_Link">
5f9a1756-e1680080755799.jpg</text:a>
']</text:p>
      <text:p text:style-name="P4">
Tags: ['STOPRUSSIA', 'АГРЕСІЯ РФ', 'БАХМУТ', 'ВОРОЖА ІПСО', 'ВТОРГНЕННЯ РФ', 'ГАННА МАЛЯР']</text:p>
      <text:p text:style-name="P4">
Category: News</text:p>
      <!--METADATA-->
      <text:p text:style-name="P4">
<draw:frame draw:style-name="fr1" draw:name="Image15" text:anchor-type="as-char" svg:width="6.9236in" svg:height="4.219069in" draw:z-index="0">
<draw:image xlink:href="../Images/AРМІЯINFORM/2023-03-29T39-00-00-04-00/5f9a1756-e1680080755799.jpg" xlink:type="simple" xlink:show="embed" xlink:actuate="onLoad" draw:mime-type="image/jpeg"/>
</draw:frame>
 Ганна Маляр. Фото: НазарВолошин / АрміяInform</text:p>
      <text:p text:style-name="P4">
Ворог продовжує концентрувати найбільші свої наступальні спроможності наБахмутському напрямку. Паралельно вони акумулюють і всі свої медійні зусиллядовкола теми боїв за Бахмут. Власне, так і виглядає інформаційно-психологічнепідкріплення військових дій.</text:p>
      <text:p text:style-name="P4">
Про це <text:a xlink:type="simple" xlink:href="https://t.me/annamaliar/600" text:style-name="Internet_20_link" text:visited-style-name="Visited_20_Internet_20_Link">
написала</text:a>
 заступник Міністра оборониУкраїни Ганна Маляр у Телеграм-каналі.</text:p>
      <text:p text:style-name="P4">
Наразі противник відпрацьовує медійно три задачі:</text:p>
      <ul>
        <li>
підірвати довіру нашого суспільства і військових до рішень командування по Бахмуту;  * демотивувати і психологічно ослабити наше військо;  * спровокувати наше військове керівництво на помилкові дії.</li>
      </ul>
      <text:p text:style-name="P4">
Для цього вони намагаються змістити акценти в темі Бахмута і нівелювати те, щоє нашою перевагою — розумне і грамотне планування операцій. Зміщений акцент —розглядати Бахмут як апокаліптичну подію та робити з цих боїв поділ реальностіна «до» і «після».</text:p>
      <text:p text:style-name="P4">
Цей психологічний трюк використовується для навіювання потрібних ідей інаративів ворога. Коли суспільство сприймає бої в Бахмуті як фактор, якийкінцевим чином вплине на хід війни, — це дає можливість ворогу просувати вінфополі вигідні для них сценарії наших дій.</text:p>
      <text:p text:style-name="P4">
Надміру накручене наближенням «кінця» перелякане суспільство за задумом ворогаповинно почати тиснути на військово-політичне керівництво щодо припиненняоборонних дій.</text:p>
      <text:p text:style-name="P4">
Це і є в чистому виді ІПСО з метою впливу на ухвалення військових рішень.</text:p>
      <text:p text:style-name="P4">
Які меседжі використовує нині ворог:</text:p>
      <ul>
        <li>
нібито рішення тримати Бахмут політичні;  * нібито Бахмут нема сенсу тримати, там майже все в оточенні;  * нібито героїзм українських бійців роздуває українська пропаганда.</li>
      </ul>
      <text:p text:style-name="P4">
Які два прізвища безкінечно експлуатують у російських ІПСО по темі Бахмута:</text:p>
      <ul>
        <li>
Президента України;  * командувача генерал-полковника Олександра Сирського.</li>
      </ul>
      <text:p text:style-name="P4">
З метою підірвати довіру до них та внести конфлікт у військове керівництводержави. Адже в російських вкидах не пишуть, що військові рішення ухвалюютьсяодноосібно. Є військове командування на чолі з Головнокомандувачем таНачальником Генерального Штабу ЗСУ. Крім того, постійно засідає СтавкаВерховного Головнокомандувача, де теж ухвалюються оперативні рішення за участювсіх воюючих силових структур.</text:p>
      <text:p text:style-name="P4">
<text:span text:style-name="T4">
То що ж насправді відбувається і як треба сприймати інформацію про бої вБахмуті?</text:span>
</text:p>
      <text:p text:style-name="P4">
Це активна фаза війни. Так само активна, як і по інших напрямках на Сході, дез січня 2023 триває широкомасштабний наступ ворога.</text:p>
      <text:p text:style-name="P4">
Ми обороняємо Бахмут так само віддано, як кожен інший населений пункт.Застосування наших сил і засобів визначається не політичною доцільністю, атим, які ресурси необхідні для відсічі ворогу та виконання бойових завдань наданому напрямку.</text:p>
      <text:p text:style-name="P4">
Оборона Бахмута наразі обумовлена оперативно-тактичною доцільністю, а рішенняухвалюються грамотні, виважені та спрямовані на виконання актуальних обороннихзадач.</text:p>
      <text:p text:style-name="P4">
Які можуть бути оборонні задачі:</text:p>
      <ul>
        <li>
утримання займаних рубежів та позицій;  * недопущення просування противника вглиб території;  * нанесення ворогу значних втрат;  * створення умов для переходу в контрнаступ.</li>
      </ul>
      <text:p text:style-name="P4">
Обороняти Бахмут будуть до тих пір, поки нам це буде необхідно з точки зорувиконання військових оборонних задач. І це наше військове командування, а неросійські ІПСО, буде визначати до яких пір здійснюватиметься оборона Бахмута.</text:p>
      <text:p text:style-name="P4">
<text:span text:style-name="T4">
І найнеприємніша для ворога інформація.</text:span>
 Бої за Бахмут — не апокаліпсис. Цеще одна героїчна сторінка потужної української армії у війні проти російськоїфедерації.</text:p>
      <text:p text:style-name="P4">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Сили оборони за добу ліквідували понад 600 окупантів і знищили 7 танків</text:span>
</text:h>
      <text:p text:style-name="P4">
Author: ['АРМІЯINFORM']</text:p>
      <text:p text:style-name="P4">
Time: 2023-03-29T40:00:00-04:00</text:p>
      <text:p text:style-name="P4">
Description: Загальні бойові втрати противника з 24.02.22 по 29.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c5ef13c-cb93-4cc4-95b0-b9a7b82c8e73-scaled.jpg" text:style-name="Internet_20_link" text:visited-style-name="Visited_20_Internet_20_Link">
bc5ef13c-cb93-4cc4-95b0-b9a7b82c8e73-scaled.jpg</text:a>
']</text:p>
      <text:p text:style-name="P4">
Tags: ['STOPRUSSIA', 'АГРЕСІЯ РФ', 'ВТОРГНЕННЯ РФ', 'ВТРАТИ ВОРОГА', 'ГШ ЗСУ']</text:p>
      <text:p text:style-name="P4">
Category: News</text:p>
      <!--METADATA-->
      <text:p text:style-name="P4">
<draw:frame draw:style-name="fr1" draw:name="Image16" text:anchor-type="as-char" svg:width="6.9236in" svg:height="6.987066in" draw:z-index="0">
<draw:image xlink:href="../Images/AРМІЯINFORM/2023-03-29T40-00-00-04-00/bc5ef13c-cb93-4cc4-95b0-b9a7b82c8e73-scaled.jpg" xlink:type="simple" xlink:show="embed" xlink:actuate="onLoad" draw:mime-type="image/jpeg"/>
</draw:frame>
</text:p>
      <text:p text:style-name="P4">
Загальні бойові втрати противника з 24.02.22 по 29.03.23 орієнтовностановлять:</text:p>
      <ul>
        <li>
<text:span text:style-name="T4">
особового складу ‒</text:span>
 172340 (+610) осіб ліквідовано  * <text:span text:style-name="T4">
танків ‒</text:span>
 3609 (+7)  * <text:span text:style-name="T4">
бойових броньованих машин ‒</text:span>
 6966 (0)  * <text:span text:style-name="T4">
артилерійських систем ‒</text:span>
 2659 (+6)  * <text:span text:style-name="T4">
РСЗВ ‒</text:span>
 526 (+1)  * <text:span text:style-name="T4">
засоби ППО ‒</text:span>
 277 (0)  * <text:span text:style-name="T4">
літаків ‒</text:span>
 306 (+1)  * <text:span text:style-name="T4">
гелікоптерів ‒</text:span>
 291 (0)  * <text:span text:style-name="T4">
БПЛА оперативно-тактичного рівня ‒</text:span>
 2239 (+4)  * <text:span text:style-name="T4">
крилаті ракети ‒</text:span>
 911 (0)  * <text:span text:style-name="T4">
кораблі / катери ‒</text:span>
 18 (0)  * <text:span text:style-name="T4">
автомобільної техніки та автоцистерн ‒</text:span>
 5507 (+5)  * <text:span text:style-name="T4">
спеціальна техніка ‒</text:span>
 288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9.03.23.</text:p>
      <text:p text:style-name="P4">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Українські військові знищили російський Су-24 під Бахмутом</text:span>
</text:h>
      <text:p text:style-name="P4">
Author: ['АРМІЯINFORM']</text:p>
      <text:p text:style-name="P4">
Time: 2023-03-29T41:00:00-04:00</text:p>
      <text:p text:style-name="P4">
Description: Командування Повітряних Сил ЗС України підтвердило знищення російського бомбардуваль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Tags: ['STOPRUSSIA', 'АГРЕСІЯ РФ', 'ВОРОЖИЙ БОМБАРДУВАЛЬНИК', 'ВТРАТИ ВОРОГА', 'КОМАНДУВАННЯ ПС ЗСУ', 'СУ-24М', 'ХРОНІКА ОБОРОНИ']</text:p>
      <text:p text:style-name="P4">
Category: News</text:p>
      <!--METADATA-->
      <text:p text:style-name="P4">
<draw:frame draw:style-name="fr1" draw:name="Image17" text:anchor-type="as-char" svg:width="6.9236in" svg:height="3.898896in" draw:z-index="0">
<draw:image xlink:href="../Images/AРМІЯINFORM/2023-03-29T41-00-00-04-00/karta-bojovyh-dij-v-ukrayini-15.02.2023-onlajn-792x446-1.jpg" xlink:type="simple" xlink:show="embed" xlink:actuate="onLoad" draw:mime-type="image/jpeg"/>
</draw:frame>
</text:p>
      <text:p text:style-name="P4">
Командування Повітряних Сил ЗС України підтвердило знищення російськогобомбардувальника під Бахмутом.</text:p>
      <text:p text:style-name="P4">
Про це йдеться в<text:a xlink:type="simple" xlink:href="https://www.facebook.com/kpszsu/posts/pfbid027K61UsER4KQfo8GdddWkSaKNH6F432xqXdDTj8VGEjLxdx8WFxJ8LDhngBZY8sh3l" text:style-name="Internet_20_link" text:visited-style-name="Visited_20_Internet_20_Link">
повідомленні</text:a>
Командування ПС ЗСУ.</text:p>
      <text:p text:style-name="P4">
«29 березня 2023 року підрозділи зенітних ракетних військ Повітряних СилЗбройних Сил України знищили російський бомбардувальник Су-24М», — заявиливійськові.</text:p>
      <text:p text:style-name="P4">
У Командуванні уточнили, що це сталось близько 01:30 на Бахмутському напрямку.</text:p>
      <text:p text:style-name="P4">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ПММ для потреб ЗСУ: Міноборони запрошує постачальників взяти участь у торгах</text:span>
</text:h>
      <text:p text:style-name="P4">
Author: ['АРМІЯINFORM']</text:p>
      <text:p text:style-name="P4">
Time: 2023-03-29T82:00:00-04:00</text:p>
      <text:p text:style-name="P4">
Description: Департамент державних закупівель та постачання матеріальних ресурсів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mm-zsu.jpg" text:style-name="Internet_20_link" text:visited-style-name="Visited_20_Internet_20_Link">
pmm-zsu.jpg</text:a>
']</text:p>
      <text:p text:style-name="P4">
Tags: ['МІНІСТЕРСТВО ОБОРОНИ УКРАЇНИ', 'ПММ']</text:p>
      <text:p text:style-name="P4">
Category: News</text:p>
      <!--METADATA-->
      <text:p text:style-name="P4">
<draw:frame draw:style-name="fr1" draw:name="Image18" text:anchor-type="as-char" svg:width="6.9236in" svg:height="4.094355in" draw:z-index="0">
<draw:image xlink:href="../Images/AРМІЯINFORM/2023-03-29T82-00-00-04-00/pmm-zsu.jpg" xlink:type="simple" xlink:show="embed" xlink:actuate="onLoad" draw:mime-type="image/jpeg"/>
</draw:frame>
 ПММ дляпотреб ЗСУ. Ілюстративне фото</text:p>
      <text:p text:style-name="P4">
Департамент державних закупівель та постачання матеріальних ресурсівМіністерства оборони України оголошує про намір проведення закупівлі олив,охолоджуючих рідин та гальмівної рідини для потреб Збройних Сил України.</text:p>
      <text:p text:style-name="P4">
Окремо за кожною групою товарів оголошено добір учасників.</text:p>
      <text:p text:style-name="P4">
<text:span text:style-name="T4">
Зацікавленим в участі постачальникам необхідно надіслати лист на електроннуадресу<text:a xlink:type="simple" xlink:href="https://armyinform.com.ua/cdn-cgi/l/email-protection#71140b101a040118071d1815150b31011e02055f1c181d5f161e075f0410" text:style-name="Internet_20_link" text:visited-style-name="Visited_20_Internet_20_Link">
 [email protected]</text:a>
 до17:00 5 квітня 2023 року.</text:span>
</text:p>
      <text:p text:style-name="P4">
У листі необхідно вказати:</text:p>
      <ul>
        <li>
найменування і код ЄДРПОУ підприємства,  * назву товаровиробника із зазначенням його адреси, країни походження,  * інформацію про запропонований товар: паспорт якості виробника, сертифікати відповідності, довідку у довільній формі, в якій повинна бути інформація про технічні (якісні) характеристики продукції, яка пропонується до постачання.</li>
      </ul>
      <text:p text:style-name="P4">
Якщо учасник не є виробником запропонованого товару, то ним надаються копіїдокументів, які підтверджують відносини між учасником та виробником (договіртощо).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Міністри оборони України та Хорватії обговорили питання надання нашій країні засобів ППО</text:span>
</text:h>
      <text:p text:style-name="P4">
Author: ['Світлана Кирган']</text:p>
      <text:p text:style-name="P4">
Time: 2023-03-29T88:00:00-04:00</text:p>
      <text:p text:style-name="P4">
Description: Про це Олексій Резніков повідомив в Одесі під час спільної пресконференції мініст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1865.jpg" text:style-name="Internet_20_link" text:visited-style-name="Visited_20_Internet_20_Link">
img_1865.jpg</text:a>
']</text:p>
      <text:p text:style-name="P4">
Tags: ['STOPRUSSIA', 'МІНІСТР ОБОРОНИ УКРАЇНИ ОЛЕКСІЙ РЕЗНІКОВ', 'ХОРВАТІЯ']</text:p>
      <text:p text:style-name="P4">
Category: News</text:p>
      <!--METADATA-->
      <text:p text:style-name="P4">
<draw:frame draw:style-name="fr1" draw:name="Image19" text:anchor-type="as-char" svg:width="6.9236in" svg:height="4.615733in" draw:z-index="0">
<draw:image xlink:href="../Images/AРМІЯINFORM/2023-03-29T88-00-00-04-00/img_1865.jpg" xlink:type="simple" xlink:show="embed" xlink:actuate="onLoad" draw:mime-type="image/jpeg"/>
</draw:frame>
</text:p>
      <text:p text:style-name="P4">
Про це Олексій Резніков повідомив в Одесі під час спільної пресконференціїміністрів оборони України та Хорватії.</text:p>
      <text:p text:style-name="P4">
Очільники оборонних відомств Олексій Резніков та Маріо Баножич обговорилипитання надання Україні озброєння, зокрема засобів ППО, та проведеннятренувальних місій українських військових на території Республіки Хорватія.</text:p>
      <text:p text:style-name="P4">
— Ми говорили сьогодні з паном Маріо про наші потреби, про наші пріоритети —вони залишаються незмінними. Це в першу чергу — протиповітряна оборона, всірізні засоби, від потужних складних до ручних комплексів, такі як «Стріла» і«Ігла», які Хорватія може нам надати, і вже надавала, — сказав ОлексійРезніков.</text:p>
      <text:p text:style-name="P4">
Очільник українського оборонного відомства розповів, що Хорватія маєвеличезний досвід розмінування. Тому що це країна, яка поетапно займаєтьсярозмінуванням, більше ніж 25 років, і продовжує це робити по сьогоднішнійдень.</text:p>
      <text:p text:style-name="P4">
— У Хорватії є дуже потужний національний центр розмінування, тому мипроговорювали, в тому числі і можливість підготовки наших інструкторів зарадипроведення гуманітарного розмінування наших з вами земель, і в тому числіводної поверхні. Ми відвідували різні місця в Одесі, які мають відношення дооборони, та зробили брифінг щодо зернової ініціативи, адже українське зерно,українська соняшникова олія відправляється до країн, які потерпають відголоду, особливо до африканських країн та країн Азії. Ми домовилися проподальшу співпрацю та кооперацію разом із Хорватією. Я дякую народу,парламенту та уряду Хорватії, і відповідно Міністерству оборони Хорватії, зате, що ви з нами, — сказав Олексій Резніков.</text:p>
      <text:p text:style-name="P4">
<text:span text:style-name="T5">
Фото Миколи Давидовського</text:span>
</text:p>
      <text:p text:style-name="P4">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Одкровення дружини російського солдата: «Я вже знаю, чим чоловік займається — людей убиває»</text:span>
</text:h>
      <text:p text:style-name="P4">
Author: ['АРМІЯINFORM']</text:p>
      <text:p text:style-name="P4">
Time: 2023-03-29T94:00:00-04:00</text:p>
      <text:p text:style-name="P4">
Description: Головне управління розвідки Міністерства оборони України опублікувало 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ГУР МОУ', 'ГУР ПЕРЕХОПЛЕННЯ']</text:p>
      <text:p text:style-name="P4">
Category: News</text:p>
      <!--METADATA-->
      <text:p text:style-name="P4">
<draw:frame draw:style-name="fr1" draw:name="Image20" text:anchor-type="as-char" svg:width="6.9236in" svg:height="3.894525in" draw:z-index="0">
<draw:image xlink:href="../Images/AРМІЯINFORM/2023-03-29T94-00-00-04-00/gurperehoplennya.jpg" xlink:type="simple" xlink:show="embed" xlink:actuate="onLoad" draw:mime-type="image/jpeg"/>
</draw:frame>
</text:p>
      <text:p text:style-name="P4">
Головне управління розвідки Міністерства оборони України<text:a xlink:type="simple" xlink:href="https://www.facebook.com/DefenceIntelligenceofUkraine/posts/pfbid0pNk2b72kDKLmfN92ugAtx9uGrzbt3Rf2kG7M9KTmcTKkakzhQvrWEYZRDMzC3x2Xl" text:style-name="Internet_20_link" text:visited-style-name="Visited_20_Internet_20_Link">
опублікувало</text:a>
чергове перехоплення телефонної розмови окупанта зі своїми родичами.</text:p>
      <text:p text:style-name="P4">
Військовослужбовець рф розповідає про негативне ставлення місцевих до солдатіврф на окупованих територіях та вдалі дії ЗСУ. Короткий зміст перехопленоїрозмови:</text:p>
      <ul>
        <li>
<text:span text:style-name="T5">
«милый, ты служишь своей стране»;</text:span>
  * місцеве населення Кремінної сприймає окупантів за агресорів;  * <text:span text:style-name="T5">
«тут погибает много народу».</text:span>
</li>
      </ul>
      <text:p text:style-name="P4">
За кожен воєнний злочин, здійснений проти України, буде справедлива відплата.</text:p>
      <text:p text:style-name="P4">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Kyiv(12:25). Red Alert: aerial threat. Sirens sounding. Take cover now!</text:span>
</text:h>
      <text:p text:style-name="P4">
Authors: liveuamap (Language: en)</text:p>
      <text:p text:style-name="P4">
Time: 2023-03-30T-18:26:00</text:p>
      <text:p text:style-name="P4">
Location: Kyiv (Latitude:50.44343 Longtitude:30.53022)</text:p>
      <text:p text:style-name="P4">
Videos: []</text:p>
      <text:p text:style-name="P4">
Images: []</text:p>
      <text:p text:style-name="P4">
Tags: ["Europe", "Central and Eastern Europe"]</text:p>
      <text:p text:style-name="P4">
ID: 22552061</text:p>
      <!--METADATA-->
      <text:p text:style-name="P4">
Kyiv(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Source: <text:a xlink:type="simple" xlink:href="https://t.me/KyivCityOfficial/6398" text:style-name="Internet_20_link" text:visited-style-name="Visited_20_Internet_20_Link">
https://t.me/KyivCityOfficial/6398</text:a>
</text:p>
      <!--NEWS-->
      <text:h text:style-name="P10" text:outline-level="1">
<text:span text:style-name="T4">
At Kupiansk and Lyman direction Russian army shelled Kupyansk, Kolodyazne, Dvorichna, Zapadne...</text:span>
</text:h>
      <text:p text:style-name="P4">
Authors: liveuamap (Language: en)</text:p>
      <text:p text:style-name="P4">
Time: 2023-03-30T-27:20:00</text:p>
      <text:p text:style-name="P4">
Location: Siversk (Latitude:48.87093 Longtitude:38.10677)</text:p>
      <text:p text:style-name="P4">
Videos: []</text:p>
      <text:p text:style-name="P4">
Images: []</text:p>
      <text:p text:style-name="P4">
Tags: ["Russia"]</text:p>
      <text:p text:style-name="P4">
ID: 22552035</text:p>
      <!--METADATA-->
      <text:p text:style-name="P4">
At Kupiansk and Lyman direction Russian army shelled Kupyansk, Kolodyazne,Dvorichna, Zapadne, Petropavlivka and Kyslivka of Kharkiv region;Stelmakhivka, Nevske, Kuzmyne, Bilohorivka of Luhansk region, also Kolodyazi,Spirne and Siversk of Donetsk region, - General Staff of Armed Forces ofUkraine says in the morning report</text:p>
      <text:p text:style-name="P4">
News Collection Link: <text:a xlink:type="simple" xlink:href="https://liveuamap.com/en/2023/30-march-at-kupiansk-and-lyman-direction-russian-army-shelled" text:style-name="Internet_20_link" text:visited-style-name="Visited_20_Internet_20_Link">
https://liveuamap.com/en/2023/30-march-at-kupiansk-and-lyman-direction-russian-army-shelled</text:a>
</text:p>
      <text:p text:style-name="P4">
Source: <text:a xlink:type="simple" xlink:href="https://t.me/lumsrc/4369" text:style-name="Internet_20_link" text:visited-style-name="Visited_20_Internet_20_Link">
https://t.me/lumsrc/4369</text:a>
</text:p>
      <!--NEWS-->
      <text:h text:style-name="P10" text:outline-level="1">
<text:span text:style-name="T4">
At Avdiyivka and Maryinka directions Russian army shelled Novokalynove, Stepove, Avdiyivka, S...</text:span>
</text:h>
      <text:p text:style-name="P4">
Authors: liveuamap (Language: en)</text:p>
      <text:p text:style-name="P4">
Time: 2023-03-30T-30:20:00</text:p>
      <text:p text:style-name="P4">
Location: Donetsk (Latitude:47.85026 Longtitude:37.48638)</text:p>
      <text:p text:style-name="P4">
Videos: []</text:p>
      <text:p text:style-name="P4">
Images: []</text:p>
      <text:p text:style-name="P4">
Tags: ["Russia"]</text:p>
      <text:p text:style-name="P4">
ID: 22552031</text:p>
      <!--METADATA-->
      <text:p text:style-name="P4">
At Avdiyivka and Maryinka directions Russian army shelled Novokalynove,Stepove, Avdiyivka, Syeverne, Vodyane, Pervomayske, Karlivka, Krasnohorivka,Maryinka, Pobyeda and Novomykhaylivka of Donetsk region, - General Staff ofArmed Forces of Ukraine says in the morning report</text:p>
      <text:p text:style-name="P4">
News Collection Link: <text:a xlink:type="simple" xlink:href="https://liveuamap.com/en/2023/30-march-at-avdiyivka-and-maryinka-directions-russian-army" text:style-name="Internet_20_link" text:visited-style-name="Visited_20_Internet_20_Link">
https://liveuamap.com/en/2023/30-march-at-avdiyivka-and-maryinka-directions-russian-army</text:a>
</text:p>
      <text:p text:style-name="P4">
Source: <text:a xlink:type="simple" xlink:href="https://t.me/lumsrc/4371" text:style-name="Internet_20_link" text:visited-style-name="Visited_20_Internet_20_Link">
https://t.me/lumsrc/4371</text:a>
</text:p>
      <!--NEWS-->
      <text:h text:style-name="P10" text:outline-level="1">
<text:span text:style-name="T4">
At Shaktarske direction Russian army shelled Vuhledar, Prechystivka and Velyka Novosilka, - G...</text:span>
</text:h>
      <text:p text:style-name="P4">
Authors: liveuamap (Language: en)</text:p>
      <text:p text:style-name="P4">
Time: 2023-03-30T-32:20:00</text:p>
      <text:p text:style-name="P4">
Location: Zaporizhzhia (Latitude:47.77833 Longtitude:37.06976)</text:p>
      <text:p text:style-name="P4">
Videos: []</text:p>
      <text:p text:style-name="P4">
Images: []</text:p>
      <text:p text:style-name="P4">
Tags: ["Russia"]</text:p>
      <text:p text:style-name="P4">
ID: 22552030</text:p>
      <!--METADATA-->
      <text:p text:style-name="P4">
At Shaktarske direction Russian army shelled Vuhledar, Prechystivka and VelykaNovosilka, - General Staff of Armed Forces of Ukraine says in the morningreport</text:p>
      <text:p text:style-name="P4">
News Collection Link: <text:a xlink:type="simple" xlink:href="https://liveuamap.com/en/2023/30-march-at-shaktarske-direction-russian-army-shelled-vuhledar" text:style-name="Internet_20_link" text:visited-style-name="Visited_20_Internet_20_Link">
https://liveuamap.com/en/2023/30-march-at-shaktarske-direction-russian-army-shelled-vuhledar</text:a>
</text:p>
      <text:p text:style-name="P4">
Source: <text:a xlink:type="simple" xlink:href="https://t.me/lumsrc/4372" text:style-name="Internet_20_link" text:visited-style-name="Visited_20_Internet_20_Link">
https://t.me/lumsrc/4372</text:a>
</text:p>
      <!--NEWS-->
      <text:h text:style-name="P10" text:outline-level="1">
<text:span text:style-name="T4">
At Zaporizhzhia and Kherson directions Russian army shelled Malynivka, Huliaipole, Zaliznychn...</text:span>
</text:h>
      <text:p text:style-name="P4">
Authors: liveuamap (Language: en)</text:p>
      <text:p text:style-name="P4">
Time: 2023-03-30T-34:20:00</text:p>
      <text:p text:style-name="P4">
Location: Kherson (Latitude:46.63604 Longtitude:32.62454)</text:p>
      <text:p text:style-name="P4">
Videos: []</text:p>
      <text:p text:style-name="P4">
Images: []</text:p>
      <text:p text:style-name="P4">
Tags: ["Russia"]</text:p>
      <text:p text:style-name="P4">
ID: 22552026</text:p>
      <!--METADATA-->
      <text:p text:style-name="P4">
At Zaporizhzhia and Kherson directions Russian army shelled Malynivka,Huliaipole, Zaliznychne, Novodanylivka, Novoandriyivka, Staroukrayinka,Charivne of Zaporizhzhia region; Mykhaylivka, Novooleksandrivka, Novoberyslav,Tomaryne, Rozlyv of Kherson region and Kherson city, - General Staff of ArmedForces of Ukraine says in the morning report</text:p>
      <text:p text:style-name="P4">
News Collection Link: <text:a xlink:type="simple" xlink:href="https://liveuamap.com/en/2023/30-march-at-zaporizhzhia-and-kherson-directions-russian-army" text:style-name="Internet_20_link" text:visited-style-name="Visited_20_Internet_20_Link">
https://liveuamap.com/en/2023/30-march-at-zaporizhzhia-and-kherson-directions-russian-army</text:a>
</text:p>
      <text:p text:style-name="P4">
Source: <text:a xlink:type="simple" xlink:href="https://t.me/lumsrc/4373" text:style-name="Internet_20_link" text:visited-style-name="Visited_20_Internet_20_Link">
https://t.me/lumsrc/4373</text:a>
</text:p>
      <!--NEWS-->
      <text:h text:style-name="P10" text:outline-level="1">
<text:span text:style-name="T4">
Russian forces conducting offensive actions at Lyman, Bakhmut, Avdiivka and Maryinka directio...</text:span>
</text:h>
      <text:p text:style-name="P4">
Authors: liveuamap (Language: en)</text:p>
      <text:p text:style-name="P4">
Time: 2023-03-30T-36:20:00</text:p>
      <text:p text:style-name="P4">
Location: Marinka, Donetsk Oblast (Latitude:47.94251 Longtitude:37.50106)</text:p>
      <text:p text:style-name="P4">
Videos: []</text:p>
      <text:p text:style-name="P4">
Images: []</text:p>
      <text:p text:style-name="P4">
Tags: ["Russia", "Minsk Monitor"]</text:p>
      <text:p text:style-name="P4">
ID: 22552022</text:p>
      <!--METADATA-->
      <text:p text:style-name="P4">
Russian forces conducting offensive actions at Lyman, Bakhmut, Avdiivka andMaryinka directions. Ukrainian military repelled over 60 Russian attacks.Russian forces attempting to advance near Stelmakhivka, Vyyimka, Bakhmut,Orikhovo-Vasylivka, Novokalynove, Stepove, Avdiyivka, Syeverne, Pervomayske,Maryinka of Donetsk region, - General Staff of Armed Forces of Ukraine says inthe morning report</text:p>
      <text:p text:style-name="P4">
News Collection Link: <text:a xlink:type="simple" xlink:href="https://liveuamap.com/en/2023/30-march-russian-forces-conducting-offensive-actions-at-lyman" text:style-name="Internet_20_link" text:visited-style-name="Visited_20_Internet_20_Link">
https://liveuamap.com/en/2023/30-march-russian-forces-conducting-offensive-actions-at-lyman</text:a>
</text:p>
      <text:p text:style-name="P4">
Source: <text:a xlink:type="simple" xlink:href="https://t.me/lumsrc/4374" text:style-name="Internet_20_link" text:visited-style-name="Visited_20_Internet_20_Link">
https://t.me/lumsrc/4374</text:a>
</text:p>
      <!--NEWS-->
      <text:h text:style-name="P10" text:outline-level="1">
<text:span text:style-name="T4">
Moscow Orthodox Church supporters and workers preventing state commission from entering Kyiv ...</text:span>
</text:h>
      <text:p text:style-name="P4">
Authors: liveuamap (Language: en)</text:p>
      <text:p text:style-name="P4">
Time: 2023-03-30T03:34:16</text:p>
      <text:p text:style-name="P4">
Location: Kyiv, Kyiv city (Latitude:50.43449 Longtitude:30.55504)</text:p>
      <text:p text:style-name="P4">
Videos: []</text:p>
      <text:p text:style-name="P4">
Images: []</text:p>
      <text:p text:style-name="P4">
Tags: ["Europe", "Central and Eastern Europe"]</text:p>
      <text:p text:style-name="P4">
ID: 22552019</text:p>
      <!--METADATA-->
      <text:p text:style-name="P4">
Moscow Orthodox Church supporters and workers preventing state commission fromentering Kyiv Pechersk Lavra</text:p>
      <text:p text:style-name="P4">
News Collection Link: <text:a xlink:type="simple" xlink:href="https://liveuamap.com/en/2023/30-march-moscow-orthodox-church-supporters-and-workers-preventing" text:style-name="Internet_20_link" text:visited-style-name="Visited_20_Internet_20_Link">
https://liveuamap.com/en/2023/30-march-moscow-orthodox-church-supporters-and-workers-preventing</text:a>
</text:p>
      <text:p text:style-name="P4">
Source: <text:a xlink:type="simple" xlink:href="https://t.me/kyiv_polit/30470" text:style-name="Internet_20_link" text:visited-style-name="Visited_20_Internet_20_Link">
https://t.me/kyiv_polit/30470</text:a>
</text:p>
      <!--NEWS-->
      <text:h text:style-name="P10" text:outline-level="1">
<text:span text:style-name="T4">
At Sivershchyna and Slobozhanschyna directions Russian army shelled Chernatske, Esman, Kucher...</text:span>
</text:h>
      <text:p text:style-name="P4">
Authors: liveuamap (Language: en)</text:p>
      <text:p text:style-name="P4">
Time: 2023-03-30T04:20:00</text:p>
      <text:p text:style-name="P4">
Location: Vovchansk (Latitude:50.28512 Longtitude:37.5026)</text:p>
      <text:p text:style-name="P4">
Videos: []</text:p>
      <text:p text:style-name="P4">
Images: []</text:p>
      <text:p text:style-name="P4">
Tags: ["Russia"]</text:p>
      <text:p text:style-name="P4">
ID: 22552036</text:p>
      <!--METADATA-->
      <text:p text:style-name="P4">
At Sivershchyna and Slobozhanschyna directions Russian army shelledChernatske, Esman, Kucherivka, Bilopillya, Volfyne and Basivka of Sumy region,Udy, Strilecha, Hlyboke, Krasne, Pischane, Hatysche, Vovchansk, Bochkove andKomisarove of Kharkiv region, - General Staff of Armed Forces of Ukraine saysin the morning report</text:p>
      <text:p text:style-name="P4">
News Collection Link: <text:a xlink:type="simple" xlink:href="https://liveuamap.com/en/2023/30-march-at-sivershchyna-and-slobozhanschyna-directions-russian" text:style-name="Internet_20_link" text:visited-style-name="Visited_20_Internet_20_Link">
https://liveuamap.com/en/2023/30-march-at-sivershchyna-and-slobozhanschyna-directions-russian</text:a>
</text:p>
      <text:p text:style-name="P4">
Source: <text:a xlink:type="simple" xlink:href="https://t.me/lumsrc/4368" text:style-name="Internet_20_link" text:visited-style-name="Visited_20_Internet_20_Link">
https://t.me/lumsrc/4368</text:a>
</text:p>
      <!--NEWS-->
      <text:h text:style-name="P10" text:outline-level="1">
<text:span text:style-name="T4">
Kherson, Khersonska Oblast(10:40). Red Alert: aerial threat. Sirens sounding. Take cover now!</text:span>
</text:h>
      <text:p text:style-name="P4">
Authors: liveuamap (Language: en)</text:p>
      <text:p text:style-name="P4">
Time: 2023-03-30T04:43:00</text:p>
      <text:p text:style-name="P4">
Location: Kherson (Latitude:46.65598 Longtitude:32.6183)</text:p>
      <text:p text:style-name="P4">
Videos: []</text:p>
      <text:p text:style-name="P4">
Images: []</text:p>
      <text:p text:style-name="P4">
Tags: ["Europe", "Central and Eastern Europe"]</text:p>
      <text:p text:style-name="P4">
ID: 22552032</text:p>
      <!--METADATA-->
      <text:p text:style-name="P4">
Kherson, Khersonska Oblast(10:40). Red Alert: aerial threat. Sirens sounding.Take cover now!</text:p>
      <text:p text:style-name="P4">
News Collection Link: <text:a xlink:type="simple" xlink:href="https://liveuamap.com/en/2023/30-march-kherson-khersonska-oblast1040-red-alg" text:style-name="Internet_20_link" text:visited-style-name="Visited_20_Internet_20_Link">
https://liveuamap.com/en/2023/30-march-kherson-khersonska-oblast1040-red-alg</text:a>
</text:p>
      <text:p text:style-name="P4">
Source: <text:a xlink:type="simple" xlink:href="https://t.me/air_alert_ua/42235" text:style-name="Internet_20_link" text:visited-style-name="Visited_20_Internet_20_Link">
https://t.me/air_alert_ua/42235</text:a>
</text:p>
      <!--NEWS-->
      <text:h text:style-name="P10" text:outline-level="1">
<text:span text:style-name="T4">
Odeska Oblast(10:59). Red Alert: aerial threat. Sirens sounding. Take cover now!</text:span>
</text:h>
      <text:p text:style-name="P4">
Authors: liveuamap (Language: en)</text:p>
      <text:p text:style-name="P4">
Time: 2023-03-30T05:00:00</text:p>
      <text:p text:style-name="P4">
Location: Odeska Oblast (Latitude:46.75000000 Longtitude:30.25000000)</text:p>
      <text:p text:style-name="P4">
Videos: []</text:p>
      <text:p text:style-name="P4">
Images: []</text:p>
      <text:p text:style-name="P4">
Tags: ["Europe", "Central and Eastern Europe"]</text:p>
      <text:p text:style-name="P4">
ID: 22552039</text:p>
      <!--METADATA-->
      <text:p text:style-name="P4">
Odeska Oblast(10:59). Red Alert: aerial threat. Sirens sounding. Take covernow!</text:p>
      <text:p text:style-name="P4">
News Collection Link: <text:a xlink:type="simple" xlink:href="https://liveuamap.com/en/2023/30-march-odeska-oblast1059-red-alert-aerial-tg" text:style-name="Internet_20_link" text:visited-style-name="Visited_20_Internet_20_Link">
https://liveuamap.com/en/2023/30-march-odeska-oblast1059-red-alert-aerial-tg</text:a>
</text:p>
      <text:p text:style-name="P4">
Source: <text:a xlink:type="simple" xlink:href="https://t.me/suspilneodesa/22095" text:style-name="Internet_20_link" text:visited-style-name="Visited_20_Internet_20_Link">
https://t.me/suspilneodesa/22095</text:a>
</text:p>
      <!--NEWS-->
      <text:h text:style-name="P10" text:outline-level="1">
<text:span text:style-name="T4">
Mykolaiv, Mykolayivska Oblast(11:00). Red Alert: aerial threat. Sirens sounding. Take cover now!</text:span>
</text:h>
      <text:p text:style-name="P4">
Authors: liveuamap (Language: en)</text:p>
      <text:p text:style-name="P4">
Time: 2023-03-30T05:02:00</text:p>
      <text:p text:style-name="P4">
Location: Mykolaiv (Latitude:46.94927 Longtitude:32.00564)</text:p>
      <text:p text:style-name="P4">
Videos: []</text:p>
      <text:p text:style-name="P4">
Images: []</text:p>
      <text:p text:style-name="P4">
Tags: ["Europe", "Central and Eastern Europe"]</text:p>
      <text:p text:style-name="P4">
ID: 22552040</text:p>
      <!--METADATA-->
      <text:p text:style-name="P4">
Mykolaiv, Mykolayivska Oblast(11:00). Red Alert: aerial threat. Sirenssounding. Take cover now!</text:p>
      <text:p text:style-name="P4">
News Collection Link: <text:a xlink:type="simple" xlink:href="https://liveuamap.com/en/2023/30-march-mykolaiv-mykolayivska-oblast1100-redg" text:style-name="Internet_20_link" text:visited-style-name="Visited_20_Internet_20_Link">
https://liveuamap.com/en/2023/30-march-mykolaiv-mykolayivska-oblast1100-redg</text:a>
</text:p>
      <text:p text:style-name="P4">
Source: <text:a xlink:type="simple" xlink:href="https://t.me/air_alert_ua/42238" text:style-name="Internet_20_link" text:visited-style-name="Visited_20_Internet_20_Link">
https://t.me/air_alert_ua/42238</text:a>
</text:p>
      <!--NEWS-->
      <text:h text:style-name="P10" text:outline-level="1">
<text:span text:style-name="T4">
President of the European Commission: Relations with China will be determined according to it...</text:span>
</text:h>
      <text:p text:style-name="P4">
Authors: liveuamap (Language: en)</text:p>
      <text:p text:style-name="P4">
Time: 2023-03-30T05:19:16</text:p>
      <text:p text:style-name="P4">
Location: Bruxelles, Bruxelles (Latitude:50.83864 Longtitude:4.37557)</text:p>
      <text:p text:style-name="P4">
Videos: []</text:p>
      <text:p text:style-name="P4">
Images: []</text:p>
      <text:p text:style-name="P4">
Tags: ["Europe", "China"]</text:p>
      <text:p text:style-name="P4">
ID: 22552050</text:p>
      <!--METADATA-->
      <text:p text:style-name="P4">
President of the European Commission: Relations with China will be determinedaccording to its reaction to developments in Ukraine war</text:p>
      <text:p text:style-name="P4">
News Collection Link: <text:a xlink:type="simple" xlink:href="https://liveuamap.com/en/2023/30-march-president-of-the-european-commission-relations-with" text:style-name="Internet_20_link" text:visited-style-name="Visited_20_Internet_20_Link">
https://liveuamap.com/en/2023/30-march-president-of-the-european-commission-relations-with</text:a>
</text:p>
      <text:p text:style-name="P4">
Source: <text:a xlink:type="simple" xlink:href="https://twitter.com/SkyNewsArabia_B/status/1641368976759324672" text:style-name="Internet_20_link" text:visited-style-name="Visited_20_Internet_20_Link">
https://twitter.com/SkyNewsArabia_B/status/1641368976759324672</text:a>
</text:p>
      <!--NEWS-->
      <text:h text:style-name="P10" text:outline-level="1">
<text:span text:style-name="T4">
Russian aviation dropped several guided bombs at Lvove village of Kherson region this morning</text:span>
</text:h>
      <text:p text:style-name="P4">
Authors: liveuamap (Language: en)</text:p>
      <text:p text:style-name="P4">
Time: 2023-03-30T05:32:24</text:p>
      <text:p text:style-name="P4">
Location: Kherson (Latitude:46.78925 Longtitude:33.14713)</text:p>
      <text:p text:style-name="P4">
Videos: []</text:p>
      <text:p text:style-name="P4">
Images: []</text:p>
      <text:p text:style-name="P4">
Tags: ["Europe", "Central and Eastern Europe"]</text:p>
      <text:p text:style-name="P4">
ID: 22552051</text:p>
      <!--METADATA-->
      <text:p text:style-name="P4">
Russian aviation dropped several guided bombs at Lvove village of Khersonregion this morning</text:p>
      <text:p text:style-name="P4">
News Collection Link: <text:a xlink:type="simple" xlink:href="https://liveuamap.com/en/2023/30-march-russian-aviation-dropped-several-guided-bombs-at" text:style-name="Internet_20_link" text:visited-style-name="Visited_20_Internet_20_Link">
https://liveuamap.com/en/2023/30-march-russian-aviation-dropped-several-guided-bombs-at</text:a>
</text:p>
      <text:p text:style-name="P4">
Source: <text:a xlink:type="simple" xlink:href="https://t.me/UkraineNow/31088" text:style-name="Internet_20_link" text:visited-style-name="Visited_20_Internet_20_Link">
https://t.me/UkraineNow/31088</text:a>
</text:p>
      <!--NEWS-->
      <text:h text:style-name="P10" text:outline-level="1">
<text:span text:style-name="T4">
Dnipro, Dnipropetrovska Oblast(12:26). Red Alert: aerial threat. Sirens sounding. Take cover ...</text:span>
</text:h>
      <text:p text:style-name="P4">
Authors: liveuamap (Language: en)</text:p>
      <text:p text:style-name="P4">
Time: 2023-03-30T06:26:00</text:p>
      <text:p text:style-name="P4">
Location: Dnipro (Latitude:48.45930000 Longtitude:35.03865000)</text:p>
      <text:p text:style-name="P4">
Videos: []</text:p>
      <text:p text:style-name="P4">
Images: []</text:p>
      <text:p text:style-name="P4">
Tags: ["Europe", "Central and Eastern Europe"]</text:p>
      <text:p text:style-name="P4">
ID: 22552062</text:p>
      <!--METADATA-->
      <text:p text:style-name="P4">
Dnipro, Dnipropetrovska Oblast(12:26). Red Alert: aerial threat. Sirenssounding. Take cover now!</text:p>
      <text:p text:style-name="P4">
News Collection Link: <text:a xlink:type="simple" xlink:href="https://liveuamap.com/en/2023/30-march-dnipro-dnipropetrovska-oblast1226-reg" text:style-name="Internet_20_link" text:visited-style-name="Visited_20_Internet_20_Link">
https://liveuamap.com/en/2023/30-march-dnipro-dnipropetrovska-oblast1226-reg</text:a>
</text:p>
      <text:p text:style-name="P4">
Source: <text:a xlink:type="simple" xlink:href="https://t.me/suspilnednipro/13969" text:style-name="Internet_20_link" text:visited-style-name="Visited_20_Internet_20_Link">
https://t.me/suspilnednipro/13969</text:a>
</text:p>
      <!--NEWS-->
      <text:h text:style-name="P10" text:outline-level="1">
<text:span text:style-name="T4">
Odeska Oblast, Zakarpattia Oblast, Sumska Oblast, Rivne, Rivnenska Oblast, Ivano-Frankivsk, I...</text:span>
</text:h>
      <text:p text:style-name="P4">
Authors: liveuamap (Language: en)</text:p>
      <text:p text:style-name="P4">
Time: 2023-03-30T06:29:00</text:p>
      <text:p text:style-name="P4">
Location: Odeska Oblast (Latitude:46.74962 Longtitude:30.25065)</text:p>
      <text:p text:style-name="P4">
Videos: []</text:p>
      <text:p text:style-name="P4">
Images: []</text:p>
      <text:p text:style-name="P4">
Tags: ["Europe", "Central and Eastern Europe"]</text:p>
      <text:p text:style-name="P4">
ID: 22552063</text:p>
      <!--METADATA-->
      <text:p text:style-name="P4">
Odeska Oblast, Zakarpattia Oblast, Sumska Oblast, Rivne, Rivnenska Oblast,Ivano-Frankivsk, Ivano-Frankivska Oblast, Lviv, Lvivska Oblast, Ternopil,Ternopilska Oblast, Kirovohradska Oblast, Vinnytska Oblast, Donetsk Oblast,Zhytomyr, Zhytomyrska Oblast, Mykolaiv, Mykolayivska Oblast, KhmelnytskaOblast, Chernivetska Oblast, Kharkiv, Kharkivska Oblast, Cherkaska Oblast,Poltavska Oblast, Kyiv Oblast, Kherson, Khersonska Oblast(12:28). Red Alert:aerial threat. Sirens sounding. Take cover now!</text:p>
      <text:p text:style-name="P4">
News Collection Link: <text:a xlink:type="simple" xlink:href="https://liveuamap.com/en/2023/30-march-odeska-oblast-zakarpattia-oblast-sumg" text:style-name="Internet_20_link" text:visited-style-name="Visited_20_Internet_20_Link">
https://liveuamap.com/en/2023/30-march-odeska-oblast-zakarpattia-oblast-sumg</text:a>
</text:p>
      <text:p text:style-name="P4">
Source: <text:a xlink:type="simple" xlink:href="https://t.me/air_alert_ua/42264" text:style-name="Internet_20_link" text:visited-style-name="Visited_20_Internet_20_Link">
https://t.me/air_alert_ua/42264</text:a>
</text:p>
      <!--NEWS-->
      <text:h text:style-name="P10" text:outline-level="1">
<text:span text:style-name="T4">
Chernihivska Oblast(12:29). Red Alert: aerial threat. Sirens sounding. Take cover now!</text:span>
</text:h>
      <text:p text:style-name="P4">
Authors: liveuamap (Language: en)</text:p>
      <text:p text:style-name="P4">
Time: 2023-03-30T06:31:00</text:p>
      <text:p text:style-name="P4">
Location: Chernihivska Oblast (Latitude:51.33333000 Longtitude:32.00000000)</text:p>
      <text:p text:style-name="P4">
Videos: []</text:p>
      <text:p text:style-name="P4">
Images: []</text:p>
      <text:p text:style-name="P4">
Tags: ["Europe", "Central and Eastern Europe"]</text:p>
      <text:p text:style-name="P4">
ID: 22552064</text:p>
      <!--METADATA-->
      <text:p text:style-name="P4">
Chernihivska Oblast(12:29). Red Alert: aerial threat. Sirens sounding. Takecover now!</text:p>
      <text:p text:style-name="P4">
News Collection Link: <text:a xlink:type="simple" xlink:href="https://liveuamap.com/en/2023/30-march-chernihivska-oblast1229-red-alert-aeg" text:style-name="Internet_20_link" text:visited-style-name="Visited_20_Internet_20_Link">
https://liveuamap.com/en/2023/30-march-chernihivska-oblast1229-red-alert-aeg</text:a>
</text:p>
      <text:p text:style-name="P4">
Source: <text:a xlink:type="simple" xlink:href="https://t.me/suspilnechernihiv/17195" text:style-name="Internet_20_link" text:visited-style-name="Visited_20_Internet_20_Link">
https://t.me/suspilnechernihiv/17195</text:a>
</text:p>
      <!--NEWS-->
      <text:h text:style-name="P10" text:outline-level="1">
<text:span text:style-name="T4">
Zaporizka Oblast(12:30). Red Alert: aerial threat. Sirens sounding. Take cover now!</text:span>
</text:h>
      <text:p text:style-name="P4">
Authors: liveuamap (Language: en)</text:p>
      <text:p text:style-name="P4">
Time: 2023-03-30T06:32:00</text:p>
      <text:p text:style-name="P4">
Location: Zaporizka Oblast (Latitude:47.612531 Longtitude:35.764681)</text:p>
      <text:p text:style-name="P4">
Videos: []</text:p>
      <text:p text:style-name="P4">
Images: []</text:p>
      <text:p text:style-name="P4">
Tags: ["Europe", "Central and Eastern Europe"]</text:p>
      <text:p text:style-name="P4">
ID: 22552065</text:p>
      <!--METADATA-->
      <text:p text:style-name="P4">
Zaporizka Oblast(12:30). Red Alert: aerial threat. Sirens sounding. Take covernow!</text:p>
      <text:p text:style-name="P4">
News Collection Link: <text:a xlink:type="simple" xlink:href="https://liveuamap.com/en/2023/30-march-zaporizka-oblast1230-red-alert-aeriag" text:style-name="Internet_20_link" text:visited-style-name="Visited_20_Internet_20_Link">
https://liveuamap.com/en/2023/30-march-zaporizka-oblast1230-red-alert-aeriag</text:a>
</text:p>
      <text:p text:style-name="P4">
Source: <text:a xlink:type="simple" xlink:href="https://t.me/air_alert_ua/42266" text:style-name="Internet_20_link" text:visited-style-name="Visited_20_Internet_20_Link">
https://t.me/air_alert_ua/42266</text:a>
</text:p>
      <!--NEWS-->
      <text:h text:style-name="P10" text:outline-level="1">
<text:span text:style-name="T4">
Russian Ministry of Defense claims Russian air defense shot down new Ukrainian Operational-Ta...</text:span>
</text:h>
      <text:p text:style-name="P4">
Authors: liveuamap (Language: en)</text:p>
      <text:p text:style-name="P4">
Time: 2023-03-30T08:19:01</text:p>
      <text:p text:style-name="P4">
Location: Moskva, Moscow (Latitude:55.72663 Longtitude:37.58869)</text:p>
      <text:p text:style-name="P4">
Videos: []</text:p>
      <text:p text:style-name="P4">
Images: []</text:p>
      <text:p text:style-name="P4">
Tags: ["Russia", "Avia"]</text:p>
      <text:p text:style-name="P4">
ID: 22552072</text:p>
      <!--METADATA-->
      <text:p text:style-name="P4">
Russian Ministry of Defense claims Russian air defense shot down new UkrainianOperational-Tactical Missile Hrim-2</text:p>
      <text:p text:style-name="P4">
News Collection Link: <text:a xlink:type="simple" xlink:href="https://liveuamap.com/en/2023/30-march-russian-ministry-of-defense-claims-russian-air-defense" text:style-name="Internet_20_link" text:visited-style-name="Visited_20_Internet_20_Link">
https://liveuamap.com/en/2023/30-march-russian-ministry-of-defense-claims-russian-air-defense</text:a>
</text:p>
      <text:p text:style-name="P4">
Source: <text:a xlink:type="simple" xlink:href="https://t.me/rian_ru/198420" text:style-name="Internet_20_link" text:visited-style-name="Visited_20_Internet_20_Link">
https://t.me/rian_ru/198420</text:a>
</text:p>
      <!--NEWS-->
      <text:h text:style-name="P10" text:outline-level="1">
<text:span text:style-name="T4">
65 Ukrainian Air defenders completed Patriot training at Fort Sill Oklahoma, and have now arr...</text:span>
</text:h>
      <text:p text:style-name="P4">
Authors: liveuamap (Language: en)</text:p>
      <text:p text:style-name="P4">
Time: 2023-03-30T0:42:00</text:p>
      <text:p text:style-name="P4">
Location: Arlington, Virginia (Latitude:38.87059 Longtitude:-77.05811)</text:p>
      <text:p text:style-name="P4">
Videos: []</text:p>
      <text:p text:style-name="P4">
Images: []</text:p>
      <text:p text:style-name="P4">
Tags: ["Weapons", "Germany"]</text:p>
      <text:p text:style-name="P4">
ID: 22552157</text:p>
      <!--METADATA-->
      <text:p text:style-name="P4">
65 Ukrainian Air defenders completed Patriot training at Fort Sill Oklahoma,and have now arrived back in Europe. They're integrating with other UkraineAir defenders along with donated Patriot air defense equipment from the US,Germany, and the Netherlands - Pentagon spox</text:p>
      <text:p text:style-name="P4">
News Collection Link: <text:a xlink:type="simple" xlink:href="https://liveuamap.com/en/2023/30-march-65-ukrainian-air-defenders-completed-patriot-training" text:style-name="Internet_20_link" text:visited-style-name="Visited_20_Internet_20_Link">
https://liveuamap.com/en/2023/30-march-65-ukrainian-air-defenders-completed-patriot-training</text:a>
</text:p>
      <text:p text:style-name="P4">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Kharkiv, Kharkivska Oblast(16:57). Red Alert: aerial threat. Sirens sounding. Take cover now!</text:span>
</text:h>
      <text:p text:style-name="P4">
Authors: liveuamap (Language: en)</text:p>
      <text:p text:style-name="P4">
Time: 2023-03-30T10:59:00</text:p>
      <text:p text:style-name="P4">
Location: Kharkiv (Latitude:49.98081000 Longtitude:36.25272000)</text:p>
      <text:p text:style-name="P4">
Videos: []</text:p>
      <text:p text:style-name="P4">
Images: []</text:p>
      <text:p text:style-name="P4">
Tags: ["Europe", "Central and Eastern Europe"]</text:p>
      <text:p text:style-name="P4">
ID: 22552082</text:p>
      <!--METADATA-->
      <text:p text:style-name="P4">
Kharkiv, Kharkivska Oblast(16:57). Red Alert: aerial threat. Sirens sounding.Take cover now!</text:p>
      <text:p text:style-name="P4">
News Collection Link: <text:a xlink:type="simple" xlink:href="https://liveuamap.com/en/2023/30-march-kharkiv-kharkivska-oblast1657-red-alg" text:style-name="Internet_20_link" text:visited-style-name="Visited_20_Internet_20_Link">
https://liveuamap.com/en/2023/30-march-kharkiv-kharkivska-oblast1657-red-alg</text:a>
</text:p>
      <text:p text:style-name="P4">
Source: <text:a xlink:type="simple" xlink:href="https://t.me/air_alert_ua/42293" text:style-name="Internet_20_link" text:visited-style-name="Visited_20_Internet_20_Link">
https://t.me/air_alert_ua/42293</text:a>
</text:p>
      <!--NEWS-->
      <text:h text:style-name="P10" text:outline-level="1">
<text:span text:style-name="T4">
Donetsk Oblast(16:59). Red Alert: aerial threat. Sirens sounding. Take cover now!</text:span>
</text:h>
      <text:p text:style-name="P4">
Authors: liveuamap (Language: en)</text:p>
      <text:p text:style-name="P4">
Time: 2023-03-30T11:00:00</text:p>
      <text:p text:style-name="P4">
Location: Donetsk Oblast (Latitude:48.7264 Longtitude:37.5778)</text:p>
      <text:p text:style-name="P4">
Videos: []</text:p>
      <text:p text:style-name="P4">
Images: []</text:p>
      <text:p text:style-name="P4">
Tags: ["Europe", "Central and Eastern Europe"]</text:p>
      <text:p text:style-name="P4">
ID: 22552083</text:p>
      <!--METADATA-->
      <text:p text:style-name="P4">
Donetsk Oblast(16:59). Red Alert: aerial threat. Sirens sounding. Take covernow!</text:p>
      <text:p text:style-name="P4">
News Collection Link: <text:a xlink:type="simple" xlink:href="https://liveuamap.com/en/2023/30-march-donetsk-oblast1659-red-alert-aerial-g" text:style-name="Internet_20_link" text:visited-style-name="Visited_20_Internet_20_Link">
https://liveuamap.com/en/2023/30-march-donetsk-oblast1659-red-alert-aerial-g</text:a>
</text:p>
      <text:p text:style-name="P4">
Source: <text:a xlink:type="simple" xlink:href="https://t.me/air_alert_ua/42294" text:style-name="Internet_20_link" text:visited-style-name="Visited_20_Internet_20_Link">
https://t.me/air_alert_ua/42294</text:a>
</text:p>
      <!--NEWS-->
      <text:h text:style-name="P10" text:outline-level="1">
<text:span text:style-name="T4">
Kherson, Khersonska Oblast(18:38). Red Alert: aerial threat. Sirens sounding. Take cover now!</text:span>
</text:h>
      <text:p text:style-name="P4">
Authors: liveuamap (Language: en)</text:p>
      <text:p text:style-name="P4">
Time: 2023-03-30T12:39:00</text:p>
      <text:p text:style-name="P4">
Location: Kherson (Latitude:46.65581000 Longtitude:32.61780000)</text:p>
      <text:p text:style-name="P4">
Videos: []</text:p>
      <text:p text:style-name="P4">
Images: []</text:p>
      <text:p text:style-name="P4">
Tags: ["Europe", "Central and Eastern Europe"]</text:p>
      <text:p text:style-name="P4">
ID: 22552128</text:p>
      <!--METADATA-->
      <text:p text:style-name="P4">
Kherson, Khersonska Oblast(18:38). Red Alert: aerial threat. Sirens sounding.Take cover now!</text:p>
      <text:p text:style-name="P4">
News Collection Link: <text:a xlink:type="simple" xlink:href="https://liveuamap.com/en/2023/30-march-kherson-khersonska-oblast1838-red-alg" text:style-name="Internet_20_link" text:visited-style-name="Visited_20_Internet_20_Link">
https://liveuamap.com/en/2023/30-march-kherson-khersonska-oblast1838-red-alg</text:a>
</text:p>
      <text:p text:style-name="P4">
Source: <text:a xlink:type="simple" xlink:href="https://t.me/air_alert_ua/42297" text:style-name="Internet_20_link" text:visited-style-name="Visited_20_Internet_20_Link">
https://t.me/air_alert_ua/42297</text:a>
</text:p>
      <!--NEWS-->
      <text:h text:style-name="P10" text:outline-level="1">
<text:span text:style-name="T4">
Sumska Oblast, Chernihivska Oblast(20:41). Red Alert: aerial threat. Sirens sounding. Take co...</text:span>
</text:h>
      <text:p text:style-name="P4">
Authors: liveuamap (Language: en)</text:p>
      <text:p text:style-name="P4">
Time: 2023-03-30T14:42:00</text:p>
      <text:p text:style-name="P4">
Location: Sumska Oblast (Latitude:51.00000000 Longtitude:34.00000000)</text:p>
      <text:p text:style-name="P4">
Videos: []</text:p>
      <text:p text:style-name="P4">
Images: []</text:p>
      <text:p text:style-name="P4">
Tags: ["Europe", "Central and Eastern Europe"]</text:p>
      <text:p text:style-name="P4">
ID: 22552158</text:p>
      <!--METADATA-->
      <text:p text:style-name="P4">
Sumska Oblast, Chernihivska Oblast(20:41). Red Alert: aerial threat. Sirenssounding. Take cover now!</text:p>
      <text:p text:style-name="P4">
News Collection Link: <text:a xlink:type="simple" xlink:href="https://liveuamap.com/en/2023/30-march-sumska-oblast-chernihivska-oblast204g" text:style-name="Internet_20_link" text:visited-style-name="Visited_20_Internet_20_Link">
https://liveuamap.com/en/2023/30-march-sumska-oblast-chernihivska-oblast204g</text:a>
</text:p>
      <text:p text:style-name="P4">
Source: <text:a xlink:type="simple" xlink:href="https://t.me/air_alert_ua/42301" text:style-name="Internet_20_link" text:visited-style-name="Visited_20_Internet_20_Link">
https://t.me/air_alert_ua/42301</text:a>
</text:p>
      <!--NEWS-->
      <text:h text:style-name="P10" text:outline-level="1">
<text:span text:style-name="T4">
Kyiv(20:57). Red Alert: aerial threat. Sirens sounding. Take cover now!</text:span>
</text:h>
      <text:p text:style-name="P4">
Authors: liveuamap (Language: en)</text:p>
      <text:p text:style-name="P4">
Time: 2023-03-30T14:58:00</text:p>
      <text:p text:style-name="P4">
Location: Kyiv (Latitude:50.4424 Longtitude:30.52943)</text:p>
      <text:p text:style-name="P4">
Videos: []</text:p>
      <text:p text:style-name="P4">
Images: []</text:p>
      <text:p text:style-name="P4">
Tags: ["Europe", "Central and Eastern Europe"]</text:p>
      <text:p text:style-name="P4">
ID: 22552162</text:p>
      <!--METADATA-->
      <text:p text:style-name="P4">
Kyiv(20:57). Red Alert: aerial threat. Sirens sounding. Take cover now!</text:p>
      <text:p text:style-name="P4">
News Collection Link: <text:a xlink:type="simple" xlink:href="https://liveuamap.com/en/2023/30-march-kyiv2057-red-alert-aerial-threat-sirg" text:style-name="Internet_20_link" text:visited-style-name="Visited_20_Internet_20_Link">
https://liveuamap.com/en/2023/30-march-kyiv2057-red-alert-aerial-threat-sirg</text:a>
</text:p>
      <text:p text:style-name="P4">
Source: <text:a xlink:type="simple" xlink:href="https://t.me/suspilnenews/19623" text:style-name="Internet_20_link" text:visited-style-name="Visited_20_Internet_20_Link">
https://t.me/suspilnenews/19623</text:a>
</text:p>
      <!--NEWS-->
      <text:h text:style-name="P10" text:outline-level="1">
<text:span text:style-name="T4">
Kyiv Oblast(20:58). Red Alert: aerial threat. Sirens sounding. Take cover now!</text:span>
</text:h>
      <text:p text:style-name="P4">
Authors: liveuamap (Language: en)</text:p>
      <text:p text:style-name="P4">
Time: 2023-03-30T15:00:00</text:p>
      <text:p text:style-name="P4">
Location: Kyiv Oblast (Latitude:50.24018000 Longtitude:30.23163000)</text:p>
      <text:p text:style-name="P4">
Videos: []</text:p>
      <text:p text:style-name="P4">
Images: []</text:p>
      <text:p text:style-name="P4">
Tags: ["Europe", "Central and Eastern Europe"]</text:p>
      <text:p text:style-name="P4">
ID: 22552163</text:p>
      <!--METADATA-->
      <text:p text:style-name="P4">
Kyiv Oblast(20:58). Red Alert: aerial threat. Sirens sounding. Take cover now!</text:p>
      <text:p text:style-name="P4">
News Collection Link: <text:a xlink:type="simple" xlink:href="https://liveuamap.com/en/2023/30-march-kyiv-oblast2058-red-alert-aerial-thrg" text:style-name="Internet_20_link" text:visited-style-name="Visited_20_Internet_20_Link">
https://liveuamap.com/en/2023/30-march-kyiv-oblast2058-red-alert-aerial-thrg</text:a>
</text:p>
      <text:p text:style-name="P4">
Source: <text:a xlink:type="simple" xlink:href="https://t.me/air_alert_ua/42303" text:style-name="Internet_20_link" text:visited-style-name="Visited_20_Internet_20_Link">
https://t.me/air_alert_ua/42303</text:a>
</text:p>
      <!--NEWS-->
      <text:h text:style-name="P10" text:outline-level="1">
<text:span text:style-name="T4">
Kharkiv, Kharkivska Oblast(21:09). Red Alert: aerial threat. Sirens sounding. Take cover now!</text:span>
</text:h>
      <text:p text:style-name="P4">
Authors: liveuamap (Language: en)</text:p>
      <text:p text:style-name="P4">
Time: 2023-03-30T15:10:00</text:p>
      <text:p text:style-name="P4">
Location: Kharkiv (Latitude:49.98036 Longtitude:36.25351)</text:p>
      <text:p text:style-name="P4">
Videos: []</text:p>
      <text:p text:style-name="P4">
Images: []</text:p>
      <text:p text:style-name="P4">
Tags: ["Europe", "Central and Eastern Europe"]</text:p>
      <text:p text:style-name="P4">
ID: 22552166</text:p>
      <!--METADATA-->
      <text:p text:style-name="P4">
Kharkiv, Kharkivska Oblast(21:09). Red Alert: aerial threat. Sirens sounding.Take cover now!</text:p>
      <text:p text:style-name="P4">
News Collection Link: <text:a xlink:type="simple" xlink:href="https://liveuamap.com/en/2023/30-march-kharkiv-kharkivska-oblast2109-red-alg" text:style-name="Internet_20_link" text:visited-style-name="Visited_20_Internet_20_Link">
https://liveuamap.com/en/2023/30-march-kharkiv-kharkivska-oblast2109-red-alg</text:a>
</text:p>
      <text:p text:style-name="P4">
Source: <text:a xlink:type="simple" xlink:href="https://t.me/air_alert_ua/42304" text:style-name="Internet_20_link" text:visited-style-name="Visited_20_Internet_20_Link">
https://t.me/air_alert_ua/42304</text:a>
</text:p>
      <!--NEWS-->
      <text:h text:style-name="P10" text:outline-level="1">
<text:span text:style-name="T4">
Russia launched new drone attack against Ukraine, at least 10 Shahed drones recorded in Ukrai...</text:span>
</text:h>
      <text:p text:style-name="P4">
Authors: liveuamap (Language: en)</text:p>
      <text:p text:style-name="P4">
Time: 2023-03-30T15:12:56</text:p>
      <text:p text:style-name="P4">
Location: Ukraine (Latitude:51.99334 Longtitude:32.05536)</text:p>
      <text:p text:style-name="P4">
Videos: []</text:p>
      <text:p text:style-name="P4">
Images: []</text:p>
      <text:p text:style-name="P4">
Tags: ["Europe", "Central and Eastern Europe"]</text:p>
      <text:p text:style-name="P4">
ID: 22552167</text:p>
      <!--METADATA-->
      <text:p text:style-name="P4">
Russia launched new drone attack against Ukraine, at least 10 Shahed dronesrecorded in Ukrainian airspace</text:p>
      <text:p text:style-name="P4">
News Collection Link: <text:a xlink:type="simple" xlink:href="https://liveuamap.com/en/2023/30-march-russia-launched-new-drone-attack-against-ukraine" text:style-name="Internet_20_link" text:visited-style-name="Visited_20_Internet_20_Link">
https://liveuamap.com/en/2023/30-march-russia-launched-new-drone-attack-against-ukraine</text:a>
</text:p>
      <text:p text:style-name="P4">
Source: <text:a xlink:type="simple" xlink:href="https://t.me/Tsaplienko/28947" text:style-name="Internet_20_link" text:visited-style-name="Visited_20_Internet_20_Link">
https://t.me/Tsaplienko/28947</text:a>
</text:p>
      <!--NEWS-->
      <text:h text:style-name="P10" text:outline-level="1">
<text:span text:style-name="T4">
Missile launches from Belgorod region</text:span>
</text:h>
      <text:p text:style-name="P4">
Authors: liveuamap (Language: en)</text:p>
      <text:p text:style-name="P4">
Time: 2023-03-30T15:14:47</text:p>
      <text:p text:style-name="P4">
Location: Belgorod (Latitude:50.48198 Longtitude:36.53229)</text:p>
      <text:p text:style-name="P4">
Videos: []</text:p>
      <text:p text:style-name="P4">
Images: []</text:p>
      <text:p text:style-name="P4">
Tags: []</text:p>
      <text:p text:style-name="P4">
ID: 22552168</text:p>
      <!--METADATA-->
      <text:p text:style-name="P4">
Missile launches from Belgorod region</text:p>
      <text:p text:style-name="P4">
News Collection Link: <text:a xlink:type="simple" xlink:href="https://liveuamap.com/en/2023/30-march-missile-launches-from-belgorod-region" text:style-name="Internet_20_link" text:visited-style-name="Visited_20_Internet_20_Link">
https://liveuamap.com/en/2023/30-march-missile-launches-from-belgorod-region</text:a>
</text:p>
      <text:p text:style-name="P4">
Source: <text:a xlink:type="simple" xlink:href="https://t.me/kharkivlife/58947" text:style-name="Internet_20_link" text:visited-style-name="Visited_20_Internet_20_Link">
https://t.me/kharkivlife/58947</text:a>
</text:p>
      <!--NEWS-->
      <text:h text:style-name="P10" text:outline-level="1">
<text:span text:style-name="T4">
Explosions reported in Kharkiv</text:span>
</text:h>
      <text:p text:style-name="P4">
Authors: liveuamap (Language: en)</text:p>
      <text:p text:style-name="P4">
Time: 2023-03-30T15:15:37</text:p>
      <text:p text:style-name="P4">
Location: Kharkiv,Kharkivs'ka oblast (Latitude:50.02274 Longtitude:36.31393)</text:p>
      <text:p text:style-name="P4">
Videos: []</text:p>
      <text:p text:style-name="P4">
Images: []</text:p>
      <text:p text:style-name="P4">
Tags: ["Europe", "Central and Eastern Europe"]</text:p>
      <text:p text:style-name="P4">
ID: 22552169</text:p>
      <!--METADATA-->
      <text:p text:style-name="P4">
Explosions reported in Kharkiv</text:p>
      <text:p text:style-name="P4">
News Collection Link: <text:a xlink:type="simple" xlink:href="https://liveuamap.com/en/2023/30-march-explosions-reported-in-kharkiv" text:style-name="Internet_20_link" text:visited-style-name="Visited_20_Internet_20_Link">
https://liveuamap.com/en/2023/30-march-explosions-reported-in-kharkiv</text:a>
</text:p>
      <text:p text:style-name="P4">
Source: <text:a xlink:type="simple" xlink:href="https://t.me/kharkivlife/58949" text:style-name="Internet_20_link" text:visited-style-name="Visited_20_Internet_20_Link">
https://t.me/kharkivlife/58949</text:a>
</text:p>
      <!--NEWS-->
      <text:h text:style-name="P10" text:outline-level="1">
<text:span text:style-name="T4">
Poltavska Oblast(21:21). Red Alert: aerial threat. Sirens sounding. Take cover now!</text:span>
</text:h>
      <text:p text:style-name="P4">
Authors: liveuamap (Language: en)</text:p>
      <text:p text:style-name="P4">
Time: 2023-03-30T15:22:00</text:p>
      <text:p text:style-name="P4">
Location: Poltavska Oblast (Latitude:49.47705000 Longtitude:33.81866000)</text:p>
      <text:p text:style-name="P4">
Videos: []</text:p>
      <text:p text:style-name="P4">
Images: []</text:p>
      <text:p text:style-name="P4">
Tags: ["Europe", "Central and Eastern Europe"]</text:p>
      <text:p text:style-name="P4">
ID: 22552173</text:p>
      <!--METADATA-->
      <text:p text:style-name="P4">
Poltavska Oblast(21:21). Red Alert: aerial threat. Sirens sounding. Take covernow!</text:p>
      <text:p text:style-name="P4">
News Collection Link: <text:a xlink:type="simple" xlink:href="https://liveuamap.com/en/2023/30-march-poltavska-oblast2121-red-alert-aeriag" text:style-name="Internet_20_link" text:visited-style-name="Visited_20_Internet_20_Link">
https://liveuamap.com/en/2023/30-march-poltavska-oblast2121-red-alert-aeriag</text:a>
</text:p>
      <text:p text:style-name="P4">
Source: <text:a xlink:type="simple" xlink:href="https://t.me/suspilnepoltava/10637" text:style-name="Internet_20_link" text:visited-style-name="Visited_20_Internet_20_Link">
https://t.me/suspilnepoltava/10637</text:a>
</text:p>
      <!--NEWS-->
      <text:h text:style-name="P10" text:outline-level="1">
<text:span text:style-name="T4">
6 missile strikes recorded in Kharkiv, - Mayor</text:span>
</text:h>
      <text:p text:style-name="P4">
Authors: liveuamap (Language: en)</text:p>
      <text:p text:style-name="P4">
Time: 2023-03-30T15:35:41</text:p>
      <text:p text:style-name="P4">
Location: Kharkiv (Latitude:49.99505 Longtitude:36.23772)</text:p>
      <text:p text:style-name="P4">
Videos: []</text:p>
      <text:p text:style-name="P4">
Images: []</text:p>
      <text:p text:style-name="P4">
Tags: ["Europe", "Central and Eastern Europe"]</text:p>
      <text:p text:style-name="P4">
ID: 22552176</text:p>
      <!--METADATA-->
      <text:p text:style-name="P4">
6 missile strikes recorded in Kharkiv, - Mayor</text:p>
      <text:p text:style-name="P4">
News Collection Link: <text:a xlink:type="simple" xlink:href="https://liveuamap.com/en/2023/30-march-6-missile-strikes-recorded-in-kharkiv--mayor" text:style-name="Internet_20_link" text:visited-style-name="Visited_20_Internet_20_Link">
https://liveuamap.com/en/2023/30-march-6-missile-strikes-recorded-in-kharkiv--mayor</text:a>
</text:p>
      <text:p text:style-name="P4">
Source: <text:a xlink:type="simple" xlink:href="https://t.me/ihor_terekhov/629" text:style-name="Internet_20_link" text:visited-style-name="Visited_20_Internet_20_Link">
https://t.me/ihor_terekhov/629</text:a>
</text:p>
      <!--NEWS-->
      <text:h text:style-name="P10" text:outline-level="1">
<text:span text:style-name="T4">
Zaporizka Oblast(22:00). Red Alert: aerial threat. Sirens sounding. Take cover now!</text:span>
</text:h>
      <text:p text:style-name="P4">
Authors: liveuamap (Language: en)</text:p>
      <text:p text:style-name="P4">
Time: 2023-03-30T16:01:00</text:p>
      <text:p text:style-name="P4">
Location: Zaporizka Oblast (Latitude:47.612931 Longtitude:35.765771)</text:p>
      <text:p text:style-name="P4">
Videos: []</text:p>
      <text:p text:style-name="P4">
Images: []</text:p>
      <text:p text:style-name="P4">
Tags: ["Europe", "Central and Eastern Europe"]</text:p>
      <text:p text:style-name="P4">
ID: 22552182</text:p>
      <!--METADATA-->
      <text:p text:style-name="P4">
Zaporizka Oblast(22:00). Red Alert: aerial threat. Sirens sounding. Take covernow!</text:p>
      <text:p text:style-name="P4">
News Collection Link: <text:a xlink:type="simple" xlink:href="https://liveuamap.com/en/2023/30-march-zaporizka-oblast2200-red-alert-aeriag" text:style-name="Internet_20_link" text:visited-style-name="Visited_20_Internet_20_Link">
https://liveuamap.com/en/2023/30-march-zaporizka-oblast2200-red-alert-aeriag</text:a>
</text:p>
      <text:p text:style-name="P4">
Source: <text:a xlink:type="simple" xlink:href="https://t.me/air_alert_ua/42306" text:style-name="Internet_20_link" text:visited-style-name="Visited_20_Internet_20_Link">
https://t.me/air_alert_ua/42306</text:a>
</text:p>
      <!--NEWS-->
      <text:h text:style-name="P10" text:outline-level="1">
<text:span text:style-name="T4">
Dnipro, Dnipropetrovska Oblast(22:36). Red Alert: aerial threat. Sirens sounding. Take cover ...</text:span>
</text:h>
      <text:p text:style-name="P4">
Authors: liveuamap (Language: en)</text:p>
      <text:p text:style-name="P4">
Time: 2023-03-30T16:38:00</text:p>
      <text:p text:style-name="P4">
Location: Dnipro (Latitude:48.45852 Longtitude:35.03744)</text:p>
      <text:p text:style-name="P4">
Videos: []</text:p>
      <text:p text:style-name="P4">
Images: []</text:p>
      <text:p text:style-name="P4">
Tags: ["Europe", "Central and Eastern Europe"]</text:p>
      <text:p text:style-name="P4">
ID: 22552186</text:p>
      <!--METADATA-->
      <text:p text:style-name="P4">
Dnipro, Dnipropetrovska Oblast(22:36). Red Alert: aerial threat. Sirenssounding. Take cover now!</text:p>
      <text:p text:style-name="P4">
News Collection Link: <text:a xlink:type="simple" xlink:href="https://liveuamap.com/en/2023/30-march-dnipro-dnipropetrovska-oblast2236-reg" text:style-name="Internet_20_link" text:visited-style-name="Visited_20_Internet_20_Link">
https://liveuamap.com/en/2023/30-march-dnipro-dnipropetrovska-oblast2236-reg</text:a>
</text:p>
      <text:p text:style-name="P4">
Source: <text:a xlink:type="simple" xlink:href="https://t.me/suspilnednipro/13986" text:style-name="Internet_20_link" text:visited-style-name="Visited_20_Internet_20_Link">
https://t.me/suspilnednipro/13986</text:a>
</text:p>
      <!--NEWS-->
      <text:h text:style-name="P10" text:outline-level="1">
<text:span text:style-name="T4">
Explosions reported in Zaporizhzhia</text:span>
</text:h>
      <text:p text:style-name="P4">
Authors: liveuamap (Language: en)</text:p>
      <text:p text:style-name="P4">
Time: 2023-03-30T17:20:10</text:p>
      <text:p text:style-name="P4">
Location: Zaporizhzhia, Zaporiz'ka oblast (Latitude:47.82664 Longtitude:35.12037)</text:p>
      <text:p text:style-name="P4">
Videos: []</text:p>
      <text:p text:style-name="P4">
Images: []</text:p>
      <text:p text:style-name="P4">
Tags: ["Europe", "Central and Eastern Europe"]</text:p>
      <text:p text:style-name="P4">
ID: 22552193</text:p>
      <!--METADATA-->
      <text:p text:style-name="P4">
Explosions reported in Zaporizhzhia</text:p>
      <text:p text:style-name="P4">
News Collection Link: <text:a xlink:type="simple" xlink:href="https://liveuamap.com/en/2023/30-march-explosions-reported-in-zaporizhzhia" text:style-name="Internet_20_link" text:visited-style-name="Visited_20_Internet_20_Link">
https://liveuamap.com/en/2023/30-march-explosions-reported-in-zaporizhzhia</text:a>
</text:p>
      <text:p text:style-name="P4">
Source: <text:a xlink:type="simple" xlink:href="https://t.me/hromadske_ua/31035" text:style-name="Internet_20_link" text:visited-style-name="Visited_20_Internet_20_Link">
https://t.me/hromadske_ua/31035</text:a>
</text:p>
      <!--NEWS-->
      <text:h text:style-name="P10" text:outline-level="1">
<text:span text:style-name="T4">
More explosions were reported in Zaporizhzhia</text:span>
</text:h>
      <text:p text:style-name="P4">
Authors: liveuamap (Language: en)</text:p>
      <text:p text:style-name="P4">
Time: 2023-03-30T17:26:03</text:p>
      <text:p text:style-name="P4">
Location: Zaporizhzhia, Zaporiz'ka oblast (Latitude:47.85141 Longtitude:35.17342)</text:p>
      <text:p text:style-name="P4">
Videos: []</text:p>
      <text:p text:style-name="P4">
Images: []</text:p>
      <text:p text:style-name="P4">
Tags: ["Europe", "Central and Eastern Europe"]</text:p>
      <text:p text:style-name="P4">
ID: 22552194</text:p>
      <!--METADATA-->
      <text:p text:style-name="P4">
More explosions were reported in Zaporizhzhia</text:p>
      <text:p text:style-name="P4">
News Collection Link: <text:a xlink:type="simple" xlink:href="https://liveuamap.com/en/2023/30-march-more-explosions-were-reported-in-zaporizhzhia" text:style-name="Internet_20_link" text:visited-style-name="Visited_20_Internet_20_Link">
https://liveuamap.com/en/2023/30-march-more-explosions-were-reported-in-zaporizhzhia</text:a>
</text:p>
      <text:p text:style-name="P4">
Source: <text:a xlink:type="simple" xlink:href="https://t.me/suspilnenews/19632" text:style-name="Internet_20_link" text:visited-style-name="Visited_20_Internet_20_Link">
https://t.me/suspilnenews/19632</text:a>
</text:p>
      <!--NEWS-->
      <text:h text:style-name="P10" text:outline-level="1">
<text:span text:style-name="T4">
40 країн закликали рф звільнити всіх незаконно затриманих українських міських голів</text:span>
</text:h>
      <text:p text:style-name="P4">
Author: ['АРМІЯINFORM']</text:p>
      <text:p text:style-name="P4">
Time: 2023-03-30T32:00:00-04:00</text:p>
      <text:p text:style-name="P4">
Description: росія повинна припинити практику насильницьких зникнень цивільних на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176183-588.jpeg" text:style-name="Internet_20_link" text:visited-style-name="Visited_20_Internet_20_Link">
630_360_1677176183-588.jpeg</text:a>
']</text:p>
      <text:p text:style-name="P4">
Tags: ['STOPRUSSIA', 'ВЕЛИКА БРИТАНІЯ', 'ВІЙНА', 'ЖЕНЕВСЬКА КОНВЕНЦІЯ']</text:p>
      <text:p text:style-name="P4">
Category: News</text:p>
      <!--METADATA-->
      <text:p text:style-name="P4">
<draw:frame draw:style-name="fr1" draw:name="Image21" text:anchor-type="as-char" svg:width="6.9236in" svg:height="3.956343in" draw:z-index="0">
<draw:image xlink:href="../Images/AРМІЯINFORM/2023-03-30T32-00-00-04-00/630_360_1677176183-588.jpeg" xlink:type="simple" xlink:show="embed" xlink:actuate="onLoad" draw:mime-type="image/jpeg"/>
</draw:frame>
</text:p>
      <text:p text:style-name="P4">
росія повинна припинити практику насильницьких зникнень цивільних наокупованих територіях і звільнити всіх, хто був затриманий всуперечміжнародному праву, зокрема, міських голів.</text:p>
      <text:p text:style-name="P4">
Про це <text:a xlink:type="simple" xlink:href="https://www.gov.uk/government/speeches/join-statement-on-the-situation-of-ukrainian-mayors.uk" text:style-name="Internet_20_link" text:visited-style-name="Visited_20_Internet_20_Link">
йдеться</text:a>
 у спільній заяві 40 країн, яку оприлюднивпосол Великої Британії при СОТ та ООН у Женеві Саймон Менлі.</text:p>
      <text:p text:style-name="P4">
«Я роблю цю заяву від імені групи країн. Віденська декларація та Програма дій(ВДПД) наголошує на занепокоєнні міжнародної спільноти застосуваннямпримусових і довільних страт, насильницькими зникненнями, свавільнимизатриманнями і тортурами», — наголосив Саймон Менлі.</text:p>
      <text:p text:style-name="P4">
Він додав, що повідомлення про свавільні затримання українських цивільнихросійськими військовими приголомшують і є чисельними. Згідно з цимиповідомленнями, цивільні часто стикаються з нелюдським, принизливимповодженням, тортурами та неприйнятними умовами утримання.</text:p>
      <text:p text:style-name="P4">
Саймон Менлі зазначив, що рф систематично переслідує представників місцевихгромад на територіях, які намагається незаконно анексувати. Це частинастратегії росії з придушення незгоди та встановлення свого контролю шляхомзалякування місцевого населення. Серед захоплених — журналісти, активісти,релігійні діячі та лідери місцевих громад.</text:p>
      <text:p text:style-name="P4">
«Сьогодні ми хочемо зосередитися на мерах тих міст, які росія намагаласянезаконно анексувати. З 24 лютого 2022 року затримано щонайменше 30 мерів.Щонайменше шестеро залишаються в російському ув’язненні», — заявив він.</text:p>
      <text:p text:style-name="P4">
Так, Ігор Колихаєв, мер Херсона, був захоплений російськими військами в червні2022 року. Відтоді сім’я Ігоря збирає свідчення про його стан від іншихзатриманих, які були звільнені з російського полону.</text:p>
      <text:p text:style-name="P4">
Подібна доля спіткала мерів Олександра Бабича, Євгена Матвєєва, ВолодимираКараберова, Сергія Хільченка, яких було взято в полон та затримано в період зберезня по червень 2022 року. росія досі не підтвердила їх місцеперебування, аїхні сім’ї не отримували інформації про самопочуття близьких.</text:p>
      <text:p text:style-name="P4">
Саймон Менлі додав, що міжнародна спільнота не залишить поза увагою порушенняміжнародного права, зокрема свавільні затримання та насильницькі зникнення.</text:p>
      <text:p text:style-name="P4">
«росія повинна підтвердити, кого вона утримує, де і чому. росія повиннаприпинити практику насильницьких зникнень і звільнити всіх, хто був затриманийвсупереч міжнародному праву. Росія повинна поважати всі свої зобов’язання,відповідно до ВДПД», — наголосив Менлі.</text:p>
      <text:p text:style-name="P4">
Заяву зробили від імені 40 країн. Це Велика Британія, Австрія, Бельгія,Болгарія, Хорватія, Кіпр, Чехія, Данія, Естонія, Фінляндія, Франція,Німеччина, Греція, Угорщина, Ірландія, Італія, Латвія, Литва, Люксембург,Мальта, Нідерланди, Польща, Португалія, Румунія, Словаччина, Словенія,Іспанія, Швеція, Боснія і Герцеговина, Нова Зеландія, Австралія, ПівнічнаМакедонія, Грузія, Албанія, Канада, США, Ісландія, Україна, Японія та Молдова.</text:p>
      <text:p text:style-name="P4">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Пропаганда рашистів знову поширює фейк про продаж західної зброї</text:span>
</text:h>
      <text:p text:style-name="P4">
Author: ['АРМІЯINFORM']</text:p>
      <text:p text:style-name="P4">
Time: 2023-03-30T33:00:00-04:00</text:p>
      <text:p text:style-name="P4">
Description: Ворожі ЗМІ поширили інформацію про продаж українськими військовими натівського озброє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olovev.jpg" text:style-name="Internet_20_link" text:visited-style-name="Visited_20_Internet_20_Link">
solovev.jpg</text:a>
']</text:p>
      <text:p text:style-name="P4">
Tags: ['РОСІЙСЬКА ПРОПАГАНДА', 'РОСІЙСЬКІ ФЕЙКИ', 'ЦПД РНБО']</text:p>
      <text:p text:style-name="P4">
Category: News</text:p>
      <!--METADATA-->
      <text:p text:style-name="P4">
<draw:frame draw:style-name="fr1" draw:name="Image22" text:anchor-type="as-char" svg:width="6.9236in" svg:height="3.846444in" draw:z-index="0">
<draw:image xlink:href="../Images/AРМІЯINFORM/2023-03-30T33-00-00-04-00/solovev.jpg" xlink:type="simple" xlink:show="embed" xlink:actuate="onLoad" draw:mime-type="image/jpeg"/>
</draw:frame>
</text:p>
      <text:p text:style-name="P4">
Ворожі ЗМІ поширили інформацію про продаж українськими військовими натівськогоозброєння, що надходить у рамках західної військової допомоги: «На українськихмаркетплейсах за 80 тис. грн продається американський ПТРК Javelin».</text:p>
      <text:p text:style-name="P4">
Насправді,<text:a xlink:type="simple" xlink:href="https://www.facebook.com/protydiyadezinformatsiyi.cpd/posts/pfbid0X14VT66G9SjxfS9HAUiPrNRSF2UjgJofZ8Bq4ppG2UxJqWVUQvdawwjZmT5xzamAl" text:style-name="Internet_20_link" text:visited-style-name="Visited_20_Internet_20_Link">
повідомляє</text:a>
Центр протидії дезінформації при РНБО України, в оголошенні, на якепосилаються пропагандисти, йдеться тільки про частину ПТРК Javelin —транспортно-пусковий контейнер (Launch Tube Assembly), що має форму тубуса іне є придатним до повторного використання.</text:p>
      <text:p text:style-name="P4">
Наголошуємо! 28 лютого 2023 року Міноборони США офіційно заявило, що перевіркане виявила жодних порушень у використанні зброї, переданої союзниками, тапопри це тему нібито продажу озброєння активно використовує роспропаганда.</text:p>
      <text:p text:style-name="P4">
«Загалом, подібні фейки направлені виключно на дискредитацію захисниківУкраїни та зниження рівня довіри зі сторони західних партнерів», — зазначаєЦентр протидії дезінформації.</text:p>
      <text:p text:style-name="P4">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Якщо близька людина на фронті: які дані треба знати родинам військових</text:span>
</text:h>
      <text:p text:style-name="P4">
Author: ['АРМІЯINFORM']</text:p>
      <text:p text:style-name="P4">
Time: 2023-03-30T34:00:00-04:00</text:p>
      <text:p text:style-name="P4">
Description: Координаційний штаб з питань поводження з військовополоненими підготував перелік д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ОВОДЖЕННЯ З ПОЛОНЕНИМИ']</text:p>
      <text:p text:style-name="P4">
Category: News</text:p>
      <!--METADATA-->
      <text:p text:style-name="P4">
<draw:frame draw:style-name="fr1" draw:name="Image23" text:anchor-type="as-char" svg:width="6.9236in" svg:height="4.569576in" draw:z-index="0">
<draw:image xlink:href="../Images/AРМІЯINFORM/2023-03-30T34-00-00-04-00/photo_2022-12-27_16-19-39.jpg" xlink:type="simple" xlink:show="embed" xlink:actuate="onLoad" draw:mime-type="image/jpeg"/>
</draw:frame>
 Ілюстративне фото</text:p>
      <text:p text:style-name="P4">
Координаційний штаб з питань поводження з військовополоненими підготувавперелік даних, які рекомендують записати родинам військовослужбовців.</text:p>
      <text:p text:style-name="P4">
Про це<text:a xlink:type="simple" xlink:href="https://t.me/Koord_shtab/740" text:style-name="Internet_20_link" text:visited-style-name="Visited_20_Internet_20_Link">
повідомляє</text:a>
 Коордштаб у Телеграмі.</text:p>
      <text:p text:style-name="P4">
<text:span text:style-name="T4">
Родинам радять записати:</text:span>
</text:p>
      <ul>
        <li>
прізвище, ім’я та по батькові військовослужбовця;  * дату народження;  * копію паспорта;  * контактні дані територіального центру комплектації та соціальної підтримки, з якого був або була мобілізовані;  * назву та номер військової частини чи підрозділу проходження служби.</li>
      </ul>
      <text:p text:style-name="P4">
<text:span text:style-name="T4">
Також потрібно знати:</text:span>
</text:p>
      <ul>
        <li>
контактні дані місця постійної дислокації військової частини;  * посаду та звання;  * військово-облікову спеціальність (якщо відомо);  * особовий номер (індивідуальний податковий номер);  * номер військового квитка чи тимчасового військового квитка (скан-копію) чи жетону;  * прізвище, ім’я, по батькові та контакти колег по службі, безпосереднього командира і командира частини;  * телефон гарячої лінії частини, бригади та угруповання.</li>
      </ul>
      <text:p text:style-name="P4">
У Коордштабі зазначають, що ця інформація може допомогти родинам захисників ізахисниць у критичних ситуаціях.</text:p>
      <text:p text:style-name="P4">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Уряд готує старт пілотних проєктів із комплексного відновлення населених пунктів</text:span>
</text:h>
      <text:p text:style-name="P4">
Author: ['АРМІЯINFORM']</text:p>
      <text:p text:style-name="P4">
Time: 2023-03-30T35:00:00-04:00</text:p>
      <text:p text:style-name="P4">
Description: На виконання завдання Президента України відбулася нарада під головува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Tags: ['ВІДБУДОВА УКРАЇНИ', 'КАБІНЕТ МІНІСТРІВ УКРАЇНИ']</text:p>
      <text:p text:style-name="P4">
Category: News</text:p>
      <!--METADATA-->
      <text:p text:style-name="P4">
<draw:frame draw:style-name="fr1" draw:name="Image24" text:anchor-type="as-char" svg:width="6.9236in" svg:height="4.610104in" draw:z-index="0">
<draw:image xlink:href="../Images/AРМІЯINFORM/2023-03-30T35-00-00-04-00/uryad-1.jpg" xlink:type="simple" xlink:show="embed" xlink:actuate="onLoad" draw:mime-type="image/jpeg"/>
</draw:frame>
</text:p>
      <text:p text:style-name="P4">
На виконання завдання Президента України відбулася нарада під головуваннямПрем’єр-міністра Дениса Шмигаля щодо післявоєнного відновлення деокупованихтериторій Київської, Сумської, Харківської, Херсонської, Чернігівськоїобластей.</text:p>
      <text:p text:style-name="P4">
Про це <text:a xlink:type="simple" xlink:href="https://www.kmu.gov.ua/news/uriad-hotuie-start-pilotnykh-proektiv-iz-kompleksnoho-vidnovlennia-naselenykh-punktiv" text:style-name="Internet_20_link" text:visited-style-name="Visited_20_Internet_20_Link">
повідомляє</text:a>
 Урядовий портал.</text:p>
      <text:p text:style-name="P4">
У нараді взяли участь Віцепрем'єр-міністр з відновлення України — Міністррозвитку громад, територій та інфраструктури Олександр Кубраков, Віцепрем'єр-міністр — Міністр з питань реінтеграції тимчасово окупованих територій ІринаВерещук, голова Державного агентства відновлення та розвитку інфраструктуриМустафа Найєм, представники МОЗ, МОН, МКІП та інші.</text:p>
      <text:p text:style-name="P4">
<draw:frame draw:style-name="fr1" draw:name="Image25" text:anchor-type="as-char" svg:width="6.9236in" svg:height="4.610104in" draw:z-index="0">
<draw:image xlink:href="../Images/AРМІЯINFORM/2023-03-30T35-00-00-04-00/uryad-2.jpg" xlink:type="simple" xlink:show="embed" xlink:actuate="onLoad" draw:mime-type="image/jpeg"/>
</draw:frame>
</text:p>
      <text:p text:style-name="P4">
Зокрема, було визначено дати старту й перші проєкти комплексної відбудови назвільнених територіях. Попередньо обрано по одному населеному пункту вКиївській, Сумській, Харківській, Херсонській, Чернігівській областях, у якихрозпочнеться масштабне відновлення за принципом «build back better».</text:p>
      <text:p text:style-name="P4">
«Закон, необхідний для початку масштабних проєктів відбудови, ухваленийПарламентом і підписаний Президентом. Визначено п’ять населених пунктів, дестартує пілот. Ідеться не лише про відбудову житла, але й лікарень, шкіл,садочків, ЦНАПів, об’єктів культури тощо. Усе має комплексно відновлюватися зурахуванням вимог безпеки та сучасних практик за принципом «краще, ніж було»,— підкреслив Прем’єр-міністр.</text:p>
      <text:p text:style-name="P4">
Також учасники наради обговорили підготовку й ухвалення необхідних підзаконнихактів для запуску механізму компенсацій за пошкоджене та знищене майно.</text:p>
      <text:p text:style-name="P4">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росія поновила тренд «хлопчиків-героїв» для використання дітей в інтересах пропаганди</text:span>
</text:h>
      <text:p text:style-name="P4">
Author: ['АРМІЯINFORM']</text:p>
      <text:p text:style-name="P4">
Time: 2023-03-30T36:00:00-04:00</text:p>
      <text:p text:style-name="P4">
Description: Про це розповідає Центр протидії дезінформації при РНБО України.    Упродовж багат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ti-voiny-1.webp" text:style-name="Internet_20_link" text:visited-style-name="Visited_20_Internet_20_Link">
deti-voiny-1.webp</text:a>
']</text:p>
      <text:p text:style-name="P4">
Tags: ['ДІТИ', 'РОСІЙСЬКА ПРОПАГАНДА', 'ЦПД РНБО']</text:p>
      <text:p text:style-name="P4">
Category: News</text:p>
      <!--METADATA-->
      <text:p text:style-name="P4">
<draw:frame draw:style-name="fr1" draw:name="Image26" text:anchor-type="as-char" svg:width="6.9236in" svg:height="4.609964in" draw:z-index="0">
<draw:image xlink:href="../ConvertedIMGs/AРМІЯINFORM/2023-03-30T36-00-00-04-00/deti-voiny-1.png" xlink:type="simple" xlink:show="embed" xlink:actuate="onLoad" draw:mime-type="image/png"/>
</draw:frame>
</text:p>
      <text:p text:style-name="P4">
Про це<text:a xlink:type="simple" xlink:href="https://www.facebook.com/protydiyadezinformatsiyi.cpd/posts/pfbid0yARehijq5GG2YnrntBa1677FkgfePhG4qoWbhPGCUHfKpgX9a1zHUiQd3cjhZ2CNl" text:style-name="Internet_20_link" text:visited-style-name="Visited_20_Internet_20_Link">
розповідає</text:a>
Центр протидії дезінформації при РНБО України.</text:p>
      <text:p text:style-name="P4">
Упродовж багатьох років росія змальовувала дітей у ролі жертв, які нібитогинули за ідею. З часів становлення радянської влади героєм пропаганди стававпіонер Павлик Морозов, який видав чекістам свого батька і був убитий власнимродичем. Пізніше популяризувались малолітні партизани Другої світової війни,які шпигували, розклеювали карикатури на гітлерівців, збирали зброю табоєприпаси, а інколи й убивали нацистів. Головним правилом радянськогоагітпрому був факт «героїчної загибелі» малюків, що давав змогу створювати їмпотрібну біографію та ідеологічно обґрунтовувати їхні «подвиги».</text:p>
      <text:p text:style-name="P4">
Новий етап канонізації «хлопчиків-героїв» розгорнувся з початком подій 2014року на Донбасі. За допомогою відвертих фейків про «звірства нацистів»,роспропаганда розв'язала справжню інформаційну війну з дегуманізаціїукраїнців. Найвідомішим фейком того часу став сюжет про «розп'ятого хлопчика»у Слов'янську, якого українські військові нібито стратили на очах у йогоматері та жителів міста. Пропагандистська брехня була настільки очевидною, щоросійські ЗМІ були змушені визнати фейковість сюжету, а «розп'ятий хлопчик»відразу став інтернет-мемом та посміховиськом для всього світу. Після цьогоросія ще не раз поширювала фейки про «дітей Донбасу», яких начебто вбиваєУкраїна.</text:p>
      <text:p text:style-name="P4">
Але з початком повномасштабної війни образ «дитини-жертви» перетворився наобраз «дитини-героя»</text:p>
      <text:p text:style-name="P4">
Так, навесні 2022 року героєм публікацій найпопулярніших російських новиннихмедіа став хлопчик «Альошка», мешканець бєлгородської області рф, який бігавуздовж траси у шоломофоні та вітав бронетехніку, що їхала в бік кордону зУкраїною.</text:p>
      <text:p text:style-name="P4">
Останньою «інформаційною бомбою» російського агітпропу у 2023 році став «геройФедор». Цей 10-річний хлопчик з брянської області їхав до школи, та під часобстрілу автобуса буцімто «українською ДРГ» не розгубився і попри пораненняврятував двох дівчат. Як завжди, пізніше з'ясувалося, що з героїчним вчинкомФедора не все так гладко. Спершу в повідомленнях роль «героя» грала пораненадівчинка, однак потім про неї забули і на перший план витягнули хлопчика, якийтеж був поранений, але врятував двох дівчат. Також «перебільшенням» виявиласяй інформація про обстріляний автобус, адже у той день на брянщині булодистанційне навчання. Не підтверджено документально і поранення дитини, у всіхсюжетах хлопчик щільно вкритий ковдрою саме по груди, слідів операційноговтручання ніде не видно. Крім того, на тлі легенд про «українську ДРГ» івійськових російського добровольчого корпусу, все частіше наводять ще однуверсію: події у брянській області є невдалою провокацією російських спецслужб.</text:p>
      <text:p text:style-name="P4">
Проте хлопчика в росії почали героїзувати і перетворювати на новий символZ-пропаганди. Путін нагородив його медаллю «За відвагу», на парканах убрянській області з’явилися листівки з надписом «Федя — герой России». Алесумнівні обставини «подвигу» прокотилися всією росією, там навіть жартують, щохлопчик Федор — це ніхто інший, як немовля, що вижило після розп'яттяукраїнськими «нацистами».</text:p>
      <text:p text:style-name="P4">
Такі приклади є лише частиною системного використання дітей в інтересахпропаганди</text:p>
      <text:p text:style-name="P4">
Все частіше юнаки і дівчата стають безпосередніми учасниками численних акційіз Z-символікою на підтримку війни проти України. В українських школах вокупації школярам розповідають російську версію того, що відбувається вУкраїні, про «героїв спецоперації», «друзів та ворогів москви». Молодьнамагаються залучити в організацію «юнармія», яку курує міністерство оборониросії. У школах окупованої частини Херсонщини школярів 10-11 класів відкритоагітують вступати в російську армію.</text:p>
      <text:p text:style-name="P4">
До кінця 2023 року росія планує «ідеологічно обробити» на окупованихтериторіях понад 3,3 млн українських дітей.</text:p>
      <text:p text:style-name="P4">
<text:span text:style-name="T4">
Для чого рф поновила тренд «хлопчиків-героїв»?</text:span>
</text:p>
      <text:p text:style-name="P4">
По-перше, це спроба перетворення дітей на символ російського Z-патріотизму таформування у росіянина впевненості, що «війна — це помста за дітей Донбасу»,яка виправдовує обстріли українських міст і загибель мирного населення.</text:p>
      <text:p text:style-name="P4">
По-друге, фейки на кшталт «розп'ятого хлопчика» використовуються як емоційнийтригер для генерації у росіянина чергової хвилі гніву за «злочини українськогонацизму» та консолідації навколо спільної мети «денацифікації» й «звільнення»українських територій.</text:p>
      <text:p text:style-name="P4">
По-третє, це логічне продовження політики кремля з насаджування молоді росії ітимчасово окупованих територій «правильної» поведінки, ключовим елементом якоїє створення з українця подоби ворога. Таким чином з молоді готуютьмобілізаційний резерв або «добровольчі батальйони», які формуються в росії.</text:p>
      <text:p text:style-name="P4">
Маніпуляції з використанням дітей як головних героїв є невдалою спробоюросійської пропаганди викликати в аудиторії емоції та переживання і створитиінформаційне тло для виправдання своїх воєнних злочинів в Україні.</text:p>
      <text:p text:style-name="P4">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Мінреінтеграції перерахувало по 100 тис. грн ще 57 сім’ям українських полонених</text:span>
</text:h>
      <text:p text:style-name="P4">
Author: ['АРМІЯINFORM']</text:p>
      <text:p text:style-name="P4">
Time: 2023-03-30T37:00:00-04:00</text:p>
      <text:p text:style-name="P4">
Description: 29 березня Міністерство з питань реінтеграції тимчасово окупованих територій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yna-vereshhuk.jpg" text:style-name="Internet_20_link" text:visited-style-name="Visited_20_Internet_20_Link">
iryna-vereshhuk.jpg</text:a>
']</text:p>
      <text:p text:style-name="P4">
Tags: ['ВІЙСЬКОВОПОЛОНЕНІ', 'ГРОШОВА ДОПОМОГА', 'МІНРЕІНТЕГРАЦІЇ']</text:p>
      <text:p text:style-name="P4">
Category: News</text:p>
      <!--METADATA-->
      <text:p text:style-name="P4">
<draw:frame draw:style-name="fr1" draw:name="Image27" text:anchor-type="as-char" svg:width="6.9236in" svg:height="4.615733in" draw:z-index="0">
<draw:image xlink:href="../Images/AРМІЯINFORM/2023-03-30T37-00-00-04-00/iryna-vereshhuk.jpg" xlink:type="simple" xlink:show="embed" xlink:actuate="onLoad" draw:mime-type="image/jpeg"/>
</draw:frame>
Фото: Ірина Верещук / Facebook</text:p>
      <text:p text:style-name="P4">
29 березня Міністерство з питань реінтеграції тимчасово окупованих територійУкраїни спрямувало 5,7 млн гривень на банківські рахунки сім’ям українськихгромадян, які незаконно позбавлені свободи російською федерацією.</text:p>
      <text:p text:style-name="P4">
Про це <text:a xlink:type="simple" xlink:href="https://minre.gov.ua/2023/03/29/minreintegracziyi-pererahuvalo-shhe-57-mln-gryven-simyam-polonenyh/" text:style-name="Internet_20_link" text:visited-style-name="Visited_20_Internet_20_Link">
повідомляється</text:a>
 на сайті Мінреінтеграції.</text:p>
      <text:p text:style-name="P4">
«Таким чином, державну грошову допомогу по 100 тис. гривень отримали ще 57родин політв’язнів, цивільних заручників і військовополонених», — йдеться вповідомленні.</text:p>
      <text:p text:style-name="P4">
<text:span text:style-name="T5">
Також зазначається, що раніше в січні-березні Мінреінтеграції перерахувало по100 тис. гривень державної допомоги 226 звільненим із полону та 65 родинамполонених.</text:span>
</text:p>
      <text:p text:style-name="P4">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Армійка Юлія Джима в десятці найкращих спринтерів на ЧС з біатлону серед військових</text:span>
</text:h>
      <text:p text:style-name="P4">
Author: ['АРМІЯINFORM']</text:p>
      <text:p text:style-name="P4">
Time: 2023-03-30T38:00:00-04:00</text:p>
      <text:p text:style-name="P4">
Description: У шведському Бодені на чемпіонаті світу з біатлону серед військових арм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4640741-684-1.jpg" text:style-name="Internet_20_link" text:visited-style-name="Visited_20_Internet_20_Link">
630_360_1674640741-684-1.jpg</text:a>
']</text:p>
      <text:p text:style-name="P4">
Tags: ['АРМІЙСЬКІ СПОРТСМЕНИ', 'БІАТЛОН']</text:p>
      <text:p text:style-name="P4">
Category: News</text:p>
      <!--METADATA-->
      <text:p text:style-name="P4">
<draw:frame draw:style-name="fr1" draw:name="Image28" text:anchor-type="as-char" svg:width="6.9236in" svg:height="3.956343in" draw:z-index="0">
<draw:image xlink:href="../Images/AРМІЯINFORM/2023-03-30T38-00-00-04-00/630_360_1674640741-684-1.jpg" xlink:type="simple" xlink:show="embed" xlink:actuate="onLoad" draw:mime-type="image/jpeg"/>
</draw:frame>
</text:p>
      <text:p text:style-name="P4">
У шведському Бодені на чемпіонаті світу з біатлону серед військових армійськабіатлоністка, представниця ЦСК ЗС України Юлія Джима стала дев‘ятою.</text:p>
      <text:p text:style-name="P4">
Про це <text:a xlink:type="simple" xlink:href="http://live.skidor.com/3705#result@29812@1@-1" text:style-name="Internet_20_link" text:visited-style-name="Visited_20_Internet_20_Link">
повідомляє</text:a>
 Федераціябіатлону України.</text:p>
      <text:p text:style-name="P4">
Юлія Джима показала найкращий результат українців у особистих перегонахчемпіонату.</text:p>
      <text:p text:style-name="P4">
Перемогу серед жінок здобула австрійка Ліза Хаузер. Вона стала однією з лишедвох учасниць перегонів, що не заходили на штрафні кола, і на фініші втрималаперевагу над найближчими суперницями у 40 секунд.</text:p>
      <text:p text:style-name="P4">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Українські диверсанти в білорусі» і «визнання окупованих територій рф» — нові теми російської пропаганди</text:span>
</text:h>
      <text:p text:style-name="P4">
Author: ['АРМІЯINFORM']</text:p>
      <text:p text:style-name="P4">
Time: 2023-03-30T39:00:00-04:00</text:p>
      <text:p text:style-name="P4">
Description: Центр протидії дезінформації при РНБО України виявив, що напередодні окупанти поширил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ropaganda.jpg" text:style-name="Internet_20_link" text:visited-style-name="Visited_20_Internet_20_Link">
propaganda.jpg</text:a>
']</text:p>
      <text:p text:style-name="P4">
Tags: ['РОСІЙСЬКА ПРОПАГАНДА', 'ЦПД РНБО']</text:p>
      <text:p text:style-name="P4">
Category: News</text:p>
      <!--METADATA-->
      <text:p text:style-name="P4">
<draw:frame draw:style-name="fr1" draw:name="Image29" text:anchor-type="as-char" svg:width="6.9236in" svg:height="3.992609in" draw:z-index="0">
<draw:image xlink:href="../Images/AРМІЯINFORM/2023-03-30T39-00-00-04-00/propaganda.jpg" xlink:type="simple" xlink:show="embed" xlink:actuate="onLoad" draw:mime-type="image/jpeg"/>
</draw:frame>
</text:p>
      <text:p text:style-name="P4">
Центр протидії дезінформації при РНБО України<text:a xlink:type="simple" xlink:href="https://t.me/CenterCounteringDisinformation/4716" text:style-name="Internet_20_link" text:visited-style-name="Visited_20_Internet_20_Link">
виявив</text:a>
, що напередодніокупанти поширили:</text:p>
      <text:p text:style-name="P4">
<text:span text:style-name="T4">
Дезінформацію</text:span>
</text:p>
      <text:p text:style-name="P4">
ЗМІ рф повідомили, що «росія не виключає можливість перекидання Києвомдиверсантів до білорусі для повалення керівництва республіки. білоруськісиловики повинні враховувати ризики та давати відсіч як точковим провокаціям,так і повномасштабному вторгненню противника».</text:p>
      <text:p text:style-name="P4">
<text:span text:style-name="T4">
Маніпуляцію</text:span>
</text:p>
      <text:p text:style-name="P4">
«Стійкий мир в Україні можливий у разі припинення бойових дій українськимивійськовими та постачання Заходом зброї. Необхідний нейтральний, без’ядерний іпозаблоковий статус України, а також визнання нових територій. рф не потерпитьіснування на своїх кордонах антиросійської держави», — заявив заступник главимзс рф м.галузін.</text:p>
      <text:p text:style-name="P4">
<text:span text:style-name="T4">
Фейк</text:span>
</text:p>
      <text:p text:style-name="P4">
Коментуючи резолюцію про визнання Францією Голодомору в Україні геноцидом,посольство рф у Франції заявило: «Поняття „голодомору“ є політико-ідеологічнимконструктом, який вигадали українські ультранаціоналістичні та русофобськісили з метою очорнення рф».</text:p>
      <text:p text:style-name="P4">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Очолював НЗФ на Херсонщині та пропагував «рускій мір»: повідомлено про підозру громадянину</text:span>
</text:h>
      <text:p text:style-name="P4">
Author: ['АРМІЯINFORM']</text:p>
      <text:p text:style-name="P4">
Time: 2023-03-30T40:00:00-04:00</text:p>
      <text:p text:style-name="P4">
Description: Повідомлено про підозру громадянину за фактами виправдовування та заперечення зброй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4-4.jpg" text:style-name="Internet_20_link" text:visited-style-name="Visited_20_Internet_20_Link">
14-4.jpg</text:a>
']</text:p>
      <text:p text:style-name="P4">
Tags: ['ЗРАДНИКИ', 'КОЛАБОРАНТИ', 'ОФІС ГЕНЕРАЛЬНОГО ПРОКУРОРА УКРАЇНИ']</text:p>
      <text:p text:style-name="P4">
Category: News</text:p>
      <!--METADATA-->
      <text:p text:style-name="P4">
<draw:frame draw:style-name="fr1" draw:name="Image30" text:anchor-type="as-char" svg:width="6.9236in" svg:height="3.929143in" draw:z-index="0">
<draw:image xlink:href="../Images/AРМІЯINFORM/2023-03-30T40-00-00-04-00/14-4.jpg" xlink:type="simple" xlink:show="embed" xlink:actuate="onLoad" draw:mime-type="image/jpeg"/>
</draw:frame>
</text:p>
      <text:p text:style-name="P4">
Повідомлено про підозру громадянину за фактами виправдовування та запереченнязбройної агресії рф проти України і колабораційної діяльності.</text:p>
      <text:p text:style-name="P4">
Про це <text:a xlink:type="simple" xlink:href="https://www.gp.gov.ua/ua/posts/povidomleno-pro-pidozru-gromadyaninu-yakii-ocolyuje-nzf-na-xersonshhini-ta-propaguje-russkii-mir" text:style-name="Internet_20_link" text:visited-style-name="Visited_20_Internet_20_Link">
повідомляє</text:a>
 ОфісГенпрокурора України.</text:p>
      <text:p text:style-name="P4">
За даними слідства, підозрюваний, проживаючи на території Броварського районуКиївської області, під час зустрічі зі знайомими запевняв їх, що рф рятує нашукраїну та виправдовував дії окупантів.</text:p>
      <text:p text:style-name="P4">
У серпні 2022 року він цілеспрямовано поїхав до тимчасово окупованого Херсонуі почав співпрацювати з окупаційною адміністрацію рф. Він добровільно обійнявпосаду командира незаконного збройного воєнізованого формування «отдельныйдобровольческий разведовательный батальйон им. в.ф. маргелова», створеногопредставниками держави-агресора.</text:p>
      <text:p text:style-name="P4">
Основне завдання НЗФ — здійснення розвідувальної діяльності та ведення бойовихдій проти Збройних Сил України й інших військових формувань, які захищаютьнезалежність, суверенітет і територіальну цілісність України.</text:p>
      <text:p text:style-name="P4">
Обіймаючи зазначену посаду підозрюваний, одягнутий у російську військовуформу, схиляє місцевих мешканців до незаконного співробітництва з окупаційноювладою. Агітує людей до вступу в лави очолюваного ним незаконного збройногоформування.</text:p>
      <text:p text:style-name="P4">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росіяни проводять фільтраційні та контррозвідувальні заходи у Криму</text:span>
</text:h>
      <text:p text:style-name="P4">
Author: ['АРМІЯINFORM']</text:p>
      <text:p text:style-name="P4">
Time: 2023-03-30T41:00:00-04:00</text:p>
      <text:p text:style-name="P4">
Description: Загарбники проводять активні контррозвідувальні та фільтраційні заходи в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4cb49e-7755486-krym-1.jpg" text:style-name="Internet_20_link" text:visited-style-name="Visited_20_Internet_20_Link">
04cb49e-7755486-krym-1.jpg</text:a>
']</text:p>
      <text:p text:style-name="P4">
Tags: ['STOPRUSSIA', 'ГШ ЗСУ', 'РАНКОВЕ ЗВЕДЕННЯ']</text:p>
      <text:p text:style-name="P4">
Category: News</text:p>
      <!--METADATA-->
      <text:p text:style-name="P4">
<draw:frame draw:style-name="fr1" draw:name="Image31" text:anchor-type="as-char" svg:width="6.9236in" svg:height="3.883237in" draw:z-index="0">
<draw:image xlink:href="../Images/AРМІЯINFORM/2023-03-30T41-00-00-04-00/04cb49e-7755486-krym-1.jpg" xlink:type="simple" xlink:show="embed" xlink:actuate="onLoad" draw:mime-type="image/jpeg"/>
</draw:frame>
</text:p>
      <text:p text:style-name="P4">
Загарбники проводять активні контррозвідувальні та фільтраційні заходи втимчасово окупованому Криму.</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у оперативній інформації Генерального штабу ЗСУ.</text:p>
      <text:p text:style-name="P4">
У деяких населених пунктах тимчасово окупованої території АвтономноїРеспубліки Крим, російські загарбники продовжують чинити тиск на громадянУкраїни та порушувати права людини.</text:p>
      <text:p text:style-name="P4">
«Зокрема у Красноперекопську працівники ФСБ проводять активніконтррозвідувальні заходи із супроводженням принизливих процедур фільтрації,здійснюючи роздягання, допити з побиттям цивільного населення тощо» <text:span text:style-name="T5">
,</text:span>
 —йдеться у зведенні Генштабу.</text:p>
      <text:p text:style-name="P4">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Сили оборони України за добу відбили 88 атак противника — Генштаб ЗСУ</text:span>
</text:h>
      <text:p text:style-name="P4">
Author: ['АРМІЯINFORM']</text:p>
      <text:p text:style-name="P4">
Time: 2023-03-30T42:00:00-04:00</text:p>
      <text:p text:style-name="P4">
Description: За минулу добу українські захисники відбили 88 ворожих атак на чотирьох напрямках.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Tags: ['АГРЕСІЯ РФ', 'БАХМУТ', 'ГШ ЗСУ']</text:p>
      <text:p text:style-name="P4">
Category: News</text:p>
      <!--METADATA-->
      <text:p text:style-name="P4">
<draw:frame draw:style-name="fr1" draw:name="Image32" text:anchor-type="as-char" svg:width="6.9236in" svg:height="4.622945in" draw:z-index="0">
<draw:image xlink:href="../Images/AРМІЯINFORM/2023-03-30T42-00-00-04-00/338857340_771180584440446_4035635639189006408_n.jpg" xlink:type="simple" xlink:show="embed" xlink:actuate="onLoad" draw:mime-type="image/jpeg"/>
</draw:frame>
</text:p>
      <text:p text:style-name="P4">
За минулу добу українські захисники відбили 88 ворожих атак на чотирьохнапрямках.</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 ПідрозділиСил оборони України відбили на них понад 60 атак противника.</text:p>
      <text:p text:style-name="P4">
Зокрема, на Бахмутському напрямку ворог продовжує штурм міста Бахмут.</text:p>
      <text:p text:style-name="P4">
Під час штурмових дій противника наші воїни відбили 28 атак противника. У тойже час, протягом доби, противник вів безуспішні наступальні дії в районіОріхово-Василівки. Здійснив обстріли населених пунктів, Оріхово-Василівка,Бахмут, Іванівське, Часів Яр, Новомаркове та Олександро-Шультине Донецькоїобласті.</text:p>
      <text:p text:style-name="P4">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Ракетники й артилеристи вразили 3 райони зосередження живої сили рф та склад боєприпасів</text:span>
</text:h>
      <text:p text:style-name="P4">
Author: ['АРМІЯINFORM']</text:p>
      <text:p text:style-name="P4">
Time: 2023-03-30T43:00:00-04:00</text:p>
      <text:p text:style-name="P4">
Description: Минулої доби українські ракетники та артилеристи уразили 3 райони зосередження жи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Tags: ['STOPRUSSIA', 'АГРЕСІЯ РФ', 'ГШ ЗСУ', 'РАНКОВЕ ЗВЕДЕННЯ']</text:p>
      <text:p text:style-name="P4">
Category: News</text:p>
      <!--METADATA-->
      <text:p text:style-name="P4">
<draw:frame draw:style-name="fr1" draw:name="Image33" text:anchor-type="as-char" svg:width="6.9236in" svg:height="4.235356in" draw:z-index="0">
<draw:image xlink:href="../Images/AРМІЯINFORM/2023-03-30T43-00-00-04-00/a1e1867-337361361-889052815684141-1374188807632917711-n-e1680149022632.jpg" xlink:type="simple" xlink:show="embed" xlink:actuate="onLoad" draw:mime-type="image/jpeg"/>
</draw:frame>
</text:p>
      <text:p text:style-name="P4">
Минулої доби українські ракетники та артилеристи уразили 3 райони зосередженняживої сили, озброєння та військової техніки противника, станціюрадіоелектронної боротьби, склад боєприпасів та 2 склади пально-мастильнихматеріалів ворога.</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Авіація Сил оборони, у той же час, завдала 5 ударів по районах зосередженняокупантів, а підрозділи ППО Повітряних Сил ЗСУ знищили російськийбомбардувальник Су-24М.</text:p>
      <text:p text:style-name="P4">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В епіцентрі бойових дій залишаються Білогорівка, Бахмут, Авдіївка, Мар’їнка</text:span>
</text:h>
      <text:p text:style-name="P4">
Author: ['АРМІЯINFORM']</text:p>
      <text:p text:style-name="P4">
Time: 2023-03-30T44:00:00-04:00</text:p>
      <text:p text:style-name="P4">
Description: Противник зосереджує основні зусилля на веденні наступальних дій на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7f220a4aeea4c07c1725d6882796247.webp" text:style-name="Internet_20_link" text:visited-style-name="Visited_20_Internet_20_Link">
87f220a4aeea4c07c1725d6882796247.webp</text:a>
']</text:p>
      <text:p text:style-name="P4">
Tags: ['STOPRUSSIA', 'ГШ ЗСУ', 'ОПЕРАТИВНА ІНФОРМАЦІЯ', 'РАНКОВЕ ЗВЕДЕННЯ']</text:p>
      <text:p text:style-name="P4">
Category: News</text:p>
      <!--METADATA-->
      <text:p text:style-name="P4">
<draw:frame draw:style-name="fr1" draw:name="Image34" text:anchor-type="as-char" svg:width="6.9236in" svg:height="3.4618in" draw:z-index="0">
<draw:image xlink:href="../ConvertedIMGs/AРМІЯINFORM/2023-03-30T44-00-00-04-00/87f220a4aeea4c07c1725d6882796247.png" xlink:type="simple" xlink:show="embed" xlink:actuate="onLoad" draw:mime-type="image/png"/>
</draw:frame>
</text:p>
      <text:p text:style-name="P4">
Противник зосереджує основні зусилля на веденні наступальних дій наЛиманському, Бахмутському, Авдіївському та Мар’їнському напрямках.</text:p>
      <text:p text:style-name="P4">
Про це<text:a xlink:type="simple" xlink:href="https%3A%2F%2Fwww.facebook.com%2FGeneralStaff.ua%2Fposts%2Fpfbid02bTfm2YmKFmHKFf2hCqPNGiU3nbr7HHSciXV2dE2nDovT1HcJTN7bWyiDF9NvS2cFl&amp;show_text=true&amp;width=500" text:style-name="Internet_20_link" text:visited-style-name="Visited_20_Internet_20_Link">
йдеться</text:a>
в оперативній інформації Генерального штабу ЗСУ.</text:p>
      <text:p text:style-name="P4">
В епіцентрі бойових дій залишаються Білогорівка, Бахмут, Авдіївка та Мар’їнка.</text:p>
      <text:p text:style-name="P4">
На Волинському, Поліському, Сіверському та Слобожанському напрямках оперативнаобстановка без суттєвих змін, ознак формування ворожих наступальних угрупованьне виявлено. Протягом минулої доби ворог обстріляв райони населених пунктівЧернацьке, Есмань, Кучерівка, Білопілля, Волфине та Басівка Сумської області,а також понад 15 районів населених пунктів на Харківщині.</text:p>
      <text:p text:style-name="P4">
На Лиманському напрямку протягом доби противник вів безуспішні наступальні діїв районах Стельмахівки та Виїмки. Артилерійських обстрілів зазнали районинаселених пунктів Куп’янськ, Колодязне, Дворічна, Западне, Петропавлівка іКислівка Харківської області; Стельмахівка, Невське, Кузьмине, Білогорівка -Луганської, а також Колодязі, Спірне та Сіверськ Донецької області.і.</text:p>
      <text:p text:style-name="P4">
На Авдіївському та Мар’їнському напрямках противник вів наступальні дії внапрямку населених пунктів Новокалинове, Степове, Авдіївка, Сєверне,Первомайське, Мар'їнка Донецької області, успіху не мав. Обстріляв, зокрема,Новокалинове, Степове, Авдіївку, Сєверне, Водяне, Первомайське, Карлівку,Красногорівку, Мар'їнку, Побєду та Новомихайлівку Донецької області.</text:p>
      <text:p text:style-name="P4">
На Шахтарському напрямку, протягом доби, ворог здійснив обстріли по районахВугледара, Пречистівки та Великої Новосілки.</text:p>
      <text:p text:style-name="P4">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На 400-й день оборони України ліквідовано майже 173 тисячі окупантів</text:span>
</text:h>
      <text:p text:style-name="P4">
Author: ['АРМІЯINFORM']</text:p>
      <text:p text:style-name="P4">
Time: 2023-03-30T45:00:00-04:00</text:p>
      <text:p text:style-name="P4">
Description: Загальні бойові втрати противника з 24.02.22 по 30.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1478873420318186_w-scaled.jpg" text:style-name="Internet_20_link" text:visited-style-name="Visited_20_Internet_20_Link">
photo_5271478873420318186_w-scaled.jpg</text:a>
']</text:p>
      <text:p text:style-name="P4">
Tags: ['ВТРАТИ ВОРОГА']</text:p>
      <text:p text:style-name="P4">
Category: News</text:p>
      <!--METADATA-->
      <text:p text:style-name="P4">
<draw:frame draw:style-name="fr1" draw:name="Image35" text:anchor-type="as-char" svg:width="6.9236in" svg:height="6.992836in" draw:z-index="0">
<draw:image xlink:href="../Images/AРМІЯINFORM/2023-03-30T45-00-00-04-00/photo_5271478873420318186_w-scaled.jpg" xlink:type="simple" xlink:show="embed" xlink:actuate="onLoad" draw:mime-type="image/jpeg"/>
</draw:frame>
</text:p>
      <text:p text:style-name="P4">
Загальні бойові втрати противника з 24.02.22 по 30.03.23 орієнтовностановлять:</text:p>
      <ul>
        <li>
<text:span text:style-name="T4">
особового складу ‒</text:span>
 172 900 (+560) осіб ліквідовано  * <text:span text:style-name="T4">
танків ‒</text:span>
 3610 (+1)  * <text:span text:style-name="T4">
бойових броньованих машин ‒</text:span>
 6974 (+8)  * <text:span text:style-name="T4">
артилерійських систем ‒</text:span>
 2671 (+12)  * <text:span text:style-name="T4">
РСЗВ ‒</text:span>
 526 (0)  * <text:span text:style-name="T4">
засоби ППО ‒</text:span>
 278 (+1)  * <text:span text:style-name="T4">
літаків ‒</text:span>
 306 (0)  * <text:span text:style-name="T4">
гелікоптерів ‒</text:span>
 291 (0)  * <text:span text:style-name="T4">
БПЛА оперативно-тактичного рівня ‒</text:span>
 2239 (0)  * <text:span text:style-name="T4">
крилаті ракети ‒</text:span>
 911 (0)  * <text:span text:style-name="T4">
кораблі / катери ‒</text:span>
 18 (0)  * <text:span text:style-name="T4">
автомобільної техніки та автоцистерн ‒</text:span>
 5518 (+11)  * <text:span text:style-name="T4">
спеціальна техніка ‒</text:span>
 291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0.03.23.</text:p>
      <text:p text:style-name="P4">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Швейцарія приєдналася до 10-го пакета антиросійських санкцій ЄС</text:span>
</text:h>
      <text:p text:style-name="P4">
Author: ['АРМІЯINFORM']</text:p>
      <text:p text:style-name="P4">
Time: 2023-03-30T46:00:00-04:00</text:p>
      <text:p text:style-name="P4">
Description: Федеральна рада Швейцарії ухвалила рішення запровадити проти росії санкції,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547687710-719.jpg" text:style-name="Internet_20_link" text:visited-style-name="Visited_20_Internet_20_Link">
630_360_1547687710-719.jpg</text:a>
']</text:p>
      <text:p text:style-name="P4">
Tags: ['ЕКОНОМІКА РФ', 'КРАХ РОСІЙСЬКОЇ ЕКОНОМІКИ', 'САНКЦІЇ РФ', 'СВІТ ПІДТРИМУЄ УКРАЇНУ', 'ШВЕЙЦАРІЯ']</text:p>
      <text:p text:style-name="P4">
Category: News</text:p>
      <!--METADATA-->
      <text:p text:style-name="P4">
<draw:frame draw:style-name="fr1" draw:name="Image36" text:anchor-type="as-char" svg:width="6.9236in" svg:height="3.956343in" draw:z-index="0">
<draw:image xlink:href="../Images/AРМІЯINFORM/2023-03-30T46-00-00-04-00/630_360_1547687710-719.jpg" xlink:type="simple" xlink:show="embed" xlink:actuate="onLoad" draw:mime-type="image/jpeg"/>
</draw:frame>
</text:p>
      <text:p text:style-name="P4">
Федеральна рада Швейцарії ухвалила рішення запровадити проти росії санкції, щовідповідають десятому пакету економічних обмежень Європейського Союзу.</text:p>
      <text:p text:style-name="P4">
Про це <text:a xlink:type="simple" xlink:href="https://www.admin.ch/gov/en/start/documentation/media-releases.msg-id-94032.html" text:style-name="Internet_20_link" text:visited-style-name="Visited_20_Internet_20_Link">
йдеться</text:a>
 в повідомленні швейцарської влади.</text:p>
      <text:p text:style-name="P4">
Євросоюз ухвалив десятий пакет санкцій проти росії у відповідь на агресіюпроти України 25 лютого, і вже 1 березня департамент економіки, освіти тадосліджень Швейцарії в межах своєї компетенції додав до санкційного спискублизько 120 фізичних та юридичних осіб рф.</text:p>
      <text:p text:style-name="P4">
Нинішнім рішенням Федеральна рада Швейцарії приєднується до решти заходівдесятого пакета санкцій. Вони передбачають заборону громадянам росії входитидо складу керівних органів компаній, що керують об'єктами критичноїінфраструктури, а також подальші санкції щодо товарів.</text:p>
      <text:p text:style-name="P4">
Зокрема, вводяться нові заборони та обмеження на різні види експорту, зокрематовари подвійного призначення, оборонного й промислового секторів, а такожтовари, що використовуються в авіаційній та аерокосмічній галузях.</text:p>
      <text:p text:style-name="P4">
Окремо швейцарська влада вирішила дозволити переказ коштів фізичним іюридичним особам, що потрапили під санкції, якщо це буде визнано необхіднимдля захисту інтересів Швейцарії.</text:p>
      <text:p text:style-name="P4">
Швейцарія раніше послідовно приєднувалась до всіх санкцій Європейського Союзупроти росії, пояснюючи, що це не суперечить принципу її нейтралітету.</text:p>
      <text:p text:style-name="P4">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Регіональні координатори Уповноваженого зі зниклих безвісти отримають допомогу від Швейцарії</text:span>
</text:h>
      <text:p text:style-name="P4">
Author: ['АРМІЯINFORM']</text:p>
      <text:p text:style-name="P4">
Time: 2023-03-30T47:00:00-04:00</text:p>
      <text:p text:style-name="P4">
Description: Уповноважений зі зниклих безвісти Олег Котенко провів робочу зустріч із представ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Tags: ['МІНРЕІНТЕГРАЦІЇ', 'ОЛЕГ КОТЕНКО', 'ШВЕЙЦАРІЯ']</text:p>
      <text:p text:style-name="P4">
Category: News</text:p>
      <!--METADATA-->
      <text:p text:style-name="P4">
<draw:frame draw:style-name="fr1" draw:name="Image37" text:anchor-type="as-char" svg:width="6.9236in" svg:height="3.998379in" draw:z-index="0">
<draw:image xlink:href="../Images/AРМІЯINFORM/2023-03-30T47-00-00-04-00/0e976d4d-8c8c-4b33-9a5a-bfe043c923ce-e1680155509655.jpeg" xlink:type="simple" xlink:show="embed" xlink:actuate="onLoad" draw:mime-type="image/jpeg"/>
</draw:frame>
</text:p>
      <text:p text:style-name="P4">
Уповноважений зі зниклих безвісти Олег Котенко провів робочу зустріч ізпредставником Федерального департаменту закордонних справ Швейцарії, посломСімоном Гайссбюлером.</text:p>
      <text:p text:style-name="P4">
Про це <text:a xlink:type="simple" xlink:href="https://minre.gov.ua/2023/03/29/regionalni-koordynatory-upovnovazhenogo-zi-znyklyh-bezvisty-otrymayut-dopomogu-vid-shvejczariyi/" text:style-name="Internet_20_link" text:visited-style-name="Visited_20_Internet_20_Link">
інформує</text:a>
прессужба Мінреінтеграції.</text:p>
      <text:p text:style-name="P4">
Під час зустрічі Олег Котенко розповів про роботу Офісу Уповноваженого танаголосив на важливості створення мережі регіональних координаторів, які вжепрацюють в областях.</text:p>
      <text:p text:style-name="P4">
Швейцарська сторона своєю чергою запевнила в тому, що буде всебічнопідтримувати пошукову діяльність. Зокрема, найближчим часом буде покращенотехнічну базу регіональних представництв.</text:p>
      <text:p text:style-name="P4">
«Дякую швейцарським партнерам за вагому допомогу у такій важливій справі. Цієюпідтримкою ви не тільки прискорюєте пошукову діяльність, але й даєте надіюродинам зниклих безвісти!» – зауважив Олег Котенко.</text:p>
      <text:p text:style-name="P4">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В Україні хвилина мовчання</text:span>
</text:h>
      <text:p text:style-name="P4">
Author: ['АРМІЯINFORM']</text:p>
      <text:p text:style-name="P4">
Time: 2023-03-30T4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8" text:anchor-type="as-char" svg:width="6.9236in" svg:height="3.895992in" draw:z-index="0">
<draw:image xlink:href="../Images/AРМІЯINFORM/2023-03-30T4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30/v-ukrayini-hvylyna-movchannya/" text:style-name="Internet_20_link" text:visited-style-name="Visited_20_Internet_20_Link">
https://armyinform.com.ua/2023/03/30/v-ukrayini-hvylyna-movchannya/</text:a>
</text:p>
      <!--NEWS-->
      <text:h text:style-name="P10" text:outline-level="1">
<text:span text:style-name="T4">
Некомпетентність військового керівництва підірвала військову репутацію рф — заява Британії в ОБСЄ</text:span>
</text:h>
      <text:p text:style-name="P4">
Author: ['АРМІЯINFORM']</text:p>
      <text:p text:style-name="P4">
Time: 2023-03-30T49:00:00-04:00</text:p>
      <text:p text:style-name="P4">
Description: Минуло 400 днів з моменту варварського та незаконного вторгнення росії в Україну. Відто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58528.jpg" text:style-name="Internet_20_link" text:visited-style-name="Visited_20_Internet_20_Link">
258528.jpg</text:a>
']</text:p>
      <text:p text:style-name="P4">
Tags: ['STOPRUSSIA', 'ВЕЛИКА БРИТАНІЯ', 'ВТОРГНЕННЯ РФ', 'ОБСЄ']</text:p>
      <text:p text:style-name="P4">
Category: News</text:p>
      <!--METADATA-->
      <text:p text:style-name="P4">
<draw:frame draw:style-name="fr1" draw:name="Image39" text:anchor-type="as-char" svg:width="6.9236in" svg:height="3.900295in" draw:z-index="0">
<draw:image xlink:href="../Images/AРМІЯINFORM/2023-03-30T49-00-00-04-00/258528.jpg" xlink:type="simple" xlink:show="embed" xlink:actuate="onLoad" draw:mime-type="image/jpeg"/>
</draw:frame>
Ілюстративне фото</text:p>
      <text:p text:style-name="P4">
Минуло 400 днів з моменту варварського та незаконного вторгнення росії вУкраїну. Відтоді простежується надзвичайна рішучість українського народу, якийзахищає свою Батьківщину. За підтримки своїх партнерів Україна показала, щоспритність і винахідливість можуть мати руйнівний ефект проти так званоїнаддержави.</text:p>
      <text:p text:style-name="P4">
Про це йдеться у заяві старшого військового радника представництва ВеликоїБританії в ОБСЄ Яна Стаббса, яку<text:a xlink:type="simple" xlink:href="https://www.gov.uk/government/speeches/astounding-levels-of-incompetence-in-the-russian-military-leadership-have-eroded-russias-military-reputation-uk-statement-to-the-osce" text:style-name="Internet_20_link" text:visited-style-name="Visited_20_Internet_20_Link">
оприлюднив</text:a>
 британський уряд.</text:p>
      <text:p text:style-name="P4">
«Останніми тижнями приголомшливі втрати, понесені росією навколо Бахмута,здається, мали значний вплив. Їхній штурм, здавалося, зупинився, звітисвідчать про те, що російським військовим і групі «вагнера» терміново потрібнопоповнити особовий склад і запаси боєприпасів. Приблизно 30 000 російськихбійців були вбиті або поранені з початку битви за Бахмут дев'ять місяців тому,причому за цей час війська «вагнера» просунулися лише на 25 км», — йдеться уповідомленні.</text:p>
      <text:p text:style-name="P4">
Та як би кремль не намагався представити реальність, альтернативну правді, задопомогою дедалі смішнішого потоку дезінформації, приголомшливі рівнінекомпетентності військового керівництва рф, які підірвали військову репутаціюросії, очевидні для всіх.</text:p>
      <text:p text:style-name="P4">
«Україна переломила хід цієї війни, повернувши територію та звільнивши тисячіукраїнців. Україна зробила це завдяки вражаючій хоробрості Збройних СилУкраїни, стійкості українського народу та потужній міжнародній підтримці. Цеповинно залишатися в центрі наших думок і зусиль у наступному періоді. Разоміз нашими союзниками та партнерами ми забезпечимо перемогу України», —зазначено в заяві.</text:p>
      <text:p text:style-name="P4">
Source: <text:a xlink:type="simple" xlink:href="https://armyinform.com.ua/2023/03/30/nekompetentnist-vijskovogo-kerivnycztva-pidirvala-vijskovu-reputacziyu-rf-zayava-brytaniyi-v-obsye/" text:style-name="Internet_20_link" text:visited-style-name="Visited_20_Internet_20_Link">
https://armyinform.com.ua/2023/03/30/nekompetentnist-vijskovogo-kerivnycztva-pidirvala-vijskovu-reputacziyu-rf-zayava-brytaniyi-v-obsye/</text:a>
</text:p>
      <!--NEWS-->
      <text:h text:style-name="P10" text:outline-level="1">
<text:span text:style-name="T4">
Ірина Верещук: Після Другої світової нацистів судили за переселення дітей. За українських дітей росіян чекає те саме</text:span>
</text:h>
      <text:p text:style-name="P4">
Author: ['АРМІЯINFORM']</text:p>
      <text:p text:style-name="P4">
Time: 2023-03-30T50:00:00-04:00</text:p>
      <text:p text:style-name="P4">
Description: Віцепрем’єр-міністр Ірина Верещук провела історичну паралель, розповідаючи про незакон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2-1536x976-1-e1680157499991.jpeg" text:style-name="Internet_20_link" text:visited-style-name="Visited_20_Internet_20_Link">
1-2-1536x976-1-e1680157499991.jpeg</text:a>
']</text:p>
      <text:p text:style-name="P4">
Tags: ['STOPRUSSIA', 'АГРЕСІЯ РФ', 'ВТОРГНЕННЯ РФ', 'ІРИНА ВЕРЕЩУК', 'МІНРЕІНТЕГРАЦІЇ']</text:p>
      <text:p text:style-name="P4">
Category: News</text:p>
      <!--METADATA-->
      <text:p text:style-name="P4">
<draw:frame draw:style-name="fr1" draw:name="Image40" text:anchor-type="as-char" svg:width="6.9236in" svg:height="4.275323in" draw:z-index="0">
<draw:image xlink:href="../Images/AРМІЯINFORM/2023-03-30T50-00-00-04-00/1-2-1536x976-1-e1680157499991.jpeg" xlink:type="simple" xlink:show="embed" xlink:actuate="onLoad" draw:mime-type="image/jpeg"/>
</draw:frame>
</text:p>
      <text:p text:style-name="P4">
Віцепрем’єр-міністр Ірина Верещук провела історичну паралель, розповідаючи пронезаконну депортацію росіянами українських дітей, зокрема дітей-сиріт. Вонанагадала, що один із перших судових процесів у Нюрнберзі проти нацистів післяДругої світової війни був пов’язаний з насильницьким переселенням єврейськихдітей.</text:p>
      <text:p text:style-name="P4">
Про це <text:a xlink:type="simple" xlink:href="https://minre.gov.ua/2023/03/30/pislya-drugoyi-svitovoyi-u-nyurnberzi-naczystiv-sudyly-za-nasylnyczke-pereselennya-ditej-za-ukrayinskyh-ditej-rosiyan-chekaye-te-same/" text:style-name="Internet_20_link" text:visited-style-name="Visited_20_Internet_20_Link">
повідомляє</text:a>
 пресслужба Мінреінтеграції.</text:p>
      <text:p text:style-name="P4">
«Це був один з перших судових процесів, коли за геноцид певної нації виконавціцього злочину отримали реальне покарання. Показово, на увесь світ. Так само неуникнуть відповідальності й росіяни. Міжнародним слідчим органам і нашимправоохоронцям вже відомі прізвища так званих всиновителів й опікунів.</text:p>
      <text:p text:style-name="P4">
Я вкотре нагадую тим, хто бере гріх на душу, всиновлюючи наших незаконновивезених сиріт: ви не сховаєтесь від правосуддя і за свої діяннявідповідатимете так само, як і нацисти після Другої світової", — попередилавіцепрем’єрка.</text:p>
      <text:p text:style-name="P4">
Source: <text:a xlink:type="simple" xlink:href="https://armyinform.com.ua/2023/03/30/iryna-vereshhuk-pislya-drugoyi-svitovoyi-naczystiv-sudyly-za-pereselennya-ditej-za-ukrayinskyh-ditej-rosiyan-chekaye-te-same/" text:style-name="Internet_20_link" text:visited-style-name="Visited_20_Internet_20_Link">
https://armyinform.com.ua/2023/03/30/iryna-vereshhuk-pislya-drugoyi-svitovoyi-naczystiv-sudyly-za-pereselennya-ditej-za-ukrayinskyh-ditej-rosiyan-chekaye-te-same/</text:a>
</text:p>
      <!--NEWS-->
      <text:h text:style-name="P10" text:outline-level="1">
<text:span text:style-name="T4">
Німеччина виділяє Україні €12 млрд на військову допомогу</text:span>
</text:h>
      <text:p text:style-name="P4">
Author: ['АРМІЯINFORM']</text:p>
      <text:p text:style-name="P4">
Time: 2023-03-30T51:00:00-04:00</text:p>
      <text:p text:style-name="P4">
Description: У середу, 29 березня 2023 року, бюджетний комітет німецького Бундестагу погодив виді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cd4be725b65d8d0413bcf49cfcd4e74.jpg" text:style-name="Internet_20_link" text:visited-style-name="Visited_20_Internet_20_Link">
dcd4be725b65d8d0413bcf49cfcd4e74.jpg</text:a>
']</text:p>
      <text:p text:style-name="P4">
Tags: ['STOPRUSSIA', 'ДОПОМОГА ПАРТНЕРІВ', 'МІНІСТР ОБОРОНИ ФРН БОРИС ПІСТОРІУС', 'НІМЕЧЧИНА', 'СВІТ ПІДТРИМУЄ УКРАЇНУ']</text:p>
      <text:p text:style-name="P4">
Category: News</text:p>
      <!--METADATA-->
      <text:p text:style-name="P4">
<draw:frame draw:style-name="fr1" draw:name="Image41" text:anchor-type="as-char" svg:width="6.9236in" svg:height="3.4618in" draw:z-index="0">
<draw:image xlink:href="../Images/AРМІЯINFORM/2023-03-30T51-00-00-04-00/dcd4be725b65d8d0413bcf49cfcd4e74.jpg" xlink:type="simple" xlink:show="embed" xlink:actuate="onLoad" draw:mime-type="image/jpeg"/>
</draw:frame>
 Ілюстративнефото</text:p>
      <text:p text:style-name="P4">
У середу, 29 березня 2023 року, бюджетний комітет німецького Бундестагупогодив виділення близько дванадцяти мільярдів євро для зміцнення оборониУкраїни від росії.</text:p>
      <text:p text:style-name="P4">
Про це йдеться у <text:a xlink:type="simple" xlink:href="https://www.bmvg.de/de/aktuelles/mehrbedarf-ukraine-hilfe-gedeckt-5605418" text:style-name="Internet_20_link" text:visited-style-name="Visited_20_Internet_20_Link">
повідомленні</text:a>
 німецького оборонного відомства.</text:p>
      <text:p text:style-name="P4">
Відповідно зміни будуть внесені до бюджету ФРН.</text:p>
      <text:p text:style-name="P4">
Перші 3,2 мільярда євро Україна отримає в 2023 році.</text:p>
      <text:p text:style-name="P4">
На решту суми (€8,8 млрд) Берлін відкриє кредитні лінії на період з 2024 по2032 рік.</text:p>
      <text:p text:style-name="P4">
«Інша частина, близько 8 мільярдів, піде на підтримку України в найближчі рокиу вигляді матеріальних засобів, зброї та багато іншого. Це дуже важливий крок,яким ми даємо зрозуміти, що ми підтримуємо Україну в її боротьбі з путіним удовгостроковій перспективі», —<text:a xlink:type="simple" xlink:href="https://twitter.com/BMVg_Bundeswehr/status/1641082802195120134" text:style-name="Internet_20_link" text:visited-style-name="Visited_20_Internet_20_Link">
зазначив</text:a>
Міністр оборони ФРН Борис Пісторіус.</text:p>
      <text:p text:style-name="P4">
Source: <text:a xlink:type="simple" xlink:href="https://armyinform.com.ua/2023/03/30/nimechchyna-vydilyaye-ukrayini-e12-mlrd-na-vijskovu-dopomogu/" text:style-name="Internet_20_link" text:visited-style-name="Visited_20_Internet_20_Link">
https://armyinform.com.ua/2023/03/30/nimechchyna-vydilyaye-ukrayini-e12-mlrd-na-vijskovu-dopomogu/</text:a>
</text:p>
      <!--NEWS-->
      <text:h text:style-name="P10" text:outline-level="1">
<text:span text:style-name="T4">
2200 авіабомб знешкодили піротехніки з початку широкомасштабної агресії рф</text:span>
</text:h>
      <text:p text:style-name="P4">
Author: ['АРМІЯINFORM']</text:p>
      <text:p text:style-name="P4">
Time: 2023-03-30T52: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3/289eca22-203b-486b-ae00-9a3a1f79b0c9.jpg" text:style-name="Internet_20_link" text:visited-style-name="Visited_20_Internet_20_Link">
289eca22-203b-486b-ae00-9a3a1f79b0c9.jpg</text:a>
']</text:p>
      <text:p text:style-name="P4">
Tags: ['STOPRUSSIA', 'АГРЕСІЯ РФ', 'ВТОРГНЕННЯ РФ', 'ДСНС УКРАЇНИ', 'РОЗМІНУВАННЯ']</text:p>
      <text:p text:style-name="P4">
Category: News</text:p>
      <!--METADATA-->
      <text:p text:style-name="P4">
<draw:frame draw:style-name="fr1" draw:name="Image42" text:anchor-type="as-char" svg:width="6.9236in" svg:height="4.32725in" draw:z-index="0">
<draw:image xlink:href="../Images/AРМІЯINFORM/2023-03-30T52-00-00-04-00/626bf4da61ec9.jpeg" xlink:type="simple" xlink:show="embed" xlink:actuate="onLoad" draw:mime-type="image/jpeg"/>
</draw:frame>
</text:p>
      <text:p text:style-name="P4">
Протягом минулої доби піротехнічні підрозділи Державної служби України знадзвичайних ситуацій <text:span text:style-name="T4">
139 раз</text:span>
 залучалися до виконання завдань зрозмінування.</text:p>
      <text:p text:style-name="P4">
Про це <text:a xlink:type="simple" xlink:href="https://dsns.gov.ua/uk/news/nadzvicaini-podiyi/operativna-informaciia-shhodo-roboti-pirotexnicnix-pidrozdiliv-dsns-ukrayini-22" text:style-name="Internet_20_link" text:visited-style-name="Visited_20_Internet_20_Link">
повідомляє</text:a>
 Державнаслужба України з надзвичайних ситуацій.</text:p>
      <text:p text:style-name="P4">
Піротехнічними підрозділами ДСНС виявлено, вилучено і знешкоджено <text:span text:style-name="T4">
486вибухонебезпечних предметів</text:span>
 , обстежено територію площею 39 гектар.</text:p>
      <text:p text:style-name="P4">
Найчастіше піротехнічні підрозділи працювали: в Харківській області 16 073рази, Київщині — 7 354, Чернігівщині — 4 402, Донеччині — 4 402, Миколаївщині— 3 981, Херсонщині — 3 721, Сумщині — 1 755, Черкащині — 1 083.</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38 213вибухонебезпечних предметів</text:span>
 та 2 891 кг вибухової речовини, зокрема <text:span text:style-name="T4">
2 200авіаційних бомб</text:span>
. Обстежено територію площею близько 81 423 гектар.</text:p>
      <text:p text:style-name="P4">
Усього залишається 174 тисяч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43" text:anchor-type="as-char" svg:width="6.9236in" svg:height="5.804039in" draw:z-index="0">
<draw:image xlink:href="../Images/AРМІЯINFORM/2023-03-30T52-00-00-04-00/289eca22-203b-486b-ae00-9a3a1f79b0c9.jpg" xlink:type="simple" xlink:show="embed" xlink:actuate="onLoad" draw:mime-type="image/jpeg"/>
</draw:frame>
</text:p>
      <text:p text:style-name="P4">
Source: <text:a xlink:type="simple" xlink:href="https://armyinform.com.ua/2023/03/30/2200-aviabomb-zneshkodyly-pirotehniky-z-pochatku-shyrokomasshtabnoyi-agresiyi-rf/" text:style-name="Internet_20_link" text:visited-style-name="Visited_20_Internet_20_Link">
https://armyinform.com.ua/2023/03/30/2200-aviabomb-zneshkodyly-pirotehniky-z-pochatku-shyrokomasshtabnoyi-agresiyi-rf/</text:a>
</text:p>
      <!--NEWS-->
      <text:h text:style-name="P10" text:outline-level="1">
<text:span text:style-name="T4">
Взаємодію спецслужб у боротьбі з агресією рф обговорили голова СБУ та посол США</text:span>
</text:h>
      <text:p text:style-name="P4">
Author: ['АРМІЯINFORM']</text:p>
      <text:p text:style-name="P4">
Time: 2023-03-30T53:00:00-04:00</text:p>
      <text:p text:style-name="P4">
Description: Голова Служби безпеки України Василь Малюк і посол Сполучених Штатів Америки Бріджи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88eafca79994b4954a3892c8145d413-e1680159773206.jpg" text:style-name="Internet_20_link" text:visited-style-name="Visited_20_Internet_20_Link">
088eafca79994b4954a3892c8145d413-e1680159773206.jpg</text:a>
', '<text:a xlink:type="simple" xlink:href="https://armyinform.com.ua/wp-content/uploads/2023/03/ce65d0c175e802266594d9d2b6ec0d74.jpg" text:style-name="Internet_20_link" text:visited-style-name="Visited_20_Internet_20_Link">
ce65d0c175e802266594d9d2b6ec0d74.jpg</text:a>
']</text:p>
      <text:p text:style-name="P4">
Tags: ['STOPRUSSIA', 'БРИДЖІТ БРІНК', 'ВАСИЛЬ МАЛЮК', 'ПОСОЛ США В УКРАЇНІ', 'СБУ']</text:p>
      <text:p text:style-name="P4">
Category: News</text:p>
      <!--METADATA-->
      <text:p text:style-name="P4">
<draw:frame draw:style-name="fr1" draw:name="Image44" text:anchor-type="as-char" svg:width="6.9236in" svg:height="4.413795in" draw:z-index="0">
<draw:image xlink:href="../Images/AРМІЯINFORM/2023-03-30T53-00-00-04-00/088eafca79994b4954a3892c8145d413-e1680159773206.jpg" xlink:type="simple" xlink:show="embed" xlink:actuate="onLoad" draw:mime-type="image/jpeg"/>
</draw:frame>
</text:p>
      <text:p text:style-name="P4">
Голова Служби безпеки України Василь Малюк і посол Сполучених Штатів АмерикиБріджит Брінк обговорили ключові безпекові питання, з якими наша державазіткнулася під час війни, та взаємодію спецслужб у боротьбі з агресією рф.</text:p>
      <text:p text:style-name="P4">
Про це <text:a xlink:type="simple" xlink:href="https://ssu.gov.ua/novyny/holova-sbu-ta-posol-ssha-obhovoryly-bezpekovi-pytannia-ta-vzaiemodiiu-u-borotbi-z-rosiiskoiu-ahresiieiu" text:style-name="Internet_20_link" text:visited-style-name="Visited_20_Internet_20_Link">
інформує</text:a>
 Служба безпеки України.</text:p>
      <text:p text:style-name="P4">
«На сьогодні першочерговими пріоритетами Служби є контррозвідувальнадіяльність і виконання оперативно-бойових завдань. Усі наші зусилля спрямованіна перемогу України у війні», — наголосив Василь Малюк.</text:p>
      <text:p text:style-name="P4">
Пані посол своєю чергою запевнила, що її мета — зробити все можливе, щобдопомогти Україні виграти у війні та будувати незалежне, безпечне та успішнемайбутнє.</text:p>
      <text:p text:style-name="P4">
<draw:frame draw:style-name="fr1" draw:name="Image45" text:anchor-type="as-char" svg:width="6.9236in" svg:height="4.615733in" draw:z-index="0">
<draw:image xlink:href="../Images/AРМІЯINFORM/2023-03-30T53-00-00-04-00/ce65d0c175e802266594d9d2b6ec0d74.jpg" xlink:type="simple" xlink:show="embed" xlink:actuate="onLoad" draw:mime-type="image/jpeg"/>
</draw:frame>
</text:p>
      <text:p text:style-name="P4">
«США пліч-о-пліч з Україною в питанні захисту її суверенітету татериторіальної цілісності. Ми готові надати усе необхідне сприяння та нашдосвід, щоб покращити ваші спроможності для ефективного захисту вашої країни»,— зазначила Бріджит Брінк.</text:p>
      <text:p text:style-name="P4">
За словами Василя Малюка, СБУ прагне поглиблювати співпрацю з іноземнимипартнерами за напрямами протидії розвідувально-підривній діяльності третіхкраїн та у сфері кіберзахисту. Він додав, відомство будує нову і сучаснумодель державної безпеки, враховуючи досвід війни. Для цього використовуютьсяризико-орієнтовані підходи, посилення аналітичної роботи, стратегічногоменеджменту і прогнозування.</text:p>
      <text:p text:style-name="P4">
Також Василь Малюк повідомив, що в Службі безпеки створена робоча група зпитань впровадження стандартів НАТО та досягнення цілей партнерства. І наразівідбуваються необхідні законодавчі зміни.</text:p>
      <text:p text:style-name="P4">
Source: <text:a xlink:type="simple" xlink:href="https://armyinform.com.ua/2023/03/30/vzayemodiyu-speczsluzhb-u-borotbi-z-agresiyeyu-rf-obgovoryly-golova-sbu-ta-posol-ssha/" text:style-name="Internet_20_link" text:visited-style-name="Visited_20_Internet_20_Link">
https://armyinform.com.ua/2023/03/30/vzayemodiyu-speczsluzhb-u-borotbi-z-agresiyeyu-rf-obgovoryly-golova-sbu-ta-posol-ssha/</text:a>
</text:p>
      <!--NEWS-->
      <text:h text:style-name="P10" text:outline-level="1">
<text:span text:style-name="T4">
Олександр Павлюк: «Леопард» — це грізна зброя, яка наближатиме перемогу України</text:span>
</text:h>
      <text:p text:style-name="P4">
Author: ['АРМІЯINFORM']</text:p>
      <text:p text:style-name="P4">
Time: 2023-03-30T54:00:00-04:00</text:p>
      <text:p text:style-name="P4">
Description: Днями перший заступник Міністра оборони України генерал-лейтенант Олександр Павлю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107-e1680160851351.jpg" text:style-name="Internet_20_link" text:visited-style-name="Visited_20_Internet_20_Link">
1-107-e1680160851351.jpg</text:a>
', '<text:a xlink:type="simple" xlink:href="https://armyinform.com.ua/wp-content/uploads/2023/03/2-102-150x150.jpg" text:style-name="Internet_20_link" text:visited-style-name="Visited_20_Internet_20_Link">
2-102-150x150.jpg</text:a>
', '<text:a xlink:type="simple" xlink:href="https://armyinform.com.ua/wp-content/uploads/2023/03/3-90-150x150.jpg" text:style-name="Internet_20_link" text:visited-style-name="Visited_20_Internet_20_Link">
3-90-150x150.jpg</text:a>
', '<text:a xlink:type="simple" xlink:href="https://armyinform.com.ua/wp-content/uploads/2023/03/4-80-150x150.jpg" text:style-name="Internet_20_link" text:visited-style-name="Visited_20_Internet_20_Link">
4-80-150x150.jpg</text:a>
', '<text:a xlink:type="simple" xlink:href="https://armyinform.com.ua/wp-content/uploads/2023/03/5-63-150x150.jpg" text:style-name="Internet_20_link" text:visited-style-name="Visited_20_Internet_20_Link">
5-63-150x150.jpg</text:a>
', '<text:a xlink:type="simple" xlink:href="https://armyinform.com.ua/wp-content/uploads/2023/03/7-47-150x150.jpg" text:style-name="Internet_20_link" text:visited-style-name="Visited_20_Internet_20_Link">
7-47-150x150.jpg</text:a>
', '<text:a xlink:type="simple" xlink:href="https://armyinform.com.ua/wp-content/uploads/2023/03/8-36-150x150.jpg" text:style-name="Internet_20_link" text:visited-style-name="Visited_20_Internet_20_Link">
8-36-150x150.jpg</text:a>
']</text:p>
      <text:p text:style-name="P4">
Tags: ['LEOPARD', 'STOPRUSSIA', 'АГРЕСІЯ РФ', 'ГЕНЕРАЛ-ЛЕЙТЕНАНТ ОЛЕКСАНДР ПАВЛЮК', 'МІНІСТЕРСТВО ОБОРОНИ УКРАЇНИ', 'НАВЧАННЯ ЗА КОРДОНОМ', 'ПОЛЬЩА']</text:p>
      <text:p text:style-name="P4">
Category: News</text:p>
      <!--METADATA-->
      <text:p text:style-name="P4">
<draw:frame draw:style-name="fr1" draw:name="Image46" text:anchor-type="as-char" svg:width="6.9236in" svg:height="4.621855in" draw:z-index="0">
<draw:image xlink:href="../Images/AРМІЯINFORM/2023-03-30T54-00-00-04-00/1-107-e1680160851351.jpg" xlink:type="simple" xlink:show="embed" xlink:actuate="onLoad" draw:mime-type="image/jpeg"/>
</draw:frame>
</text:p>
      <text:p text:style-name="P4">
Днями перший заступник Міністра оборони України генерал-лейтенант ОлександрПавлюк ознайомився з навчаннями і тренуваннями українських військовослужбовціву Республіці Польща.</text:p>
      <text:p text:style-name="P4">
На військових полігонах, де триває інтенсивний вишкіл українських танкістів іпіхотинців, генерал-лейтенант Олександр Павлюк відзначив надзвичайну мотиваціюукраїнських захисників опановувати новітню зброю зразків НАТО. Він особистовипробував міць сучасного танка німецького виробництва «Леопард-2» та оцінивякість цієї бойової машини.</text:p>
      <text:p text:style-name="P4">
«Сила, потужність, хід і високий рівень захисту від ураження. Цей танк справдінадихає. Так кажуть й наші воїни, які отримують знання і навички управлятиним. «Леопард» — це грізна зброя, яка в руках навчених наших захисниківнаближатиме перемогу України над окупантом! — поділився своїми враженнямиперший заступник Міністра оборони. — Вірю в наших воїнів і пишаюся ними.Українські військові будуть ефективно застосовувати цю західну зброю вмайбутніх битвах за Україну, за нашу волю і свободу».</text:p>
      <text:p text:style-name="P4">
<text:a xlink:type="simple" xlink:href="https://armyinform.com.ua/wp-content/uploads/2023/03/2-102.jpg" text:style-name="Internet_20_link" text:visited-style-name="Visited_20_Internet_20_Link">
<draw:frame draw:style-name="fr1" draw:name="Image47" text:anchor-type="as-char" svg:width="6.9236in" svg:height="6.9236in" draw:z-index="0">
<draw:image xlink:href="../Images/AРМІЯINFORM/2023-03-30T54-00-00-04-00/2-102-150x150.jpg" xlink:type="simple" xlink:show="embed" xlink:actuate="onLoad" draw:mime-type="image/jpeg"/>
</draw:frame>
</text:a>
</text:p>
      <text:p text:style-name="P4">
<text:a xlink:type="simple" xlink:href="https://armyinform.com.ua/wp-content/uploads/2023/03/3-90.jpg" text:style-name="Internet_20_link" text:visited-style-name="Visited_20_Internet_20_Link">
<draw:frame draw:style-name="fr1" draw:name="Image48" text:anchor-type="as-char" svg:width="6.9236in" svg:height="6.9236in" draw:z-index="0">
<draw:image xlink:href="../Images/AРМІЯINFORM/2023-03-30T54-00-00-04-00/3-90-150x150.jpg" xlink:type="simple" xlink:show="embed" xlink:actuate="onLoad" draw:mime-type="image/jpeg"/>
</draw:frame>
</text:a>
</text:p>
      <text:p text:style-name="P4">
<text:a xlink:type="simple" xlink:href="https://armyinform.com.ua/wp-content/uploads/2023/03/4-80.jpg" text:style-name="Internet_20_link" text:visited-style-name="Visited_20_Internet_20_Link">
<draw:frame draw:style-name="fr1" draw:name="Image49" text:anchor-type="as-char" svg:width="6.9236in" svg:height="6.9236in" draw:z-index="0">
<draw:image xlink:href="../Images/AРМІЯINFORM/2023-03-30T54-00-00-04-00/4-80-150x150.jpg" xlink:type="simple" xlink:show="embed" xlink:actuate="onLoad" draw:mime-type="image/jpeg"/>
</draw:frame>
</text:a>
</text:p>
      <text:p text:style-name="P4">
<text:a xlink:type="simple" xlink:href="https://armyinform.com.ua/wp-content/uploads/2023/03/5-63.jpg" text:style-name="Internet_20_link" text:visited-style-name="Visited_20_Internet_20_Link">
<draw:frame draw:style-name="fr1" draw:name="Image50" text:anchor-type="as-char" svg:width="6.9236in" svg:height="6.9236in" draw:z-index="0">
<draw:image xlink:href="../Images/AРМІЯINFORM/2023-03-30T54-00-00-04-00/5-63-150x150.jpg" xlink:type="simple" xlink:show="embed" xlink:actuate="onLoad" draw:mime-type="image/jpeg"/>
</draw:frame>
</text:a>
</text:p>
      <text:p text:style-name="P4">
<text:a xlink:type="simple" xlink:href="https://armyinform.com.ua/wp-content/uploads/2023/03/7-47.jpg" text:style-name="Internet_20_link" text:visited-style-name="Visited_20_Internet_20_Link">
<draw:frame draw:style-name="fr1" draw:name="Image51" text:anchor-type="as-char" svg:width="6.9236in" svg:height="6.9236in" draw:z-index="0">
<draw:image xlink:href="../Images/AРМІЯINFORM/2023-03-30T54-00-00-04-00/7-47-150x150.jpg" xlink:type="simple" xlink:show="embed" xlink:actuate="onLoad" draw:mime-type="image/jpeg"/>
</draw:frame>
</text:a>
</text:p>
      <text:p text:style-name="P4">
<text:a xlink:type="simple" xlink:href="https://armyinform.com.ua/wp-content/uploads/2023/03/8-36.jpg" text:style-name="Internet_20_link" text:visited-style-name="Visited_20_Internet_20_Link">
<draw:frame draw:style-name="fr1" draw:name="Image52" text:anchor-type="as-char" svg:width="6.9236in" svg:height="6.9236in" draw:z-index="0">
<draw:image xlink:href="../Images/AРМІЯINFORM/2023-03-30T54-00-00-04-00/8-36-150x150.jpg" xlink:type="simple" xlink:show="embed" xlink:actuate="onLoad" draw:mime-type="image/jpeg"/>
</draw:frame>
</text:a>
</text:p>
      <text:p text:style-name="P4">
Генерал-лейтенант Олександр Павлюк і представники української делегаціїоглянули навчальні місця, тренажерні класи теорії і практики, зразки озброєннякраїн НАТО, поспілкувалися з нашими воїнами й закордонними інструкторами.</text:p>
      <text:p text:style-name="P4">
Перший заступник Міністра оборони вручив нагороди керівникам тренувальнихкурсів та подякував за їхню надважливу роботу.</text:p>
      <text:p text:style-name="P4">
«Дякую хлопці за ваш професіоналізм і допомогу нашим ЗСУ. Ми разом стоїмо настороні добра і правди. І ми обов’язково переможемо зло та здобудемо мир длявсієї Європи», — сказав генерал-лейтенант Олександр Павлюк.</text:p>
      <text:p text:style-name="P4">
<text:span text:style-name="T4">
Джерело:</text:span>
 <text:span text:style-name="T5">
<text:a xlink:type="simple" xlink:href="https://www.mil.gov.ua/news/2023/03/30/bitvah-za-ukrainu-general-lejtenant-oleksandr-pavlyuk-ocziniv-potuzhnist-tanku-leopard/" text:style-name="Internet_20_link" text:visited-style-name="Visited_20_Internet_20_Link">
Міністерство оборониУкраїни</text:a>
</text:span>
</text:p>
      <text:p text:style-name="P4">
Source: <text:a xlink:type="simple" xlink:href="https://armyinform.com.ua/2023/03/30/oleksandr-pavlyuk-leopard-cze-grizna-zbroya-yaka-nablyzhatyme-peremogu-ukrayiny/" text:style-name="Internet_20_link" text:visited-style-name="Visited_20_Internet_20_Link">
https://armyinform.com.ua/2023/03/30/oleksandr-pavlyuk-leopard-cze-grizna-zbroya-yaka-nablyzhatyme-peremogu-ukrayiny/</text:a>
</text:p>
      <!--NEWS-->
      <text:h text:style-name="P10" text:outline-level="1">
<text:span text:style-name="T4">
Україна ніколи не залишиться на самоті у своїй боротьбі, бо українці воюють за всіх нас — президент Польщі</text:span>
</text:h>
      <text:p text:style-name="P4">
Author: ['АРМІЯINFORM']</text:p>
      <text:p text:style-name="P4">
Time: 2023-03-30T55:00:00-04:00</text:p>
      <text:p text:style-name="P4">
Description: російська війна показала справжнє обличчя путінського режиму — жорстокість щодо ми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ukr_polshha-e1680158146756.jpg" text:style-name="Internet_20_link" text:visited-style-name="Visited_20_Internet_20_Link">
ukr_polshha-e1680158146756.jpg</text:a>
']</text:p>
      <text:p text:style-name="P4">
Tags: ['АНДЖЕЙ ДУДА', 'ДОПОМОГА ПАРТНЕРІВ', 'ПОЛЬЩА', 'СВІТ ПІДТРИМУЄ УКРАЇНУ']</text:p>
      <text:p text:style-name="P4">
Category: News</text:p>
      <!--METADATA-->
      <text:p text:style-name="P4">
<draw:frame draw:style-name="fr1" draw:name="Image53" text:anchor-type="as-char" svg:width="6.9236in" svg:height="4.250834in" draw:z-index="0">
<draw:image xlink:href="../Images/AРМІЯINFORM/2023-03-30T55-00-00-04-00/ukr_polshha-e1680158146756.jpg" xlink:type="simple" xlink:show="embed" xlink:actuate="onLoad" draw:mime-type="image/jpeg"/>
</draw:frame>
</text:p>
      <text:p text:style-name="P4">
російська війна показала справжнє обличчя путінського режиму — жорстокістьщодо мирного українського населення та намагання знищити цілу націю,економічна, енергетична та продовольча криза, що виникає в усьому світівнаслідок дій росії.</text:p>
      <text:p text:style-name="P4">
На цьому <text:a xlink:type="simple" xlink:href="https://www.prezydent.pl/aktualnosci/wypowiedzi-prezydenta-rp/wystapienia/wystapienie-prezydenta-rp-podczas-ii-szczytu-dla-demokracji-plen,66344" text:style-name="Internet_20_link" text:visited-style-name="Visited_20_Internet_20_Link">
наголошує</text:a>
 президент Польщі Анджей Дуда.</text:p>
      <text:p text:style-name="P4">
«Українці мужньо протистоять нападам росії. Україна ніколи не була і не будесамотньою у своїй боротьбі. Бо українці воюють за всіх нас», — наголосивпольський лідер.</text:p>
      <text:p text:style-name="P4">
За словами Анджея Дуди, Польща обіцяє і надалі підтримувати Україну, абизупинити російський неоімперіалізм.</text:p>
      <text:p text:style-name="P4">
«Якщо росію не зупинити, вона готова піти набагато далі. Я пишаюся тим, щополяки та інші народи сильно підтримали українців, тому що вільний ідемократичний світ — це не теоретична концепція, а реальна спільнотацінностей», — зазначив Анджей Дуда.</text:p>
      <text:p text:style-name="P4">
Source: <text:a xlink:type="simple" xlink:href="https://armyinform.com.ua/2023/03/30/ukrayina-nikoly-ne-zalyshytsya-na-samoti-u-svoyij-borotbi-bo-ukrayinczi-voyuyut-za-vsih-nas-prezydent-polshhi/" text:style-name="Internet_20_link" text:visited-style-name="Visited_20_Internet_20_Link">
https://armyinform.com.ua/2023/03/30/ukrayina-nikoly-ne-zalyshytsya-na-samoti-u-svoyij-borotbi-bo-ukrayinczi-voyuyut-za-vsih-nas-prezydent-polshhi/</text:a>
</text:p>
      <!--NEWS-->
      <text:h text:style-name="P10" text:outline-level="1">
<text:span text:style-name="T4">
Володимир Зеленський: Звільнення Київщини — символ, що Україна зможе перемогти у війні</text:span>
</text:h>
      <text:p text:style-name="P4">
Author: ['АРМІЯINFORM']</text:p>
      <text:p text:style-name="P4">
Time: 2023-03-30T56:00:00-04:00</text:p>
      <text:p text:style-name="P4">
Description: Захоплення міст-супутників Києва — Бучі та Ірпеня — стало подією, яку неможливо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rpin.jpg" text:style-name="Internet_20_link" text:visited-style-name="Visited_20_Internet_20_Link">
irpin.jpg</text:a>
']</text:p>
      <text:p text:style-name="P4">
Tags: ['STOPRUSSIA', 'АГРЕСІЯ РФ', 'ВОЛОДИМИР ЗЕЛЕНСЬКИЙ', 'ВТОРГНЕННЯ РФ']</text:p>
      <text:p text:style-name="P4">
Category: News</text:p>
      <!--METADATA-->
      <text:p text:style-name="P4">
<draw:frame draw:style-name="fr1" draw:name="Image54" text:anchor-type="as-char" svg:width="6.9236in" svg:height="3.894525in" draw:z-index="0">
<draw:image xlink:href="../Images/AРМІЯINFORM/2023-03-30T56-00-00-04-00/irpin.jpg" xlink:type="simple" xlink:show="embed" xlink:actuate="onLoad" draw:mime-type="image/jpeg"/>
</draw:frame>
</text:p>
      <text:p text:style-name="P4">
Захоплення міст-супутників Києва — Бучі та Ірпеня — стало подією, якунеможливо було уявити у ХХІ столітті.</text:p>
      <text:p text:style-name="P4">
На цьому <text:a xlink:type="simple" xlink:href="https://t.me/V_Zelenskiy_official/5686" text:style-name="Internet_20_link" text:visited-style-name="Visited_20_Internet_20_Link">
наголошує</text:a>
 Президент УкраїниВолодимир Зеленський напередодні звільнення Київщини від російськихзагарбників.</text:p>
      <text:p text:style-name="P4">
«російські війська йшли на українську столицю з півночі й несли смерть іруйнування. Для багатьох жителів Київщини минулий рік став найстрашнішим завсе життя. А звільнення Київщини стало символом того, що Україна зможеперемогти в цій війні», — зазначив Володимир Зеленський.</text:p>
      <text:p text:style-name="P4">
Source: <text:a xlink:type="simple" xlink:href="https://armyinform.com.ua/2023/03/30/volodymyr-zelenskyj-zvilnennya-kyyivshhyny-symvol-shho-ukrayina-zmozhe-peremogty-u-vijni/" text:style-name="Internet_20_link" text:visited-style-name="Visited_20_Internet_20_Link">
https://armyinform.com.ua/2023/03/30/volodymyr-zelenskyj-zvilnennya-kyyivshhyny-symvol-shho-ukrayina-zmozhe-peremogty-u-vijni/</text:a>
</text:p>
      <!--NEWS-->
      <text:h text:style-name="P10" text:outline-level="1">
<text:span text:style-name="T4">
Брифінг «Особливості кар’єрного менеджменту сержантів і старшин під час воєнного стану»</text:span>
</text:h>
      <text:p text:style-name="P4">
Author: ['АРМІЯINFORM']</text:p>
      <text:p text:style-name="P4">
Time: 2023-03-30T57:00:00-04:00</text:p>
      <text:p text:style-name="P4">
Description: https://www.youtube.com/watch?v=edw2jmvj_cg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text:p>
      <text:p text:style-name="P4">
Category: News</text:p>
      <!--METADATA-->
      <text:p text:style-name="P4">
Source: <text:a xlink:type="simple" xlink:href="https://armyinform.com.ua/2023/03/30/bryfing-osoblyvosti-karyernogo-menedzhmentu-serzhantiv-i-starshyn-pid-chas-voyennogo-stanu/" text:style-name="Internet_20_link" text:visited-style-name="Visited_20_Internet_20_Link">
https://armyinform.com.ua/2023/03/30/bryfing-osoblyvosti-karyernogo-menedzhmentu-serzhantiv-i-starshyn-pid-chas-voyennogo-stanu/</text:a>
</text:p>
      <!--NEWS-->
      <text:h text:style-name="P10" text:outline-level="1">
<text:span text:style-name="T4">
За минулу добу окупанти обстріляли 8 областей України: загинуло 3 особи</text:span>
</text:h>
      <text:p text:style-name="P4">
Author: ['АРМІЯINFORM']</text:p>
      <text:p text:style-name="P4">
Time: 2023-03-30T58: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71811127795369874_y.jpg" text:style-name="Internet_20_link" text:visited-style-name="Visited_20_Internet_20_Link">
photo_5271811127795369874_y.jpg</text:a>
']</text:p>
      <text:p text:style-name="P4">
Tags: ['MILITARY MEDIA CENTER', 'STOPRUSSIA', 'АГРЕСІЯ РФ', 'ХАРКІВСЬКИЙ ТРИБУНАЛ']</text:p>
      <text:p text:style-name="P4">
Category: News</text:p>
      <!--METADATA-->
      <text:p text:style-name="P4">
<draw:frame draw:style-name="fr1" draw:name="Image55" text:anchor-type="as-char" svg:width="6.9236in" svg:height="4.896171in" draw:z-index="0">
<draw:image xlink:href="../Images/AРМІЯINFORM/2023-03-30T58-00-00-04-00/photo_5271811127795369874_y.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за отриманою від Ситуаційного центру Міністерства оборони Україниінформацією, <text:a xlink:type="simple" xlink:href="https://t.me/militarymediacenter/1580" text:style-name="Internet_20_link" text:visited-style-name="Visited_20_Internet_20_Link">
повідомляє </text:a>
MilitaryMedia Center.</text:p>
      <text:p text:style-name="P4">
«Загалом із різних видів озброєння (міномети, танки, артилерія, РСЗВ, ЗРК“С-300”, тактична авіація) здійснено обстріли 92 населених пунктів,підтверджено ураження 48 об’єктів інфраструктури», — йдеться в повідомленні.</text:p>
      <text:p text:style-name="P4">
Source: <text:a xlink:type="simple" xlink:href="https://armyinform.com.ua/2023/03/30/za-mynulu-dobu-okupanty-obstrilyaly-8-oblastej-ukrayiny-zagynulo-3-osoby/" text:style-name="Internet_20_link" text:visited-style-name="Visited_20_Internet_20_Link">
https://armyinform.com.ua/2023/03/30/za-mynulu-dobu-okupanty-obstrilyaly-8-oblastej-ukrayiny-zagynulo-3-osoby/</text:a>
</text:p>
      <!--NEWS-->
      <text:h text:style-name="P10" text:outline-level="1">
<text:span text:style-name="T4">
На Лимансько-Куп’янському напрямку ЗСУ знищили новітню російську станцію РЕБ «Стриж»</text:span>
</text:h>
      <text:p text:style-name="P4">
Author: ['Віктор Ануфрієв']</text:p>
      <text:p text:style-name="P4">
Time: 2023-03-30T59: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eb-stryzh-e1680165070809.jpg" text:style-name="Internet_20_link" text:visited-style-name="Visited_20_Internet_20_Link">
reb-stryzh-e1680165070809.jpg</text:a>
']</text:p>
      <text:p text:style-name="P4">
Tags: ['ЄДИНІ НОВИНИ', 'ОВТ', 'ОЗБРОЄННЯ', 'СЕРГІЙ ЧЕРЕВАТИЙ', 'ХРОНІКА ОБОРОНИ']</text:p>
      <text:p text:style-name="P4">
Category: News</text:p>
      <!--METADATA-->
      <text:p text:style-name="P4">
<draw:frame draw:style-name="fr1" draw:name="Image56" text:anchor-type="as-char" svg:width="6.9236in" svg:height="5.165608in" draw:z-index="0">
<draw:image xlink:href="../Images/AРМІЯINFORM/2023-03-30T59-00-00-04-00/reb-stryzh-e1680165070809.jpg" xlink:type="simple" xlink:show="embed" xlink:actuate="onLoad" draw:mime-type="image/jpeg"/>
</draw:frame>
 Ілюстративне фото</text:p>
      <text:p text:style-name="P4">
Про це в ефірі телемарафону «Єдині новини» повідомив речник Східногоугруповання військ ЗС України полковник Сергій Череватий.</text:p>
      <text:p text:style-name="P4">
— Сьогодні у росіян є декілька напрямків удару, і один з них упродовждекількох наступних тижнів — це Лимансько-Куп'янський напрям, — зазначивофіцер. — Особливо потужних ударів ворог там завдає з артилерії. І лише за цюдобу окупанти 301 раз завдавали удари різними типами артилерії по цьомунапрямку. Там же ворог діє більш класичними підрозділами російської армії,котрі, звичайно, доукомплектовані мобілізованими. Тактика їхня є доситькласична, тому і втрат у них набагато менше — лише 37 за цю добу було вбито та100 поранено. Проте зазначу, що противник там більше застосовує броньованутехніку, яку, відповідно, ЗСУ теж знищують. Так українська армія впродовж добитам ліквідувала БТР-80, БМД, самохідний міномет «Тюльпан», чотири 120-ммміномети і одну з новітніх розробок росії — станцію РЕБ «Стриж», а також одинпольовий склад боєприпасів.</text:p>
      <text:p text:style-name="P4">
Сергій Череватий також додав, що інтенсивність ворожих атак змінюється в силупогодних умов, великих втрат росіян та перегрупувань військ, проте, якщоговорити глобально — Бахмут для окупантів залишається у пріоритеті.</text:p>
      <text:p text:style-name="P4">
— Місто вже, крім військової цілі, має ще й символічне значення, бо такогоприниження, як Бахмут, я не пам’ятаю, коли зазнавала російська чи навітьрадянська армія. Адже за 9 місяців не взяти районний центр для армії, якапозиціювала себе «второй армієй міра» і яка в рекламних слоганах твердила, що«граніци расії нє заканчіваютса нігдє» — це ганьба. росіяни сильно недооцінилиЗбройні Сили України.</text:p>
      <text:p text:style-name="P4">
Source: <text:a xlink:type="simple" xlink:href="https://armyinform.com.ua/2023/03/30/na-lymansko-kupyanskomu-napryamku-zsu-znyshhyly-novitnyu-rosijsku-stancziyu-reb-stryzh/" text:style-name="Internet_20_link" text:visited-style-name="Visited_20_Internet_20_Link">
https://armyinform.com.ua/2023/03/30/na-lymansko-kupyanskomu-napryamku-zsu-znyshhyly-novitnyu-rosijsku-stancziyu-reb-stryzh/</text:a>
</text:p>
      <!--NEWS-->
      <text:h text:style-name="P10" text:outline-level="1">
<text:span text:style-name="T4">
Ідентифіковано військового армії рф, який під час окупації Ізюма вчинив умисне вбивство</text:span>
</text:h>
      <text:p text:style-name="P4">
Author: ['АРМІЯINFORM']</text:p>
      <text:p text:style-name="P4">
Time: 2023-03-30T60:00:00-04:00</text:p>
      <text:p text:style-name="P4">
Description: Правоохоронці ідентифікували російського військовослужбовця, причетного до цині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1496.jpg" text:style-name="Internet_20_link" text:visited-style-name="Visited_20_Internet_20_Link">
img-1496.jpg</text:a>
']</text:p>
      <text:p text:style-name="P4">
Tags: ['STOPRUSSIA', 'АГРЕСІЯ РФ', 'ВОЄННІ ЗЛОЧИНИ РФ', 'ОФІС ГЕНЕРАЛЬНОГО ПРОКУРОРА УКРАЇНИ', 'ПОРУШЕННЯ ЗАКОНІВ ТА ЗВИЧАЇВ ВІЙНИ']</text:p>
      <text:p text:style-name="P4">
Category: News</text:p>
      <!--METADATA-->
      <text:p text:style-name="P4">
<draw:frame draw:style-name="fr1" draw:name="Image57" text:anchor-type="as-char" svg:width="6.9236in" svg:height="4.33302in" draw:z-index="0">
<draw:image xlink:href="../Images/AРМІЯINFORM/2023-03-30T60-00-00-04-00/img-1496.jpg" xlink:type="simple" xlink:show="embed" xlink:actuate="onLoad" draw:mime-type="image/jpeg"/>
</draw:frame>
</text:p>
      <text:p text:style-name="P4">
Правоохоронці ідентифікували російського військовослужбовця, причетного доцинічного воєнного злочину. Це 26-річний уродженець Дагестану, командирбойової машини реактивного дивізіону військової частини 61899 27-ї окремоїгвардійської мотострілецької бригаді 1-ї танкової армії західного військовогоокругу зс рф. Злочинцю заочно повідомлено про підозру за фактом порушеннязаконів та звичаїв війни, поєднаного з умисним вбивством.</text:p>
      <text:p text:style-name="P4">
Про це <text:a xlink:type="simple" xlink:href="https://gp.gov.ua/ua/posts/identifikovano-rosiiskogo-viiskovosluzbovcya-yakii-pid-cas-okupaciyi-izyuma-zastreliv-sudmedeksperta-za-proukrayinsku-poziciyu" text:style-name="Internet_20_link" text:visited-style-name="Visited_20_Internet_20_Link">
повідомляє</text:a>
 Офіс Генерального прокурора України.</text:p>
      <text:p text:style-name="P4">
За даними слідства, 7 травня 2022 року російський військовий прийшов допатологоанатомічного відділення Центральної міської лікарні ПіщанськоїБогоматері в Ізюмі. У цей час на своєму робочому місці перебували працівники,серед яких був 70-річний судово-медичний експерт, який після важкої хворобивтратив ногу та пересувався на протезі.</text:p>
      <text:p text:style-name="P4">
Окупант представився, назвав себе «племінником кадирова» та почав розмовлятизі співробітниками. Судмедексперт сказав, що вважає перебування військовихросійської федерації на території міста Ізюм незаконним та сказав: «Хто вассюди кликав?».</text:p>
      <text:p text:style-name="P4">
російський військовослужбовець почав поводити себе агресивно. Він декілька разударив в обличчя експерта, зробив чотири постріли з автомата Калашникова устелю.</text:p>
      <text:p text:style-name="P4">
Злякавшись, лаборантка вибігла на вулицю. Окупант наказав лікарю-патологоанатому негайно повернути її назад. Чоловік пішов за нею. Колиросійський військовослужбовець та судмедексперт залишилися у кабінеті вдвох,окупант застрелив чоловіка.</text:p>
      <text:p text:style-name="P4">
Наразі вирішується питання про оголошення підозрюваного у розшук.</text:p>
      <text:p text:style-name="P4">
Source: <text:a xlink:type="simple" xlink:href="https://armyinform.com.ua/2023/03/30/identyfikovano-vijskovogo-armiyi-rf-yakyj-pid-chas-okupacziyi-izyuma-vchynyv-umysne-vbyvstvo/" text:style-name="Internet_20_link" text:visited-style-name="Visited_20_Internet_20_Link">
https://armyinform.com.ua/2023/03/30/identyfikovano-vijskovogo-armiyi-rf-yakyj-pid-chas-okupacziyi-izyuma-vchynyv-umysne-vbyvstvo/</text:a>
</text:p>
      <!--NEWS-->
      <text:h text:style-name="P10" text:outline-level="1">
<text:span text:style-name="T4">
Немає жодних доказів порушень, пов’язаних із неналежним використанням Україною військової допомоги — Білий дім</text:span>
</text:h>
      <text:p text:style-name="P4">
Author: ['АРМІЯINFORM']</text:p>
      <text:p text:style-name="P4">
Time: 2023-03-30T61:00:00-04:00</text:p>
      <text:p text:style-name="P4">
Description: Сполучені Штати Америки не зафіксували жодного випадку неналежного використання озброє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irby.jpg" text:style-name="Internet_20_link" text:visited-style-name="Visited_20_Internet_20_Link">
kirby.jpg</text:a>
']</text:p>
      <text:p text:style-name="P4">
Tags: ['STOPRUSSIA', 'АГРЕСІЯ РФ', 'БІЛИЙ ДІМ', 'ВІЙСЬКОВА ДОПОМОГА', 'ДЖОН КІРБІ']</text:p>
      <text:p text:style-name="P4">
Category: News</text:p>
      <!--METADATA-->
      <text:p text:style-name="P4">
<draw:frame draw:style-name="fr1" draw:name="Image58" text:anchor-type="as-char" svg:width="6.9236in" svg:height="3.894525in" draw:z-index="0">
<draw:image xlink:href="../Images/AРМІЯINFORM/2023-03-30T61-00-00-04-00/kirby.jpg" xlink:type="simple" xlink:show="embed" xlink:actuate="onLoad" draw:mime-type="image/jpeg"/>
</draw:frame>
</text:p>
      <text:p text:style-name="P4">
Сполучені Штати Америки не зафіксували жодного випадку неналежноговикористання озброєння чи військової техніки, яку вони передали Україні.</text:p>
      <text:p text:style-name="P4">
Про це під час пресбрифінгу <text:a xlink:type="simple" xlink:href="https://www.whitehouse.gov/briefing-room/press-briefings/2023/03/29/press-briefing-by-press-secretary-karine-jean-pierre-and-national-security-council-coordinator-for-strategic-communications-john-kirby-8/" text:style-name="Internet_20_link" text:visited-style-name="Visited_20_Internet_20_Link">
повідомив</text:a>
 координатор з питань стратегічних комунікацій Ради національноїбезпеки США Джон Кірбі.</text:p>
      <text:p text:style-name="P4">
«Ми не бачили жодних доказів того, що були якісь кричущі порушення, колийдеться про управління безпековою допомогою, яка надійшла в Україну», —наголосив Джон Кірбі.</text:p>
      <text:p text:style-name="P4">
Він додав, що разом із американськими українські посадовці також поділяютьстурбованість щодо забезпечення належної підзвітності та прозорості речей, якіпотрапляють на поле бою та переміщуються навколо нього.</text:p>
      <text:p text:style-name="P4">
«Ми вітали нагляд Конгресу за цим, а також їхні заклики до додаткової роботи.Фактично, зараз ми залучили трьох генеральних інспекторів Міністерства оборониСША, щоб допомогти керувати наглядом за підзвітністю. Ми вважаємо, що все цедобре, і ми будемо продовжувати над цим працювати», — зазначив Джон Кірбі.</text:p>
      <text:p text:style-name="P4">
Нагадаємо, наприкінці січня 2023 року до України<text:a xlink:type="simple" xlink:href="https://armyinform.com.ua/2023/01/27/v-ukrayinu-prybuly-inspektory-dlya-naglyadu-za-dopomogoyu-ssha-posol-ssha/" text:style-name="Internet_20_link" text:visited-style-name="Visited_20_Internet_20_Link">
прибули</text:a>
 представники Державногодепартаменту США, Міністерства оборони та Агентства з міжнародного розвитку(USAID) задля покращення незалежного нагляду за допомогою США Україні.</text:p>
      <text:p text:style-name="P4">
Source: <text:a xlink:type="simple" xlink:href="https://armyinform.com.ua/2023/03/30/zhodnyh-dokaziv-porushen-povyazanyh-iz-nenalezhnym-vykorystannyam-ukrayinoyu-vijskovoyi-dopomogy-bilyj-dim/" text:style-name="Internet_20_link" text:visited-style-name="Visited_20_Internet_20_Link">
https://armyinform.com.ua/2023/03/30/zhodnyh-dokaziv-porushen-povyazanyh-iz-nenalezhnym-vykorystannyam-ukrayinoyu-vijskovoyi-dopomogy-bilyj-dim/</text:a>
</text:p>
      <!--NEWS-->
      <text:h text:style-name="P10" text:outline-level="1">
<text:span text:style-name="T4">
Понад 16 тисяч злочинів проти нацбезпеки України зафіксовано Офісом Генпрокурора</text:span>
</text:h>
      <text:p text:style-name="P4">
Author: ['АРМІЯINFORM']</text:p>
      <text:p text:style-name="P4">
Time: 2023-03-30T6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108.jpg" text:style-name="Internet_20_link" text:visited-style-name="Visited_20_Internet_20_Link">
1-108.jpg</text:a>
', '<text:a xlink:type="simple" xlink:href="https://armyinform.com.ua/wp-content/uploads/2023/03/2-103.jpg" text:style-name="Internet_20_link" text:visited-style-name="Visited_20_Internet_20_Link">
2-103.jpg</text:a>
']</text:p>
      <text:p text:style-name="P4">
Tags: ['ВОЄННІ ЗЛОЧИНИ РФ', 'ОФІС ГЕНЕРАЛЬНОГО ПРОКУРОРА УКРАЇНИ']</text:p>
      <text:p text:style-name="P4">
Category: News</text:p>
      <!--METADATA-->
      <text:p text:style-name="P4">
<draw:frame draw:style-name="fr1" draw:name="Image59" text:anchor-type="as-char" svg:width="6.9236in" svg:height="4.448413in" draw:z-index="0">
<draw:image xlink:href="../Images/AРМІЯINFORM/2023-03-30T62-00-00-04-00/1-108.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30 березня зареєстровано:</text:p>
      <ul>
        <li>
77 241 — воєнний злочин,  * 16 013 — злочинів проти національної безпеки України.</li>
      </ul>
      <text:p text:style-name="P4">
Крім того, за офіційними даними ювенальних прокурорів, 1409 дітей постраждаливнаслідок агресії рф, з них:</text:p>
      <ul>
        <li>
466 — дітей загинули,  * 94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60" text:anchor-type="as-char" svg:width="6.9236in" svg:height="4.448413in" draw:z-index="0">
<draw:image xlink:href="../Images/AРМІЯINFORM/2023-03-30T62-00-00-04-00/2-103.jpg" xlink:type="simple" xlink:show="embed" xlink:actuate="onLoad" draw:mime-type="image/jpeg"/>
</draw:frame>
</text:p>
      <text:p text:style-name="P4">
Source: <text:a xlink:type="simple" xlink:href="https://armyinform.com.ua/2023/03/30/ponad-16-tysyach-zlochyniv-proty-naczbezpeky-ukrayiny-zafiksovano-ofisom-genprokurora/" text:style-name="Internet_20_link" text:visited-style-name="Visited_20_Internet_20_Link">
https://armyinform.com.ua/2023/03/30/ponad-16-tysyach-zlochyniv-proty-naczbezpeky-ukrayiny-zafiksovano-ofisom-genprokurora/</text:a>
</text:p>
      <!--NEWS-->
      <text:h text:style-name="P10" text:outline-level="1">
<text:span text:style-name="T4">
Сержантів без вищої освіти відтепер можуть призначати на офіцерські посади: роз’яснення Закону України</text:span>
</text:h>
      <text:p text:style-name="P4">
Author: ['Віталій Литвин']</text:p>
      <text:p text:style-name="P4">
Time: 2023-03-30T63:00:00-04:00</text:p>
      <text:p text:style-name="P4">
Description: Умотивований та досвідчений особовий склад дає змогу Україні отримувати нові перемог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lytovchenko.jpg" text:style-name="Internet_20_link" text:visited-style-name="Visited_20_Internet_20_Link">
lytovchenko.jpg</text:a>
']</text:p>
      <text:p text:style-name="P4">
Tags: ['MILITARY MEDIA CENTER']</text:p>
      <text:p text:style-name="P4">
Category: News</text:p>
      <!--METADATA-->
      <text:p text:style-name="P4">
<draw:frame draw:style-name="fr1" draw:name="Image61" text:anchor-type="as-char" svg:width="6.9236in" svg:height="4.615733in" draw:z-index="0">
<draw:image xlink:href="../Images/AРМІЯINFORM/2023-03-30T63-00-00-04-00/lytovchenko.jpg" xlink:type="simple" xlink:show="embed" xlink:actuate="onLoad" draw:mime-type="image/jpeg"/>
</draw:frame>
</text:p>
      <text:p text:style-name="P4">
Умотивований та досвідчений особовий склад дає змогу Україні отримувати новіперемоги та звільняти раніше окуповані території. На даний момент первинніпосади молодшого офіцерського складу комплектуються за рахунок випускниківвійськових вишів, офіцерів запасу, сержантів і старшин, які мають вищу освітуза ступенем не нижче ніж бакалавр. Однак наразі на посадах офіцерів проходитьвійськову службу певна кількість сержантів та старшин, які не мають вищоїосвіти, однак мають бойовий досвід, успішно виконують службові обов’язки нацих посадах, користуються авторитетом та довірою серед підпорядкованогоособового складу.</text:p>
      <text:p text:style-name="P4">
Про це під час брифінгу в <text:a xlink:type="simple" xlink:href="https://t.me/militarymediacenter" text:style-name="Internet_20_link" text:visited-style-name="Visited_20_Internet_20_Link">
Military Media Center</text:a>
повідомив заступник начальника відділувійськової кадрової політики ДКП Міністерства оборони України полковник СергійЛитовченко.</text:p>
      <text:p text:style-name="P4">
— Основною запорукою успішної протидії російській збройній агресії сталихоробрі чоловіки та жінки, які самовіддано виконують свій конституційнийобов’язок із захисту Вітчизни, незалежності та територіальної цілісностіУкраїни у складі Збройних Сил України та інших військових формувань.</text:p>
      <text:p text:style-name="P4">
Саме вмотивований та досвідчений особовий склад дає змогу нашій державіотримувати все нові перемоги та звільняти раніше окуповані території, —зазначив Сергій Литовченко.</text:p>
      <text:p text:style-name="P4">
За його словами, з метою підвищення укомплектованості первинних посадмолодшого офіцерського складу під час дії воєнного стану, 20 березня 2023 рокуВерховна Рада України ухвалила Закон № 2978–ІХ «Про внесення зміни до статті20 Закону України “Про військовий обов'язок і військову службу” щодокомплектування Збройних Сил України посадовими особами офіцерського складу наособливий період». Наразі документ передано на підпис Президентові України.</text:p>
      <text:p text:style-name="P4">
Набрання чинності зазначеного Закону дозволить покращити укомплектованістьпервинних посад молодшого офіцерського складу військовослужбовцями із реальнимбойовим досвідом та підвищити їх мотивацію щодо подальшого кар’єрногозростання на офіцерських посадах у Збройних Силах та інших військовихформуваннях.</text:p>
      <text:p text:style-name="P4">
Source: <text:a xlink:type="simple" xlink:href="https://armyinform.com.ua/2023/03/30/serzhantiv-bez-vyshhoyi-osvity-vidteper-mozhut-pryznachaty-na-oficzerski-posady-rozyasnennya-zakonu-ukrayiny/" text:style-name="Internet_20_link" text:visited-style-name="Visited_20_Internet_20_Link">
https://armyinform.com.ua/2023/03/30/serzhantiv-bez-vyshhoyi-osvity-vidteper-mozhut-pryznachaty-na-oficzerski-posady-rozyasnennya-zakonu-ukrayiny/</text:a>
</text:p>
      <!--NEWS-->
      <text:h text:style-name="P10" text:outline-level="1">
<text:span text:style-name="T4">
Граничний вік прийняття на військову службу за контрактом осіб офіцерського складу збільшать до 32 років</text:span>
</text:h>
      <text:p text:style-name="P4">
Author: ['Євген Проворний']</text:p>
      <text:p text:style-name="P4">
Time: 2023-03-30T64:00:00-04:00</text:p>
      <text:p text:style-name="P4">
Description: Про це повідомив під час брифінгу в Military Media Center заступник начальника від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30-15.19.34.jpg" text:style-name="Internet_20_link" text:visited-style-name="Visited_20_Internet_20_Link">
2023-03-30-15.19.34.jpg</text:a>
']</text:p>
      <text:p text:style-name="P4">
Tags: ['MILITARY MEDIA CENTER', 'СЕРГІЙ ЛИТОВЧЕНКО']</text:p>
      <text:p text:style-name="P4">
Category: News</text:p>
      <!--METADATA-->
      <text:p text:style-name="P4">
<draw:frame draw:style-name="fr1" draw:name="Image62" text:anchor-type="as-char" svg:width="6.9236in" svg:height="4.611118in" draw:z-index="0">
<draw:image xlink:href="../Images/AРМІЯINFORM/2023-03-30T64-00-00-04-00/2023-03-30-15.19.34.jpg" xlink:type="simple" xlink:show="embed" xlink:actuate="onLoad" draw:mime-type="image/jpeg"/>
</draw:frame>
</text:p>
      <text:p text:style-name="P4">
Про це повідомив під час брифінгу в <text:a xlink:type="simple" xlink:href="https://t.me/militarymediacenter" text:style-name="Internet_20_link" text:visited-style-name="Visited_20_Internet_20_Link">
Military MediaCenter</text:a>
 заступник начальника відділувійськової кадрової політики Департаменту кадрової політики Міноборони Україниполковник Сергій Литовченко.</text:p>
      <text:p text:style-name="P4">
— Зазначеним Законом (№ 2978–ІХ «Про внесення зміни до статті 20 ЗаконуУкраїни “Про військовий обов'язок і військову службу” щодо комплектуванняЗбройних Сил України посадовими особами офіцерського складу на особливийперіод». — <text:span text:style-name="T5">
Авт</text:span>
.) надано можливість збільшити з 30 до 32 років (з урахуваннямнабуття права на пенсію за вислугою років за змішаною формою) граничний вікприйняття на військову службу за контрактом осіб офіцерського складу громадянз числа військовослужбовців, резервістів, військовозобов’язаних, які не маютьвійськових звань офіцерського складу, та громадян призовного віку, які здобуливищу освіту за ступенем не нижче ніж бакалавр та які успішно завершили курсвійськової підготовки офіцерського складу, — зазначив Сергій Литовченко.</text:p>
      <text:p text:style-name="P4">
Він додав, що також згаданий Закон дозволить приймати в період дії воєнногостану на військову службу за контрактом осіб офіцерського складувійськовослужбовців з числа сержантів і старшин, які не мають вищої освіти,але не менше ніж три місяці брали безпосередню участь у веденні воєнних(бойових) дій та не менше ніж три місяці успішно виконують службові обов’язкина посадах осіб офіцерського складу, з одночасним присвоєнням їм первинноговійськового звання офіцерського складу «молодший лейтенант».</text:p>
      <text:p text:style-name="P4">
— Водночас таким військовослужбовцям, з метою підвищення мотивації довійськової служби та можливості реалізації свого потенціалу під час їїпроходження на офіцерських посадах, надається можливість не пізніше шестимісяців з дня припинення чи скасування воєнного стану пройти відповідний курсвійськової підготовки за напрямом, що відповідає профілю службової діяльності,— зауважив офіцер.</text:p>
      <text:p text:style-name="P4">
<text:span text:style-name="T5">
Фото Дмитра Юрченка</text:span>
</text:p>
      <text:p text:style-name="P4">
Source: <text:a xlink:type="simple" xlink:href="https://armyinform.com.ua/2023/03/30/granychnyj-vik-pryjnyattya-na-vijskovu-sluzhbu-za-kontraktom-osib-oficzerskogo-skladu-zbilshat-do-32-rokiv/" text:style-name="Internet_20_link" text:visited-style-name="Visited_20_Internet_20_Link">
https://armyinform.com.ua/2023/03/30/granychnyj-vik-pryjnyattya-na-vijskovu-sluzhbu-za-kontraktom-osib-oficzerskogo-skladu-zbilshat-do-32-rokiv/</text:a>
</text:p>
      <!--NEWS-->
      <text:h text:style-name="P10" text:outline-level="1">
<text:span text:style-name="T4">
У ЗСУ на добровільній основі проходить службу значна кількість іноземців та осіб без громадянства — полковник Дендебера</text:span>
</text:h>
      <text:p text:style-name="P4">
Author: ['Яна Задубінна']</text:p>
      <text:p text:style-name="P4">
Time: 2023-03-30T65:00:00-04:00</text:p>
      <text:p text:style-name="P4">
Description: У перші місяці широкомасштабної війни комплектування Збройних Сил України здійснювало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ndebera.jpg" text:style-name="Internet_20_link" text:visited-style-name="Visited_20_Internet_20_Link">
dendebera.jpg</text:a>
']</text:p>
      <text:p text:style-name="P4">
Tags: ['MILITARY MEDIA CENTER', 'ВАЛЕРІЙ ДЕНДЕБЕРА']</text:p>
      <text:p text:style-name="P4">
Category: News</text:p>
      <!--METADATA-->
      <text:p text:style-name="P4">
<draw:frame draw:style-name="fr1" draw:name="Image63" text:anchor-type="as-char" svg:width="6.9236in" svg:height="4.615733in" draw:z-index="0">
<draw:image xlink:href="../Images/AРМІЯINFORM/2023-03-30T65-00-00-04-00/dendebera.jpg" xlink:type="simple" xlink:show="embed" xlink:actuate="onLoad" draw:mime-type="image/jpeg"/>
</draw:frame>
Валерій Дендебера</text:p>
      <text:p text:style-name="P4">
У перші місяці широкомасштабної війни комплектування Збройних Сил Україниздійснювалось шляхом призову резервістів військового оперативного резерву, яківже мали досвід бойових дій, а також добровольців, які самостійно прибули навійськову службу під час проведення заходів мобілізації. Про це під часбрифінгу «Особливості кар'єрного менеджменту сержантів і старшин під час діїправового режиму воєнного стану» в <text:a xlink:type="simple" xlink:href="https://t.me/militarymediacenter" text:style-name="Internet_20_link" text:visited-style-name="Visited_20_Internet_20_Link">
Military MediaCenter</text:a>
 розповів начальник управлінняорганізації комплектування офіцерським складом Головного управління персоналуГШ ЗС України полковник Валерій Дендебера.</text:p>
      <text:p text:style-name="P4">
У подальшому основними видами комплектування особовим складом залишались:</text:p>
      <ul>
        <li>
призов громадян України на військову службу під час мобілізації, на особливий період;  * прийняття в добровільному порядку на військову службу за контрактом громадян України.</li>
      </ul>
      <text:p text:style-name="P4">
<text:span text:style-name="T4">
—</text:span>
 Крім того, завдяки підтримці світової спільноти на комплектуванняЗбройних Сил України прибула в добровільному порядку значна кількістьіноземців та осіб без громадянства, які уклали контракти та захищають нашудержаву та територіальну цілісність в Інтернаціональному легіоні оборониУкраїни, <text:span text:style-name="T4">
—</text:span>
 зазначив спікер.</text:p>
      <text:p text:style-name="P4">
<text:span text:style-name="T5">
Фото Дмитра Юрченка</text:span>
</text:p>
      <text:p text:style-name="P4">
Source: <text:a xlink:type="simple" xlink:href="https://armyinform.com.ua/2023/03/30/u-zsu-na-dobrovilnij-osnovi-prohodyt-sluzhbu-znachna-kilkist-inozemcziv-ta-osib-bez-gromadyanstva-polkovnyk-dendebera/" text:style-name="Internet_20_link" text:visited-style-name="Visited_20_Internet_20_Link">
https://armyinform.com.ua/2023/03/30/u-zsu-na-dobrovilnij-osnovi-prohodyt-sluzhbu-znachna-kilkist-inozemcziv-ta-osib-bez-gromadyanstva-polkovnyk-dendebera/</text:a>
</text:p>
      <!--NEWS-->
      <text:h text:style-name="P10" text:outline-level="1">
<text:span text:style-name="T4">
Мінімальний термін індивідуальної підготовки військовослужбовців становить один місяць</text:span>
</text:h>
      <text:p text:style-name="P4">
Author: ['Яна Задубінна']</text:p>
      <text:p text:style-name="P4">
Time: 2023-03-30T66:00:00-04:00</text:p>
      <text:p text:style-name="P4">
Description: На теперішній час всі громадяни, які прибувають на комплектування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2023-03-30_11-29-37.jpg" text:style-name="Internet_20_link" text:visited-style-name="Visited_20_Internet_20_Link">
photo_2023-03-30_11-29-37.jpg</text:a>
']</text:p>
      <text:p text:style-name="P4">
Tags: ['MILITARY MEDIA CENTER', 'ВАЛЕРІЙ ДЕНДЕБЕРА', 'ВІЙСЬКОВА ПІДГОТОВКА', 'ВТОРГНЕННЯ РФ']</text:p>
      <text:p text:style-name="P4">
Category: News</text:p>
      <!--METADATA-->
      <text:p text:style-name="P4">
<draw:frame draw:style-name="fr1" draw:name="Image64" text:anchor-type="as-char" svg:width="6.9236in" svg:height="4.615733in" draw:z-index="0">
<draw:image xlink:href="../Images/AРМІЯINFORM/2023-03-30T66-00-00-04-00/photo_2023-03-30_11-29-37.jpg" xlink:type="simple" xlink:show="embed" xlink:actuate="onLoad" draw:mime-type="image/jpeg"/>
</draw:frame>
 Валерій Дендебера</text:p>
      <text:p text:style-name="P4">
На теперішній час всі громадяни, які прибувають на комплектування Збройних СилУкраїни, в обовʼязковому порядку проходять підготовку в навчальних закладах,центрах, на полігонах. Про це під час брифінгу «Особливості кар’єрногоменеджменту сержантів і старшин під час дії правового режиму воєнного стану» в<text:a xlink:type="simple" xlink:href="https://t.me/militarymediacenter" text:style-name="Internet_20_link" text:visited-style-name="Visited_20_Internet_20_Link">
Military Media Center</text:a>
 розповів начальникуправління організації комплектування офіцерським складом Головного управлінняперсоналу ГШ ЗС України полковник Валерій Дендебера.</text:p>
      <text:p text:style-name="P4">
Підготовка здійснюється для:</text:p>
      <text:p text:style-name="P4">
— осіб офіцерського складу <text:span text:style-name="T4">
—</text:span>
 у вищих військових навчальних закладів,курсах перепідготовки та підвищення кваліфікації, а також навчальнихбатальйонах резерву офіцерського складу;</text:p>
      <text:p text:style-name="P4">
— солдатів, сержантів <text:span text:style-name="T4">
—</text:span>
 у військових коледжах, навчальних центрах,полігонах та навчальних батальйонах резерву сержантського складу.</text:p>
      <text:p text:style-name="P4">
— Терміни підготовки різняться залежно від спеціальності. Длявисокотехнологічних — термін залежить від складності спеціальності, а длянекваліфікованих — як мінімум до одного місяця індивідуальної підготовки, —додав полковник Валерій Дендебера.</text:p>
      <text:p text:style-name="P4">
<text:span text:style-name="T5">
Фото Дмитра Юрченка</text:span>
</text:p>
      <text:p text:style-name="P4">
Source: <text:a xlink:type="simple" xlink:href="https://armyinform.com.ua/2023/03/30/minimalnyj-termin-indyvidualnoyi-pidgotovky-vijskovosluzhbovcziv-stanovyt-odyn-misyacz/" text:style-name="Internet_20_link" text:visited-style-name="Visited_20_Internet_20_Link">
https://armyinform.com.ua/2023/03/30/minimalnyj-termin-indyvidualnoyi-pidgotovky-vijskovosluzhbovcziv-stanovyt-odyn-misyacz/</text:a>
</text:p>
      <!--NEWS-->
      <text:h text:style-name="P10" text:outline-level="1">
<text:span text:style-name="T4">
У Середземному морі росія тримає три кораблі з 20 ракетами «Калібр»</text:span>
</text:h>
      <text:p text:style-name="P4">
Author: ['АРМІЯINFORM']</text:p>
      <text:p text:style-name="P4">
Time: 2023-03-30T67:00:00-04:00</text:p>
      <text:p text:style-name="P4">
Description: Станом на 30 березня у Середземному морі на бойовому чергуванні знаходиться до 7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65" text:anchor-type="as-char" svg:width="6.9236in" svg:height="3.95374in" draw:z-index="0">
<draw:image xlink:href="../Images/AРМІЯINFORM/2023-03-30T67-00-00-04-00/155205-1_large.jpg" xlink:type="simple" xlink:show="embed" xlink:actuate="onLoad" draw:mime-type="image/jpeg"/>
</draw:frame>
Ілюстративне фото</text:p>
      <text:p text:style-name="P4">
Станом на 30 березня у Середземному морі на бойовому чергуванні знаходиться до7 ворожих кораблів, з них — 3 носії крилатих ракет «Калібр», загальний залп до20 ракет.</text:p>
      <text:p text:style-name="P4">
Про це<text:a xlink:type="simple" xlink:href="https://www.facebook.com/navy.mil.gov.ua/posts/pfbid02DLT6WSGYkgJoxoySQjShXwJ8tzkA4hCzAHQdy3sUh8cvg12j7svnXkc5E8VZiiNWl" text:style-name="Internet_20_link" text:visited-style-name="Visited_20_Internet_20_Link">
інформує</text:a>
ВМС ЗС України.</text:p>
      <text:p text:style-name="P4">
У Чорному морі знаходиться 4 ворожі кораблі, з них — один носій крилатих ракет«Калібр», загальний залп до 4 ракет. В Азовському морі – один ворожийкорабель.</text:p>
      <text:p text:style-name="P4">
За добу в інтересах рф прохід Керч-Єнікальською протокою здійснили 3 судна доАзовського моря, з них 2 судна продовжили рух у напрямку протоки 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3/30/u-seredzemnomu-mori-rosiya-trymaye-try-korabli-z-20-raketamy-kalibr/" text:style-name="Internet_20_link" text:visited-style-name="Visited_20_Internet_20_Link">
https://armyinform.com.ua/2023/03/30/u-seredzemnomu-mori-rosiya-trymaye-try-korabli-z-20-raketamy-kalibr/</text:a>
</text:p>
      <!--NEWS-->
      <text:h text:style-name="P10" text:outline-level="1">
<text:span text:style-name="T4">
Українські захисники продовжують навчання на базі країн-партнерів — полковник Дендебера</text:span>
</text:h>
      <text:p text:style-name="P4">
Author: ['Яна Задубінна']</text:p>
      <text:p text:style-name="P4">
Time: 2023-03-30T68:00:00-04:00</text:p>
      <text:p text:style-name="P4">
Description: На базі країн-партнерів здійснюється підготовка окремих фахівців для використ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ndebera-3.jpg" text:style-name="Internet_20_link" text:visited-style-name="Visited_20_Internet_20_Link">
dendebera-3.jpg</text:a>
']</text:p>
      <text:p text:style-name="P4">
Tags: ['MILITARY MEDIA CENTER', 'ВАЛЕРІЙ ДЕНДЕБЕРА']</text:p>
      <text:p text:style-name="P4">
Category: News</text:p>
      <!--METADATA-->
      <text:p text:style-name="P4">
<draw:frame draw:style-name="fr1" draw:name="Image66" text:anchor-type="as-char" svg:width="6.9236in" svg:height="4.615733in" draw:z-index="0">
<draw:image xlink:href="../Images/AРМІЯINFORM/2023-03-30T68-00-00-04-00/dendebera-3.jpg" xlink:type="simple" xlink:show="embed" xlink:actuate="onLoad" draw:mime-type="image/jpeg"/>
</draw:frame>
</text:p>
      <text:p text:style-name="P4">
На базі країн-партнерів здійснюється підготовка окремих фахівців длявикористання іноземних зразків озброєння та військової техніки, які надходятьу рамках матеріально-технічної допомоги, а саме: артилерійських систем,засобів артилерійської розвідки, зокрема радіолокаційної, засобівпротиповітряної оборони, різних видів бойових і броньованих машин та системрозмінування. Про це під час брифінгу «Особливості кар’єрного менеджментусержантів і старшин під час дії правового режиму воєнного стану» у <text:a xlink:type="simple" xlink:href="https://t.me/militarymediacenter" text:style-name="Internet_20_link" text:visited-style-name="Visited_20_Internet_20_Link">
MilitaryMedia Center</text:a>
 розповів начальник управлінняорганізації комплектування офіцерським складом Головного управління персоналуГШ ЗС України полковник Валерій Дендебера.</text:p>
      <text:p text:style-name="P4">
Він окремо подякував за надану допомогу в проведенні підготовки нашихвійськовослужбовців країнам-партнерам, зокрема Великій Британії, Польщі,Німеччині та країнам Балтії.</text:p>
      <text:p text:style-name="P4">
<text:span text:style-name="T5">
Фото Дмитра Юрченка</text:span>
</text:p>
      <text:p text:style-name="P4">
Source: <text:a xlink:type="simple" xlink:href="https://armyinform.com.ua/2023/03/30/ukrayinski-zahysnyky-prodovzhuyut-navchannya-na-bazi-krayin-partneriv-polkovnyk-dendebera/" text:style-name="Internet_20_link" text:visited-style-name="Visited_20_Internet_20_Link">
https://armyinform.com.ua/2023/03/30/ukrayinski-zahysnyky-prodovzhuyut-navchannya-na-bazi-krayin-partneriv-polkovnyk-dendebera/</text:a>
</text:p>
      <!--NEWS-->
      <text:h text:style-name="P10" text:outline-level="1">
<text:span text:style-name="T4">
росіяни застосовують проти України керовані авіабомби — нам потрібні сучасні літаки для протидії — Юрій Ігнат</text:span>
</text:h>
      <text:p text:style-name="P4">
Author: ['Віктор Ануфрієв']</text:p>
      <text:p text:style-name="P4">
Time: 2023-03-30T69:00:00-04:00</text:p>
      <text:p text:style-name="P4">
Description: Таке переконання висловив речник Командування Повітряних Сил ЗСУ полковник Юрій Ігн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9cb1a3e-2f7125c9b1983d1263f736559416906a.png" text:style-name="Internet_20_link" text:visited-style-name="Visited_20_Internet_20_Link">
09cb1a3e-2f7125c9b1983d1263f736559416906a.png</text:a>
']</text:p>
      <text:p text:style-name="P4">
Tags: ['АВІАБОМБИ', 'КОМАНДУВАННЯ ПОВІТРЯНИХ СИЛ ЗСУ', 'ЮРІЙ ІГНАТ']</text:p>
      <text:p text:style-name="P4">
Category: News</text:p>
      <!--METADATA-->
      <text:p text:style-name="P4">
<draw:frame draw:style-name="fr1" draw:name="Image67" text:anchor-type="as-char" svg:width="6.9236in" svg:height="3.499428in" draw:z-index="0">
<draw:image xlink:href="../Images/AРМІЯINFORM/2023-03-30T69-00-00-04-00/09cb1a3e-2f7125c9b1983d1263f736559416906a.png" xlink:type="simple" xlink:show="embed" xlink:actuate="onLoad" draw:mime-type="image/png"/>
</draw:frame>
Ілюстративне фото</text:p>
      <text:p text:style-name="P4">
Таке переконання висловив речник Командування Повітряних Сил ЗСУ полковникЮрій Ігнат у прямому ефірі «Єдиних новин».</text:p>
      <text:p text:style-name="P4">
— Повітряні сили визначилися з типом літака, який потрібен Україні насьогодні. Це багатоцільовий літак, який може використовувати різноманітнізавдання, потрібна авіаційна платформа, котра здатна забезпечити потреби нашоїкраїни, — заявив Юрій Ігнат. — Навіть з ППО, яке нам нададуть партнери,захистити Україну в центрі Європи нам буде все одно складно. Потрібні літаки,такі, як F-16, які можуть забезпечити повітряний захист від ракет та авіаціїворога, а також посилити наші спроможності на землі.</text:p>
      <text:p text:style-name="P4">
Офіцер також зазначив, що росіяни застосовують крилаті керовані авіаційнібомби. Ворожа авіація працює з прифронтової зони й не залітає на нашутериторію чи в зону ураження нашої ППО, скидає півтонні бомби, які летятьдесятки кілометрів.</text:p>
      <text:p text:style-name="P4">
— Ми чекаємо на рішення США та інших закордонних партнерів щодо наданняУкраїні того чи іншого типу літака. Коли воно буде прийняте, тоді можнаготувати й льотчиків, й інженерно-авіаційний склад, і нашу аеродромнуінфраструктуру, — резюмував полковник Ігнат.</text:p>
      <text:p text:style-name="P4">
Source: <text:a xlink:type="simple" xlink:href="https://armyinform.com.ua/2023/03/30/rosiyany-zastosovuyut-proty-ukrayiny-kerovani-aviabomby-nam-potribni-suchasni-litaky-dlya-protydiyi-yurij-ignat/" text:style-name="Internet_20_link" text:visited-style-name="Visited_20_Internet_20_Link">
https://armyinform.com.ua/2023/03/30/rosiyany-zastosovuyut-proty-ukrayiny-kerovani-aviabomby-nam-potribni-suchasni-litaky-dlya-protydiyi-yurij-ignat/</text:a>
</text:p>
      <!--NEWS-->
      <text:h text:style-name="P10" text:outline-level="1">
<text:span text:style-name="T4">
Під час війни командирам дозволено присвоювати первинні сержантські звання рядовим, які мають бойовий досвід</text:span>
</text:h>
      <text:p text:style-name="P4">
Author: ['Яна Задубінна']</text:p>
      <text:p text:style-name="P4">
Time: 2023-03-30T70:00:00-04:00</text:p>
      <text:p text:style-name="P4">
Description: Завдяки вдосконаленню законодавчих актів та нормативно-правової бази стосовно ум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endebera.jpg" text:style-name="Internet_20_link" text:visited-style-name="Visited_20_Internet_20_Link">
dendebera.jpg</text:a>
']</text:p>
      <text:p text:style-name="P4">
Tags: ['MILITARY MEDIA CENTER', 'ВАЛЕРІЙ ДЕНДЕБЕРА']</text:p>
      <text:p text:style-name="P4">
Category: News</text:p>
      <!--METADATA-->
      <text:p text:style-name="P4">
<draw:frame draw:style-name="fr1" draw:name="Image68" text:anchor-type="as-char" svg:width="6.9236in" svg:height="4.615733in" draw:z-index="0">
<draw:image xlink:href="../Images/AРМІЯINFORM/2023-03-30T70-00-00-04-00/dendebera.jpg" xlink:type="simple" xlink:show="embed" xlink:actuate="onLoad" draw:mime-type="image/jpeg"/>
</draw:frame>
Валерій Дендебера</text:p>
      <text:p text:style-name="P4">
Завдяки вдосконаленню законодавчих актів та нормативно-правової бази стосовноумов проходження громадянами військової служби під час дії воєнного станудозволено командирам присвоювати первинне військове звання сержантськогостаршинського складу особам рядового складу, які мають бойовий досвід та неотримали підготовки відповідного рівня, з одночасним призначенням на посадисержантського та старшинського складу наказами посадових осіб, до повноваженьякої належить призначення на посади.</text:p>
      <text:p text:style-name="P4">
Про це під час брифінгу «Особливості кар’єрного менеджменту сержантів істаршин під час дії правового режиму воєнного стану» у <text:a xlink:type="simple" xlink:href="https://t.me/militarymediacenter" text:style-name="Internet_20_link" text:visited-style-name="Visited_20_Internet_20_Link">
Military MediaCenter</text:a>
 розповів начальник управлінняорганізації комплектування офіцерським складом Головного управління персоналуГШ ЗС України полковник Валерій Дендебера.</text:p>
      <text:p text:style-name="P4">
Він також наголосив, що наразі було вдосконалено порядок проходженнявійськової служби іноземців та осіб без громадянства, а призов на строковувійськову службу не проводиться.</text:p>
      <text:p text:style-name="P4">
— Крім того, керівництво Збройних Сил України проводить заходи щодонормативно-правого вдосконалення питань стосовно військового обліку танаповнення бази даних Єдиного державного реєстру призовників, резервістів тавійськовозобов’язаних для можливості доукомплектування військ за необхіднимивійськово-обліковими спеціальностями. Також наразі в опрацюванні питаннясоціального та правового захисту військовослужбовців, як під час проходженняними військової служби, так і після звільнення у визначеному законодавствомпорядку або після демобілізації, — зауважив спікер.</text:p>
      <text:p text:style-name="P4">
Наприкінці виступу полковник Валерій Дендебера наголосив, що основнимзавданням підрозділів комплектування є забезпечення нових або зновусформованих частин особовим складом.</text:p>
      <text:p text:style-name="P4">
<text:span text:style-name="T5">
Фото Дмитра Юрченка</text:span>
</text:p>
      <text:p text:style-name="P4">
Source: <text:a xlink:type="simple" xlink:href="https://armyinform.com.ua/2023/03/30/pid-chas-diyi-voyennogo-stanu-komandyram-dozvoleno-prysvoyuvaty-pervynne-zvannya-serzhantskogo-starshynskogo-skladu-ryadovym-yaki-mayut-bojovyj-dosvid-pol/" text:style-name="Internet_20_link" text:visited-style-name="Visited_20_Internet_20_Link">
https://armyinform.com.ua/2023/03/30/pid-chas-diyi-voyennogo-stanu-komandyram-dozvoleno-prysvoyuvaty-pervynne-zvannya-serzhantskogo-starshynskogo-skladu-ryadovym-yaki-mayut-bojovyj-dosvid-pol/</text:a>
</text:p>
      <!--NEWS-->
      <text:h text:style-name="P10" text:outline-level="1">
<text:span text:style-name="T4">
Підтримати наших людей зараз — це зрозуміти, наскільки важливо не залишитися морально нейтральними до зла — Володимир Зеленський</text:span>
</text:h>
      <text:p text:style-name="P4">
Author: ['АРМІЯINFORM']</text:p>
      <text:p text:style-name="P4">
Time: 2023-03-30T71:00:00-04:00</text:p>
      <text:p text:style-name="P4">
Description: Шановні лідери Австрії!    Шановні присутні!    Пане Федеральний президенте, па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9db54bda3d9b0871f14025f80d419a7a_1680165922_extra_large.jpeg" text:style-name="Internet_20_link" text:visited-style-name="Visited_20_Internet_20_Link">
9db54bda3d9b0871f14025f80d419a7a_1680165922_extra_large.jpeg</text:a>
']</text:p>
      <text:p text:style-name="P4">
Tags: ['АВСТРАЛІЯ', 'ВОЛОДИМИР ЗЕЛЕНСЬКИЙ', 'ЗВЕРНЕННЯ']</text:p>
      <text:p text:style-name="P4">
Category: News</text:p>
      <!--METADATA-->
      <text:p text:style-name="P4">
<draw:frame draw:style-name="fr1" draw:name="Image69" text:anchor-type="as-char" svg:width="6.9236in" svg:height="4.617948in" draw:z-index="0">
<draw:image xlink:href="../Images/AРМІЯINFORM/2023-03-30T71-00-00-04-00/9db54bda3d9b0871f14025f80d419a7a_1680165922_extra_large.jpeg" xlink:type="simple" xlink:show="embed" xlink:actuate="onLoad" draw:mime-type="image/jpeg"/>
</draw:frame>
</text:p>
      <text:p text:style-name="P4">
<text:span text:style-name="T4">
<text:span text:style-name="T5">
Шановні лідери Австрії!</text:span>
</text:span>
</text:p>
      <text:p text:style-name="P4">
<text:span text:style-name="T4">
<text:span text:style-name="T5">
Шановні присутні!</text:span>
</text:span>
</text:p>
      <text:p text:style-name="P4">
<text:span text:style-name="T4">
<text:span text:style-name="T5">
Пане Федеральний президенте, пане Президенте Національної ради, дорогийавстрійський народе!</text:span>
</text:span>
</text:p>
      <text:p text:style-name="P4">
Передусім хочу подякувати трьом вашим містам, лікарням трьох ваших міст —Відня, Лінца і Граца.</text:p>
      <text:p text:style-name="P4">
У клініках саме цих міст рятували наших людей, дітей і дорослих, із містаБровари Київської області, які зазнали страшних опіків унаслідок катастрофигвинтокрила, що сталася в січні цього року.</text:p>
      <text:p text:style-name="P4">
Я дякую всім, хто допоміг тоді українцям!</text:p>
      <text:p text:style-name="P4">
Це був важливий прояв підтримки, коли ваш канцлер, пан Негаммер, і Федеральнийуряд Австрії запропонували таку допомогу. Ми в Україні цінуємо кожне життя йуміємо бути вдячними тим, хто допомагає нам рятувати людей.</text:p>
      <text:p text:style-name="P4">
<text:span text:style-name="T4">
<text:span text:style-name="T5">
Пані та панове!</text:span>
</text:span>
</text:p>
      <text:p text:style-name="P4">
Сьогодні вже 400-й день війни, через яку доводиться проходити нашій державі.Тотальної війни росії проти наших людей і проти всього того, що взагалі робитьлюдей людьми.</text:p>
      <text:p text:style-name="P4">
Щодня, на жаль, щодня ми втрачаємо в цій війні наших людей.</text:p>
      <text:p text:style-name="P4">
Тих, хто віддає в боях проти окупанта свої життя за свободу України й усіхнародів, чию землю й потенціал росія хоче забрати у склад своєї імперії.Втрачаємо людей від терористичних обстрілів і бомбардувань, які російськаармія проводить навіть там, звідки російські солдати були змушені втекти підтиском наших захисників і захисниць. Втрачаємо життя і здоров’я наших людейвід вибухів мін і снарядів, що їх залишили російські терористи. Втрачаємо йчерез те, зокрема, що в деяких частинах нашої країни в умовах такої страшноївійни наразі просто неможливо надати медичну допомогу вчасно й повністю.</text:p>
      <text:p text:style-name="P4">
Я наведу вам лише один приклад. Просто уявіть, що він означає і як багатотаких масштабних небезпек, принесених війною. 174 тисячі квадратних кілометрівтериторії України забруднені мінами, які заклав окупант, і російськимиснарядами різних типів, що не розірвалися.</text:p>
      <text:p text:style-name="P4">
Ця забруднена площа — як дві території Австрії. Це сотні тисяч протипіхотних іпротитанкових мін, ракет від реактивної артилерії, авіаційних бомб, мінометнихснарядів, які, не розірвавшись, застрягли в полях, у залишках будинків. Інавіть розтяжок із гранатами, які окупанти спеціально залишили саме протицивільних, звичайних людей у будинках і машинах, на узбіччі доріг, у садах іпарках, на городах…</text:p>
      <text:p text:style-name="P4">
Ручна граната, яку хтось із російських солдатів замаскував під пластиковийстакан. Це було в Броварському районі Київської області. Підствольна граната,яку росіяни розмістили у звичайному будинку під кришкою фортепіано. Це було вмісті Бучі. Ручна граната, якою замінували шафу на кухні в будинку… Власникацього будинку російські солдати розстріляли, його тіло закопали на подвір’ї.Це було теж у Бучі, до речі. Протипіхотна міна, замаскована під нібитозвичайну сумку з речами. Це було в місті Ірпені Київської області… Ручнаграната, залишена у звичайному будинку в пральній машинці так, щоб вибухвідбувся якраз тоді, коли людина просто відкриє пральну машинку… Це було узвичайному будинку у звичайному селі Київської області.</text:p>
      <text:p text:style-name="P4">
Цього — тисячі. Тисячі, коли ми розмінували. Коли ми врятували життя. На жаль,щодня є повідомлення про вибухи, які забрали життя й скалічили людей. Простоскалічили.</text:p>
      <text:p text:style-name="P4">
І все це — частини автопортрета росії сьогодні, який вона створює своєюагресією, своєю божевільною війною.</text:p>
      <text:p text:style-name="P4">
<text:span text:style-name="T4">
<text:span text:style-name="T5">
Шановні лідери Австрії!</text:span>
</text:span>
</text:p>
      <text:p text:style-name="P4">
<text:span text:style-name="T4">
<text:span text:style-name="T5">
Дорогий австрійський народе!</text:span>
</text:span>
</text:p>
      <text:p text:style-name="P4">
Будь ласка, пам’ятайте: коли ми звертаємося по підтримку для України, мизвертаємося заради порятунку життів.</text:p>
      <text:p text:style-name="P4">
Україна ніколи не хотіла й не брала чужого. Нас не цікавить чужа земля. Ми нехочемо втручатися в життя інших народів. Українці ніколи не прагнули того, щобчерез наших солдатів хтось десь на землі страждав і тим паче гинув.</text:p>
      <text:p text:style-name="P4">
Ми прагнемо безпеки, спокою, свободи, щастя для своїх дітей у своємуукраїнському домі. Ми прагнемо того, щоб міжнародні договори, конвенції, якимигарантується безпека народів і суверенітет держав, працювали. Хіба це великепрагнення? Хіба це те, що можна просто відкинути?</text:p>
      <text:p text:style-name="P4">
Ще восени минулого року я запропонував нашу формулу миру. Це конкретні десятьпунктів. Цілком реалістичних пунктів, які здатні повернути повну силу СтатутуООН, іншим базовим міжнародним документам і зупинити цю божевільну агресію,забезпечивши звільнення України від російського зла й порятунок наших людейвід того, що роблять окупанти.</text:p>
      <text:p text:style-name="P4">
І, до речі, гуманітарне розмінування — це один з елементів нашої формули миру.</text:p>
      <text:p text:style-name="P4">
Але що світ почув і побачив від росії у відповідь на формулу миру? Черговіпорції брехні, чергові відмовки, чергові прояви зла.</text:p>
      <text:p text:style-name="P4">
І я вдячний вам, Австріє, за те, що вашою відповіддю стала ще більша підтримкаукраїнського народу, нашої держави, міжнародного права.</text:p>
      <text:p text:style-name="P4">
За цей рік війни кілька делегацій австрійського уряду та депутатів вашоїНаціональної ради були в Україні. Я був радий продуктивним зустрічам ізФедеральним канцлером Австрії паном Негаммером та з вами, пане Федеральнийпрезиденте, коли ви нещодавно відвідували Київ.</text:p>
      <text:p text:style-name="P4">
Запрошую й вас, пане Президенте Національної ради, та інших шановнихпредставників і представниць австрійського парламенту відвідати так само нашукраїну, поспілкуватися з нашими людьми й на власні очі побачити надеокупованій території чи у прифронтових районах, що таке росія сьогодні, щовона несе Україні й світу.</text:p>
      <text:p text:style-name="P4">
Побачити це, побачити й почути наших людей. І це означає — зрозуміти.</text:p>
      <text:p text:style-name="P4">
Зрозуміти, наскільки вагомим є кожен голос підтримки міжнародного права йУкраїни, коли відповідні питання виносяться на розгляд Генеральної асамблеїООН, Європарламенту чи інших міжнародних майданчиків. Кожен голос підтримкисанкцій та інших глобальних кроків, що позбавляють росію можливості нарощуватиїї агресію.</text:p>
      <text:p text:style-name="P4">
Підтримати наших людей зараз — означає зрозуміти, наскільки важливим є незалишитися морально нейтральними до зла. Це не про геополітику, не провійськово-політичні питання. Це про те, що люди завжди — завжди — маютьзалишатися людьми, завжди берегти людяність і цивілізованість.</text:p>
      <text:p text:style-name="P4">
Я дякую вам, Австріє, за гуманітарну підтримку для України. Окремо вдячнийкожному австрійцю, який взяв участь в акції «Сусід у скруті» (Nаchbar in Not).Ми це дуже цінуємо.</text:p>
      <text:p text:style-name="P4">
Я дякую за допомогу в захисті нашої енергетики від російських терористичнихракетних ударів. Я дякую за підтримку наших зусиль у розмінуванні нашої земліта в лікуванні й реабілітації наших людей після всього того, що є проявами танаслідками російської агресії.</text:p>
      <text:p text:style-name="P4">
І я дуже чекаю того моменту, того щасливого дня, коли зможу подякувати вам,Австріє, і за допомогу у відновленні миру на нашій землі.</text:p>
      <text:p text:style-name="P4">
І я впевнений, що Україна переможе в цій війні. Я впевнений, що міжнароднеправо знову запрацює. Я впевнений, що українська формула миру допоможе світузахиститись і від інших подібних агресій. І впевнений, що попри все мизбережемо нашу людяність, нашу цивілізованість, нашу моральність і нашу віру вте, що зло завжди програватиме.</text:p>
      <text:p text:style-name="P4">
Дякую всім, хто допомагає Україні! Вічна пам’ять кожному й кожній, чиє життязабрала жорстока російська війна!</text:p>
      <text:p text:style-name="P4">
Дякую вам особисто, Австріє!</text:p>
      <text:p text:style-name="P4">
<text:span text:style-name="T4">
<text:span text:style-name="T5">
Слава Україні!</text:span>
</text:span>
</text:p>
      <text:p text:style-name="P4">
<text:span text:style-name="T4">
Джерело:</text:span>
 <text:a xlink:type="simple" xlink:href="https://www.president.gov.ua/news/pidtrimati-nashih-lyudej-zaraz-ce-zrozumiti-naskilki-vazhliv-81933" text:style-name="Internet_20_link" text:visited-style-name="Visited_20_Internet_20_Link">
Офіс ПрезидентаУкраїни</text:a>
</text:p>
      <text:p text:style-name="P4">
Source: <text:a xlink:type="simple" xlink:href="https://armyinform.com.ua/2023/03/30/pidtrymaty-nashyh-lyudej-zaraz-cze-zrozumity-naskilky-vazhlyvo-ne-zalyshytysya-moralno-nejtralnymy-do-zla-volodymyr-zelenskyj/" text:style-name="Internet_20_link" text:visited-style-name="Visited_20_Internet_20_Link">
https://armyinform.com.ua/2023/03/30/pidtrymaty-nashyh-lyudej-zaraz-cze-zrozumity-naskilky-vazhlyvo-ne-zalyshytysya-moralno-nejtralnymy-do-zla-volodymyr-zelenskyj/</text:a>
</text:p>
      <!--NEWS-->
      <text:h text:style-name="P10" text:outline-level="1">
<text:span text:style-name="T4">
Наданих Україні західними партнерами систем ППО потрібно більше, і потрібна авіація — Юрій Ігнат</text:span>
</text:h>
      <text:p text:style-name="P4">
Author: ['Віктор Ануфрієв']</text:p>
      <text:p text:style-name="P4">
Time: 2023-03-30T72:00:00-04:00</text:p>
      <text:p text:style-name="P4">
Description: Сьогодні в ефірі загальнонаціонального телемарафону «Єдині новини»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GEPARD', 'IRIS-T SLM', 'NASAMS', 'ВТОРГНЕННЯ РФ', 'ЄДИНІ НОВИНИ', 'ЗРК CROTALE', 'ЗРК PATRIOT', 'ППО ЗСУ', 'ЮРІЙ ІГНАТ']</text:p>
      <text:p text:style-name="P4">
Category: News</text:p>
      <!--METADATA-->
      <text:p text:style-name="P4">
<draw:frame draw:style-name="fr1" draw:name="Image70" text:anchor-type="as-char" svg:width="6.9236in" svg:height="4.361868in" draw:z-index="0">
<draw:image xlink:href="../Images/AРМІЯINFORM/2023-03-30T72-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Сьогодні в ефірі загальнонаціонального телемарафону «Єдині новини» речникКомандування Повітряних Сил ЗСУ полковник Юрій Ігнат повідомив, що разом ізсистемою ППО Patriot в Україну надійде й ЗРК SAMP\T, а також такі системи, якIRIS-T та NASAMS.</text:p>
      <text:p text:style-name="P4">
— Саме одиниць останнього типу ППО (NASAMS — <text:span text:style-name="T5">
Ред.</text:span>
 ) Україна матименайбільше. Це норвезький комплекс, у якого на озброєнні є американські ракетиз радіусом дії до 40 кілометрів, а в перспективі розробники можуть надати йракети, котрі летітимуть значно далі. Всі ці західні сучасні зразки станутьпотужною системою протиповітряної оборони України, яка буде на різних ешелонахзнищувати ворожі цілі, — наголосив Юрій Ігнат. — Крім того, потрібнопосилювати й ППО сухопутних військ. Наприклад, такими західними зразками, якнімецькі Gepard чи французькими Crotale. Повторю: потрібно багато систем ППО,але все ж таки потрібна винищувальна авіація, яка може ефективно, швидко таоперативно підійматись у повітря та перехоплювати повітряні цілі, якістановлять загрозу нашій державі.</text:p>
      <text:p text:style-name="P4">
Source: <text:a xlink:type="simple" xlink:href="https://armyinform.com.ua/2023/03/30/nadanyh-ukrayini-zahidnymy-partneramy-system-ppo-potribno-bilshe-i-potribna-aviacziya-yurij-ignat/" text:style-name="Internet_20_link" text:visited-style-name="Visited_20_Internet_20_Link">
https://armyinform.com.ua/2023/03/30/nadanyh-ukrayini-zahidnymy-partneramy-system-ppo-potribno-bilshe-i-potribna-aviacziya-yurij-ignat/</text:a>
</text:p>
      <!--NEWS-->
      <text:h text:style-name="P10" text:outline-level="1">
<text:span text:style-name="T4">
Призначення сержантів без вищої освіти на офіцерські посади зумовлене потребою комплектування ЗСУ</text:span>
</text:h>
      <text:p text:style-name="P4">
Author: ['Віталій Литвин']</text:p>
      <text:p text:style-name="P4">
Time: 2023-03-30T73:00:00-04:00</text:p>
      <text:p text:style-name="P4">
Description: Система комплектування Збройних Сил України особовим складом — це законодавч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2023-03-30_11-29-37.jpg" text:style-name="Internet_20_link" text:visited-style-name="Visited_20_Internet_20_Link">
photo_2023-03-30_11-29-37.jpg</text:a>
']</text:p>
      <text:p text:style-name="P4">
Tags: ['MILITARY MEDIA CENTER', 'ВАЛЕРІЙ ДЕНДЕБЕРА']</text:p>
      <text:p text:style-name="P4">
Category: News</text:p>
      <!--METADATA-->
      <text:p text:style-name="P4">
<draw:frame draw:style-name="fr1" draw:name="Image71" text:anchor-type="as-char" svg:width="6.9236in" svg:height="4.615733in" draw:z-index="0">
<draw:image xlink:href="../Images/AРМІЯINFORM/2023-03-30T73-00-00-04-00/photo_2023-03-30_11-29-37.jpg" xlink:type="simple" xlink:show="embed" xlink:actuate="onLoad" draw:mime-type="image/jpeg"/>
</draw:frame>
 Валерій Дендебера</text:p>
      <text:p text:style-name="P4">
Система комплектування Збройних Сил України особовим складом — це законодавчозатверджений на державному рівні комплекс заходів, який спрямований навсебічне задоволення Збройних Сил в особовому складі.</text:p>
      <text:p text:style-name="P4">
Про це під час брифінгу в <text:a xlink:type="simple" xlink:href="https://t.me/militarymediacenter" text:style-name="Internet_20_link" text:visited-style-name="Visited_20_Internet_20_Link">
Military MediaCenter</text:a>
 повідомив начальник управлінняорганізації комплектування офіцерським складом ГУП ГШ ЗСУ полковник ВалерійДендебера.</text:p>
      <text:p text:style-name="P4">
За його словами, під час дії воєнного стану система комплектування забезпечиласвоєчасне та повне мобілізаційне розгортання як Збройних Сил України, так ірешти Сил оборони, що дало змогу своєчасно поповнювати людські втрати, а такожкомплектувати особовим складом ті частини, які формуються.</text:p>
      <text:p text:style-name="P4">
Саме потребою у комплектуванні ЗСУ полковник Валерій Дендебера пояснив<text:a xlink:type="simple" xlink:href="https://armyinform.com.ua/2023/03/30/serzhantiv-bez-vyshhoyi-osvity-vidteper-mozhut-pryznachaty-na-oficzerski-posady-rozyasnennya-zakonu-ukrayiny/" text:style-name="Internet_20_link" text:visited-style-name="Visited_20_Internet_20_Link">
призначення сержантів</text:a>
 без вищої освіти на офіцерські посади.</text:p>
      <text:p text:style-name="P4">
«Зазначене рішення було зумовлено насамперед тим, що військовослужбовці, яківиконують свої обов’язки служби безпосередньо на лінії зіткнення, в умовахінтенсивності ведення бойових дій, на жаль, зазнають втрат — я маю на увазівійськові частини. Втрати передусім і в офіцерському складі первинної ланки. Уразі загибелі офіцера хтось має стати на його місце. Тому було запропонованоіз найбільш досвідчених військовослужбовців — як рядового, так і сержантськогоскладу, які мають лідерські якості, які набули відповідного бойового досвіду,які можуть за собою повести людей і виконувати завдання в інтересах операції,ось таку категорію людей ініціювали для того, щоб їх можна було призначати наофіцерські посади», — повідомив Валерій Дендебера.</text:p>
      <text:p text:style-name="P4">
<text:span text:style-name="T5">
Фото Дмитра Юрченка</text:span>
</text:p>
      <text:p text:style-name="P4">
Source: <text:a xlink:type="simple" xlink:href="https://armyinform.com.ua/2023/03/30/pryznachennya-serzhantiv-bez-vyshhoyi-osvity-na-oficzerski-posady-zumovlene-potreboyu-komplektuvannya-zsu/" text:style-name="Internet_20_link" text:visited-style-name="Visited_20_Internet_20_Link">
https://armyinform.com.ua/2023/03/30/pryznachennya-serzhantiv-bez-vyshhoyi-osvity-na-oficzerski-posady-zumovlene-potreboyu-komplektuvannya-zsu/</text:a>
</text:p>
      <!--NEWS-->
      <text:h text:style-name="P10" text:outline-level="1">
<text:span text:style-name="T4">
Глава МАГАТЕ відвідав захоплену росіянами Запорізьку АЕС</text:span>
</text:h>
      <text:p text:style-name="P4">
Author: ['АРМІЯINFORM']</text:p>
      <text:p text:style-name="P4">
Time: 2023-03-30T74:00:00-04:00</text:p>
      <text:p text:style-name="P4">
Description: Генеральний директор Міжнародного агентства з атомної енергії Рафаель Гроссі прибу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808247.jpg" text:style-name="Internet_20_link" text:visited-style-name="Visited_20_Internet_20_Link">
2808247.jpg</text:a>
']</text:p>
      <text:p text:style-name="P4">
Tags: ['STOPRUSSIA', 'АГРЕСІЯ РФ', 'ЗАПОРІЗЬКА АЕС', 'МАГАТЕ', 'РАФАЕЛЬ МАРІАНО ГРОССІ']</text:p>
      <text:p text:style-name="P4">
Category: News</text:p>
      <!--METADATA-->
      <text:p text:style-name="P4">
<draw:frame draw:style-name="fr1" draw:name="Image72" text:anchor-type="as-char" svg:width="6.9236in" svg:height="4.369813in" draw:z-index="0">
<draw:image xlink:href="../Images/AРМІЯINFORM/2023-03-30T74-00-00-04-00/2808247.jpg" xlink:type="simple" xlink:show="embed" xlink:actuate="onLoad" draw:mime-type="image/jpeg"/>
</draw:frame>
</text:p>
      <text:p text:style-name="P4">
Генеральний директор Міжнародного агентства з атомної енергії Рафаель Гроссіприбув на захоплену росіянами Запорізьку атомну електростанцію та провівротацію експертів-спостерігачів.</text:p>
      <text:p text:style-name="P4">
Про це йдеться у<text:a xlink:type="simple" xlink:href="https://twitter.com/iaeaorg/status/1641121396381171729" text:style-name="Internet_20_link" text:visited-style-name="Visited_20_Internet_20_Link">
повідомленні</text:a>
пресслужби МАГАТЕ.</text:p>
      <text:p text:style-name="P4">
«Під час мого сьомого візиту в Україну та після мого другого візиту наЗапорізьку атомну електростанцію я зараз як ніколи переконаний, що захистстанції є абсолютно необхідним», — повідомив Рафаель Гроссі.</text:p>
      <text:p text:style-name="P4">
Йому вдалося оцінити збитки, яких зазнав цей об’єкт після <text:a xlink:type="simple" xlink:href="https://armyinform.com.ua/2022/11/20/potuzhni-vybuhy-na-zaes/" text:style-name="Internet_20_link" text:visited-style-name="Visited_20_Internet_20_Link">
обстрілу 20листопада</text:a>
, атакож проблеми, які виникли після повторних відключень електроенергії.</text:p>
      <text:p text:style-name="P4">
«Захистити ЗАЕС можливо. МАГАТЕ і я особисто продовжуватимемо працювати з цієюметою», — наголосив очільник МАГАТЕ.</text:p>
      <text:p text:style-name="P4">
Source: <text:a xlink:type="simple" xlink:href="https://armyinform.com.ua/2023/03/30/glava-magate-vidvidav-zahoplenu-rosiyanamy-zaporizku-aes/" text:style-name="Internet_20_link" text:visited-style-name="Visited_20_Internet_20_Link">
https://armyinform.com.ua/2023/03/30/glava-magate-vidvidav-zahoplenu-rosiyanamy-zaporizku-aes/</text:a>
</text:p>
      <!--NEWS-->
      <text:h text:style-name="P10" text:outline-level="1">
<text:span text:style-name="T4">
За знущання з цивільних мешканців Київщини до 12 років засуджено військового рф</text:span>
</text:h>
      <text:p text:style-name="P4">
Author: ['АРМІЯINFORM']</text:p>
      <text:p text:style-name="P4">
Time: 2023-03-30T75:00:00-04:00</text:p>
      <text:p text:style-name="P4">
Description: Військовослужбовця збройних сил рф визнано винним у порушенні законів та звичаїв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7-1.jpg" text:style-name="Internet_20_link" text:visited-style-name="Visited_20_Internet_20_Link">
17-1.jpg</text:a>
']</text:p>
      <text:p text:style-name="P4">
Tags: ['STOPRUSSIA', 'АГРЕСІЯ РФ', 'ВОЄННІ ЗЛОЧИНИ РФ', 'ОФІС ГЕНЕРАЛЬНОГО ПРОКУРОРА УКРАЇНИ', 'ПОРУШЕННЯ ЗАКОНІВ ТА ЗВИЧАЇВ ВІЙНИ']</text:p>
      <text:p text:style-name="P4">
Category: News</text:p>
      <!--METADATA-->
      <text:p text:style-name="P4">
<draw:frame draw:style-name="fr1" draw:name="Image73" text:anchor-type="as-char" svg:width="6.9236in" svg:height="4.793262in" draw:z-index="0">
<draw:image xlink:href="../Images/AРМІЯINFORM/2023-03-30T75-00-00-04-00/17-1.jpg" xlink:type="simple" xlink:show="embed" xlink:actuate="onLoad" draw:mime-type="image/jpeg"/>
</draw:frame>
</text:p>
      <text:p text:style-name="P4">
Військовослужбовця збройних сил рф визнано винним у порушенні законів тазвичаїв війни. Його засуджено до 12 років позбавлення волі.</text:p>
      <text:p text:style-name="P4">
Про це <text:a xlink:type="simple" xlink:href="https://gp.gov.ua/ua/posts/do-12-rokiv-zasudzeno-viiskovogo-rf-za-znushhannya-nad-civilnimi-meskancyami-kiyivshhini-yaki-namagalisya-evakuyuvatisya" text:style-name="Internet_20_link" text:visited-style-name="Visited_20_Internet_20_Link">
повідомляє</text:a>
 Офіс Генерального прокурора України.</text:p>
      <text:p text:style-name="P4">
Прокурори у суді довели, що на початку березня 2022 року під час окупаціївійськами рф населених пунктів поблизу міста Києва, перебуваючи поблизу селаБузова Києво-Святошинського району Київської області, засуджений вчинявпротиправні дії стосовно цивільного населення.</text:p>
      <text:p text:style-name="P4">
Військовий рф, будучи у стані алкогольного сп’яніння та, погрожуючивогнепальною зброєю, зупинив автомобіль у складі автоколони цивільногонаселення, яке намагалося евакуюватися із зони бойових дій.</text:p>
      <text:p text:style-name="P4">
Він наказав подружжю вийти з автівки та примусив чоловіка зняти одяг вищепоясу. Принижуючи його людську гідність, окупант вдарив потерпілого прикладомпо голові та хотів вистрелити в нього. Проте, не зробив цього з причин, що незалежали від його волі.</text:p>
      <text:p text:style-name="P4">
Судовий розгляд відбувся у порядку спеціального судового провадження.</text:p>
      <text:p text:style-name="P4">
Source: <text:a xlink:type="simple" xlink:href="https://armyinform.com.ua/2023/03/30/za-znushhannya-nad-czyvilnymy-meshkanczyamy-kyyivshhyny-do-12-rokiv-zasudzheno-vijskovogo-rf/" text:style-name="Internet_20_link" text:visited-style-name="Visited_20_Internet_20_Link">
https://armyinform.com.ua/2023/03/30/za-znushhannya-nad-czyvilnymy-meshkanczyamy-kyyivshhyny-do-12-rokiv-zasudzheno-vijskovogo-rf/</text:a>
</text:p>
      <!--NEWS-->
      <text:h text:style-name="P10" text:outline-level="1">
<text:span text:style-name="T4">
Японія виділила Україні новий пакет допомоги на майже пів мільярда доларів</text:span>
</text:h>
      <text:p text:style-name="P4">
Author: ['АРМІЯINFORM']</text:p>
      <text:p text:style-name="P4">
Time: 2023-03-30T76:00:00-04:00</text:p>
      <text:p text:style-name="P4">
Description: Уряд Японії виділив Україні новий пакет гуманітарної допомоги у розмірі 470 млн дол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japan_ukraine.jpg" text:style-name="Internet_20_link" text:visited-style-name="Visited_20_Internet_20_Link">
japan_ukraine.jpg</text:a>
']</text:p>
      <text:p text:style-name="P4">
Tags: ['STOPRUSSIA', 'АГРЕСІЯ РФ', 'ДОПОМОГА ПАРТНЕРІВ', 'РОЗМІНУВАННЯ', 'СВІТ ПІДТРИМУЄ УКРАЇНУ', 'ЯПОНІЯ']</text:p>
      <text:p text:style-name="P4">
Category: News</text:p>
      <!--METADATA-->
      <text:p text:style-name="P4">
<draw:frame draw:style-name="fr1" draw:name="Image74" text:anchor-type="as-char" svg:width="6.9236in" svg:height="3.894525in" draw:z-index="0">
<draw:image xlink:href="../Images/AРМІЯINFORM/2023-03-30T76-00-00-04-00/japan_ukraine.jpg" xlink:type="simple" xlink:show="embed" xlink:actuate="onLoad" draw:mime-type="image/jpeg"/>
</draw:frame>
</text:p>
      <text:p text:style-name="P4">
Уряд Японії виділив Україні новий пакет гуманітарної допомоги у розмірі 470млн доларів. Кошти переважно підуть на розмінування територій та відновленняенергетичної системи.</text:p>
      <text:p text:style-name="P4">
Про це йдеться у<text:a xlink:type="simple" xlink:href="https://www.mofa.go.jp/press/release/press1e_000403.html" text:style-name="Internet_20_link" text:visited-style-name="Visited_20_Internet_20_Link">
повідомленні</text:a>
Міністерства закордонних справ Японії.</text:p>
      <text:p text:style-name="P4">
«Японія у співпраці з міжнародним співтовариством, включаючи членів G7,продовжуватиме підтримувати народ України, який стикається з труднощами», —йдеться у заяві.</text:p>
      <text:p text:style-name="P4">
Як гуманітарну допомогу Японія придбає обладнання, необхідне для розмінуваннята розчищення завалів, а також відновлення енергетичної тасільськогосподарської інфраструктури.</text:p>
      <text:p text:style-name="P4">
Source: <text:a xlink:type="simple" xlink:href="https://armyinform.com.ua/2023/03/30/yaponiya-vydilyla-ukrayini-novyj-paket-dopomogy-na-majzhe-piv-milyarda-dolariv/" text:style-name="Internet_20_link" text:visited-style-name="Visited_20_Internet_20_Link">
https://armyinform.com.ua/2023/03/30/yaponiya-vydilyla-ukrayini-novyj-paket-dopomogy-na-majzhe-piv-milyarda-dolariv/</text:a>
</text:p>
      <!--NEWS-->
      <text:h text:style-name="P10" text:outline-level="1">
<text:span text:style-name="T4">
400 днів протистояння</text:span>
</text:h>
      <text:p text:style-name="P4">
Author: ['АРМІЯINFORM']</text:p>
      <text:p text:style-name="P4">
Time: 2023-03-30T77:00:00-04:00</text:p>
      <text:p text:style-name="P4">
Description: Триває Велика визвольна війна українського народу проти російських агресорів...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404.jpg" text:style-name="Internet_20_link" text:visited-style-name="Visited_20_Internet_20_Link">
404.jpg</text:a>
']</text:p>
      <text:p text:style-name="P4">
Tags: []</text:p>
      <text:p text:style-name="P4">
Category: News</text:p>
      <!--METADATA-->
      <text:p text:style-name="P4">
<draw:frame draw:style-name="fr1" draw:name="Image75" text:anchor-type="as-char" svg:width="6.9236in" svg:height="4.615733in" draw:z-index="0">
<draw:image xlink:href="../Images/AРМІЯINFORM/2023-03-30T77-00-00-04-00/404.jpg" xlink:type="simple" xlink:show="embed" xlink:actuate="onLoad" draw:mime-type="image/jpeg"/>
</draw:frame>
</text:p>
      <text:p text:style-name="P4">
Триває Велика визвольна війна українського народу проти російських агресорів…Сьогодні чотирьохсотий день від початку широкомасштабного нападу російськоїфедерації на Україну.</text:p>
      <text:p text:style-name="P4">
Спочатку ми рахували час від широкомасштабного нападу росії годинами. Потім —днями. Згодом — тижнями і місяцями, які злились зрештою у довгий рік. Першийрік, який змінився наступним.</text:p>
      <text:p text:style-name="P4">
Кожен день на цьому довгому шляху був сповнений не лише болем і гіркотоювтрат, але й звитягою та радістю перемог.</text:p>
      <text:p text:style-name="P4">
Був сповнений українською стійкістю. Українською нескореністю. Українськоюнезламністю.</text:p>
      <text:p text:style-name="P4">
Кожен день наближав нас до Перемоги у війні.</text:p>
      <text:p text:style-name="P4">
Сьогодні ми стали ближчими до неї вже на 400 днів…</text:p>
      <text:p text:style-name="P4">
Source: <text:a xlink:type="simple" xlink:href="https://armyinform.com.ua/2023/03/30/400-dniv-protystoyannya/" text:style-name="Internet_20_link" text:visited-style-name="Visited_20_Internet_20_Link">
https://armyinform.com.ua/2023/03/30/400-dniv-protystoyannya/</text:a>
</text:p>
      <!--NEWS-->
      <text:h text:style-name="P10" text:outline-level="1">
<text:span text:style-name="T4">
Не забудемо жителів Бучі, які загинули під час варварського вторгнення рф в Україну — заява Британії в ОБСЄ</text:span>
</text:h>
      <text:p text:style-name="P4">
Author: ['АРМІЯINFORM']</text:p>
      <text:p text:style-name="P4">
Time: 2023-03-30T78:00:00-04:00</text:p>
      <text:p text:style-name="P4">
Description: З 5 березня 2022 року російські війська взяли під повний контроль Бучу та залишалися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002-bucha-pershyj-kollazh.jpg" text:style-name="Internet_20_link" text:visited-style-name="Visited_20_Internet_20_Link">
002-bucha-pershyj-kollazh.jpg</text:a>
']</text:p>
      <text:p text:style-name="P4">
Tags: ['STOPRUSSIA', 'АГРЕСІЯ РФ', 'БУЧА', 'ВЕЛИКА БРИТАНІЯ', 'ВОЄННІ ЗЛОЧИНИ ЗС РФ']</text:p>
      <text:p text:style-name="P4">
Category: News</text:p>
      <!--METADATA-->
      <text:p text:style-name="P4">
<draw:frame draw:style-name="fr1" draw:name="Image76" text:anchor-type="as-char" svg:width="6.9236in" svg:height="5.1927in" draw:z-index="0">
<draw:image xlink:href="../Images/AРМІЯINFORM/2023-03-30T78-00-00-04-00/002-bucha-pershyj-kollazh.jpg" xlink:type="simple" xlink:show="embed" xlink:actuate="onLoad" draw:mime-type="image/jpeg"/>
</draw:frame>
</text:p>
      <text:p text:style-name="P4">
З 5 березня 2022 року російські війська взяли під повний контроль Бучу тазалишалися там до 30 березня. Це сталося рік тому. Від того часу Буча сталасинонімом одних із найогидніших жахів, розв'язаних вторгненням росії вУкраїну.</text:p>
      <text:p text:style-name="P4">
Про це заявила заступник голови делегації Великої Британії в ОБСЄ ДейрдреБраун, чию заяву <text:a xlink:type="simple" xlink:href="https://www.gov.uk/government/speeches/we-will-never-forget-the-cruelties-the-people-of-bucha-have-been-forced-to-endure-uk-statement-to-the-osce" text:style-name="Internet_20_link" text:visited-style-name="Visited_20_Internet_20_Link">
оприлюднила</text:a>
 пресслужба британського уряду.</text:p>
      <text:p text:style-name="P4">
«Коли українські війська звільнили Бучу, а невдовзі після цього прибулиіноземні журналісти, вони<text:a xlink:type="simple" xlink:href="https://armyinform.com.ua/2022/04/03/zvilnena-pislya-okupantiv-bucha-eksklyuzyvnyj-reportazh/" text:style-name="Internet_20_link" text:visited-style-name="Visited_20_Internet_20_Link">
побачили</text:a>
 десятки трупів. Спершу на вулицях. Потім усадах, квартирах, підвалах, автомобілях, лісових масивах та імпровізованихіндивідуальних та колективних могилах. Багато з них мали сліди розстрілу. За<text:a xlink:type="simple" xlink:href="https://armyinform.com.ua/2022/04/22/oon-konstatuvalo-nayavnist-chyslennyh-dokaziv-rosijskyh-voyennyh-zlochyniv-v-ukrayiny/" text:style-name="Internet_20_link" text:visited-style-name="Visited_20_Internet_20_Link">
даними</text:a>
 УправлінняВерховного комісара ООН з прав людини, деякі цивільні особи були «вбиті намісці», а інші затримані перед стратою — іноді «кілька тижнів потому». Згодому Бучі <text:a xlink:type="simple" xlink:href="https://armyinform.com.ua/2022/04/06/bucha-peklo-xxi-stolittya/" text:style-name="Internet_20_link" text:visited-style-name="Visited_20_Internet_20_Link">
знаходили</text:a>
 дедалі більше тіл. Станом на 13 вересня 2022 року Київська обласнаполіція оцінила загальну кількість загиблих у 422 особи», — йдеться у заяві.</text:p>
      <text:p text:style-name="P4">
У Великій Британії нагадають, що задокументовано чіткі схеми серйознихпорушень міжнародного гуманітарного права, які приписуються російським силам.Зокрема у Бучі, де експерти відзначили повідомлення про тіла зі зв'язаними заспиною руками, у тому числі у підвалі дитячої поліклініки; братська могила збільш як 70 тілами; тіла з явними слідами тортур та каліцтв; та про камеритортур, виявлених у літньому таборі. Повідомляється, що в одному селіБучанського району було виявлено 18 понівечених тіл чоловіків, жінок та дітей,в одних — із відрізаними вухами, в інших — із вирваними зубами.</text:p>
      <text:p text:style-name="P4">
«Зростання обсягу доказів показує, що російська влада здійснила широкий спектрпорушень міжнародного права в галузі прав людини та міжнародного гуманітарногоправа. У Бучі, Ірпені, Ізюмі, Херсоні тощо. Занадто багато інших. Звірства,вчинені у цих місцях, назавжди залишаться моральною плямою на російськихзбройних силах. І моральна пляма на російських дипломатах, які продовжуютьпоширювати брехню кремля, щоб приховати та відвернути увагу від цих злочинів.Брехня, яка ніколи не спрацює», — наголосила Дейрдре Браун.</text:p>
      <text:p text:style-name="P4">
Вона додала, що Велика Британія повністю віддана притягненню росії довідповідальності за її незаконні та варварські дії в Україні.</text:p>
      <text:p text:style-name="P4">
«Ми ніколи не забудемо тих, хто загинув у путінському варварському,безглуздому вторгненні, зокрема й у Бучі. Ми ніколи не покинемо тих, хтолишився. Ми підтримуватимемо Україну стільки, скільки буде потрібно. Українцівиявили величезну мужність та стійкість перед обличчям такої безглуздоїруйнації та зла. Україна переможе, перебудується та розквітне», — резюмуєтьсяв заяві.</text:p>
      <text:p text:style-name="P4">
Source: <text:a xlink:type="simple" xlink:href="https://armyinform.com.ua/2023/03/30/ne-zabudemo-zhyteliv-buchi-yaki-zagynuly-pid-chas-varvarskogo-vtorgnennya-rf-v-ukrayinu-zayava-brytaniyi-v-obsye/" text:style-name="Internet_20_link" text:visited-style-name="Visited_20_Internet_20_Link">
https://armyinform.com.ua/2023/03/30/ne-zabudemo-zhyteliv-buchi-yaki-zagynuly-pid-chas-varvarskogo-vtorgnennya-rf-v-ukrayinu-zayava-brytaniyi-v-obsye/</text:a>
</text:p>
      <!--NEWS-->
      <text:h text:style-name="P10" text:outline-level="1">
<text:span text:style-name="T4">
Родини полонених тероборонівців зустрілися з представниками Координаційного штабу</text:span>
</text:h>
      <text:p text:style-name="P4">
Author: ['АРМІЯINFORM']</text:p>
      <text:p text:style-name="P4">
Time: 2023-03-30T79:00:00-04:00</text:p>
      <text:p text:style-name="P4">
Description: У Координаційному штабі з ініціативи громадської організації «Нашого роду сила»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939065_895574508427627_3718491818818462786_n.jpg" text:style-name="Internet_20_link" text:visited-style-name="Visited_20_Internet_20_Link">
338939065_895574508427627_3718491818818462786_n.jpg</text:a>
']</text:p>
      <text:p text:style-name="P4">
Tags: ['ВІЙСЬКОВОПОЛОНЕНІ', 'КООРДИНАЦІЙНИЙ ШТАБ З ПИТАНЬ ПОВОДЖЕННЯ З ВІЙСЬКОВОПОЛОНЕНИМИ', 'ТРО']</text:p>
      <text:p text:style-name="P4">
Category: News</text:p>
      <!--METADATA-->
      <text:p text:style-name="P4">
<draw:frame draw:style-name="fr1" draw:name="Image77" text:anchor-type="as-char" svg:width="6.9236in" svg:height="3.894525in" draw:z-index="0">
<draw:image xlink:href="../Images/AРМІЯINFORM/2023-03-30T79-00-00-04-00/338939065_895574508427627_3718491818818462786_n.jpg" xlink:type="simple" xlink:show="embed" xlink:actuate="onLoad" draw:mime-type="image/jpeg"/>
</draw:frame>
</text:p>
      <text:p text:style-name="P4">
У Координаційному штабі з ініціативи громадської організації «Нашого родусила» відбулася зустріч з родинами військовослужбовців окремого стрілецькогобатальйону Сил територіальної оборони ЗСУ.</text:p>
      <text:p text:style-name="P4">
Про це <text:a xlink:type="simple" xlink:href="https://t.me/Koord_shtab/746" text:style-name="Internet_20_link" text:visited-style-name="Visited_20_Internet_20_Link">
повідомляє</text:a>
 Координаційний штаб з питаньповодження з військовополоненими.</text:p>
      <text:p text:style-name="P4">
Обговорили, як ставитися до різних списків полонених, які оприлюднюють уросійських соціальних мережах. Представник Штабу зауважив, що наша сторонаставиться до них як до додаткової інформації. Соціальні мережі росіянивикористовують також для розхитування ситуації в Україні. Але коли людинавважається зниклою безвісти і про неї нема жодної інформації, фото чи відео зполону береться до уваги.</text:p>
      <text:p text:style-name="P4">
«Крім того, якщо людина з’являється в якомусь російському списку, це означає,що рф бере на себе певну відповідальність за неї», — додав він.</text:p>
      <text:p text:style-name="P4">
Були випадки, коли росіяни публікували в соціальних мережах військовий квитокнашого військового як нібито загиблого, а людину потім знаходили у полоні.Тому такі повідомлення не можна сприймати за чисту монету.</text:p>
      <text:p text:style-name="P4">
У полоні досі залишаються наші поранені, хворі та жінки, хоча саме цікатегорії, за словами представника Штабу, мають бути пріоритетними длязвільнення згідно з міжнародним гуманітарним правом. Робота для їхньоговизволення, як і для повернення всіх наших людей з неволі, не зупиняється.</text:p>
      <text:p text:style-name="P4">
Source: <text:a xlink:type="simple" xlink:href="https://armyinform.com.ua/2023/03/30/rodyny-polonenyh-teroboronivcziv-zustrilysya-z-predstavnykamy-koordynaczijnogo-shtabu-2/" text:style-name="Internet_20_link" text:visited-style-name="Visited_20_Internet_20_Link">
https://armyinform.com.ua/2023/03/30/rodyny-polonenyh-teroboronivcziv-zustrilysya-z-predstavnykamy-koordynaczijnogo-shtabu-2/</text:a>
</text:p>
      <!--NEWS-->
      <text:h text:style-name="P10" text:outline-level="1">
<text:span text:style-name="T4">
Українські льотчики хотіли би працювати на сучасних Apache — Юрій Ігнат</text:span>
</text:h>
      <text:p text:style-name="P4">
Author: ['Віктор Ануфрієв']</text:p>
      <text:p text:style-name="P4">
Time: 2023-03-30T80:00:00-04:00</text:p>
      <text:p text:style-name="P4">
Description: Таке переконання в прямому ефірі «Єдиних новин» висловив полковник Юрій Ігнат — реч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APACHE AH-64', 'ЄДИНІ НОВИНИ', 'МІ-24', 'МІ-8', 'ЮРІЙ ІГНАТ']</text:p>
      <text:p text:style-name="P4">
Category: News</text:p>
      <!--METADATA-->
      <text:p text:style-name="P4">
<draw:frame draw:style-name="fr1" draw:name="Image78" text:anchor-type="as-char" svg:width="6.9236in" svg:height="4.612849in" draw:z-index="0">
<draw:image xlink:href="../Images/AРМІЯINFORM/2023-03-30T80-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Таке переконання в прямому ефірі «Єдиних новин» висловив полковник Юрій Ігнат— речник Командування Повітряних Сил ЗСУ.</text:p>
      <text:p text:style-name="P4">
— Вертольоти армійської авіації Сухопутних військ ЗСУ Мі-8 та Мі-24 щодняпрацюють і з винищувальною авіацією, і з бомбардувальниками-штурмовиками тазавдають ударів по противнику некерованими ракетами й іншим озброєнням.Вертольоти можуть виконувати завдання на гранично низьких висотах і допомагатисухопутним військам виконувати бойові завдання, — сказав полковник Ігнат. —Проте наші льотчики дуже хотіли б літати на вертольотах Apache чи на чомуськращому, що б могло значно допомогти Силам оборони України. Але потрібнорозуміти, що система ППО на лінії бойового зіткнення в окупантів надзвичайнопотужна, там просто величезне насичення різних типів зенітно-ракетнихкомплексів росіян, і тому важко виконувати завдання саме на таких ділянках.</text:p>
      <text:p text:style-name="P4">
Source: <text:a xlink:type="simple" xlink:href="https://armyinform.com.ua/2023/03/30/ukrayinski-lotchyky-hotily-by-praczyuvaty-na-suchasnyh-apache-yurij-ignat/" text:style-name="Internet_20_link" text:visited-style-name="Visited_20_Internet_20_Link">
https://armyinform.com.ua/2023/03/30/ukrayinski-lotchyky-hotily-by-praczyuvaty-na-suchasnyh-apache-yurij-ignat/</text:a>
</text:p>
      <!--NEWS-->
      <text:h text:style-name="P10" text:outline-level="1">
<text:span text:style-name="T4">
Некомбатанти мають бути повернуті в Україну шляхом репатріації без жодних умов — Координаційний штаб</text:span>
</text:h>
      <text:p text:style-name="P4">
Author: ['АРМІЯINFORM']</text:p>
      <text:p text:style-name="P4">
Time: 2023-03-30T81:00:00-04:00</text:p>
      <text:p text:style-name="P4">
Description: У Координаційному штабі відбулася зустріч з родинами й близькими полонених оборо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9c245906-9a95-4ee1-ae6d-4089b9621656-e1680180326222.jpg" text:style-name="Internet_20_link" text:visited-style-name="Visited_20_Internet_20_Link">
9c245906-9a95-4ee1-ae6d-4089b9621656-e1680180326222.jpg</text:a>
']</text:p>
      <text:p text:style-name="P4">
Tags: ['КООРДИНАЦІЙНИЙ ШТАБ З ПИТАНЬ ПОВОДЖЕННЯ З ВІЙСЬКОВОПОЛОНЕНИМИ']</text:p>
      <text:p text:style-name="P4">
Category: News</text:p>
      <!--METADATA-->
      <text:p text:style-name="P4">
<draw:frame draw:style-name="fr1" draw:name="Image79" text:anchor-type="as-char" svg:width="6.9236in" svg:height="3.704126in" draw:z-index="0">
<draw:image xlink:href="../Images/AРМІЯINFORM/2023-03-30T81-00-00-04-00/9c245906-9a95-4ee1-ae6d-4089b9621656-e1680180326222.jpg" xlink:type="simple" xlink:show="embed" xlink:actuate="onLoad" draw:mime-type="image/jpeg"/>
</draw:frame>
</text:p>
      <text:p text:style-name="P4">
У Координаційному штабі відбулася зустріч з родинами й близькими полоненихоборонців ЧАЕС. Родичі полонених захисників звернули увагу на те, що їхніблизькі вже більше року перебувають у полоні. Зважаючи на неналежні умовиутримання, стан їхнього здоров’я погіршується.</text:p>
      <text:p text:style-name="P4">
Про це <text:a xlink:type="simple" xlink:href="https://t.me/Koord_shtab/752" text:style-name="Internet_20_link" text:visited-style-name="Visited_20_Internet_20_Link">
інформує</text:a>
 Координаційний штаб з питаньповодження з військовополоненими.</text:p>
      <text:p text:style-name="P4">
Як зазначив керівник відділу супроводу та консультування родичів оборонцівКоординаційного штабу Юрій Таранюк, про поранених і важкохворихвійськовослужбовців обов’язково треба говорити, зокрема на міжнароднихмайданчиках.</text:p>
      <text:p text:style-name="P4">
«росія має повернути важкохворих, поранених, цивільних та некомбатантів безжодних умов», – наголосив Юрій Таранюк.</text:p>
      <text:p text:style-name="P4">
Він нагадав, що існують норми міжнародного гуманітарного права, які регулюютьпитання поводження з військовополоненими. Україна, дотримуючись нормміжнародного гуманітарного права, передала нещодавно до російської федераціїчастину важкопоранених полонених, які надавалися до транспортування.</text:p>
      <text:p text:style-name="P4">
Водночас держава-агресорка нехтує взятими на себе зобов’язаннями згідно знормами міжнародного права. Вона досі утримує полонених військовослужбовців іцивільних заручників, яких мала би повернути Україні шляхом репатріації безжодних умов.</text:p>
      <text:p text:style-name="P4">
Source: <text:a xlink:type="simple" xlink:href="https://armyinform.com.ua/2023/03/30/nekombatanty-mayut-buty-povernuti-v-ukrayinu-shlyahom-repatriacziyi-bez-zhodnyh-umov-koordynaczijnyj-shtab/" text:style-name="Internet_20_link" text:visited-style-name="Visited_20_Internet_20_Link">
https://armyinform.com.ua/2023/03/30/nekombatanty-mayut-buty-povernuti-v-ukrayinu-shlyahom-repatriacziyi-bez-zhodnyh-umov-koordynaczijnyj-shtab/</text:a>
</text:p>
      <!--NEWS-->
      <text:h text:style-name="P10" text:outline-level="1">
<text:span text:style-name="T4">
1 квітня відбудеться перший випуск військових капеланів</text:span>
</text:h>
      <text:p text:style-name="P4">
Author: ['АРМІЯINFORM']</text:p>
      <text:p text:style-name="P4">
Time: 2023-03-30T82:00:00-04:00</text:p>
      <text:p text:style-name="P4">
Description: У суботу, 1 квітня об 11:00 годині, у стінах храму Святої Софії Премудрості Божої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0fa0000-0a00-0242-8638-08d9b71de010_cx0_cy43_cw0_w1200_r1.jpg" text:style-name="Internet_20_link" text:visited-style-name="Visited_20_Internet_20_Link">
00fa0000-0a00-0242-8638-08d9b71de010_cx0_cy43_cw0_w1200_r1.jpg</text:a>
']</text:p>
      <text:p text:style-name="P4">
Tags: ['MILITARY MEDIA CENTER', 'ВІЙСЬКОВІ КАПЕЛАНИ']</text:p>
      <text:p text:style-name="P4">
Category: News</text:p>
      <!--METADATA-->
      <text:p text:style-name="P4">
<draw:frame draw:style-name="fr1" draw:name="Image80" text:anchor-type="as-char" svg:width="6.9236in" svg:height="3.894525in" draw:z-index="0">
<draw:image xlink:href="../Images/AРМІЯINFORM/2023-03-30T82-00-00-04-00/00fa0000-0a00-0242-8638-08d9b71de010_cx0_cy43_cw0_w1200_r1.jpg" xlink:type="simple" xlink:show="embed" xlink:actuate="onLoad" draw:mime-type="image/jpeg"/>
</draw:frame>
</text:p>
      <text:p text:style-name="P4">
У суботу, 1 квітня об 11:00 годині, у стінах храму Святої Софії ПремудростіБожої відбудеться перший випуск військових капеланів, які завершили курсипідвищення кваліфікації з питань військового капеланства Збройних Сил України.</text:p>
      <text:p text:style-name="P4">
Про це <text:a xlink:type="simple" xlink:href="https://t.me/militarymediacenter/1588" text:style-name="Internet_20_link" text:visited-style-name="Visited_20_Internet_20_Link">
інформує</text:a>
 Military MediaCenter.</text:p>
      <text:p text:style-name="P4">
Підготовка тридцяти військових капеланів від п’яти релігійних організаційпройшла на базі Військового інституту Київського національного університетуімені Тараса Шевченка.</text:p>
      <text:p text:style-name="P4">
Урочисті заходи з нагоди випуску військових капеланів відбуваються зблагословенням Предстоятелів Церков та релігійних лідерів організаційпредставлених серед капеланів-випускників</text:p>
      <text:p text:style-name="P4">
Після прочитання Молитви військового капелана очільники релігійних організаційздійснять освячення почесного стяга Служби військового капеланства ЗСУ АпаратуГоловнокомандувача ЗСУ та обряд благословення своїх представників, якіпроходили перші шеститижневі навчання за спеціальною програмою підготовкивійськових капеланів-офіцерів.</text:p>
      <text:p text:style-name="P4">
Буде проведено церемонію вручення Сертифікатів про завершення Курсівпідготовки військових капеланів.</text:p>
      <text:p text:style-name="P4">
До участі у заході запрошено: Митрополита Київського і всієї УкраїниПредстоятеля Православної Церкви України Блаженнішого Епіфанія, Отця та ГлавуУкраїнської Греко-Католицької Церкви Блаженнішого Святослава, заступникаГолови Всеукраїнського Союзу Церков євангельських християн-баптистів пастораСергія Мороза, заступника старшого єпископа Української Євангельської ЦерквиІвана Русина, старшого пастора Релігійного центру «Рада християнських церковта релігійних організацій «СКИНІЯ» Рустама Фатуллаєва.</text:p>
      <text:p text:style-name="P4">
На церемонії будуть присутні: заступниця Міністра оборони України Ганна Маляр,начальник Військового інституту КНУ імені Тараса Шевченка бригадний генералАнатолій Шевченко, начальник Служби військового капеланства Збройних СилУкраїни Апарату Головнокомандувача Збройних Сил України полковник ОлексійТерещук, перший заступник голови державної служби України з етнополітики тасвободи совісті Віктор Войналович, інші поважні гості.</text:p>
      <text:p text:style-name="P4">
Акредитація представників ЗМІ для висвітлення події випуску обов’язкова ітриватиме до 18:00 31 березня!</text:p>
      <text:p text:style-name="P4">
Заявки на акредитацію надсилати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контактного телефону, електронної адреси,номера прескарти акредитації ЗСУ.</text:p>
      <text:p text:style-name="P4">
<text:span text:style-name="T4">
Збір представників засобів масової інформації — о 10:00 1 квітня за адресоюм. Київ, вул. Володимирська, 24.</text:span>
</text:p>
      <text:p text:style-name="P4">
Source: <text:a xlink:type="simple" xlink:href="https://armyinform.com.ua/2023/03/30/1-kvitnya-vidbudetsya-pershyj-vypusk-vijskovyh-kapelaniv/" text:style-name="Internet_20_link" text:visited-style-name="Visited_20_Internet_20_Link">
https://armyinform.com.ua/2023/03/30/1-kvitnya-vidbudetsya-pershyj-vypusk-vijskovyh-kapelaniv/</text:a>
</text:p>
      <!--NEWS-->
      <text:h text:style-name="P10" text:outline-level="1">
<text:span text:style-name="T4">
Армія FM починає мовити в низці нових міст України</text:span>
</text:h>
      <text:p text:style-name="P4">
Author: ['АРМІЯINFORM']</text:p>
      <text:p text:style-name="P4">
Time: 2023-03-30T83:00:00-04:00</text:p>
      <text:p text:style-name="P4">
Description: Національна рада України з питань телебачення і радіомовлення видала військо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11031-3.jpg" text:style-name="Internet_20_link" text:visited-style-name="Visited_20_Internet_20_Link">
20211031-3.jpg</text:a>
']</text:p>
      <text:p text:style-name="P4">
Tags: ['АРМІЯ FM']</text:p>
      <text:p text:style-name="P4">
Category: News</text:p>
      <!--METADATA-->
      <text:p text:style-name="P4">
<draw:frame draw:style-name="fr1" draw:name="Image81" text:anchor-type="as-char" svg:width="6.9236in" svg:height="4.038767in" draw:z-index="0">
<draw:image xlink:href="../Images/AРМІЯINFORM/2023-03-30T83-00-00-04-00/20211031-3.jpg" xlink:type="simple" xlink:show="embed" xlink:actuate="onLoad" draw:mime-type="image/jpeg"/>
</draw:frame>
</text:p>
      <text:p text:style-name="P4">
Національна рада України з питань телебачення і радіомовлення видалавійськовій радіостанції <text:a xlink:type="simple" xlink:href="https://www.armyfm.com.ua/ua/armiya-fm-pochinaye-movlennya-u-chotiroh-mistah-ukraini/" text:style-name="Internet_20_link" text:visited-style-name="Visited_20_Internet_20_Link">
Армія FM</text:a>
 нові дозволи на тимчасовемовлення у період дії воєнного стану в Україні.</text:p>
      <text:p text:style-name="P4">
У радіоефірі кількох міст з'явиться радіостанція Армія FM <text:span text:style-name="T4">
.</text:span>
 Вона мовитимена таких частотах:</text:p>
      <ul>
        <li>
Нікополь, Дніпропетровської області, 100,6 МГц.  * Кропивницький, Кіровоградської області, 99,3 МГц.  * Дубровиці, Сарненський район, Рівненської області, 107,9 МГц.  * Старики, Сарненський район, Рівненської області, 105,5 МГц.</li>
      </ul>
      <text:p text:style-name="P4">
Source: <text:a xlink:type="simple" xlink:href="https://armyinform.com.ua/2023/03/30/armiya-fm-pochynaye-movyty-v-nyzczi-novyh-mist-ukrayiny/" text:style-name="Internet_20_link" text:visited-style-name="Visited_20_Internet_20_Link">
https://armyinform.com.ua/2023/03/30/armiya-fm-pochynaye-movyty-v-nyzczi-novyh-mist-ukrayiny/</text:a>
</text:p>
      <!--NEWS-->
      <text:h text:style-name="P10" text:outline-level="1">
<text:span text:style-name="T4">
Президент України провів зустріч із делегацією німецького концерну Rheinmetall</text:span>
</text:h>
      <text:p text:style-name="P4">
Author: ['АРМІЯINFORM']</text:p>
      <text:p text:style-name="P4">
Time: 2023-03-30T84:00:00-04:00</text:p>
      <text:p text:style-name="P4">
Description: Президент України Володимир Зеленський провів зустріч із делегацією німец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c0f46cc9e75b76ff609cd8776dd817c_1680185870_extra_large.jpeg" text:style-name="Internet_20_link" text:visited-style-name="Visited_20_Internet_20_Link">
3c0f46cc9e75b76ff609cd8776dd817c_1680185870_extra_large.jpeg</text:a>
']</text:p>
      <text:p text:style-name="P4">
Tags: ['ВОЛОДИМИР ЗЕЛЕНСЬКИЙ', 'ЗУСТРІЧ', 'НІМЕЧЧИНА', 'ПРЕЗИДЕНТ УКРАЇНИ']</text:p>
      <text:p text:style-name="P4">
Category: News</text:p>
      <!--METADATA-->
      <text:p text:style-name="P4">
<draw:frame draw:style-name="fr1" draw:name="Image82" text:anchor-type="as-char" svg:width="6.9236in" svg:height="4.617948in" draw:z-index="0">
<draw:image xlink:href="../Images/AРМІЯINFORM/2023-03-30T84-00-00-04-00/3c0f46cc9e75b76ff609cd8776dd817c_1680185870_extra_large.jpeg" xlink:type="simple" xlink:show="embed" xlink:actuate="onLoad" draw:mime-type="image/jpeg"/>
</draw:frame>
</text:p>
      <text:p text:style-name="P4">
Президент України Володимир Зеленський провів зустріч із делегацією німецькогооборонно-промислового концерну Rheinmetall AG на чолі з головою правлінняАрміном Паппергером. Про це<text:a xlink:type="simple" xlink:href="https://www.president.gov.ua/news/prezident-ukrayini-proviv-zustrich-iz-delegaciyeyu-nimeckogo-81941" text:style-name="Internet_20_link" text:visited-style-name="Visited_20_Internet_20_Link">
повідомляє</text:a>
 Офіс Президента України.</text:p>
      <text:p text:style-name="P4">
Вітаючи делегацію, Глава держави висловив подяку провідній оборонній компаніїФРН, а також усьому народу Німеччини за всебічну допомогу й підтримку Українив боротьбі проти російської агресії, що триває.</text:p>
      <text:p text:style-name="P4">
«Цінуємо цю важливу допомогу в нашій боротьбі за свободу та демократичніцінності», — наголосив Володимир Зеленський.</text:p>
      <text:p text:style-name="P4">
Під час перемовин було детально обговорено поточний стан співпраці з концерномта перспективи її розвитку.</text:p>
      <text:p text:style-name="P4">
Президент акцентував на необхідності подальшого поглиблення та інтенсифікаціїпартнерства з метою забезпечення як нагальних потреб сил оборони України, такі для суттєвого посилення обороноздатності нашої держави в перспективі.</text:p>
      <text:p text:style-name="P4">
Source: <text:a xlink:type="simple" xlink:href="https://armyinform.com.ua/2023/03/30/prezydent-ukrayiny-proviv-zustrich-iz-delegacziyeyu-nimeczkogo-konczernu-rheinmetall/" text:style-name="Internet_20_link" text:visited-style-name="Visited_20_Internet_20_Link">
https://armyinform.com.ua/2023/03/30/prezydent-ukrayiny-proviv-zustrich-iz-delegacziyeyu-nimeczkogo-konczernu-rheinmetall/</text:a>
</text:p>
      <!--NEWS-->
      <text:h text:style-name="P10" text:outline-level="1">
<text:span text:style-name="T4">
Військові австралійської армії навчають атаці українських новобранців під час першої ротації операції «Куду»</text:span>
</text:h>
      <text:p text:style-name="P4">
Author: ['АРМІЯINFORM']</text:p>
      <text:p text:style-name="P4">
Time: 2023-03-30T85:00:00-04:00</text:p>
      <text:p text:style-name="P4">
Description: Інструктори операції «Куду» 5-го батальйону Королівського австрал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9157354_192218926881567_1243789451010569751_n.jpg" text:style-name="Internet_20_link" text:visited-style-name="Visited_20_Internet_20_Link">
339157354_192218926881567_1243789451010569751_n.jpg</text:a>
', '<text:a xlink:type="simple" xlink:href="https://armyinform.com.ua/wp-content/uploads/2023/03/339042097_1445618612931055_8153097556763120311_n-150x150.jpg" text:style-name="Internet_20_link" text:visited-style-name="Visited_20_Internet_20_Link">
339042097_1445618612931055_8153097556763120311_n-150x150.jpg</text:a>
', '<text:a xlink:type="simple" xlink:href="https://armyinform.com.ua/wp-content/uploads/2023/03/338948315_1241925833357812_6224890217761537578_n-150x150.jpg" text:style-name="Internet_20_link" text:visited-style-name="Visited_20_Internet_20_Link">
338948315_1241925833357812_6224890217761537578_n-150x150.jpg</text:a>
', '<text:a xlink:type="simple" xlink:href="https://armyinform.com.ua/wp-content/uploads/2023/03/338697564_748907386960425_1749481913533472439_n-150x150.jpg" text:style-name="Internet_20_link" text:visited-style-name="Visited_20_Internet_20_Link">
338697564_748907386960425_1749481913533472439_n-150x150.jpg</text:a>
', '<text:a xlink:type="simple" xlink:href="https://armyinform.com.ua/wp-content/uploads/2023/03/339078798_214866907800334_4999911601706785716_n-150x150.jpg" text:style-name="Internet_20_link" text:visited-style-name="Visited_20_Internet_20_Link">
339078798_214866907800334_4999911601706785716_n-150x150.jpg</text:a>
']</text:p>
      <text:p text:style-name="P4">
Tags: ['АВСТРАЛІЙСЬКІ СИЛИ ОБОРОНИ', 'ВІЙСЬКОВІ НАВЧАННЯ', 'ОПЕРАЦІЯ «КУДУ»']</text:p>
      <text:p text:style-name="P4">
Category: News</text:p>
      <!--METADATA-->
      <text:p text:style-name="P4">
<draw:frame draw:style-name="fr1" draw:name="Image83" text:anchor-type="as-char" svg:width="6.9236in" svg:height="4.627273in" draw:z-index="0">
<draw:image xlink:href="../Images/AРМІЯINFORM/2023-03-30T85-00-00-04-00/339157354_192218926881567_1243789451010569751_n.jpg" xlink:type="simple" xlink:show="embed" xlink:actuate="onLoad" draw:mime-type="image/jpeg"/>
</draw:frame>
</text:p>
      <text:p text:style-name="P4">
Інструктори операції «Куду» 5-го батальйону Королівського австралійськогополку 1-ї бригади Сухопутних військ Австралійських Сили Оборони під часбазової загальновійськової підготовки новобранців Збройних Сил України уВеликій Британії випробовують на собі місцеву погоду під час підготовкиновобранців Збройних Сил України. Про це<text:a xlink:type="simple" xlink:href="https://www.facebook.com/GeneralStaff.ua/posts/pfbid02ZfUzhg2XGdQzAsAmnxLmY3VTz1kbxPwrmRLYbxArbQahCCM3ZJY5WYe25Pv8jYpbl" text:style-name="Internet_20_link" text:visited-style-name="Visited_20_Internet_20_Link">
повідомляє</text:a>
Генеральний штаб ЗСУ.</text:p>
      <text:p text:style-name="P4">
Військові австралійської армії навчають атаці укараїнських новобранцям напрактиці під час першої ротації операції «Куду» у Великі Британії.</text:p>
      <text:p text:style-name="P4">
Один із командирів взводу 5-го батальйону Королівського австралійського полкусказав, що вони навчали новобранців основним солдатським навичкам під часснігу.</text:p>
      <text:p text:style-name="P4">
«З огляду на те, що ми всі з Австралії, це не зовсім той клімат, у якому мизвикли служити, і зміна навколишнього середовища призвела до того, щопроводити демонстрації та давати уроки виявилося складно», — сказав він.</text:p>
      <text:p text:style-name="P4">
Поки австралійські солдати проводили уроки, мінливе середовище призвело дотого, що ролі вчителя та учня помінялися місцями, і слухачі надавали своїмінструкторам поради щодо виживання в холодну погоду.</text:p>
      <text:p text:style-name="P4">
<text:a xlink:type="simple" xlink:href="https://armyinform.com.ua/wp-content/uploads/2023/03/339042097_1445618612931055_8153097556763120311_n.jpg" text:style-name="Internet_20_link" text:visited-style-name="Visited_20_Internet_20_Link">
<draw:frame draw:style-name="fr1" draw:name="Image84" text:anchor-type="as-char" svg:width="6.9236in" svg:height="6.9236in" draw:z-index="0">
<draw:image xlink:href="../Images/AРМІЯINFORM/2023-03-30T85-00-00-04-00/339042097_1445618612931055_8153097556763120311_n-150x150.jpg" xlink:type="simple" xlink:show="embed" xlink:actuate="onLoad" draw:mime-type="image/jpeg"/>
</draw:frame>
</text:a>
</text:p>
      <text:p text:style-name="P4">
<text:a xlink:type="simple" xlink:href="https://armyinform.com.ua/wp-content/uploads/2023/03/338948315_1241925833357812_6224890217761537578_n.jpg" text:style-name="Internet_20_link" text:visited-style-name="Visited_20_Internet_20_Link">
<draw:frame draw:style-name="fr1" draw:name="Image85" text:anchor-type="as-char" svg:width="6.9236in" svg:height="6.9236in" draw:z-index="0">
<draw:image xlink:href="../Images/AРМІЯINFORM/2023-03-30T85-00-00-04-00/338948315_1241925833357812_6224890217761537578_n-150x150.jpg" xlink:type="simple" xlink:show="embed" xlink:actuate="onLoad" draw:mime-type="image/jpeg"/>
</draw:frame>
</text:a>
</text:p>
      <text:p text:style-name="P4">
<text:a xlink:type="simple" xlink:href="https://armyinform.com.ua/wp-content/uploads/2023/03/338697564_748907386960425_1749481913533472439_n.jpg" text:style-name="Internet_20_link" text:visited-style-name="Visited_20_Internet_20_Link">
<draw:frame draw:style-name="fr1" draw:name="Image86" text:anchor-type="as-char" svg:width="6.9236in" svg:height="6.9236in" draw:z-index="0">
<draw:image xlink:href="../Images/AРМІЯINFORM/2023-03-30T85-00-00-04-00/338697564_748907386960425_1749481913533472439_n-150x150.jpg" xlink:type="simple" xlink:show="embed" xlink:actuate="onLoad" draw:mime-type="image/jpeg"/>
</draw:frame>
</text:a>
</text:p>
      <text:p text:style-name="P4">
<text:a xlink:type="simple" xlink:href="https://armyinform.com.ua/wp-content/uploads/2023/03/339078798_214866907800334_4999911601706785716_n.jpg" text:style-name="Internet_20_link" text:visited-style-name="Visited_20_Internet_20_Link">
<draw:frame draw:style-name="fr1" draw:name="Image87" text:anchor-type="as-char" svg:width="6.9236in" svg:height="6.9236in" draw:z-index="0">
<draw:image xlink:href="../Images/AРМІЯINFORM/2023-03-30T85-00-00-04-00/339078798_214866907800334_4999911601706785716_n-150x150.jpg" xlink:type="simple" xlink:show="embed" xlink:actuate="onLoad" draw:mime-type="image/jpeg"/>
</draw:frame>
</text:a>
</text:p>
      <text:p text:style-name="P4">
«Новобранці та інструктори Збройних Сил України, які звикли до сніжних умов ібагато з яких бачили бойові дії, навчали нас як краще виживати та приховуватинаше пересування по снігу», — сказав він.</text:p>
      <text:p text:style-name="P4">
«Ми використовуємо уроки, засвоєні під час попередньої ротації, а такожнещодавній реальний досвід командирів українських підрозділів, щобудосконалити та покращити навчання».</text:p>
      <text:p text:style-name="P4">
Австралія продовжує підтримувати народ України та надає постійну підтримку увідповідь на триваючі порушення росією міжнародного права.</text:p>
      <text:p text:style-name="P4">
Прибувши до Сполученого Королівства в січні 2023 року, контингент до 70військовослужбовців Австралійських Сили Оборони приєднався до країн-партнеріву програмі підготовки українських новобранців під керівництвом ВеликоїБританії.</text:p>
      <text:p text:style-name="P4">
Жоден військовослужбовець Австралійських Сили Оборони не в’їжджатиме в Українув рамках операції «Куду».</text:p>
      <text:p text:style-name="P4">
Source: <text:a xlink:type="simple" xlink:href="https://armyinform.com.ua/2023/03/30/vijskovi-avstralijskoyi-armiyi-navchayut-ataczi-ukrayinskyh-novobrancziv-pid-chas-pershoyi-rotacziyi-operacziyi-kudu/" text:style-name="Internet_20_link" text:visited-style-name="Visited_20_Internet_20_Link">
https://armyinform.com.ua/2023/03/30/vijskovi-avstralijskoyi-armiyi-navchayut-ataczi-ukrayinskyh-novobrancziv-pid-chas-pershoyi-rotacziyi-operacziyi-kudu/</text:a>
</text:p>
      <!--NEWS-->
      <text:h text:style-name="P10" text:outline-level="1">
<text:span text:style-name="T4">
У Києві відкрилась виставка фоторобіт з деокупованих міст України</text:span>
</text:h>
      <text:p text:style-name="P4">
Author: ['Валентина Вілюра']</text:p>
      <text:p text:style-name="P4">
Time: 2023-03-30T86:00:00-04:00</text:p>
      <text:p text:style-name="P4">
Description: У столиці відкрилась фотовиставка «Очі України», її організував «Міжнародний благодій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olovna-90.jpg" text:style-name="Internet_20_link" text:visited-style-name="Visited_20_Internet_20_Link">
golovna-90.jpg</text:a>
', '<text:a xlink:type="simple" xlink:href="https://armyinform.com.ua/wp-content/uploads/2023/03/sergij-popko-1.jpg" text:style-name="Internet_20_link" text:visited-style-name="Visited_20_Internet_20_Link">
sergij-popko-1.jpg</text:a>
', '<text:a xlink:type="simple" xlink:href="https://armyinform.com.ua/wp-content/uploads/2023/03/4-82-150x150.jpg" text:style-name="Internet_20_link" text:visited-style-name="Visited_20_Internet_20_Link">
4-82-150x150.jpg</text:a>
', '<text:a xlink:type="simple" xlink:href="https://armyinform.com.ua/wp-content/uploads/2023/03/1-110-150x150.jpg" text:style-name="Internet_20_link" text:visited-style-name="Visited_20_Internet_20_Link">
1-110-150x150.jpg</text:a>
', '<text:a xlink:type="simple" xlink:href="https://armyinform.com.ua/wp-content/uploads/2023/03/2-105-150x150.jpg" text:style-name="Internet_20_link" text:visited-style-name="Visited_20_Internet_20_Link">
2-105-150x150.jpg</text:a>
', '<text:a xlink:type="simple" xlink:href="https://armyinform.com.ua/wp-content/uploads/2023/03/3-92-150x150.jpg" text:style-name="Internet_20_link" text:visited-style-name="Visited_20_Internet_20_Link">
3-92-150x150.jpg</text:a>
']</text:p>
      <text:p text:style-name="P4">
Tags: ['ДЕОКУПОВАНІ ТЕРИТОРІЇ', 'УКРАЇНСЬКИЙ НАРОД НЕПЕРЕМОЖНИЙ', 'ФОТОВИСТАВКА']</text:p>
      <text:p text:style-name="P4">
Category: News</text:p>
      <!--METADATA-->
      <text:p text:style-name="P4">
<draw:frame draw:style-name="fr1" draw:name="Image88" text:anchor-type="as-char" svg:width="6.9236in" svg:height="4.615733in" draw:z-index="0">
<draw:image xlink:href="../Images/AРМІЯINFORM/2023-03-30T86-00-00-04-00/golovna-90.jpg" xlink:type="simple" xlink:show="embed" xlink:actuate="onLoad" draw:mime-type="image/jpeg"/>
</draw:frame>
</text:p>
      <text:p text:style-name="P4">
У столиці відкрилась фотовиставка «Очі України», її організував «Міжнароднийблагодійний фонд центр реабілітації» за сприяння Київської міської військовоїадміністрації.</text:p>
      <text:p text:style-name="P4">
На виставці представлені фотороботи Валерії Грошко, які зроблені в містахІрпінь, Бородянка, Гостомель, Харків після звільнення їх від російськихокупантів Збройними Силами України.</text:p>
      <text:p text:style-name="P4">
— На цих фотокартинах ми бачимо біль, що відчуває кожен українець — зазруйновані міста і села, за сльози наших дітей, за загиблих військових іцивільних. Зруйнований пологовий будинок у Бородянці, знищений і розтрощенийстадіон в Ірпені, Харківщина, розбомблений Харків. Ці фото вже історія! Цефотофіксація злочинів рф проти України! Ми повинні пам’ятати, який біль і горепринесла ця війна в наш дім. Майже рік тому ми звільнили міста-супутникиКиєва: Ірпінь, Бучу та Гостомель. Нині ми інтенсивно їх відбудовуємо. Крок закроком визволяємо міста на Сході й Півдні України і наближаємо мир в Україніпісля нашої Перемоги«, — відзначив начальник Київської міської військовоїадміністрації Сергій Попко.</text:p>
      <text:p text:style-name="P4">
<draw:frame draw:style-name="fr1" draw:name="Image89" text:anchor-type="as-char" svg:width="6.9236in" svg:height="4.742666in" draw:z-index="0">
<draw:image xlink:href="../Images/AРМІЯINFORM/2023-03-30T86-00-00-04-00/sergij-popko-1.jpg" xlink:type="simple" xlink:show="embed" xlink:actuate="onLoad" draw:mime-type="image/jpeg"/>
</draw:frame>
Сергій Попко</text:p>
      <text:p text:style-name="P4">
Назви картин описують те горе та страждання, що принесли рашисти: «загубленідуші», «нескінченне горе», «це не 1941» «зупинка «вічність». Фотографії простороздирають душу. На них зображені зруйновані будинки, школи, прості українці,які постраждали від рук окупантів.</text:p>
      <text:p text:style-name="P4">
На одній з фоторобіт вагітна жінка, яка дивиться з вікна зруйнованогопологового будинку. На іншій дівчинка, що стоїть у центрі Вінниці на місці, деракета, запущена росіянами, забрала не одне життя. Особливо закарбовується впам`яті світлина дівчинки, яка міцно обіймає свого тата — героя, якийповернувся з передової. Скільки нестерпного болю закарбовано в цих роботахназавжди.</text:p>
      <text:p text:style-name="P4">
<text:a xlink:type="simple" xlink:href="https://armyinform.com.ua/wp-content/uploads/2023/03/4-82.jpg" text:style-name="Internet_20_link" text:visited-style-name="Visited_20_Internet_20_Link">
<draw:frame draw:style-name="fr1" draw:name="Image90" text:anchor-type="as-char" svg:width="6.9236in" svg:height="6.9236in" draw:z-index="0">
<draw:image xlink:href="../Images/AРМІЯINFORM/2023-03-30T86-00-00-04-00/4-82-150x150.jpg" xlink:type="simple" xlink:show="embed" xlink:actuate="onLoad" draw:mime-type="image/jpeg"/>
</draw:frame>
</text:a>
</text:p>
      <text:p text:style-name="P4">
<text:a xlink:type="simple" xlink:href="https://armyinform.com.ua/wp-content/uploads/2023/03/1-110.jpg" text:style-name="Internet_20_link" text:visited-style-name="Visited_20_Internet_20_Link">
<draw:frame draw:style-name="fr1" draw:name="Image91" text:anchor-type="as-char" svg:width="6.9236in" svg:height="6.9236in" draw:z-index="0">
<draw:image xlink:href="../Images/AРМІЯINFORM/2023-03-30T86-00-00-04-00/1-110-150x150.jpg" xlink:type="simple" xlink:show="embed" xlink:actuate="onLoad" draw:mime-type="image/jpeg"/>
</draw:frame>
</text:a>
</text:p>
      <text:p text:style-name="P4">
<text:a xlink:type="simple" xlink:href="https://armyinform.com.ua/wp-content/uploads/2023/03/2-105.jpg" text:style-name="Internet_20_link" text:visited-style-name="Visited_20_Internet_20_Link">
<draw:frame draw:style-name="fr1" draw:name="Image92" text:anchor-type="as-char" svg:width="6.9236in" svg:height="6.9236in" draw:z-index="0">
<draw:image xlink:href="../Images/AРМІЯINFORM/2023-03-30T86-00-00-04-00/2-105-150x150.jpg" xlink:type="simple" xlink:show="embed" xlink:actuate="onLoad" draw:mime-type="image/jpeg"/>
</draw:frame>
</text:a>
</text:p>
      <text:p text:style-name="P4">
<text:a xlink:type="simple" xlink:href="https://armyinform.com.ua/wp-content/uploads/2023/03/3-92.jpg" text:style-name="Internet_20_link" text:visited-style-name="Visited_20_Internet_20_Link">
<draw:frame draw:style-name="fr1" draw:name="Image93" text:anchor-type="as-char" svg:width="6.9236in" svg:height="6.9236in" draw:z-index="0">
<draw:image xlink:href="../Images/AРМІЯINFORM/2023-03-30T86-00-00-04-00/3-92-150x150.jpg" xlink:type="simple" xlink:show="embed" xlink:actuate="onLoad" draw:mime-type="image/jpeg"/>
</draw:frame>
</text:a>
</text:p>
      <text:p text:style-name="P4">
Мета виставки «Очі України» суспільно значуща — організатори хочуть привернутиувагу громадськості та міжнародних партнерів для збору коштів на будівництвонового сучасного приміщення і купівлю медичного обладнання дляреабілітаційного центру. Центр уже працює і займається реабілітацією людей, щоперенесли травми опорно-рухового апарату, органів чуття, а також які маютьпсихічні та поведінкові розлади.</text:p>
      <text:p text:style-name="P4">
Фотовиставка триватиме тиждень. Після чого фотороботи будуть продані зблагодійного аукціону, гроші з якого підуть на закупівлю медичного обладнаннята приладів для реабілітаційного центру.</text:p>
      <text:p text:style-name="P4">
<text:span text:style-name="T5">
Фото автора</text:span>
</text:p>
      <text:p text:style-name="P4">
Source: <text:a xlink:type="simple" xlink:href="https://armyinform.com.ua/2023/03/30/u-kyyevi-vidkrylas-vystavka-fotorobit-z-deokupovanyh-mist-ukrayiny/" text:style-name="Internet_20_link" text:visited-style-name="Visited_20_Internet_20_Link">
https://armyinform.com.ua/2023/03/30/u-kyyevi-vidkrylas-vystavka-fotorobit-z-deokupovanyh-mist-ukrayiny/</text:a>
</text:p>
      <!--NEWS-->
      <text:h text:style-name="P10" text:outline-level="1">
<text:span text:style-name="T4">
Українські захисники за добу відбили 47 ворожих атак</text:span>
</text:h>
      <text:p text:style-name="P4">
Author: ['АРМІЯINFORM']</text:p>
      <text:p text:style-name="P4">
Time: 2023-03-30T87:00:00-04:00</text:p>
      <text:p text:style-name="P4">
Description: Противник зосереджує основні зусилля на веденні наступальних дій на Куп’я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768417.jpg" text:style-name="Internet_20_link" text:visited-style-name="Visited_20_Internet_20_Link">
2768417.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4" text:anchor-type="as-char" svg:width="6.9236in" svg:height="4.369813in" draw:z-index="0">
<draw:image xlink:href="../Images/AРМІЯINFORM/2023-03-30T87-00-00-04-00/2768417.jpg" xlink:type="simple" xlink:show="embed" xlink:actuate="onLoad" draw:mime-type="image/jpeg"/>
</draw:frame>
 <text:span text:style-name="T4">
🔥Ситуація щодо російського вторгнення</text:span>
</text:p>
      <text:p text:style-name="P4">
Противник зосереджує основні зусилля на веденні наступальних дій наКуп’янському, Лиманському, Бахмутському, Авдіївському та Мар’їнськомунапрямках. В епіцентрі бойових дій залишаються населені пункти Білогорівка,Бахмут, Авдіївка, Мар’їнка. Було відбито 47 атак противника на зазначенихнапрямках.</text:p>
      <text:p text:style-name="P4">
Про це у Facebook<text:a xlink:type="simple" xlink:href="https://www.facebook.com/GeneralStaff.ua/posts/pfbid0sRfSAfLk1kVPGKUgiupopHbTBu8oCh1dTLkMnVP7NXomRnEcP74WoBk1jXWsNsosl" text:style-name="Internet_20_link" text:visited-style-name="Visited_20_Internet_20_Link">
повідомляє</text:a>
Генеральний штаб ЗСУ.</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 невиявлено.</text:p>
      <text:p text:style-name="P4">
Source: <text:a xlink:type="simple" xlink:href="https://armyinform.com.ua/2023/03/30/ukrayinski-zahysnyky-za-dobu-vidbyly-47-vorozhyh-atak/" text:style-name="Internet_20_link" text:visited-style-name="Visited_20_Internet_20_Link">
https://armyinform.com.ua/2023/03/30/ukrayinski-zahysnyky-za-dobu-vidbyly-47-vorozhyh-atak/</text:a>
</text:p>
      <!--NEWS-->
      <text:h text:style-name="P10" text:outline-level="1">
<text:span text:style-name="T4">
Олексій Резніков показав тест-драйв броньованих машин Stryker і Cougar</text:span>
</text:h>
      <text:p text:style-name="P4">
Author: ['АРМІЯINFORM']</text:p>
      <text:p text:style-name="P4">
Time: 2023-03-30T88:00:00-04:00</text:p>
      <text:p text:style-name="P4">
Description: Вже незабаром американські броньовані машини  Stryker і Cougar почнуть викон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lojd-reznikov.jpg" text:style-name="Internet_20_link" text:visited-style-name="Visited_20_Internet_20_Link">
llojd-reznikov.jpg</text:a>
']</text:p>
      <text:p text:style-name="P4">
Tags: ['STOPRUSSIA', 'АГРЕСІЯ РФ', 'ВТОРГНЕННЯ РФ', 'МІНІСТР ОБОРОНИ УКРАЇНИ']</text:p>
      <text:p text:style-name="P4">
Category: News</text:p>
      <!--METADATA-->
      <text:p text:style-name="P4">
<draw:frame draw:style-name="fr1" draw:name="Image95" text:anchor-type="as-char" svg:width="6.9236in" svg:height="3.894525in" draw:z-index="0">
<draw:image xlink:href="../Images/AРМІЯINFORM/2023-03-30T88-00-00-04-00/llojd-reznikov.jpg" xlink:type="simple" xlink:show="embed" xlink:actuate="onLoad" draw:mime-type="image/jpeg"/>
</draw:frame>
Міністри оборони України Олексій Резніков (праворуч) та США Ллойд Остін,Брюсель, 12 жовтня 2022. Фото: Stephanie Lecocq/Reuters</text:p>
      <text:p text:style-name="P4">
Вже незабаром американські броньовані машини Stryker і Cougar почнутьвиконувати бойові завдання на полі бою в Україні.</text:p>
      <text:p text:style-name="P4">
Про це<text:a xlink:type="simple" xlink:href="https://publish.twitter.com/" text:style-name="Internet_20_link" text:visited-style-name="Visited_20_Internet_20_Link">
повідомив</text:a>
Міністр оборони України Олексій Резніков у Твіттері.</text:p>
      <text:p text:style-name="Quotations">

<text:p text:style-name="P4">
🇺🇸Strykers &amp; Cougars are now in the capable hands of 🇺🇦Air Assault Forces.  &gt;
  Took them for a test drive. I’m glad that the best soldiers in the world&gt;
 are getting the best vehicles from our partners.  &gt;
  They will bring us closer to victory.  &gt;
  Thank you to <text:a xlink:type="simple" xlink:href="https://twitter.com/POTUS" text:style-name="Internet_20_link" text:visited-style-name="Visited_20_Internet_20_Link">
@POTUS</text:a>
&gt;
 <text:a xlink:type="simple" xlink:href="https://twitter.com/SecDef" text:style-name="Internet_20_link" text:visited-style-name="Visited_20_Internet_20_Link">
@SecDef</text:a>
 &amp; all Americans.&gt;
 <text:a xlink:type="simple" xlink:href="https://t.co/xQCcAElvm4" text:style-name="Internet_20_link" text:visited-style-name="Visited_20_Internet_20_Link">
pic.twitter.com/xQCcAElvm4</text:a>
&gt;
&gt;
 — Oleksii Reznikov (@oleksiireznikov) <text:a xlink:type="simple" xlink:href="https://twitter.com/oleksiireznikov/status/1641496854469701632" text:style-name="Internet_20_link" text:visited-style-name="Visited_20_Internet_20_Link">
March 30,&gt;
 2023</text:a>
</text:p>

</text:p>
      <text:p text:style-name="P4">
«Strykers і Cougars тепер у вправних руках Десантно-штурмових військ. Взяв їхна тест-драйв. Я радий, що найкращі солдати світу отримують найкращу технікувід наших партнерів. Вони наблизять нас до перемоги», — йдеться у його дописі.</text:p>
      <text:p text:style-name="P4">
Також Олексій Резніков подякував президенту США Джо Байдену, міністру оборониСША Ллойд Остіну та всім американцям.</text:p>
      <text:p text:style-name="P4">
Source: <text:a xlink:type="simple" xlink:href="https://armyinform.com.ua/2023/03/30/oleksij-reznikov-pokazav-test-drajv-bronovanyh-mashyn-stryker-i-cougar/" text:style-name="Internet_20_link" text:visited-style-name="Visited_20_Internet_20_Link">
https://armyinform.com.ua/2023/03/30/oleksij-reznikov-pokazav-test-drajv-bronovanyh-mashyn-stryker-i-cougar/</text:a>
</text:p>
      <!--NEWS-->
      <text:h text:style-name="P10" text:outline-level="1">
<text:span text:style-name="T4">
Наша авіація завдала 6 ударів по військовій техніці та позиціях окупантів</text:span>
</text:h>
      <text:p text:style-name="P4">
Author: ['АРМІЯINFORM']</text:p>
      <text:p text:style-name="P4">
Time: 2023-03-30T89:00:00-04:00</text:p>
      <text:p text:style-name="P4">
Description: На Бахмутському напрямку ворог продовжує штурмові дії міста Бахмут. Проте на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96" text:anchor-type="as-char" svg:width="6.9236in" svg:height="3.894525in" draw:z-index="0">
<draw:image xlink:href="../Images/AРМІЯINFORM/2023-03-30T89-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На Бахмутському напрямку ворог продовжує штурмові дії міста Бахмут. Проте нашізахисники мужньо тримають місто, відбивають численні атаки противника.Протягом доби окупанти вели безуспішні наступальні дії в районі Оріхово-Василівки Донецької області. Здійснили обстріли населених пунктів Міньківка,Оріхово-Василівка, Дружківка, Бахмут Донецької області.</text:p>
      <text:p text:style-name="P4">
Про це у Facebook<text:a xlink:type="simple" xlink:href="https://www.facebook.com/GeneralStaff.ua/posts/pfbid0sRfSAfLk1kVPGKUgiupopHbTBu8oCh1dTLkMnVP7NXomRnEcP74WoBk1jXWsNsosl" text:style-name="Internet_20_link" text:visited-style-name="Visited_20_Internet_20_Link">
повідомляє</text:a>
Генеральний штаб ЗСУ.</text:p>
      <text:p text:style-name="P4">
Авіація Сил оборони за добу завдала 6 ударів по районах зосередження особовогоскладу та військової техніки окупантів, а підрозділи ракетних військ іартилерії уразили 2 райони зосередження живої сили, озброєння та військовоїтехніки та 2 склади боєприпасів ворога.</text:p>
      <text:p text:style-name="P4">
Source: <text:a xlink:type="simple" xlink:href="https://armyinform.com.ua/2023/03/30/nasha-aviacziya-zavdala-6-udariv-po-vijskovij-tehniczi-ta-pozycziyah-okupantiv/" text:style-name="Internet_20_link" text:visited-style-name="Visited_20_Internet_20_Link">
https://armyinform.com.ua/2023/03/30/nasha-aviacziya-zavdala-6-udariv-po-vijskovij-tehniczi-ta-pozycziyah-okupantiv/</text:a>
</text:p>
      <!--NEWS-->
      <text:h text:style-name="P10" text:outline-level="1">
<text:span text:style-name="T4">
Підсилення Армії дронів: військовим передали 300 безпілотників Mavic 3T</text:span>
</text:h>
      <text:p text:style-name="P4">
Author: ['АРМІЯINFORM']</text:p>
      <text:p text:style-name="P4">
Time: 2023-03-30T90:00:00-04:00</text:p>
      <text:p text:style-name="P4">
Description: 300 дронів DJI Mavic 3T Thermal відправили в найгарячіші ділянки фронту: 160 коптер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6951-scaled.jpg" text:style-name="Internet_20_link" text:visited-style-name="Visited_20_Internet_20_Link">
img_6951-scaled.jpg</text:a>
']</text:p>
      <text:p text:style-name="P4">
Tags: ['АРМІЯ ДРОНІВ', 'БЕЗПІЛОТНИКИ', 'ДОПОМОГА АРМІЇ']</text:p>
      <text:p text:style-name="P4">
Category: News</text:p>
      <!--METADATA-->
      <text:p text:style-name="P4">
<draw:frame draw:style-name="fr1" draw:name="Image97" text:anchor-type="as-char" svg:width="6.9236in" svg:height="4.615733in" draw:z-index="0">
<draw:image xlink:href="../Images/AРМІЯINFORM/2023-03-30T90-00-00-04-00/img_6951-scaled.jpg" xlink:type="simple" xlink:show="embed" xlink:actuate="onLoad" draw:mime-type="image/jpeg"/>
</draw:frame>
</text:p>
      <text:p text:style-name="P4">
300 дронів DJI Mavic 3T Thermal відправили в найгарячіші ділянки фронту: 160коптерів — на схід, 85 — на запорізький напрямок та ще 55 — на херсонський.Безпілотники придбали завдяки спільному збору на Армію дронів у межахініціативи UNITED24. Усього за три дні їм вдалося зібрати майже 61 млнгривень. Про це <text:a xlink:type="simple" xlink:href="https://www.kmu.gov.ua/news/pidsylennia-armii-droniv-viiskovym-peredaly-300-bezpilotnykiv-mavic-3t" text:style-name="Internet_20_link" text:visited-style-name="Visited_20_Internet_20_Link">
повідомляє</text:a>
 Урядовий портал.</text:p>
      <text:p text:style-name="P4">
«Дрони вже показали свою ефективність на полі бою. Вони дозволяють проводитирозвідку, наводити артилерію та найголовніше — зберігати життя нашихвійськових. Проект Армія дронів переріс у велику державну підтримку розвиткуБПЛА в Україні. Разом з Міноборони, Генштабом та урядовою командою мипідходимо до цього питання системно. Спрощуємо процеси, прибираємо бюрократіюта допомагаємо забезпечувати ЗСУ безпілотниками. Усе для того, щоб на фронтістало в сотні разів більше дронів, адже сміливість українців та технологіїстануть ключовими для майбутньої перемоги», — зазначив Віце-прем’єр-міністр зінновацій, розвитку освіти, науки та технологій — Міністр цифровоїтрансформації Михайло Федоров.</text:p>
      <text:p text:style-name="P4">
Кожен DJI Mavic 3T Thermal оснащений тепловізором та камерою із зумом, щодозволяє проводити розвідку навіть уночі. Також завдяки цим дронам військовіможуть коригувати артилерію і знищувати російську техніку. Таким чином,безпілотники дають змогу військовим знати все про ворога.</text:p>
      <text:p text:style-name="P4">
За 9 місяців діяльності Армії дронів придбали 3201 дрон. Загалом укладеноконтрактів на понад 4 млрд грн. Також до просування проекту Армія дронівдолучився амбасадор UNITED24 актор Марк Гемілл. Він проводить збір на 10розвідувальних дронів RQ-35 Heidrun.</text:p>
      <text:p text:style-name="P4">
Долучитися до збору і задонатити на безпілотники можна через UNITED24 <text:a xlink:type="simple" xlink:href="https://u24.gov.ua/uk/dronation" text:style-name="Internet_20_link" text:visited-style-name="Visited_20_Internet_20_Link">
запосиланням</text:a>
.</text:p>
      <text:p text:style-name="P4">
Армія дронів — це комплексний проект Генерального штабу ЗСУ, Держспецзв’язку,Мінцифри, Міністерства оборони України та UNITED24.</text:p>
      <text:p text:style-name="P4">
Source: <text:a xlink:type="simple" xlink:href="https://armyinform.com.ua/2023/03/30/pidsylennya-armiyi-droniv-vijskovym-peredaly-300-bezpilotnykiv-mavic-3t/" text:style-name="Internet_20_link" text:visited-style-name="Visited_20_Internet_20_Link">
https://armyinform.com.ua/2023/03/30/pidsylennya-armiyi-droniv-vijskovym-peredaly-300-bezpilotnykiv-mavic-3t/</text:a>
</text:p>
      <!--NEWS-->
      <text:h text:style-name="P10" text:outline-level="1">
<text:span text:style-name="T4">
СБУ викрила в’язнів Рівненської колонії, які виманювали гроші у родичів українських військовополонених</text:span>
</text:h>
      <text:p text:style-name="P4">
Author: ['АРМІЯINFORM']</text:p>
      <text:p text:style-name="P4">
Time: 2023-03-30T91:00:00-04:00</text:p>
      <text:p text:style-name="P4">
Description: Служба безпеки та Нацполіція ліквідували у Рівненській області шахрайську сх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56fd54190d486b1ba562601503da5ad.jpeg" text:style-name="Internet_20_link" text:visited-style-name="Visited_20_Internet_20_Link">
856fd54190d486b1ba562601503da5ad.jpeg</text:a>
']</text:p>
      <text:p text:style-name="P4">
Tags: ['В’ЯЗНІ', 'СБУ']</text:p>
      <text:p text:style-name="P4">
Category: News</text:p>
      <!--METADATA-->
      <text:p text:style-name="P4">
<draw:frame draw:style-name="fr1" draw:name="Image98" text:anchor-type="as-char" svg:width="6.9236in" svg:height="4.615733in" draw:z-index="0">
<draw:image xlink:href="../Images/AРМІЯINFORM/2023-03-30T91-00-00-04-00/856fd54190d486b1ba562601503da5ad.jpeg" xlink:type="simple" xlink:show="embed" xlink:actuate="onLoad" draw:mime-type="image/jpeg"/>
</draw:frame>
</text:p>
      <text:p text:style-name="P4">
Служба безпеки та Нацполіція ліквідували у Рівненській області шахрайськусхему виманювання грошей у родичів зниклих безвісти українських військових.Про це <text:a xlink:type="simple" xlink:href="https://ssu.gov.ua/novyny/sbu-vykryla-viazniv-rivnenskoi-kolonii-yaki-vymaniuvaly-hroshi-u-rodychiv-ukrainskykh-viiskovopolonenykh" text:style-name="Internet_20_link" text:visited-style-name="Visited_20_Internet_20_Link">
повідомляє</text:a>
Служба безпеки України.</text:p>
      <text:p text:style-name="P4">
Незаконну діяльність організували троє ув’язнених місцевої виправної колонії,які відбували покарання за тяжкі злочини.</text:p>
      <text:p text:style-name="P4">
Зловмисники знаходили в інтернеті людей, які розшукують своїх близьких,учасників бойових дій, і представлялись їм військовослужбовцями.</text:p>
      <text:p text:style-name="P4">
Потім за гроші пропонували громадянам «допомогу» у встановленні місцяперебування і стану здоров’я зниклих воїнів або навіть звільнення їх з полону.</text:p>
      <text:p text:style-name="P4">
Вартість таких «послуг» становила від 3 до майже 100 тис. грн. Сума залежалавід емоційно-психологічного стану потерпілих та їхніх фінансових можливостей.</text:p>
      <text:p text:style-name="P4">
Гроші просили переказувати на банківські картки знайомої одного із ув’язнених.Після отримання коштів зловмисники припиняли спілкування з потерпілим і більшене виходили з ним на зв’язок.</text:p>
      <text:p text:style-name="P4">
Встановлено, що шахраї підшукували своїх жертв у тематичних спільнотахпопулярних соцмереж, до яких приєднувались з фейкових акаунтів.</text:p>
      <text:p text:style-name="P4">
Там вони знаходили інформацію про військових, яких розшукували, і заходили уприватне листування з їхніми родичами.</text:p>
      <text:p text:style-name="P4">
У ході розмов зловмисники застосовували методи маніпулятивного впливу тачинили психологічний тиск на співрозмовників.</text:p>
      <text:p text:style-name="P4">
Під час обшуків за місцем відбування покарання та за адресою проживаннязнайомої одного із в’язнів правоохоронці вилучили:</text:p>
      <ul>
        <li>
мобільні телефони і планшети;  * майже 2 десятки сім-карток різних мобільних операторів, на які були зареєстровані фейкові акаунти та з яких зловмисники телефонували потерпілим;  * 5 банківських карток, на які надходили гроші від потерпілих;  * чорнові записи із доказами незаконної діяльності.</li>
      </ul>
      <text:p text:style-name="P4">
Наразі вирішується питання щодо повідомлення фігурантам про підозру за ч. 3ст. 190 Кримінального кодексу України (шахрайство).</text:p>
      <text:p text:style-name="P4">
Триває розслідування для притягнення винних до відповідальності.</text:p>
      <text:p text:style-name="P4">
Заходи проводили співробітники СБУ у Рівненській області та Нацполіції запроцесуального керівництва обласної прокуратури.</text:p>
      <text:p text:style-name="P4">
Source: <text:a xlink:type="simple" xlink:href="https://armyinform.com.ua/2023/03/30/sbu-vykryla-vyazniv-rivnenskoyi-koloniyi-yaki-vymanyuvaly-groshi-u-rodychiv-ukrayinskyh-vijskovopolonenyh/" text:style-name="Internet_20_link" text:visited-style-name="Visited_20_Internet_20_Link">
https://armyinform.com.ua/2023/03/30/sbu-vykryla-vyazniv-rivnenskoyi-koloniyi-yaki-vymanyuvaly-groshi-u-rodychiv-ukrayinskyh-vijskovopolonenyh/</text:a>
</text:p>
      <!--NEWS-->
      <text:h text:style-name="P10" text:outline-level="1">
<text:span text:style-name="T4">
Президент України нагородив орденами та медалями українських армійців</text:span>
</text:h>
      <text:p text:style-name="P4">
Author: ['АРМІЯINFORM']</text:p>
      <text:p text:style-name="P4">
Time: 2023-03-30T92: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jpg" text:style-name="Internet_20_link" text:visited-style-name="Visited_20_Internet_20_Link">
nagorody.jpg</text:a>
']</text:p>
      <text:p text:style-name="P4">
Tags: ['ВОЛОДИМИР ЗЕЛЕНСЬКИЙ', 'ДЕРЖАВНІ НАГОРОДИ', 'НАГОРОДЖЕННЯ', 'ОРДЕН', 'УКАЗ ПРЕЗИДЕНТА УКРАЇНИ']</text:p>
      <text:p text:style-name="P4">
Category: News</text:p>
      <!--METADATA-->
      <text:p text:style-name="P4">
<draw:frame draw:style-name="fr1" draw:name="Image99" text:anchor-type="as-char" svg:width="6.9236in" svg:height="3.63489in" draw:z-index="0">
<draw:image xlink:href="../Images/AРМІЯINFORM/2023-03-30T92-00-00-04-00/nagorody.jpg" xlink:type="simple" xlink:show="embed" xlink:actuate="onLoad" draw:mime-type="image/jpeg"/>
</draw:frame>
</text:p>
      <text:p text:style-name="P4">
Президент України Володимир Зеленський відзначив державними нагородамиукраїнських військовослужбовців. Відповідний Указ опубліковано на<text:a xlink:type="simple" xlink:href="https://www.president.gov.ua/documents/1902023-46253" text:style-name="Internet_20_link" text:visited-style-name="Visited_20_Internet_20_Link">
сайті</text:a>
 Глави держави.</text:p>
      <text:p text:style-name="P4">
Зазначається, що нагороди присвоєно «За особистий внесок у захист державногосуверенітету та територіальної цілісності України, самовіддане виконаннявійськового обов’язку та високий професіоналізм».</text:p>
      <text:p text:style-name="P4">
<text:span text:style-name="T4">
Нагородити орденом Богдана Хмельницького ІІІ ступеня</text:span>
</text:p>
      <text:p text:style-name="P4">
БЕЗДОЛЬНОГО Олексія Сергійовича (посмертно) — лейтенанта</text:p>
      <text:p text:style-name="P4">
ДІДЕНКА Миколу Миколайовича — майора</text:p>
      <text:p text:style-name="P4">
ЄДИНАКА Бориса Борисовича — старшого лейтенанта</text:p>
      <text:p text:style-name="P4">
КОМОВА Максима Леонідовича (посмертно) — капітана</text:p>
      <text:p text:style-name="P4">
КРАВЧУКА Антона Андрійовича (посмертно) — старшого лейтенанта</text:p>
      <text:p text:style-name="P4">
ЛІТВІНОВА Ігоря Олексійовича (посмертно) — майора</text:p>
      <text:p text:style-name="P4">
САНОЦЬКОГО Дмитра Вадимовича — капітана</text:p>
      <text:p text:style-name="P4">
СВИЦЕЛЬСЬКОГО Ярослава Казиміровича (посмертно) — лейтенанта</text:p>
      <text:p text:style-name="P4">
ХАРУКА Тараса Андрійовича (посмертно) — лейтенанта медичної служби</text:p>
      <text:p text:style-name="P4">
ШЕПТИЦЬКОГО Станіслава Андрійовича (посмертно) — сержанта</text:p>
      <text:p text:style-name="P4">
<text:span text:style-name="T4">
Нагородити орденом «За мужність» ІІ ступеня</text:span>
</text:p>
      <text:p text:style-name="P4">
АНДРОСОВА Сергія Юрійовича (посмертно) — солдата</text:p>
      <text:p text:style-name="P4">
ЛЕБЕДЯ Богдана Миколайовича (посмертно) — солдата</text:p>
      <text:p text:style-name="P4">
ТОЧЕКА Володимира Богдановича — старшого матроса</text:p>
      <text:p text:style-name="P4">
<text:span text:style-name="T4">
Нагородити орденом «За мужність» ІІІ ступеня</text:span>
</text:p>
      <text:p text:style-name="P4">
АЛЕКСАШКІНА Олександра Олеговича (посмертно) — старшого лейтенанта</text:p>
      <text:p text:style-name="P4">
АНТИПОВА Віталія Сергійовича (посмертно) — солдата</text:p>
      <text:p text:style-name="P4">
БАСА Володимира Анатолійовича (посмертно) — старшого солдата</text:p>
      <text:p text:style-name="P4">
БЛАЖЕВСЬКОГО Василя Івановича (посмертно) — солдата</text:p>
      <text:p text:style-name="P4">
БУДНЄВСЬКОГО Дмитра Олександровича (посмертно) — молодшого лейтенанта</text:p>
      <text:p text:style-name="P4">
БУРДАКА Віктора Івановича (посмертно) — головного сержанта</text:p>
      <text:p text:style-name="P4">
БУРДАКА Сергія Володимировича (посмертно) — солдата</text:p>
      <text:p text:style-name="P4">
ВИНОКУРОВА Олександра Миколайовича (посмертно) — майора</text:p>
      <text:p text:style-name="P4">
ВЛАСЮКА Ігоря Васильовича — майора</text:p>
      <text:p text:style-name="P4">
ВЛАСЮКА Сергія Вікторовича (посмертно) — старшого солдата</text:p>
      <text:p text:style-name="P4">
ГЕРМАНА Петра Йосиповича (посмертно) — старшого сержанта</text:p>
      <text:p text:style-name="P4">
ГЛАДЕНЮКА Вадима Володимировича — лейтенанта</text:p>
      <text:p text:style-name="P4">
ГЛУГОВСЬКОГО Валерія Валентиновича — старшого солдата</text:p>
      <text:p text:style-name="P4">
ГОЛОТУ Вадима Васильовича (посмертно) — лейтенанта</text:p>
      <text:p text:style-name="P4">
ГОРДІЙЧУКА Богдана Федоровича (посмертно) — старшого солдата</text:p>
      <text:p text:style-name="P4">
ГРЕНЯ Андрія Васильовича — старшого солдата</text:p>
      <text:p text:style-name="P4">
ДАРЧИЧА Михайла Степановича (посмертно) — старшого сержанта</text:p>
      <text:p text:style-name="P4">
ДИТКА Миколу Миколайовича (посмертно) — молодшого лейтенанта</text:p>
      <text:p text:style-name="P4">
ДОГОЙДУ Олександра Євгенійовича (посмертно) — сержанта</text:p>
      <text:p text:style-name="P4">
ДОЛЖЕНКА Тимура Володимировича — солдата</text:p>
      <text:p text:style-name="P4">
ДУДІКА Андрія Руслановича (посмертно) — молодшого сержанта</text:p>
      <text:p text:style-name="P4">
ЖАКУНА Валерія Олеговича (посмертно) — солдата</text:p>
      <text:p text:style-name="P4">
ЖАКУНА Михайла Івановича (посмертно) — солдата</text:p>
      <text:p text:style-name="P4">
ЗАЛІПУ Олександра Васильовича (посмертно) — солдата</text:p>
      <text:p text:style-name="P4">
ЗОРІНА Дениса Віталійовича — солдата</text:p>
      <text:p text:style-name="P4">
ІЛЛЮХА Андрія Володимировича — солдата</text:p>
      <text:p text:style-name="P4">
КАНІЩЕВА В’ячеслава Михайловича (посмертно) — солдата</text:p>
      <text:p text:style-name="P4">
КИРИЛЮКА Антона Леонідовича — солдата</text:p>
      <text:p text:style-name="P4">
КІЗУНА Петра Миколайовича (посмертно) — старшого солдата</text:p>
      <text:p text:style-name="P4">
КЛЬОКА Миколу Миколайовича (посмертно) — солдата</text:p>
      <text:p text:style-name="P4">
КОВБУ Віталія Васильовича (посмертно) — солдата</text:p>
      <text:p text:style-name="P4">
КОЗІКА Богдана Васильовича (посмертно) — старшого солдата</text:p>
      <text:p text:style-name="P4">
КОЛЯДУ Василя Петровича (посмертно) — солдата</text:p>
      <text:p text:style-name="P4">
КОНДРАТЮКА Миколу Павловича (посмертно) — сержанта</text:p>
      <text:p text:style-name="P4">
КОТЕЛЬНІКОВА Віталія Олександровича (посмертно) — солдата</text:p>
      <text:p text:style-name="P4">
КОТЕНКА Дмитра Олександровича — підполковника</text:p>
      <text:p text:style-name="P4">
КРАГЛИКА Ярослава Павловича (посмертно) — солдата</text:p>
      <text:p text:style-name="P4">
КРУКА Віталія Миколайовича (посмертно) — старшого солдата</text:p>
      <text:p text:style-name="P4">
КУЗЬМЕНКА Назара Андрійовича (посмертно) — солдата</text:p>
      <text:p text:style-name="P4">
КУЗЬМИЧА Юрія Михайловича (посмертно) — молодшого сержанта</text:p>
      <text:p text:style-name="P4">
КУЩІШИНА Сергія Миколайовича (посмертно) — солдата</text:p>
      <text:p text:style-name="P4">
ЛАНЕВИЧА Андрія Володимировича (посмертно) — солдата</text:p>
      <text:p text:style-name="P4">
ЛЕПУ Володимира Ігоровича (посмертно) — солдата</text:p>
      <text:p text:style-name="P4">
ЛЕСИКА Сергія Вячеславовича — солдата</text:p>
      <text:p text:style-name="P4">
ЛІЩУКА Олександра Анатолійовича (посмертно) — штаб-сержанта</text:p>
      <text:p text:style-name="P4">
ЛЯШКА Романа Олександровича — сержанта</text:p>
      <text:p text:style-name="P4">
ЛЯЩЕНКА Сергія Олександровича — солдата</text:p>
      <text:p text:style-name="P4">
МАЗУРЧУКА Олександра Олексійовича (посмертно) — солдата</text:p>
      <text:p text:style-name="P4">
МАЛАХОВА Віталія Сергійовича — штаб-сержанта</text:p>
      <text:p text:style-name="P4">
МАЦЮКА Миколу Васильовича (посмертно) — старшого солдата</text:p>
      <text:p text:style-name="P4">
МЕЛЬНИКА Даніїла Олеговича — молодшого сержанта</text:p>
      <text:p text:style-name="P4">
МЕЛЬНИКА Сергія Миколайовича (посмертно) — солдата</text:p>
      <text:p text:style-name="P4">
МЕЛЬНИЧУКА Олексія Анатолійовича (посмертно) — солдата</text:p>
      <text:p text:style-name="P4">
МЕФАНІКА Андрія Олексійовича (посмертно) — старшину</text:p>
      <text:p text:style-name="P4">
МИХАЛЬЧУКА Андрія Миколайовича (посмертно) — солдата</text:p>
      <text:p text:style-name="P4">
МІНСЬКОГО Миколу Миколайовича — старшого солдата</text:p>
      <text:p text:style-name="P4">
МІШЕНІНА Миколу Миколайовича (посмертно) — сержанта</text:p>
      <text:p text:style-name="P4">
МОРОЗА Андрія Миколайовича — майора</text:p>
      <text:p text:style-name="P4">
МУСІЙЧУКА Івана Вікторовича — старшого солдата</text:p>
      <text:p text:style-name="P4">
НАГЛЮКА Олександра Анатолійовича — сержанта</text:p>
      <text:p text:style-name="P4">
ПИВОВАРОВА Віталія Вадимовича (посмертно) — солдата</text:p>
      <text:p text:style-name="P4">
ПОЛІЩУКА Олега Романовича (посмертно) — старшину</text:p>
      <text:p text:style-name="P4">
ПОЛІЩУК Світлану Михайлівну (посмертно) — старшого солдата</text:p>
      <text:p text:style-name="P4">
ПОЧЕРНІНА Артема Сергійовича (посмертно) — старшого лейтенанта</text:p>
      <text:p text:style-name="P4">
ПРИСТУПУ Станіслава Івановича (посмертно) — сержанта</text:p>
      <text:p text:style-name="P4">
РАДІОНОВА Володимира Олександровича (посмертно) — старшого солдата</text:p>
      <text:p text:style-name="P4">
РОГАЛЬСЬКОГО Андрія Григоровича (посмертно) — солдата</text:p>
      <text:p text:style-name="P4">
РОНЧИНСЬКОГО Василя Миколайовича (посмертно) — молодшого сержанта</text:p>
      <text:p text:style-name="P4">
САВЧУКА Віктора Івановича (посмертно) — солдата</text:p>
      <text:p text:style-name="P4">
САМУСЕНКА Романа Володимировича (посмертно) — старшого солдата</text:p>
      <text:p text:style-name="P4">
САХАРОВА Юрія Сергійовича — молодшого сержанта</text:p>
      <text:p text:style-name="P4">
СМАЛЯ Ігоря Васильовича (посмертно) — старшого солдата</text:p>
      <text:p text:style-name="P4">
СНАГОВСЬКОГО Віктора Валерійовича (посмертно) — старшого солдата</text:p>
      <text:p text:style-name="P4">
СОБОЛЄВА Івана Олександровича — майора</text:p>
      <text:p text:style-name="P4">
СОБОЛЄВА Олексія Івановича — солдата</text:p>
      <text:p text:style-name="P4">
СОЛОВ’ЯНЧИКА Олександра Борисовича — старшого сержанта</text:p>
      <text:p text:style-name="P4">
СОЛОВ’ЯНЧИКА Володимира Борисовича — старшого сержанта</text:p>
      <text:p text:style-name="P4">
СТЕПАНИШЕНА Віталія Петровича (посмертно) — сержанта</text:p>
      <text:p text:style-name="P4">
СТЕПАНОВА Костянтина Юрійовича (посмертно) — солдата</text:p>
      <text:p text:style-name="P4">
СУЛІМОВСЬКОГО Владислава Олександровича — капітана</text:p>
      <text:p text:style-name="P4">
ТКАЧУКА Олександра Анатолійовича (посмертно) — старшого солдата</text:p>
      <text:p text:style-name="P4">
ТОМАШЕВСЬКОГО Миколу Миколайовича (посмертно) — молодшого сержанта</text:p>
      <text:p text:style-name="P4">
ТОПОЛЬНИЦЬКОГО Олега Григоровича (посмертно) — солдата</text:p>
      <text:p text:style-name="P4">
ТРОХИМОВИЧА Сергія Володимировича (посмертно) — солдата</text:p>
      <text:p text:style-name="P4">
УДОДИКА Михайла Васильовича (посмертно) — солдата</text:p>
      <text:p text:style-name="P4">
УНГУРЯНА Анатолія Валерійовича — солдата</text:p>
      <text:p text:style-name="P4">
ХІРНОГО Владислава Володимировича (посмертно) — солдата</text:p>
      <text:p text:style-name="P4">
ХОРОЩУКА Миколу Михайловича (посмертно) — головного сержанта</text:p>
      <text:p text:style-name="P4">
ЦІНСЬКОГО Назара Валентиновича (посмертно) — солдата</text:p>
      <text:p text:style-name="P4">
ЧЕМБУЛАТКІНУ Юлію Сергіївну — майора</text:p>
      <text:p text:style-name="P4">
ЧУБИКА Олександра Филимоновича (посмертно) — молодшого сержанта</text:p>
      <text:p text:style-name="P4">
ЧУФАРОВА Анатолія Миколайовича (посмертно) — солдата</text:p>
      <text:p text:style-name="P4">
ШЕВЧИКА Миколу Миколайовича (посмертно) — солдата</text:p>
      <text:p text:style-name="P4">
<text:span text:style-name="T4">
Нагородити орденом Данила Галицького</text:span>
</text:p>
      <text:p text:style-name="P4">
ДМИТРИШИНА Олега Володимировича — підполковника</text:p>
      <text:p text:style-name="P4">
КЛИМЕНКА Олега Михайловича — підполковника</text:p>
      <text:p text:style-name="P4">
МАТЮХУ Олексія Вікторовича — капітана</text:p>
      <text:p text:style-name="P4">
ХОМ’ЯКА Віктора Олександровича — капітана</text:p>
      <text:p text:style-name="P4">
<text:span text:style-name="T4">
Нагородити медаллю «За військову службу Україні»</text:span>
</text:p>
      <text:p text:style-name="P4">
БОБИКА Володимира Михайловича (посмертно) — штаб-сержанта</text:p>
      <text:p text:style-name="P4">
БОГДАНА Петра Володимировича (посмертно) — солдата</text:p>
      <text:p text:style-name="P4">
БОЖЕКА Олександра Олександровича — молодшого сержанта</text:p>
      <text:p text:style-name="P4">
ВИСОЦЬКОГО Петра Зіновійовича (посмертно) — сержанта</text:p>
      <text:p text:style-name="P4">
ВІННІЧУКА Миколу Анатолійовича — сержанта</text:p>
      <text:p text:style-name="P4">
ГЛЕЯ Сергія Станіславовича — старшого солдата</text:p>
      <text:p text:style-name="P4">
ГОЛУБОВСЬКОГО Святослава Олеговича — старшого солдата</text:p>
      <text:p text:style-name="P4">
ГУМЕНЮКА Віталія Миколайовича (посмертно) — солдата</text:p>
      <text:p text:style-name="P4">
ЖЕЛЄЗНЯКА Едуарда Володимировича (посмертно) — солдата</text:p>
      <text:p text:style-name="P4">
КАРПІКА Олега Валентиновича (посмертно) — солдата</text:p>
      <text:p text:style-name="P4">
КАРЧАВУ Георгі Мерабовича — старшого солдата</text:p>
      <text:p text:style-name="P4">
ЛЕОНЧУКА Михайла Володимировича (посмертно) — солдата</text:p>
      <text:p text:style-name="P4">
ЛЕСИКА Юрія Миколайовича (посмертно) — сержанта</text:p>
      <text:p text:style-name="P4">
ЛИТВИНЧУКА Андрія Володимировича — солдата</text:p>
      <text:p text:style-name="P4">
МИЦЮКА Михайла Сергійовича — солдата</text:p>
      <text:p text:style-name="P4">
НАЙДЮКА Зоряна Олександровича — старшого солдата</text:p>
      <text:p text:style-name="P4">
НАУМЧУКА Миколу Анатолійовича — старшого солдата</text:p>
      <text:p text:style-name="P4">
НИФОДЮКА Анатолія Миколайовича — молодшого сержанта</text:p>
      <text:p text:style-name="P4">
ПАВЛЮКА Михайла Миколайовича (посмертно) — старшого солдата</text:p>
      <text:p text:style-name="P4">
ПАСЛАВСЬКОГО Юрія Юрійовича (посмертно) — солдата</text:p>
      <text:p text:style-name="P4">
ПИРСЬКОГО Андрія Володимировича — старшого лейтенанта</text:p>
      <text:p text:style-name="P4">
ПОДГАЙЦЯ Олександра Васильовича (посмертно) — старшого сержанта</text:p>
      <text:p text:style-name="P4">
ПОДИМУ Максима Олександровича (посмертно) — солдата</text:p>
      <text:p text:style-name="P4">
СИЧЕВСЬКОГО Олега Михайловича (посмертно) — солдата</text:p>
      <text:p text:style-name="P4">
СІРКА Ігоря Адамовича — солдата</text:p>
      <text:p text:style-name="P4">
СОЛОДОВА Миколу Юрійовича (посмертно) — старшого солдата</text:p>
      <text:p text:style-name="P4">
ТКАЧУКА Дмитра Дмитровича (посмертно) — солдата</text:p>
      <text:p text:style-name="P4">
ХОМИКА Владислава Олександровича (посмертно) — солдата</text:p>
      <text:p text:style-name="P4">
ЦАПУКА Олександра Миколайовича (посмертно) — старшого сержанта</text:p>
      <text:p text:style-name="P4">
ЩАДЕЯ Олександра Івановича (посмертно) — солдата</text:p>
      <text:p text:style-name="P4">
<text:span text:style-name="T4">
Нагородити медаллю «Захиснику Вітчизни»</text:span>
</text:p>
      <text:p text:style-name="P4">
КРАВЧИКА Юрія Леонідовича (посмертно) — солдата</text:p>
      <text:p text:style-name="P4">
ЛЕЩЕНКА Руслана Володимировича (посмертно) — молодшого сержанта</text:p>
      <text:p text:style-name="P4">
ФЕДОРОВА Юрія Ярославовича (посмертно) — солдата.</text:p>
      <text:p text:style-name="P4">
Source: <text:a xlink:type="simple" xlink:href="https://armyinform.com.ua/2023/03/30/prezydent-ukrayiny-nagorodyv-ordenamy-ta-medalyamy-ukrayinskyh-armijcziv/" text:style-name="Internet_20_link" text:visited-style-name="Visited_20_Internet_20_Link">
https://armyinform.com.ua/2023/03/30/prezydent-ukrayiny-nagorodyv-ordenamy-ta-medalyamy-ukrayinskyh-armijcziv/</text:a>
</text:p>
      <!--NEWS-->
      <text:h text:style-name="P10" text:outline-level="1">
<text:span text:style-name="T4">
Дерегуляція: Уряд спростив імпорт групи товарів, необхідних для фронту та ОПК</text:span>
</text:h>
      <text:p text:style-name="P4">
Author: ['АРМІЯINFORM']</text:p>
      <text:p text:style-name="P4">
Time: 2023-03-30T93:00:00-04:00</text:p>
      <text:p text:style-name="P4">
Description: Кабінет Міністрів України спростив процедуру ввезення низки товарів подв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ІМПОРТ ЗБРОЇ', 'КАБІНЕТ МІНІСТРІВ УКРАЇНИ', 'ОПК']</text:p>
      <text:p text:style-name="P4">
Category: News</text:p>
      <!--METADATA-->
      <text:p text:style-name="P4">
<draw:frame draw:style-name="fr1" draw:name="Image100" text:anchor-type="as-char" svg:width="6.9236in" svg:height="3.964969in" draw:z-index="0">
<draw:image xlink:href="../Images/AРМІЯINFORM/2023-03-30T93-00-00-04-00/uryad-1-e1638886488113.jpg" xlink:type="simple" xlink:show="embed" xlink:actuate="onLoad" draw:mime-type="image/jpeg"/>
</draw:frame>
</text:p>
      <text:p text:style-name="P4">
Кабінет Міністрів України спростив процедуру ввезення низки товарів подвійногопризначення, необхідних безпосередньо для забезпечення відсічі агресору чи вякості комплектуючих для виробників українського озброєння. Про це<text:a xlink:type="simple" xlink:href="https://www.kmu.gov.ua/news/derehuliatsiia-uriad-sprostyv-import-hrupy-tovariv-neobkhidnykh-dlia-frontu-ta-opk" text:style-name="Internet_20_link" text:visited-style-name="Visited_20_Internet_20_Link">
повідомляє</text:a>
 Урядовий портал.</text:p>
      <text:p text:style-name="P4">
Відповідні зміни до Постанови «Про перелік товарів, на міжнародні передачі(імпорт) яких не поширюється дія Закону України „Про державний контроль заміжнародними передачами товарів військового призначення та подвійноговикористання“ у період воєнного стану на території України» Уряд ухвалив здоопрацюванням на засіданні 30 березня 2023 року.</text:p>
      <text:p text:style-name="P4">
«Сьогоднішнім рішенням ми суттєво збільшуємо можливості для імпорту тарозширюємо коло імпортерів товарів подвійного призначення, необхідних длязабезпечення обороноздатності нашої держави, зокрема суттєво розширено переліктоварів подвійного використання, які можуть ввозитися в Україну без процедурекспортного контролю. До таких товарів додано системи зв’язку, телеметричнеобладнання, системи захисту інформації, а також відповідне програмнезабезпечення і технології.</text:p>
      <text:p text:style-name="P4">
Рішення має значно покращити забезпечення як безпосередньо наших захисників нафронті, так і виробників для виготовлення сучасної потужної зброї», —зазначила Перший віце-прем’єр-міністр України — Міністр економіки України ЮліяСвириденко.</text:p>
      <text:p text:style-name="P4">
Нагадаємо, 14 лютого Уряд ухвалив рішення, яким спростив ввезення в Українутоварів військового та подвійного призначення. Зокрема, в перелік товаріввійськового призначення та подвійного використання, які можуть імпортуватисяфізичними та юридичними особами без дозволу Державної служби експортногоконтролю додали БпЛА, їх комплектуючі, засоби керування, камери, приладинічного та телевізійного бачення, оптичні приціли для зброї, глушники, з’ємніобойми, технології для розроблення, виробництва, ремонту виробів воєнногопризначення і т.ін.</text:p>
      <text:p text:style-name="P4">
Source: <text:a xlink:type="simple" xlink:href="https://armyinform.com.ua/2023/03/30/deregulyacziya-uryad-sprostyv-import-grupy-tovariv-neobhidnyh-dlya-frontu-ta-opk/" text:style-name="Internet_20_link" text:visited-style-name="Visited_20_Internet_20_Link">
https://armyinform.com.ua/2023/03/30/deregulyacziya-uryad-sprostyv-import-grupy-tovariv-neobhidnyh-dlya-frontu-ta-opk/</text:a>
</text:p>
      <!--NEWS-->
      <text:h text:style-name="P10" text:outline-level="1">
<text:span text:style-name="T4">
Німеччина передала Україні чергову партію допомоги для фронту</text:span>
</text:h>
      <text:p text:style-name="P4">
Author: ['АРМІЯINFORM']</text:p>
      <text:p text:style-name="P4">
Time: 2023-03-30T94:00:00-04:00</text:p>
      <text:p text:style-name="P4">
Description: Про це свідчить оновлений перелік допомоги на сайті Федерального Уря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9092866_619195099578422_695351545249814818_n.jpg" text:style-name="Internet_20_link" text:visited-style-name="Visited_20_Internet_20_Link">
339092866_619195099578422_695351545249814818_n.jpg</text:a>
', '<text:a xlink:type="simple" xlink:href="https://armyinform.com.ua/wp-content/uploads/2023/03/339119402_244327221412798_3881280182108291433_n-150x150.jpg" text:style-name="Internet_20_link" text:visited-style-name="Visited_20_Internet_20_Link">
339119402_244327221412798_3881280182108291433_n-150x150.jpg</text:a>
', '<text:a xlink:type="simple" xlink:href="https://armyinform.com.ua/wp-content/uploads/2023/03/339080628_1169176900435122_3982050021801532977_n-150x150.jpg" text:style-name="Internet_20_link" text:visited-style-name="Visited_20_Internet_20_Link">
339080628_1169176900435122_3982050021801532977_n-150x150.jpg</text:a>
']</text:p>
      <text:p text:style-name="P4">
Tags: ['LEOPARD', 'MARDER', 'ДОПОМОГА', 'НІМЕЧЧИНА']</text:p>
      <text:p text:style-name="P4">
Category: News</text:p>
      <!--METADATA-->
      <text:p text:style-name="P4">
<draw:frame draw:style-name="fr1" draw:name="Image101" text:anchor-type="as-char" svg:width="6.9236in" svg:height="3.248322in" draw:z-index="0">
<draw:image xlink:href="../Images/AРМІЯINFORM/2023-03-30T94-00-00-04-00/339092866_619195099578422_695351545249814818_n.jpg" xlink:type="simple" xlink:show="embed" xlink:actuate="onLoad" draw:mime-type="image/jpeg"/>
</draw:frame>
</text:p>
      <text:p text:style-name="P4">
Про це свідчить оновлений перелік допомоги на сайті Федерального УрядуНімеччини<text:a xlink:type="simple" xlink:href="https://www.facebook.com/Bundesregierung/" text:style-name="Internet_20_link" text:visited-style-name="Visited_20_Internet_20_Link">
Bundesregierung</text:a>
:</text:p>
      <text:p text:style-name="P4">
— 18 танків Leopard 2A6 з боєприпасами</text:p>
      <text:p text:style-name="P4">
— 40 бойових машин піхоти Marder з боєприпасами</text:p>
      <text:p text:style-name="P4">
— 2 броньовані ремонтно-евакуаційні машини для бронетехніки Bergepanzer 3 (набазі танка Leopard 2)</text:p>
      <text:p text:style-name="P4">
— 2 танки для розмінування WISENT 1 (на базі танка Leopard 2)</text:p>
      <text:p text:style-name="P4">
— 24 вантажівки Zetros (раніше 28)</text:p>
      <text:p text:style-name="P4">
— 40 тисяч аптечок (раніше 120 тисяч)</text:p>
      <text:p text:style-name="P4">
— 103 тисячі турнікетів.</text:p>
      <text:p text:style-name="P4">
Федеральний Уряд Німеччини підтримує українських військових у тіснійкоординації зі своїми партнерами та союзниками. Цей список містить оглядлетальної та нелетальної військової підтримки України Німеччиною. Він включаєпоставки з Бундесверу, а також поставки з німецької промисловості, щофінансуються з фондів Федерального Уряду Німеччини для так званого розвиткупотенціалу безпеки.</text:p>
      <text:p text:style-name="P4">
<text:a xlink:type="simple" xlink:href="https://armyinform.com.ua/wp-content/uploads/2023/03/339119402_244327221412798_3881280182108291433_n.jpg" text:style-name="Internet_20_link" text:visited-style-name="Visited_20_Internet_20_Link">
<draw:frame draw:style-name="fr1" draw:name="Image102" text:anchor-type="as-char" svg:width="6.9236in" svg:height="6.9236in" draw:z-index="0">
<draw:image xlink:href="../Images/AРМІЯINFORM/2023-03-30T94-00-00-04-00/339119402_244327221412798_3881280182108291433_n-150x150.jpg" xlink:type="simple" xlink:show="embed" xlink:actuate="onLoad" draw:mime-type="image/jpeg"/>
</draw:frame>
</text:a>
</text:p>
      <text:p text:style-name="P4">
<text:a xlink:type="simple" xlink:href="https://armyinform.com.ua/wp-content/uploads/2023/03/339080628_1169176900435122_3982050021801532977_n.jpg" text:style-name="Internet_20_link" text:visited-style-name="Visited_20_Internet_20_Link">
<draw:frame draw:style-name="fr1" draw:name="Image103" text:anchor-type="as-char" svg:width="6.9236in" svg:height="6.9236in" draw:z-index="0">
<draw:image xlink:href="../Images/AРМІЯINFORM/2023-03-30T94-00-00-04-00/339080628_1169176900435122_3982050021801532977_n-150x150.jpg" xlink:type="simple" xlink:show="embed" xlink:actuate="onLoad" draw:mime-type="image/jpeg"/>
</draw:frame>
</text:a>
</text:p>
      <text:p text:style-name="P4">
Фінансування ініціативи з розбудови потенціалу безпеки становить 2,2 мільярдаєвро на 2023 рік (після 2 мільярдів євро на 2022 рік). Кошти мають бутиспрямовані в першу чергу на підтримку України. Водночас вони будутьвикористані для фінансування збільшених обов’язкових внесків Німеччини доЄвропейського фонду миру (EPF), який, у свою чергу, йде на відшкодуваннядержавам-членам ЄС витрат під час надання ними підтримки Україні.</text:p>
      <text:p text:style-name="P4">
Поставки з галузевих запасів фінансуються німецькими фондами для підвищенняпотенціалу безпеки. Деякі з поставок потребують модернізації або виробництва,яке триває; також відбуваються навчальні заходи.</text:p>
      <text:p text:style-name="P4">
<text:span text:style-name="T4">
Джерело:</text:span>
 <text:a xlink:type="simple" xlink:href="https://www.facebook.com/GeneralStaff.ua/posts/pfbid036gwPB2o41suSqYJAVLin3vF86juTvoQveLZAp5jK85WSfhuAXiCP5oVXMWDKrcRol" text:style-name="Internet_20_link" text:visited-style-name="Visited_20_Internet_20_Link">
Генеральний штабЗСУ</text:a>
</text:p>
      <text:p text:style-name="P4">
Source: <text:a xlink:type="simple" xlink:href="https://armyinform.com.ua/2023/03/30/nimechchyna-peredala-ukrayini-chergovu-partiyu-dopomogy-dlya-frontu/" text:style-name="Internet_20_link" text:visited-style-name="Visited_20_Internet_20_Link">
https://armyinform.com.ua/2023/03/30/nimechchyna-peredala-ukrayini-chergovu-partiyu-dopomogy-dlya-frontu/</text:a>
</text:p>
      <!--NEWS-->
      <text:h text:style-name="P10" text:outline-level="1">
<text:span text:style-name="T4">
російські еліти намагаються домовлятися про гарантії безпеки</text:span>
</text:h>
      <text:p text:style-name="P4">
Author: ['АРМІЯINFORM']</text:p>
      <text:p text:style-name="P4">
Time: 2023-03-30T95:00:00-04:00</text:p>
      <text:p text:style-name="P4">
Description: Після того, як остаточно стало зрозуміло, що плани кремля захопити Україну провалил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8717785_549147573954078_201739208467296493_n.jpg" text:style-name="Internet_20_link" text:visited-style-name="Visited_20_Internet_20_Link">
338717785_549147573954078_201739208467296493_n.jpg</text:a>
']</text:p>
      <text:p text:style-name="P4">
Tags: ['ГАРАНТІЇ БЕЗПЕКИ', 'ГУР МОУ']</text:p>
      <text:p text:style-name="P4">
Category: News</text:p>
      <!--METADATA-->
      <text:p text:style-name="P4">
<draw:frame draw:style-name="fr1" draw:name="Image104" text:anchor-type="as-char" svg:width="6.9236in" svg:height="3.894525in" draw:z-index="0">
<draw:image xlink:href="../Images/AРМІЯINFORM/2023-03-30T95-00-00-04-00/338717785_549147573954078_201739208467296493_n.jpg" xlink:type="simple" xlink:show="embed" xlink:actuate="onLoad" draw:mime-type="image/jpeg"/>
</draw:frame>
</text:p>
      <text:p text:style-name="P4">
Після того, як остаточно стало зрозуміло, що плани кремля захопити Українупровалилися, все частіше трапляються повідомлення про невдоволення російськихеліт путіним. Через війну в Україні вони втрачають свої статки, не отримуючинатомість нічого, окрім світової ізоляції. Про це<text:a xlink:type="simple" xlink:href="https://gur.gov.ua/content/rosiiskielitynamahaiutsiadomovliatysiaproharantiibezpeky.html" text:style-name="Internet_20_link" text:visited-style-name="Visited_20_Internet_20_Link">
повідомляє</text:a>
Головне управління розвідки МОУ.</text:p>
      <text:p text:style-name="P4">
Представник Головного управління розвідки Міністерства оборони України АндрійЮсов в інтерв’ю Gazeta.ua розповів, що деякі представники російських еліт уженамагаються встановити контакт з Україною і просять для себе гарантій безпеки.</text:p>
      <text:p text:style-name="P4">
«Багато представників так званої російської еліти вже розуміють, що це булоколосальною помилкою та злочином, а фінал буде трагічним для росії. Вонинамагаються шукати варіанти власного порятунку», — сказав Андрій Юсов.</text:p>
      <text:p text:style-name="P4">
При цьому, представник воєнної розвідки України зазначив, що ці «еліти» покине говорять про боротьбу за внутрішні зміни в росії, а лише дбають про власнубезпеку і бізнес.</text:p>
      <text:p text:style-name="P4">
«Вони намагаються виходити на контакти та домовлятися про персональні гарантіїбезпеки. Такі випадки вже є», — сказав представник ГУР МО України.</text:p>
      <text:p text:style-name="P4">
Попри це, за словами Андрія Юсова, зараз найбільшу небезпеку для путінастановлять якраз ті представники політичних еліт, які не входять до «ближньогокола» диктатора.</text:p>
      <text:p text:style-name="P4">
«Значною мірою рішення розпочати повномасштабну війну — це наслідок їхньоїмоделі управління. Сучасна росія — це закрите суспільство, в тому числі,всередині диктаторської вертикалі: там не передбачено якогось обговорення чиплюралізму думок. Рішення приймає одна людина, не дуже освічена і некомпетентна, тому і наслідки є катастрофічними для росії», — підсумував АндрійЮсов.</text:p>
      <text:p text:style-name="P4">
Source: <text:a xlink:type="simple" xlink:href="https://armyinform.com.ua/2023/03/30/rosijski-elity-namagayutsya-domovlyatysya-pro-garantiyi-bezpeky/" text:style-name="Internet_20_link" text:visited-style-name="Visited_20_Internet_20_Link">
https://armyinform.com.ua/2023/03/30/rosijski-elity-namagayutsya-domovlyatysya-pro-garantiyi-bezpeky/</text:a>
</text:p>
      <!--NEWS-->
      <text:h text:style-name="P10" text:outline-level="1">
<text:span text:style-name="T4">
400 днів нашої оборони від повномасштабної агресії — це колосальний шлях, який ми пройшли всі разом — Президент України</text:span>
</text:h>
      <text:p text:style-name="P4">
Author: ['АРМІЯINFORM']</text:p>
      <text:p text:style-name="P4">
Time: 2023-03-30T96:00:00-04:00</text:p>
      <text:p text:style-name="P4">
Description: Бажаю здоровʼя, шановні українці!    Чотириста днів... Чотириста днів нашої оборони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cdeed9fb8f68ab7a9bba4f838ffbffa_1680201571_extra_large.png" text:style-name="Internet_20_link" text:visited-style-name="Visited_20_Internet_20_Link">
8cdeed9fb8f68ab7a9bba4f838ffbffa_1680201571_extra_large.png</text:a>
']</text:p>
      <text:p text:style-name="P4">
Tags: ['STOPRUSSIA', 'ВІДЕОЗВЕРНЕННЯ', 'ВТОРГНЕННЯ РФ', 'ПРЕЗИДЕНТ УКРАЇНИ']</text:p>
      <text:p text:style-name="P4">
Category: News</text:p>
      <!--METADATA-->
      <text:p text:style-name="P4">
<draw:frame draw:style-name="fr1" draw:name="Image105" text:anchor-type="as-char" svg:width="6.9236in" svg:height="3.865677in" draw:z-index="0">
<draw:image xlink:href="../Images/AРМІЯINFORM/2023-03-30T96-00-00-04-00/8cdeed9fb8f68ab7a9bba4f838ffbffa_1680201571_extra_large.png" xlink:type="simple" xlink:show="embed" xlink:actuate="onLoad" draw:mime-type="image/png"/>
</draw:frame>
</text:p>
      <text:p text:style-name="P4">
<text:span text:style-name="T4">
<text:span text:style-name="T5">
Бажаю здоровʼя, шановні українці!</text:span>
</text:span>
</text:p>
      <text:p text:style-name="P4">
Чотириста днів… Чотириста днів нашої оборони від повномасштабної агресії.</text:p>
      <text:p text:style-name="P4">
Це колосальний шлях, який ми пройшли. Всі разом — кожен і кожна, хто боровся йбореться за Україну. Хто дбав і дбає про державу й українців. Хто допомагав ідопомагає нашій логістиці. Хто зміцнював і зміцнює українську стійкість.</text:p>
      <text:p text:style-name="P4">
Україна пройшла найстрашніші дні того лютого. Витримали й цю зиму. Колосальнізусилля за цими словами…</text:p>
      <text:p text:style-name="P4">
Ми пройшли минулу весну, що змінила перебіг цієї війни на користь нашоїоборони.</text:p>
      <text:p text:style-name="P4">
Минулого літа й восени ми довели, що весняне звільнення наших північнихобластей не було випадковістю. Битва за Київ, Чернігів, за Сумщину… Поверненнярайонів нашої Харківщини, повернення Херсона, оборона Бахмута й Донбасузагалом — це героїзм українців, який світові не забути.</text:p>
      <text:p text:style-name="P4">
Ми готуємо наші наступні кроки, наші активні дії. Ми готуємо наближення нашоїперемоги.</text:p>
      <text:p text:style-name="P4">
У чому сила України? Якщо наміри твої — добрі, увесь світ буде на твоєму боці,тобі допомагатиме.</text:p>
      <text:p text:style-name="P4">
Сьогодні, у чотирьохсотий день спротиву, повномасштабного спротиву, я хочуподякувати всім у світі, хто з Україною. Хто поділяє наше тлумачення свободи.Хто підтримує наше прагнення до справедливості. Хто має таку ж міцнувпевненість, яку маємо ми, українці… впевненість, що світ повинен базуватисяна правилах, на цивілізованих правилах — на правилах людяності, поваги й миру.Ось чому Україна переможе.</text:p>
      <text:p text:style-name="P4">
Бо свобода й справедливість, людяність і повага, заслужений народом мир маютьперемогти.</text:p>
      <text:p text:style-name="P4">
Я дякую всім нашим солдатам і матросам, усім нашим сержантам і старшинам, усімнашим офіцерам і генералам. Я дякую кожному й кожній, хто тримає цей фронт —фронт захисту найкращого, що є у людства. Фронт захисту найкращого, що є у насіз вами, — нашої України.</text:p>
      <text:p text:style-name="P4">
Єдиної, незламної й назавжди вільної.</text:p>
      <text:p text:style-name="P4">
Я дякую всім, хто зараз у бою! Дякую кожному й кожній, хто бʼється так, щобзахистити і себе, і тих побратимів, які на сусідніх позиціях!</text:p>
      <text:p text:style-name="P4">
Дякую кожному й кожній, хто дбає про наших хоробрих воїнів! Дякую всім, хтозахищає наші міста й повертає нормальне життя туди, де його порушила росіясвоєю агресією, своїм терором!</text:p>
      <text:p text:style-name="P4">
Дякую також всім, хто допомагає донечкам і синам, дружинам і чоловікам, мамамі татам наших людей, воїнів і цивільних, чиї життя були забрані цією війною,росією!</text:p>
      <text:p text:style-name="P4">
Україна переможе на фронті. Україна переможе у відбудові. Україна переможе уповерненні справедливості.</text:p>
      <text:p text:style-name="P4">
Жодного сліду росії на нашій землі не залишимо. І жодного ворога непокаранимтакож не залишимо. Готуємо новини щодо цього.</text:p>
      <text:p text:style-name="P4">
Цей день, як і будь-який із чотирьохсот, був у мене максимально активним.</text:p>
      <text:p text:style-name="P4">
На звʼязку з командувачами, з розвідкою. Наради щодо внутрішньої ситуації.Зробив ще одне звернення до парламенту країни-партнера — до австрійськогопарламенту. І дякую Австрії за те, що Україну почуто. Продуктивна зустріч ізделегацією німецького оборонного концерну Rheinmetall… Дякую партнерам заготовність співпрацювати з нами ще змістовніше.</text:p>
      <text:p text:style-name="P4">
Завтра теж буде активним. Максимально.</text:p>
      <text:p text:style-name="P4">
Зробимо все, щоб швидше настав той день, коли я зможу подякувати вам, дорогіукраїнці, за нашу з вами перемогу!</text:p>
      <text:p text:style-name="P4">
<text:span text:style-name="T4">
<text:span text:style-name="T5">
Слава українським героям!</text:span>
</text:span>
</text:p>
      <text:p text:style-name="P4">
<text:span text:style-name="T4">
<text:span text:style-name="T5">
Слава Україні!</text:span>
</text:span>
</text:p>
      <text:p text:style-name="P4">
<text:span text:style-name="T4">
Джерело:</text:span>
<text:a xlink:type="simple" xlink:href="https://www.president.gov.ua/news/400-dniv-nashoyi-oboroni-vid-povnomasshtabnoyi-agresiyi-ce-k-81949" text:style-name="Internet_20_link" text:visited-style-name="Visited_20_Internet_20_Link">
Офіс ПрезидентаУкраїни</text:a>
</text:p>
      <text:p text:style-name="P4">
Source: <text:a xlink:type="simple" xlink:href="https://armyinform.com.ua/2023/03/30/400-dniv-nashoyi-oborony-vid-povnomasshtabnoyi-agresiyi-cze-kolosalnyj-shlyah-yakyj-my-projshly-vsi-razom-prezydent-ukrayiny/" text:style-name="Internet_20_link" text:visited-style-name="Visited_20_Internet_20_Link">
https://armyinform.com.ua/2023/03/30/400-dniv-nashoyi-oborony-vid-povnomasshtabnoyi-agresiyi-cze-kolosalnyj-shlyah-yakyj-my-projshly-vsi-razom-prezydent-ukrayiny/</text:a>
</text:p>
      <!--NEWS-->
      <text:h text:style-name="P10" text:outline-level="1">
<text:span text:style-name="T4">
Повідомлено про підозру очільнику росавіації, який надав цивільні літаки для перекидання військ рф на фронт</text:span>
</text:h>
      <text:p text:style-name="P4">
Author: ['АРМІЯINFORM']</text:p>
      <text:p text:style-name="P4">
Time: 2023-03-30T97:00:00-04:00</text:p>
      <text:p text:style-name="P4">
Description: Служба безпеки продовжує викривати злочини російських високопосадовців, які причет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bupid-e1680185717225.jpeg" text:style-name="Internet_20_link" text:visited-style-name="Visited_20_Internet_20_Link">
sbupid-e1680185717225.jpeg</text:a>
']</text:p>
      <text:p text:style-name="P4">
Tags: ['STOPRUSSIA', 'АГРЕСІЯ РФ', 'ВТОРГНЕННЯ РФ', 'ПІДОЗРА', 'СБУ']</text:p>
      <text:p text:style-name="P4">
Category: News</text:p>
      <!--METADATA-->
      <text:p text:style-name="P4">
<draw:frame draw:style-name="fr1" draw:name="Image106" text:anchor-type="as-char" svg:width="6.9236in" svg:height="6.115173in" draw:z-index="0">
<draw:image xlink:href="../Images/AРМІЯINFORM/2023-03-30T97-00-00-04-00/sbupid-e1680185717225.jpeg" xlink:type="simple" xlink:show="embed" xlink:actuate="onLoad" draw:mime-type="image/jpeg"/>
</draw:frame>
</text:p>
      <text:p text:style-name="P4">
Служба безпеки продовжує викривати злочини російських високопосадовців, якіпричетні до розв’язання та ведення війни проти України. У результаті слідчихдій зібрано доказову базу на керівника федерального агентства повітряноготранспорту рф Олександра Нерадька.</text:p>
      <text:p text:style-name="P4">
Про це<text:a xlink:type="simple" xlink:href="https://www.facebook.com/SecurSerUkraine/posts/pfbid023f7Ntivxw2naey1NKu4RLibQGxb5kp2GHDhEEMa5DQJRARpxhRg2xceVcfKuLja4l" text:style-name="Internet_20_link" text:visited-style-name="Visited_20_Internet_20_Link">
повідомляє</text:a>
Служба безпеки України.</text:p>
      <text:p text:style-name="P4">
Підсанкційний очільник росавіації сприяв міноборони країни-агресора уперекиданні окупаційних угруповань у напрямку держкордону України, а також натериторію захопленого Криму. Для цього він залучив чотири російськіавіакомпанії, які надали свої літаки для перевезення особового складу, зброїта боєприпасів ворога.</text:p>
      <text:p text:style-name="P4">
З кінця вересня до листопада минулого року за сприяння Нерадька агресорпереправив до аеропортів «Платов» у Ростовській області та «Сімферополь» понад3 тис. військових та велику кількість боєприпасів. У подальшому окупаційніпідрозділи були задіяні у бойових діях проти Сил оборони на східному тапівденному фронтах.</text:p>
      <text:p text:style-name="P4">
На підставі зібраних доказів слідчі Служби безпеки повідомили керівникуросавіації про підозру за ч. 5 ст. 27, ч. 2 ст. 437 Кримінального кодексуУкраїни (планування, підготовка, розв’язування та ведення агресивної війни).Зловмиснику загрожує до 15 років ув’язнення. Розслідування проводили запроцесуального керівництва Офісу Генерального прокурора.</text:p>
      <text:p text:style-name="P4">
Source: <text:a xlink:type="simple" xlink:href="https://armyinform.com.ua/2023/03/30/povidomleno-pro-pidozru-ochilnyku-rosaviacziyi-yakyj-nadav-czyvilni-litaky-dlya-perekydannya-vijsk-rf-na-front/" text:style-name="Internet_20_link" text:visited-style-name="Visited_20_Internet_20_Link">
https://armyinform.com.ua/2023/03/30/povidomleno-pro-pidozru-ochilnyku-rosaviacziyi-yakyj-nadav-czyvilni-litaky-dlya-perekydannya-vijsk-rf-na-front/</text:a>
</text:p>
      <!--NEWS-->
      <text:h text:style-name="P10" text:outline-level="1">
<text:span text:style-name="T4">
Уряд затвердив план заходів з відзначення подвигів ветеранів і ветеранок російсько-української війни</text:span>
</text:h>
      <text:p text:style-name="P4">
Author: ['АРМІЯINFORM']</text:p>
      <text:p text:style-name="P4">
Time: 2023-03-30T98:00:00-04:00</text:p>
      <text:p text:style-name="P4">
Description: Кабінет Міністрів України затвердив план заходів щодо відзначення подвигу ветер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4/kabmin-1.jpg" text:style-name="Internet_20_link" text:visited-style-name="Visited_20_Internet_20_Link">
kabmin-1.jpg</text:a>
']</text:p>
      <text:p text:style-name="P4">
Tags: ['ВЕТЕРАНИ ВІЙНИ', 'УРЯД']</text:p>
      <text:p text:style-name="P4">
Category: News</text:p>
      <!--METADATA-->
      <text:p text:style-name="P4">
<draw:frame draw:style-name="fr1" draw:name="Image107" text:anchor-type="as-char" svg:width="6.9236in" svg:height="5.013199in" draw:z-index="0">
<draw:image xlink:href="../Images/AРМІЯINFORM/2023-03-30T98-00-00-04-00/kabmin-1.jpg" xlink:type="simple" xlink:show="embed" xlink:actuate="onLoad" draw:mime-type="image/jpeg"/>
</draw:frame>
</text:p>
      <text:p text:style-name="P4">
Кабінет Міністрів України затвердив план заходів щодо відзначення подвигуветеранів російсько-української війни на період 2023-2026 років. Відповіднерозпорядження ухвалено на засіданні Уряду 30 березня. Про це<text:a xlink:type="simple" xlink:href="https://www.kmu.gov.ua/news/uriad-zatverdyv-plan-zakhodiv-z-vidznachennia-podvyhiv-veteraniv-i-veteranok-rosiisko-ukrainskoi-viiny" text:style-name="Internet_20_link" text:visited-style-name="Visited_20_Internet_20_Link">
повідомляє</text:a>
Урядовий портал.</text:p>
      <text:p text:style-name="P4">
Документ підготовлено фахівцями Мінветеранів з метою консолідації зусильдотичних міністерств і відомств у належній реалізації державної політики щодогероїзації ветеранів війни, утвердженні української національної тагромадянської ідентичності.</text:p>
      <text:p text:style-name="P4">
Йдеться також про запровадження нових традицій у суспільстві з відзначенняподвигів захисників і захисниць України, утвердженні шанобливого та гідногоставлення до них.</text:p>
      <text:p text:style-name="P4">
Українське суспільство має ніколи не забувати про те, яку ціну наші воїниплатять у цій антиукраїнській війні. Про те, як сотні тисяч вільних мужніхлюдей стали на захист рідної країни, як вони боролися і як вони здобулиперемогу. Маємо завжди пам’ятати і передати цю пам’ять наступним поколіннямукраїнців, зазначили фахівці Мінветеранів.</text:p>
      <text:p text:style-name="P4">
Source: <text:a xlink:type="simple" xlink:href="https://armyinform.com.ua/2023/03/30/uryad-zatverdyv-plan-zahodiv-z-vidznachennya-podvygiv-veteraniv-i-veteranok-rosijsko-ukrayinskoyi-vijny/" text:style-name="Internet_20_link" text:visited-style-name="Visited_20_Internet_20_Link">
https://armyinform.com.ua/2023/03/30/uryad-zatverdyv-plan-zahodiv-z-vidznachennya-podvygiv-veteraniv-i-veteranok-rosijsko-ukrayinskoyi-vijny/</text:a>
</text:p>
      <!--NEWS-->
      <text:h text:style-name="P10" text:outline-level="1">
<text:span text:style-name="T4">
Коротко. Війна. День 400. Відеодайджест</text:span>
</text:h>
      <text:p text:style-name="P4">
Author: ['АРМІЯINFORM']</text:p>
      <text:p text:style-name="P4">
Time: 2023-03-3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3/30/korotko-vijna-den-400-videodajdzhest/" text:style-name="Internet_20_link" text:visited-style-name="Visited_20_Internet_20_Link">
https://armyinform.com.ua/2023/03/30/korotko-vijna-den-400-videodajdzhest/</text:a>
</text:p>
      <!--NEWS-->
      <text:h text:style-name="P10" text:outline-level="1">
<text:span text:style-name="T4">
Іспанія відправить перші шість танків Leopard 2A4 в Україну після Великодня</text:span>
</text:h>
      <text:p text:style-name="P4">
Author: ['АРМІЯINFORM']</text:p>
      <text:p text:style-name="P4">
Time: 2023-03-31T99:00:00-04:00</text:p>
      <text:p text:style-name="P4">
Description: «Зараз головна потреба українців — це протиповітряна оборона. Це критична необхі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108" text:anchor-type="as-char" svg:width="6.9236in" svg:height="3.956343in" draw:z-index="0">
<draw:image xlink:href="../Images/AРМІЯINFORM/2023-03-31T99-00-00-04-00/ispani.jpeg" xlink:type="simple" xlink:show="embed" xlink:actuate="onLoad" draw:mime-type="image/jpeg"/>
</draw:frame>
</text:p>
      <text:p text:style-name="P4">
«Зараз головна потреба українців — це протиповітряна оборона. Це критичнанеобхідність на полі бою. Їм також потрібна зброя великої дальності табронетехніка. І ми надаємо їм значний пакет таких можливостей. Ми такожнавчаємо їх та гарантуємо забезпечення наданого озброєння», — заявив главаПентагону Ллойд Остін. Щодо отримання Україною сучасних винищувачів генералсказав: «Чи можуть українці отримати винищувачі у майбутньому? Ми всі віримо,що так. Потенційно це можуть бути або F16, або інші літаки четвертогопокоління». Також Остін вважає, що Україна за рахунок значного виснаженняросійських сил і західної зброї має «дуже хороші шанси» здійснити успішнийконтрнаступ навесні 2023 року.</text:p>
      <text:p text:style-name="P4">
Канада цьогоріч надасть Україні кредит у розмірі 2,4 млрд канадських доларів(1,8 млрд доларів США) для підтримки бюджету.</text:p>
      <text:p text:style-name="P4">
Іспанія відправить перші шість танків Leopard 2A4 в Україну після Великодня.</text:p>
      <text:p text:style-name="P4">
Польща планує збільшити виробництво боєприпасів напередодні контрнаступу ЗСУна фронті. За словами прем’єр-міністра країни Матеуша Моравецького, Польщапланує виділити 462,5 млн доларів на інвестиції з бюджету.</text:p>
      <text:p text:style-name="P4">
Польща уклала контракт вартістю понад 1 млрд злотих на виробництво 22мобільних радіолокаційних станцій BYSTRA, аби «захистити себе від росії»,—повідомив міністр оборони країни Маріуш Блащак.</text:p>
      <text:p text:style-name="P4">
У Польщі незабаром почнуть встановлювати електронне загородження на кордоні зросією, зокрема систему камер і датчиків руху.</text:p>
      <text:p text:style-name="P4">
Прем’єр-міністр Польщі Матеуш Моравецький розкритикував рішення Міжнародногоолімпійського комітету допускати російських і білоруських спортсменів дозмагань за певних умов.</text:p>
      <text:p text:style-name="P4">
Уряд Сербії за підтримки ЄС відправив до України чотири вантажівки зелектроенергетичним обладнанням для підтримки енергетичного сектору України.</text:p>
      <text:p text:style-name="P4">
Європейське енергооб’єднання ENTSO-E ухвалило рішення про подальше збільшенняімпортних потужностей в Україну до 850 МВт з нинішніх 700 МВт.</text:p>
      <text:p text:style-name="P4">
Національна асамблея Франції, яка є нижньою палатою французького парламенту,ухвалила резолюцію, в якій визнає Голодомор 1932–1933 років геноцидомукраїнського народу.</text:p>
      <text:p text:style-name="P4">
У Європарламенті пройшла акція солідарності з рухом спротиву окупації вУкраїні «Жовта стрічка».</text:p>
      <text:p text:style-name="P4">
Парламент Словаччини засудив злочини рф, скоєні проти українських жінок ідітей.</text:p>
      <text:p text:style-name="P4">
Президент США Джо Байден заявив, що він стурбований планами росії розмістититактичну ядерну зброю в сусідній білорусі.</text:p>
      <text:p text:style-name="P4">
США запроваджують експортні обмеження щодо 11 компаній, що діють всуперечнаціональній безпеці або зовнішньополітичним інтересам Сполучених Штатів,зокрема двох російських — «авіатех» і «авіазапчасть». У переліку такожкомпанії з М’янми, Китаю, Нікарагуа.</text:p>
      <text:p text:style-name="P4">
США зупинили передачу рф даних щодо своїх ядерних сил після виходу росії здоговору про стратегічні наступальні озброєння.</text:p>
      <text:p text:style-name="P4">
Брюссель офіційно підтвердив політичну домовленість країн-членів Євросоюзупродовжити добровільне скорочення споживання газу на 15 % іще на один рік.</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